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/>
    <style:font-face style:name="Cambria" svg:font-family="Cambria" style:font-family-generic="swiss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39in"/>
    </style:style>
    <style:style style:name="co2" style:family="table-column">
      <style:table-column-properties fo:break-before="auto" style:column-width="3.3445in"/>
    </style:style>
    <style:style style:name="co3" style:family="table-column">
      <style:table-column-properties fo:break-before="auto" style:column-width="0.8154in"/>
    </style:style>
    <style:style style:name="co4" style:family="table-column">
      <style:table-column-properties fo:break-before="auto" style:column-width="1.0929in"/>
    </style:style>
    <style:style style:name="co5" style:family="table-column">
      <style:table-column-properties fo:break-before="auto" style:column-width="0.598in"/>
    </style:style>
    <style:style style:name="co6" style:family="table-column">
      <style:table-column-properties fo:break-before="auto" style:column-width="0.3654in"/>
    </style:style>
    <style:style style:name="co7" style:family="table-column">
      <style:table-column-properties fo:break-before="auto" style:column-width="0.3598in"/>
    </style:style>
    <style:style style:name="co8" style:family="table-column">
      <style:table-column-properties fo:break-before="auto" style:column-width="0.9362in"/>
    </style:style>
    <style:style style:name="co9" style:family="table-column">
      <style:table-column-properties fo:break-before="auto" style:column-width="1.7327in"/>
    </style:style>
    <style:style style:name="co10" style:family="table-column">
      <style:table-column-properties fo:break-before="auto" style:column-width="0.7717in"/>
    </style:style>
    <style:style style:name="co11" style:family="table-column">
      <style:table-column-properties fo:break-before="auto" style:column-width="2.6783in"/>
    </style:style>
    <style:style style:name="co12" style:family="table-column">
      <style:table-column-properties fo:break-before="auto" style:column-width="2.072in"/>
    </style:style>
    <style:style style:name="co13" style:family="table-column">
      <style:table-column-properties fo:break-before="auto" style:column-width="1.0917in"/>
    </style:style>
    <style:style style:name="co14" style:family="table-column">
      <style:table-column-properties fo:break-before="auto" style:column-width="0.9583in"/>
    </style:style>
    <style:style style:name="co15" style:family="table-column">
      <style:table-column-properties fo:break-before="auto" style:column-width="0.7827in"/>
    </style:style>
    <style:style style:name="co16" style:family="table-column">
      <style:table-column-properties fo:break-before="auto" style:column-width="0.7272in"/>
    </style:style>
    <style:style style:name="co17" style:family="table-column">
      <style:table-column-properties fo:break-before="auto" style:column-width="0.8811in"/>
    </style:style>
    <style:style style:name="co18" style:family="table-column">
      <style:table-column-properties fo:break-before="auto" style:column-width="0.8484in"/>
    </style:style>
    <style:style style:name="ro1" style:family="table-row">
      <style:table-row-properties style:row-height="0.2047in" fo:break-before="auto" style:use-optimal-row-height="false"/>
    </style:style>
    <style:style style:name="ro2" style:family="table-row">
      <style:table-row-properties style:row-height="0.1791in" fo:break-before="auto" style:use-optimal-row-height="true"/>
    </style:style>
    <style:style style:name="ro3" style:family="table-row">
      <style:table-row-properties style:row-height="0.3646in" fo:break-before="auto" style:use-optimal-row-height="false"/>
    </style:style>
    <style:style style:name="ro4" style:family="table-row">
      <style:table-row-properties style:row-height="0.1772in" fo:break-before="auto" style:use-optimal-row-height="false"/>
    </style:style>
    <style:style style:name="ro5" style:family="table-row">
      <style:table-row-properties style:row-height="0.1874in" fo:break-before="auto" style:use-optimal-row-height="false"/>
    </style:style>
    <style:style style:name="ro6" style:family="table-row">
      <style:table-row-properties style:row-height="0.3335in" fo:break-before="auto" style:use-optimal-row-height="false"/>
    </style:style>
    <style:style style:name="ro7" style:family="table-row">
      <style:table-row-properties style:row-height="0.1665in" fo:break-before="auto" style:use-optimal-row-height="false"/>
    </style:style>
    <style:style style:name="ro8" style:family="table-row">
      <style:table-row-properties style:row-height="0.3543in" fo:break-before="auto" style:use-optimal-row-height="false"/>
    </style:style>
    <style:style style:name="ro9" style:family="table-row">
      <style:table-row-properties style:row-height="0.3228in" fo:break-before="auto" style:use-optimal-row-height="false"/>
    </style:style>
    <style:style style:name="ro10" style:family="table-row">
      <style:table-row-properties style:row-height="0.1791in" fo:break-before="page" style:use-optimal-row-height="true"/>
    </style:style>
    <style:style style:name="ro11" style:family="table-row">
      <style:table-row-properties style:row-height="0.3854in" fo:break-before="auto" style:use-optimal-row-height="false"/>
    </style:style>
    <style:style style:name="ro12" style:family="table-row">
      <style:table-row-properties style:row-height="0.5728in" fo:break-before="auto" style:use-optimal-row-height="false"/>
    </style:style>
    <style:style style:name="ro13" style:family="table-row">
      <style:table-row-properties style:row-height="0.4374in" fo:break-before="auto" style:use-optimal-row-height="false"/>
    </style:style>
    <style:style style:name="ro14" style:family="table-row">
      <style:table-row-properties style:row-height="0.802in" fo:break-before="auto" style:use-optimal-row-height="false"/>
    </style:style>
    <style:style style:name="ta1" style:family="table" style:master-page-name="PageStyle_5f_Processed">
      <style:table-properties table:display="true" style:writing-mode="lr-tb"/>
    </style:style>
    <style:style style:name="ta2" style:family="table" style:master-page-name="PageStyle_5f_Raw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text-style style:name="N100">
      <number:text-content/>
    </number:text-style>
    <style:style style:name="ce1" style:family="table-cell" style:parent-style-name="Default">
      <style:table-cell-properties fo:background-color="#c0c0c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" style:family="table-cell" style:parent-style-name="Default" style:data-style-name="N100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6" style:family="table-cell" style:parent-style-name="Default">
      <style:table-cell-properties fo:background-color="#c0c0c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7" style:family="table-cell" style:parent-style-name="Default" style:data-style-name="N100">
      <style:table-cell-properties fo:background-color="#ffff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8" style:family="table-cell" style:parent-style-name="Default" style:data-style-name="N100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0" style:family="table-cell" style:parent-style-name="Default" style:data-style-name="N100">
      <style:table-cell-properties fo:background-color="#c0c0c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1" style:family="table-cell" style:parent-style-name="Default" style:data-style-name="N4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2" style:family="table-cell" style:parent-style-name="Default" style:data-style-name="N4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3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4" style:family="table-cell" style:parent-style-name="Default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5" style:family="table-cell" style:parent-style-name="Default">
      <style:table-cell-properties fo:background-color="#f0f0e0"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6" style:family="table-cell" style:parent-style-name="Default">
      <style:table-cell-properties fo:background-color="#f0f0e0"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7" style:family="table-cell" style:parent-style-name="Default">
      <style:table-cell-properties fo:background-color="#ffffff"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8" style:family="table-cell" style:parent-style-name="Default">
      <style:table-cell-properties fo:border="none" style:rotation-align="non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0" style:family="table-cell" style:parent-style-name="Default" style:data-style-name="N1012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1" style:family="table-cell" style:parent-style-name="Default">
      <style:table-cell-properties fo:border-bottom="0.74pt solid #000000" fo:background-color="#c0c0c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2" style:family="table-cell" style:parent-style-name="Default" style:data-style-name="N100">
      <style:table-cell-properties fo:border-bottom="0.74pt solid #000000" fo:background-color="#ffffff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3" style:family="table-cell" style:parent-style-name="Default" style:data-style-name="N100">
      <style:table-cell-properties fo:background-color="#ffffff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4" style:family="table-cell" style:parent-style-name="Default" style:data-style-name="N100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5" style:family="table-cell" style:parent-style-name="Default" style:data-style-name="N100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6" style:family="table-cell" style:parent-style-name="Default" style:data-style-name="N100">
      <style:table-cell-properties fo:border-bottom="none" fo:background-color="#ffffff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7" style:family="table-cell" style:parent-style-name="Default" style:data-style-name="N100">
      <style:table-cell-properties fo:border-bottom="none" fo:background-color="#ffffff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8" style:family="table-cell" style:parent-style-name="Default" style:data-style-name="N100">
      <style:table-cell-properties fo:border-bottom="0.74pt solid #000000" fo:background-color="#ffffff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9" style:family="table-cell" style:parent-style-name="Default">
      <style:table-cell-properties style:text-align-source="value-type" style:repeat-content="false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31" style:family="table-cell" style:parent-style-name="Default" style:data-style-name="N152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</style:style>
    <style:style style:name="ce32" style:family="table-cell" style:parent-style-name="Default" style:data-style-name="N100">
      <style:table-cell-properties fo:border-bottom="0.74pt solid #000000" fo:background-color="#ffffff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3" style:family="table-cell" style:parent-style-name="Default" style:data-style-name="N100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4" style:family="table-cell" style:parent-style-name="Default" style:data-style-name="N100">
      <style:table-cell-properties fo:border-bottom="none" fo:background-color="#ffffff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5" style:family="table-cell" style:parent-style-name="Default" style:data-style-name="N100">
      <style:table-cell-properties fo:border-bottom="none" fo:background-color="#ffffff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</style:style>
    <style:style style:name="ce3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39" style:family="table-cell" style:parent-style-name="Default">
      <style:table-cell-properties fo:border-bottom="0.74pt solid #000000" fo:background-color="#c0c0c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40" style:family="table-cell" style:parent-style-name="Default" style:data-style-name="N100">
      <style:table-cell-properties fo:border-bottom="0.74pt solid #000000" fo:background-color="#ffff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1" style:family="table-cell" style:parent-style-name="Default" style:data-style-name="N100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2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3" style:family="table-cell" style:parent-style-name="Default" style:data-style-name="N100">
      <style:table-cell-properties fo:border-bottom="none" fo:background-color="#ffff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4" style:family="table-cell" style:parent-style-name="Default" style:data-style-name="N100">
      <style:table-cell-properties fo:border-bottom="none" fo:background-color="#ffff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5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</style:style>
    <style:style style:name="ce46" style:family="table-cell" style:parent-style-name="Default" style:data-style-name="N100">
      <style:table-cell-properties fo:border-bottom="0.74pt solid #000000" fo:background-color="#c0c0c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4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</style:style>
    <style:style style:name="ce48" style:family="table-cell" style:parent-style-name="Default">
      <style:table-cell-properties fo:background-color="#c0c0c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49" style:family="table-cell" style:parent-style-name="Default">
      <style:table-cell-properties style:rotation-align="none"/>
    </style:style>
    <style:style style:name="ce50" style:family="table-cell" style:parent-style-name="Default">
      <style:table-cell-properties fo:border-bottom="0.74pt solid #000000" fo:background-color="#c0c0c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51" style:family="table-cell" style:parent-style-name="Default">
      <style:table-cell-properties fo:background-color="#ffffff" style:diagonal-bl-tr="none" style:diagonal-tl-br="none" fo:border="none"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rocessed" table:style-name="ta1" table:print-ranges="Processed.A1:Processed.F180">
        <office:forms form:automatic-focus="false" form:apply-design-mode="false"/>
        <table:table-column table:style-name="co1" table:default-cell-style-name="ce5"/>
        <table:table-column table:style-name="co2" table:default-cell-style-name="ce9"/>
        <table:table-column table:style-name="co3" table:default-cell-style-name="ce13"/>
        <table:table-column table:style-name="co4" table:default-cell-style-name="ce13"/>
        <table:table-column table:style-name="co5" table:default-cell-style-name="ce5"/>
        <table:table-column table:style-name="co6" table:visibility="collapse" table:default-cell-style-name="ce9"/>
        <table:table-column table:style-name="co7" table:default-cell-style-name="ce9"/>
        <table:table-column table:style-name="co8" table:default-cell-style-name="ce9"/>
        <table:table-column table:style-name="co9" table:number-columns-repeated="2" table:default-cell-style-name="ce9"/>
        <table:table-column table:style-name="co10" table:number-columns-repeated="1014" table:default-cell-style-name="ce9"/>
        <table:table-header-rows>
          <table:table-row table:style-name="ro1">
            <table:table-cell table:style-name="ce1" office:value-type="string" calcext:value-type="string">
              <text:p>Alphabetic Code</text:p>
            </table:table-cell>
            <table:table-cell table:style-name="ce6" office:value-type="string" calcext:value-type="string">
              <text:p>Currency</text:p>
            </table:table-cell>
            <table:table-cell table:style-name="ce10" office:value-type="string" calcext:value-type="string">
              <text:p>Numeric Code</text:p>
            </table:table-cell>
            <table:table-cell table:style-name="ce10" office:value-type="string" calcext:value-type="string">
              <text:p>Numeric Code Num</text:p>
            </table:table-cell>
            <table:table-cell table:style-name="ce1" office:value-type="string" calcext:value-type="string">
              <text:p>Minor unit</text:p>
            </table:table-cell>
            <table:table-cell table:style-name="ce1" office:value-type="string" calcext:value-type="string">
              <text:p>Fund</text:p>
            </table:table-cell>
            <table:table-cell office:value-type="string" calcext:value-type="string">
              <text:p>Count</text:p>
            </table:table-cell>
            <table:table-cell table:style-name="ce15" office:value-type="string" calcext:value-type="string">
              <text:p>Type</text:p>
            </table:table-cell>
            <table:table-cell office:value-type="string" calcext:value-type="string">
              <text:p>getValue</text:p>
            </table:table-cell>
            <table:table-cell office:value-type="string" calcext:value-type="string">
              <text:p>getType</text:p>
            </table:table-cell>
            <table:table-cell table:number-columns-repeated="1014"/>
          </table:table-row>
        </table:table-header-rows>
        <table:table-row table:style-name="ro1">
          <table:table-cell table:style-name="ce2" office:value-type="string" calcext:value-type="string">
            <text:p>ALL</text:p>
          </table:table-cell>
          <table:table-cell table:style-name="ce7" office:value-type="string" calcext:value-type="string">
            <text:p>Lek</text:p>
          </table:table-cell>
          <table:table-cell table:style-name="ce11" office:value-type="float" office:value="8" calcext:value-type="float">
            <text:p>8.00</text:p>
          </table:table-cell>
          <table:table-cell table:style-name="ce14" table:formula="of:=VALUE([.C2])" office:value-type="float" office:value="8" calcext:value-type="float">
            <text:p>8</text:p>
          </table:table-cell>
          <table:table-cell table:style-name="ce2" office:value-type="string" calcext:value-type="string">
            <text:p>2</text:p>
          </table:table-cell>
          <table:table-cell table:style-name="ce7"/>
          <table:table-cell table:formula="of:=_xlfn.countifs([.A$1:.A$1048576];[.A2])" office:value-type="float" office:value="1" calcext:value-type="float">
            <text:p>1</text:p>
          </table:table-cell>
          <table:table-cell table:style-name="ce16" table:formula="of:=&quot;| &quot; &amp;[.A2]&amp;&quot; of Money&quot;" office:value-type="string" office:string-value="| ALL of Money" calcext:value-type="string">
            <text:p>| ALL of Money</text:p>
          </table:table-cell>
          <table:table-cell table:formula="of:=&quot;| &quot;&amp;[.A2]&amp;&quot; m -&gt; &quot;&amp;&quot;(ssqq&quot;&amp;[.A2]&amp;&quot;ssqq, m)&quot;" office:value-type="string" office:string-value="| ALL m -&gt; (ssqqALLssqq, m)" calcext:value-type="string">
            <text:p>| ALL m -&gt; (ssqqALLssqq, m)</text:p>
          </table:table-cell>
          <table:table-cell table:formula="of:=&quot;| &quot;&amp;&quot;(ssqq&quot;&amp;[.A2]&amp;&quot;ssqq, m) -&gt; &quot;&amp;[.A2]&amp;&quot; m&quot;" office:value-type="string" office:string-value="| (ssqqALLssqq, m) -&gt; ALL m" calcext:value-type="string">
            <text:p>| (ssqqALLssqq, m) -&gt; ALL m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DZD</text:p>
          </table:table-cell>
          <table:table-cell table:style-name="ce7" office:value-type="string" calcext:value-type="string">
            <text:p>Algerian Dinar</text:p>
          </table:table-cell>
          <table:table-cell table:style-name="ce11" office:value-type="float" office:value="12" calcext:value-type="float">
            <text:p>12.00</text:p>
          </table:table-cell>
          <table:table-cell table:style-name="ce14" table:formula="of:=VALUE([.C3])" office:value-type="float" office:value="12" calcext:value-type="float">
            <text:p>12</text:p>
          </table:table-cell>
          <table:table-cell table:style-name="ce2" office:value-type="string" calcext:value-type="string">
            <text:p>2</text:p>
          </table:table-cell>
          <table:table-cell table:style-name="ce7"/>
          <table:table-cell table:formula="of:=_xlfn.countifs([.A$1:.A$1048576];[.A3])" office:value-type="float" office:value="1" calcext:value-type="float">
            <text:p>1</text:p>
          </table:table-cell>
          <table:table-cell table:style-name="ce16" table:formula="of:=&quot;| &quot; &amp;[.A3]&amp;&quot; of Money&quot;" office:value-type="string" office:string-value="| DZD of Money" calcext:value-type="string">
            <text:p>| DZD of Money</text:p>
          </table:table-cell>
          <table:table-cell table:formula="of:=&quot;| &quot;&amp;[.A3]&amp;&quot; m -&gt; &quot;&amp;&quot;(ssqq&quot;&amp;[.A3]&amp;&quot;ssqq, m)&quot;" office:value-type="string" office:string-value="| DZD m -&gt; (ssqqDZDssqq, m)" calcext:value-type="string">
            <text:p>| DZD m -&gt; (ssqqDZDssqq, m)</text:p>
          </table:table-cell>
          <table:table-cell table:formula="of:=&quot;| &quot;&amp;&quot;(ssqq&quot;&amp;[.A3]&amp;&quot;ssqq, m) -&gt; &quot;&amp;[.A3]&amp;&quot; m&quot;" office:value-type="string" office:string-value="| (ssqqDZDssqq, m) -&gt; DZD m" calcext:value-type="string">
            <text:p>| (ssqqDZDssqq, m) -&gt; DZD m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RS</text:p>
          </table:table-cell>
          <table:table-cell table:style-name="ce7" office:value-type="string" calcext:value-type="string">
            <text:p>Argentine Peso</text:p>
          </table:table-cell>
          <table:table-cell table:style-name="ce11" office:value-type="float" office:value="32" calcext:value-type="float">
            <text:p>32.00</text:p>
          </table:table-cell>
          <table:table-cell table:style-name="ce14" table:formula="of:=VALUE([.C4])" office:value-type="float" office:value="32" calcext:value-type="float">
            <text:p>32</text:p>
          </table:table-cell>
          <table:table-cell table:style-name="ce2" office:value-type="string" calcext:value-type="string">
            <text:p>2</text:p>
          </table:table-cell>
          <table:table-cell table:style-name="ce7"/>
          <table:table-cell table:formula="of:=_xlfn.countifs([.A$1:.A$1048576];[.A4])" office:value-type="float" office:value="1" calcext:value-type="float">
            <text:p>1</text:p>
          </table:table-cell>
          <table:table-cell table:style-name="ce16" table:formula="of:=&quot;| &quot; &amp;[.A4]&amp;&quot; of Money&quot;" office:value-type="string" office:string-value="| ARS of Money" calcext:value-type="string">
            <text:p>| ARS of Money</text:p>
          </table:table-cell>
          <table:table-cell table:formula="of:=&quot;| &quot;&amp;[.A4]&amp;&quot; m -&gt; &quot;&amp;&quot;(ssqq&quot;&amp;[.A4]&amp;&quot;ssqq, m)&quot;" office:value-type="string" office:string-value="| ARS m -&gt; (ssqqARSssqq, m)" calcext:value-type="string">
            <text:p>| ARS m -&gt; (ssqqARSssqq, m)</text:p>
          </table:table-cell>
          <table:table-cell table:formula="of:=&quot;| &quot;&amp;&quot;(ssqq&quot;&amp;[.A4]&amp;&quot;ssqq, m) -&gt; &quot;&amp;[.A4]&amp;&quot; m&quot;" office:value-type="string" office:string-value="| (ssqqARSssqq, m) -&gt; ARS m" calcext:value-type="string">
            <text:p>| (ssqqARSssqq, m) -&gt; ARS m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UD</text:p>
          </table:table-cell>
          <table:table-cell table:style-name="ce7" office:value-type="string" calcext:value-type="string">
            <text:p>Australian Dollar</text:p>
          </table:table-cell>
          <table:table-cell table:style-name="ce11" office:value-type="string" calcext:value-type="string">
            <text:p>036</text:p>
          </table:table-cell>
          <table:table-cell table:style-name="ce14" table:formula="of:=VALUE([.C5])" office:value-type="float" office:value="36" calcext:value-type="float">
            <text:p>36</text:p>
          </table:table-cell>
          <table:table-cell table:style-name="ce2" office:value-type="string" calcext:value-type="string">
            <text:p>2</text:p>
          </table:table-cell>
          <table:table-cell table:style-name="ce7"/>
          <table:table-cell table:formula="of:=_xlfn.countifs([.A$1:.A$1048576];[.A5])" office:value-type="float" office:value="1" calcext:value-type="float">
            <text:p>1</text:p>
          </table:table-cell>
          <table:table-cell table:style-name="ce16" table:formula="of:=&quot;| &quot; &amp;[.A5]&amp;&quot; of Money&quot;" office:value-type="string" office:string-value="| AUD of Money" calcext:value-type="string">
            <text:p>| AUD of Money</text:p>
          </table:table-cell>
          <table:table-cell table:formula="of:=&quot;| &quot;&amp;[.A5]&amp;&quot; m -&gt; &quot;&amp;&quot;(ssqq&quot;&amp;[.A5]&amp;&quot;ssqq, m)&quot;" office:value-type="string" office:string-value="| AUD m -&gt; (ssqqAUDssqq, m)" calcext:value-type="string">
            <text:p>| AUD m -&gt; (ssqqAUDssqq, m)</text:p>
          </table:table-cell>
          <table:table-cell table:formula="of:=&quot;| &quot;&amp;&quot;(ssqq&quot;&amp;[.A5]&amp;&quot;ssqq, m) -&gt; &quot;&amp;[.A5]&amp;&quot; m&quot;" office:value-type="string" office:string-value="| (ssqqAUDssqq, m) -&gt; AUD m" calcext:value-type="string">
            <text:p>| (ssqqAUDssqq, m) -&gt; AUD m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BSD</text:p>
          </table:table-cell>
          <table:table-cell table:style-name="ce7" office:value-type="string" calcext:value-type="string">
            <text:p>Bahamian Dollar</text:p>
          </table:table-cell>
          <table:table-cell table:style-name="ce11" office:value-type="string" calcext:value-type="string">
            <text:p>044</text:p>
          </table:table-cell>
          <table:table-cell table:style-name="ce14" table:formula="of:=VALUE([.C6])" office:value-type="float" office:value="44" calcext:value-type="float">
            <text:p>44</text:p>
          </table:table-cell>
          <table:table-cell table:style-name="ce2" office:value-type="string" calcext:value-type="string">
            <text:p>2</text:p>
          </table:table-cell>
          <table:table-cell table:style-name="ce7"/>
          <table:table-cell table:formula="of:=_xlfn.countifs([.A$1:.A$1048576];[.A6])" office:value-type="float" office:value="1" calcext:value-type="float">
            <text:p>1</text:p>
          </table:table-cell>
          <table:table-cell table:style-name="ce16" table:formula="of:=&quot;| &quot; &amp;[.A6]&amp;&quot; of Money&quot;" office:value-type="string" office:string-value="| BSD of Money" calcext:value-type="string">
            <text:p>| BSD of Money</text:p>
          </table:table-cell>
          <table:table-cell table:formula="of:=&quot;| &quot;&amp;[.A6]&amp;&quot; m -&gt; &quot;&amp;&quot;(ssqq&quot;&amp;[.A6]&amp;&quot;ssqq, m)&quot;" office:value-type="string" office:string-value="| BSD m -&gt; (ssqqBSDssqq, m)" calcext:value-type="string">
            <text:p>| BSD m -&gt; (ssqqBSDssqq, m)</text:p>
          </table:table-cell>
          <table:table-cell table:formula="of:=&quot;| &quot;&amp;&quot;(ssqq&quot;&amp;[.A6]&amp;&quot;ssqq, m) -&gt; &quot;&amp;[.A6]&amp;&quot; m&quot;" office:value-type="string" office:string-value="| (ssqqBSDssqq, m) -&gt; BSD m" calcext:value-type="string">
            <text:p>| (ssqqBSDssqq, m) -&gt; BSD m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BHD</text:p>
          </table:table-cell>
          <table:table-cell table:style-name="ce7" office:value-type="string" calcext:value-type="string">
            <text:p>Bahraini Dinar</text:p>
          </table:table-cell>
          <table:table-cell table:style-name="ce11" office:value-type="string" calcext:value-type="string">
            <text:p>048</text:p>
          </table:table-cell>
          <table:table-cell table:style-name="ce14" table:formula="of:=VALUE([.C7])" office:value-type="float" office:value="48" calcext:value-type="float">
            <text:p>48</text:p>
          </table:table-cell>
          <table:table-cell table:style-name="ce2" office:value-type="string" calcext:value-type="string">
            <text:p>3</text:p>
          </table:table-cell>
          <table:table-cell table:style-name="ce7"/>
          <table:table-cell table:formula="of:=_xlfn.countifs([.A$1:.A$1048576];[.A7])" office:value-type="float" office:value="1" calcext:value-type="float">
            <text:p>1</text:p>
          </table:table-cell>
          <table:table-cell table:style-name="ce16" table:formula="of:=&quot;| &quot; &amp;[.A7]&amp;&quot; of Money&quot;" office:value-type="string" office:string-value="| BHD of Money" calcext:value-type="string">
            <text:p>| BHD of Money</text:p>
          </table:table-cell>
          <table:table-cell table:formula="of:=&quot;| &quot;&amp;[.A7]&amp;&quot; m -&gt; &quot;&amp;&quot;(ssqq&quot;&amp;[.A7]&amp;&quot;ssqq, m)&quot;" office:value-type="string" office:string-value="| BHD m -&gt; (ssqqBHDssqq, m)" calcext:value-type="string">
            <text:p>| BHD m -&gt; (ssqqBHDssqq, m)</text:p>
          </table:table-cell>
          <table:table-cell table:formula="of:=&quot;| &quot;&amp;&quot;(ssqq&quot;&amp;[.A7]&amp;&quot;ssqq, m) -&gt; &quot;&amp;[.A7]&amp;&quot; m&quot;" office:value-type="string" office:string-value="| (ssqqBHDssqq, m) -&gt; BHD m" calcext:value-type="string">
            <text:p>| (ssqqBHDssqq, m) -&gt; BHD m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BDT</text:p>
          </table:table-cell>
          <table:table-cell table:style-name="ce7" office:value-type="string" calcext:value-type="string">
            <text:p>Taka</text:p>
          </table:table-cell>
          <table:table-cell table:style-name="ce11" office:value-type="string" calcext:value-type="string">
            <text:p>050</text:p>
          </table:table-cell>
          <table:table-cell table:style-name="ce14" table:formula="of:=VALUE([.C8])" office:value-type="float" office:value="50" calcext:value-type="float">
            <text:p>50</text:p>
          </table:table-cell>
          <table:table-cell table:style-name="ce2" office:value-type="string" calcext:value-type="string">
            <text:p>2</text:p>
          </table:table-cell>
          <table:table-cell table:style-name="ce7"/>
          <table:table-cell table:formula="of:=_xlfn.countifs([.A$1:.A$1048576];[.A8])" office:value-type="float" office:value="1" calcext:value-type="float">
            <text:p>1</text:p>
          </table:table-cell>
          <table:table-cell table:style-name="ce16" table:formula="of:=&quot;| &quot; &amp;[.A8]&amp;&quot; of Money&quot;" office:value-type="string" office:string-value="| BDT of Money" calcext:value-type="string">
            <text:p>| BDT of Money</text:p>
          </table:table-cell>
          <table:table-cell table:formula="of:=&quot;| &quot;&amp;[.A8]&amp;&quot; m -&gt; &quot;&amp;&quot;(ssqq&quot;&amp;[.A8]&amp;&quot;ssqq, m)&quot;" office:value-type="string" office:string-value="| BDT m -&gt; (ssqqBDTssqq, m)" calcext:value-type="string">
            <text:p>| BDT m -&gt; (ssqqBDTssqq, m)</text:p>
          </table:table-cell>
          <table:table-cell table:formula="of:=&quot;| &quot;&amp;&quot;(ssqq&quot;&amp;[.A8]&amp;&quot;ssqq, m) -&gt; &quot;&amp;[.A8]&amp;&quot; m&quot;" office:value-type="string" office:string-value="| (ssqqBDTssqq, m) -&gt; BDT m" calcext:value-type="string">
            <text:p>| (ssqqBDTssqq, m) -&gt; BDT m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MD</text:p>
          </table:table-cell>
          <table:table-cell table:style-name="ce7" office:value-type="string" calcext:value-type="string">
            <text:p>Armenian Dram</text:p>
          </table:table-cell>
          <table:table-cell table:style-name="ce11" office:value-type="string" calcext:value-type="string">
            <text:p>051</text:p>
          </table:table-cell>
          <table:table-cell table:style-name="ce14" table:formula="of:=VALUE([.C9])" office:value-type="float" office:value="51" calcext:value-type="float">
            <text:p>51</text:p>
          </table:table-cell>
          <table:table-cell table:style-name="ce2" office:value-type="string" calcext:value-type="string">
            <text:p>2</text:p>
          </table:table-cell>
          <table:table-cell table:style-name="ce7"/>
          <table:table-cell table:formula="of:=_xlfn.countifs([.A$1:.A$1048576];[.A9])" office:value-type="float" office:value="1" calcext:value-type="float">
            <text:p>1</text:p>
          </table:table-cell>
          <table:table-cell table:style-name="ce16" table:formula="of:=&quot;| &quot; &amp;[.A9]&amp;&quot; of Money&quot;" office:value-type="string" office:string-value="| AMD of Money" calcext:value-type="string">
            <text:p>| AMD of Money</text:p>
          </table:table-cell>
          <table:table-cell table:formula="of:=&quot;| &quot;&amp;[.A9]&amp;&quot; m -&gt; &quot;&amp;&quot;(ssqq&quot;&amp;[.A9]&amp;&quot;ssqq, m)&quot;" office:value-type="string" office:string-value="| AMD m -&gt; (ssqqAMDssqq, m)" calcext:value-type="string">
            <text:p>| AMD m -&gt; (ssqqAMDssqq, m)</text:p>
          </table:table-cell>
          <table:table-cell table:formula="of:=&quot;| &quot;&amp;&quot;(ssqq&quot;&amp;[.A9]&amp;&quot;ssqq, m) -&gt; &quot;&amp;[.A9]&amp;&quot; m&quot;" office:value-type="string" office:string-value="| (ssqqAMDssqq, m) -&gt; AMD m" calcext:value-type="string">
            <text:p>| (ssqqAMDssqq, m) -&gt; AMD m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BBD</text:p>
          </table:table-cell>
          <table:table-cell table:style-name="ce7" office:value-type="string" calcext:value-type="string">
            <text:p>Barbados Dollar</text:p>
          </table:table-cell>
          <table:table-cell table:style-name="ce11" office:value-type="string" calcext:value-type="string">
            <text:p>052</text:p>
          </table:table-cell>
          <table:table-cell table:style-name="ce14" table:formula="of:=VALUE([.C10])" office:value-type="float" office:value="52" calcext:value-type="float">
            <text:p>52</text:p>
          </table:table-cell>
          <table:table-cell table:style-name="ce2" office:value-type="string" calcext:value-type="string">
            <text:p>2</text:p>
          </table:table-cell>
          <table:table-cell table:style-name="ce7"/>
          <table:table-cell table:formula="of:=_xlfn.countifs([.A$1:.A$1048576];[.A10])" office:value-type="float" office:value="1" calcext:value-type="float">
            <text:p>1</text:p>
          </table:table-cell>
          <table:table-cell table:style-name="ce16" table:formula="of:=&quot;| &quot; &amp;[.A10]&amp;&quot; of Money&quot;" office:value-type="string" office:string-value="| BBD of Money" calcext:value-type="string">
            <text:p>| BBD of Money</text:p>
          </table:table-cell>
          <table:table-cell table:formula="of:=&quot;| &quot;&amp;[.A10]&amp;&quot; m -&gt; &quot;&amp;&quot;(ssqq&quot;&amp;[.A10]&amp;&quot;ssqq, m)&quot;" office:value-type="string" office:string-value="| BBD m -&gt; (ssqqBBDssqq, m)" calcext:value-type="string">
            <text:p>| BBD m -&gt; (ssqqBBDssqq, m)</text:p>
          </table:table-cell>
          <table:table-cell table:formula="of:=&quot;| &quot;&amp;&quot;(ssqq&quot;&amp;[.A10]&amp;&quot;ssqq, m) -&gt; &quot;&amp;[.A10]&amp;&quot; m&quot;" office:value-type="string" office:string-value="| (ssqqBBDssqq, m) -&gt; BBD m" calcext:value-type="string">
            <text:p>| (ssqqBBDssqq, m) -&gt; BBD m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BMD</text:p>
          </table:table-cell>
          <table:table-cell table:style-name="ce7" office:value-type="string" calcext:value-type="string">
            <text:p>Bermudian Dollar</text:p>
          </table:table-cell>
          <table:table-cell table:style-name="ce11" office:value-type="string" calcext:value-type="string">
            <text:p>060</text:p>
          </table:table-cell>
          <table:table-cell table:style-name="ce14" table:formula="of:=VALUE([.C11])" office:value-type="float" office:value="60" calcext:value-type="float">
            <text:p>60</text:p>
          </table:table-cell>
          <table:table-cell table:style-name="ce2" office:value-type="string" calcext:value-type="string">
            <text:p>2</text:p>
          </table:table-cell>
          <table:table-cell table:style-name="ce7"/>
          <table:table-cell table:formula="of:=_xlfn.countifs([.A$1:.A$1048576];[.A11])" office:value-type="float" office:value="1" calcext:value-type="float">
            <text:p>1</text:p>
          </table:table-cell>
          <table:table-cell table:style-name="ce16" table:formula="of:=&quot;| &quot; &amp;[.A11]&amp;&quot; of Money&quot;" office:value-type="string" office:string-value="| BMD of Money" calcext:value-type="string">
            <text:p>| BMD of Money</text:p>
          </table:table-cell>
          <table:table-cell table:formula="of:=&quot;| &quot;&amp;[.A11]&amp;&quot; m -&gt; &quot;&amp;&quot;(ssqq&quot;&amp;[.A11]&amp;&quot;ssqq, m)&quot;" office:value-type="string" office:string-value="| BMD m -&gt; (ssqqBMDssqq, m)" calcext:value-type="string">
            <text:p>| BMD m -&gt; (ssqqBMDssqq, m)</text:p>
          </table:table-cell>
          <table:table-cell table:formula="of:=&quot;| &quot;&amp;&quot;(ssqq&quot;&amp;[.A11]&amp;&quot;ssqq, m) -&gt; &quot;&amp;[.A11]&amp;&quot; m&quot;" office:value-type="string" office:string-value="| (ssqqBMDssqq, m) -&gt; BMD m" calcext:value-type="string">
            <text:p>| (ssqqBMDssqq, m) -&gt; BMD m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BTN</text:p>
          </table:table-cell>
          <table:table-cell table:style-name="ce7" office:value-type="string" calcext:value-type="string">
            <text:p>Ngultrum</text:p>
          </table:table-cell>
          <table:table-cell table:style-name="ce11" office:value-type="string" calcext:value-type="string">
            <text:p>064</text:p>
          </table:table-cell>
          <table:table-cell table:style-name="ce14" table:formula="of:=VALUE([.C12])" office:value-type="float" office:value="64" calcext:value-type="float">
            <text:p>64</text:p>
          </table:table-cell>
          <table:table-cell table:style-name="ce2" office:value-type="string" calcext:value-type="string">
            <text:p>2</text:p>
          </table:table-cell>
          <table:table-cell table:style-name="ce7"/>
          <table:table-cell table:formula="of:=_xlfn.countifs([.A$1:.A$1048576];[.A12])" office:value-type="float" office:value="1" calcext:value-type="float">
            <text:p>1</text:p>
          </table:table-cell>
          <table:table-cell table:style-name="ce16" table:formula="of:=&quot;| &quot; &amp;[.A12]&amp;&quot; of Money&quot;" office:value-type="string" office:string-value="| BTN of Money" calcext:value-type="string">
            <text:p>| BTN of Money</text:p>
          </table:table-cell>
          <table:table-cell table:formula="of:=&quot;| &quot;&amp;[.A12]&amp;&quot; m -&gt; &quot;&amp;&quot;(ssqq&quot;&amp;[.A12]&amp;&quot;ssqq, m)&quot;" office:value-type="string" office:string-value="| BTN m -&gt; (ssqqBTNssqq, m)" calcext:value-type="string">
            <text:p>| BTN m -&gt; (ssqqBTNssqq, m)</text:p>
          </table:table-cell>
          <table:table-cell table:formula="of:=&quot;| &quot;&amp;&quot;(ssqq&quot;&amp;[.A12]&amp;&quot;ssqq, m) -&gt; &quot;&amp;[.A12]&amp;&quot; m&quot;" office:value-type="string" office:string-value="| (ssqqBTNssqq, m) -&gt; BTN m" calcext:value-type="string">
            <text:p>| (ssqqBTNssqq, m) -&gt; BTN m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BOB</text:p>
          </table:table-cell>
          <table:table-cell table:style-name="ce7" office:value-type="string" calcext:value-type="string">
            <text:p>Boliviano</text:p>
          </table:table-cell>
          <table:table-cell table:style-name="ce11" office:value-type="string" calcext:value-type="string">
            <text:p>068</text:p>
          </table:table-cell>
          <table:table-cell table:style-name="ce14" table:formula="of:=VALUE([.C13])" office:value-type="float" office:value="68" calcext:value-type="float">
            <text:p>68</text:p>
          </table:table-cell>
          <table:table-cell table:style-name="ce2" office:value-type="string" calcext:value-type="string">
            <text:p>2</text:p>
          </table:table-cell>
          <table:table-cell table:style-name="ce7"/>
          <table:table-cell table:formula="of:=_xlfn.countifs([.A$1:.A$1048576];[.A13])" office:value-type="float" office:value="1" calcext:value-type="float">
            <text:p>1</text:p>
          </table:table-cell>
          <table:table-cell table:style-name="ce16" table:formula="of:=&quot;| &quot; &amp;[.A13]&amp;&quot; of Money&quot;" office:value-type="string" office:string-value="| BOB of Money" calcext:value-type="string">
            <text:p>| BOB of Money</text:p>
          </table:table-cell>
          <table:table-cell table:formula="of:=&quot;| &quot;&amp;[.A13]&amp;&quot; m -&gt; &quot;&amp;&quot;(ssqq&quot;&amp;[.A13]&amp;&quot;ssqq, m)&quot;" office:value-type="string" office:string-value="| BOB m -&gt; (ssqqBOBssqq, m)" calcext:value-type="string">
            <text:p>| BOB m -&gt; (ssqqBOBssqq, m)</text:p>
          </table:table-cell>
          <table:table-cell table:formula="of:=&quot;| &quot;&amp;&quot;(ssqq&quot;&amp;[.A13]&amp;&quot;ssqq, m) -&gt; &quot;&amp;[.A13]&amp;&quot; m&quot;" office:value-type="string" office:string-value="| (ssqqBOBssqq, m) -&gt; BOB m" calcext:value-type="string">
            <text:p>| (ssqqBOBssqq, m) -&gt; BOB m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BWP</text:p>
          </table:table-cell>
          <table:table-cell table:style-name="ce7" office:value-type="string" calcext:value-type="string">
            <text:p>Pula</text:p>
          </table:table-cell>
          <table:table-cell table:style-name="ce11" office:value-type="string" calcext:value-type="string">
            <text:p>072</text:p>
          </table:table-cell>
          <table:table-cell table:style-name="ce14" table:formula="of:=VALUE([.C14])" office:value-type="float" office:value="72" calcext:value-type="float">
            <text:p>72</text:p>
          </table:table-cell>
          <table:table-cell table:style-name="ce2" office:value-type="string" calcext:value-type="string">
            <text:p>2</text:p>
          </table:table-cell>
          <table:table-cell table:style-name="ce7"/>
          <table:table-cell table:formula="of:=_xlfn.countifs([.A$1:.A$1048576];[.A14])" office:value-type="float" office:value="1" calcext:value-type="float">
            <text:p>1</text:p>
          </table:table-cell>
          <table:table-cell table:style-name="ce16" table:formula="of:=&quot;| &quot; &amp;[.A14]&amp;&quot; of Money&quot;" office:value-type="string" office:string-value="| BWP of Money" calcext:value-type="string">
            <text:p>| BWP of Money</text:p>
          </table:table-cell>
          <table:table-cell table:formula="of:=&quot;| &quot;&amp;[.A14]&amp;&quot; m -&gt; &quot;&amp;&quot;(ssqq&quot;&amp;[.A14]&amp;&quot;ssqq, m)&quot;" office:value-type="string" office:string-value="| BWP m -&gt; (ssqqBWPssqq, m)" calcext:value-type="string">
            <text:p>| BWP m -&gt; (ssqqBWPssqq, m)</text:p>
          </table:table-cell>
          <table:table-cell table:formula="of:=&quot;| &quot;&amp;&quot;(ssqq&quot;&amp;[.A14]&amp;&quot;ssqq, m) -&gt; &quot;&amp;[.A14]&amp;&quot; m&quot;" office:value-type="string" office:string-value="| (ssqqBWPssqq, m) -&gt; BWP m" calcext:value-type="string">
            <text:p>| (ssqqBWPssqq, m) -&gt; BWP m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BZD</text:p>
          </table:table-cell>
          <table:table-cell table:style-name="ce7" office:value-type="string" calcext:value-type="string">
            <text:p>Belize Dollar</text:p>
          </table:table-cell>
          <table:table-cell table:style-name="ce11" office:value-type="string" calcext:value-type="string">
            <text:p>084</text:p>
          </table:table-cell>
          <table:table-cell table:style-name="ce14" table:formula="of:=VALUE([.C15])" office:value-type="float" office:value="84" calcext:value-type="float">
            <text:p>84</text:p>
          </table:table-cell>
          <table:table-cell table:style-name="ce2" office:value-type="string" calcext:value-type="string">
            <text:p>2</text:p>
          </table:table-cell>
          <table:table-cell table:style-name="ce7"/>
          <table:table-cell table:formula="of:=_xlfn.countifs([.A$1:.A$1048576];[.A15])" office:value-type="float" office:value="1" calcext:value-type="float">
            <text:p>1</text:p>
          </table:table-cell>
          <table:table-cell table:style-name="ce16" table:formula="of:=&quot;| &quot; &amp;[.A15]&amp;&quot; of Money&quot;" office:value-type="string" office:string-value="| BZD of Money" calcext:value-type="string">
            <text:p>| BZD of Money</text:p>
          </table:table-cell>
          <table:table-cell table:formula="of:=&quot;| &quot;&amp;[.A15]&amp;&quot; m -&gt; &quot;&amp;&quot;(ssqq&quot;&amp;[.A15]&amp;&quot;ssqq, m)&quot;" office:value-type="string" office:string-value="| BZD m -&gt; (ssqqBZDssqq, m)" calcext:value-type="string">
            <text:p>| BZD m -&gt; (ssqqBZDssqq, m)</text:p>
          </table:table-cell>
          <table:table-cell table:formula="of:=&quot;| &quot;&amp;&quot;(ssqq&quot;&amp;[.A15]&amp;&quot;ssqq, m) -&gt; &quot;&amp;[.A15]&amp;&quot; m&quot;" office:value-type="string" office:string-value="| (ssqqBZDssqq, m) -&gt; BZD m" calcext:value-type="string">
            <text:p>| (ssqqBZDssqq, m) -&gt; BZD m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SBD</text:p>
          </table:table-cell>
          <table:table-cell table:style-name="ce7" office:value-type="string" calcext:value-type="string">
            <text:p>Solomon Islands Dollar</text:p>
          </table:table-cell>
          <table:table-cell table:style-name="ce11" office:value-type="string" calcext:value-type="string">
            <text:p>090</text:p>
          </table:table-cell>
          <table:table-cell table:style-name="ce14" table:formula="of:=VALUE([.C16])" office:value-type="float" office:value="90" calcext:value-type="float">
            <text:p>90</text:p>
          </table:table-cell>
          <table:table-cell table:style-name="ce2" office:value-type="string" calcext:value-type="string">
            <text:p>2</text:p>
          </table:table-cell>
          <table:table-cell table:style-name="ce7"/>
          <table:table-cell table:formula="of:=_xlfn.countifs([.A$1:.A$1048576];[.A16])" office:value-type="float" office:value="1" calcext:value-type="float">
            <text:p>1</text:p>
          </table:table-cell>
          <table:table-cell table:style-name="ce16" table:formula="of:=&quot;| &quot; &amp;[.A16]&amp;&quot; of Money&quot;" office:value-type="string" office:string-value="| SBD of Money" calcext:value-type="string">
            <text:p>| SBD of Money</text:p>
          </table:table-cell>
          <table:table-cell table:formula="of:=&quot;| &quot;&amp;[.A16]&amp;&quot; m -&gt; &quot;&amp;&quot;(ssqq&quot;&amp;[.A16]&amp;&quot;ssqq, m)&quot;" office:value-type="string" office:string-value="| SBD m -&gt; (ssqqSBDssqq, m)" calcext:value-type="string">
            <text:p>| SBD m -&gt; (ssqqSBDssqq, m)</text:p>
          </table:table-cell>
          <table:table-cell table:formula="of:=&quot;| &quot;&amp;&quot;(ssqq&quot;&amp;[.A16]&amp;&quot;ssqq, m) -&gt; &quot;&amp;[.A16]&amp;&quot; m&quot;" office:value-type="string" office:string-value="| (ssqqSBDssqq, m) -&gt; SBD m" calcext:value-type="string">
            <text:p>| (ssqqSBDssqq, m) -&gt; SBD m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BND</text:p>
          </table:table-cell>
          <table:table-cell table:style-name="ce7" office:value-type="string" calcext:value-type="string">
            <text:p>Brunei Dollar</text:p>
          </table:table-cell>
          <table:table-cell table:style-name="ce11" office:value-type="string" calcext:value-type="string">
            <text:p>096</text:p>
          </table:table-cell>
          <table:table-cell table:style-name="ce14" table:formula="of:=VALUE([.C17])" office:value-type="float" office:value="96" calcext:value-type="float">
            <text:p>96</text:p>
          </table:table-cell>
          <table:table-cell table:style-name="ce2" office:value-type="string" calcext:value-type="string">
            <text:p>2</text:p>
          </table:table-cell>
          <table:table-cell table:style-name="ce7"/>
          <table:table-cell table:formula="of:=_xlfn.countifs([.A$1:.A$1048576];[.A17])" office:value-type="float" office:value="1" calcext:value-type="float">
            <text:p>1</text:p>
          </table:table-cell>
          <table:table-cell table:style-name="ce16" table:formula="of:=&quot;| &quot; &amp;[.A17]&amp;&quot; of Money&quot;" office:value-type="string" office:string-value="| BND of Money" calcext:value-type="string">
            <text:p>| BND of Money</text:p>
          </table:table-cell>
          <table:table-cell table:formula="of:=&quot;| &quot;&amp;[.A17]&amp;&quot; m -&gt; &quot;&amp;&quot;(ssqq&quot;&amp;[.A17]&amp;&quot;ssqq, m)&quot;" office:value-type="string" office:string-value="| BND m -&gt; (ssqqBNDssqq, m)" calcext:value-type="string">
            <text:p>| BND m -&gt; (ssqqBNDssqq, m)</text:p>
          </table:table-cell>
          <table:table-cell table:formula="of:=&quot;| &quot;&amp;&quot;(ssqq&quot;&amp;[.A17]&amp;&quot;ssqq, m) -&gt; &quot;&amp;[.A17]&amp;&quot; m&quot;" office:value-type="string" office:string-value="| (ssqqBNDssqq, m) -&gt; BND m" calcext:value-type="string">
            <text:p>| (ssqqBNDssqq, m) -&gt; BND m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MK</text:p>
          </table:table-cell>
          <table:table-cell table:style-name="ce7" office:value-type="string" calcext:value-type="string">
            <text:p>Kyat</text:p>
          </table:table-cell>
          <table:table-cell table:style-name="ce11" office:value-type="string" calcext:value-type="string">
            <text:p>104</text:p>
          </table:table-cell>
          <table:table-cell table:style-name="ce14" table:formula="of:=VALUE([.C18])" office:value-type="float" office:value="104" calcext:value-type="float">
            <text:p>104</text:p>
          </table:table-cell>
          <table:table-cell table:style-name="ce2" office:value-type="string" calcext:value-type="string">
            <text:p>2</text:p>
          </table:table-cell>
          <table:table-cell table:style-name="ce7"/>
          <table:table-cell table:formula="of:=_xlfn.countifs([.A$1:.A$1048576];[.A18])" office:value-type="float" office:value="1" calcext:value-type="float">
            <text:p>1</text:p>
          </table:table-cell>
          <table:table-cell table:style-name="ce16" table:formula="of:=&quot;| &quot; &amp;[.A18]&amp;&quot; of Money&quot;" office:value-type="string" office:string-value="| MMK of Money" calcext:value-type="string">
            <text:p>| MMK of Money</text:p>
          </table:table-cell>
          <table:table-cell table:formula="of:=&quot;| &quot;&amp;[.A18]&amp;&quot; m -&gt; &quot;&amp;&quot;(ssqq&quot;&amp;[.A18]&amp;&quot;ssqq, m)&quot;" office:value-type="string" office:string-value="| MMK m -&gt; (ssqqMMKssqq, m)" calcext:value-type="string">
            <text:p>| MMK m -&gt; (ssqqMMKssqq, m)</text:p>
          </table:table-cell>
          <table:table-cell table:formula="of:=&quot;| &quot;&amp;&quot;(ssqq&quot;&amp;[.A18]&amp;&quot;ssqq, m) -&gt; &quot;&amp;[.A18]&amp;&quot; m&quot;" office:value-type="string" office:string-value="| (ssqqMMKssqq, m) -&gt; MMK m" calcext:value-type="string">
            <text:p>| (ssqqMMKssqq, m) -&gt; MMK m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BIF</text:p>
          </table:table-cell>
          <table:table-cell table:style-name="ce7" office:value-type="string" calcext:value-type="string">
            <text:p>Burundi Franc</text:p>
          </table:table-cell>
          <table:table-cell table:style-name="ce11" office:value-type="string" calcext:value-type="string">
            <text:p>108</text:p>
          </table:table-cell>
          <table:table-cell table:style-name="ce14" table:formula="of:=VALUE([.C19])" office:value-type="float" office:value="108" calcext:value-type="float">
            <text:p>108</text:p>
          </table:table-cell>
          <table:table-cell table:style-name="ce2" office:value-type="string" calcext:value-type="string">
            <text:p>0</text:p>
          </table:table-cell>
          <table:table-cell table:style-name="ce7"/>
          <table:table-cell table:formula="of:=_xlfn.countifs([.A$1:.A$1048576];[.A19])" office:value-type="float" office:value="1" calcext:value-type="float">
            <text:p>1</text:p>
          </table:table-cell>
          <table:table-cell table:style-name="ce16" table:formula="of:=&quot;| &quot; &amp;[.A19]&amp;&quot; of Money&quot;" office:value-type="string" office:string-value="| BIF of Money" calcext:value-type="string">
            <text:p>| BIF of Money</text:p>
          </table:table-cell>
          <table:table-cell table:formula="of:=&quot;| &quot;&amp;[.A19]&amp;&quot; m -&gt; &quot;&amp;&quot;(ssqq&quot;&amp;[.A19]&amp;&quot;ssqq, m)&quot;" office:value-type="string" office:string-value="| BIF m -&gt; (ssqqBIFssqq, m)" calcext:value-type="string">
            <text:p>| BIF m -&gt; (ssqqBIFssqq, m)</text:p>
          </table:table-cell>
          <table:table-cell table:formula="of:=&quot;| &quot;&amp;&quot;(ssqq&quot;&amp;[.A19]&amp;&quot;ssqq, m) -&gt; &quot;&amp;[.A19]&amp;&quot; m&quot;" office:value-type="string" office:string-value="| (ssqqBIFssqq, m) -&gt; BIF m" calcext:value-type="string">
            <text:p>| (ssqqBIFssqq, m) -&gt; BIF m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KHR</text:p>
          </table:table-cell>
          <table:table-cell table:style-name="ce7" office:value-type="string" calcext:value-type="string">
            <text:p>Riel</text:p>
          </table:table-cell>
          <table:table-cell table:style-name="ce11" office:value-type="string" calcext:value-type="string">
            <text:p>116</text:p>
          </table:table-cell>
          <table:table-cell table:style-name="ce14" table:formula="of:=VALUE([.C20])" office:value-type="float" office:value="116" calcext:value-type="float">
            <text:p>116</text:p>
          </table:table-cell>
          <table:table-cell table:style-name="ce2" office:value-type="string" calcext:value-type="string">
            <text:p>2</text:p>
          </table:table-cell>
          <table:table-cell table:style-name="ce7"/>
          <table:table-cell table:formula="of:=_xlfn.countifs([.A$1:.A$1048576];[.A20])" office:value-type="float" office:value="1" calcext:value-type="float">
            <text:p>1</text:p>
          </table:table-cell>
          <table:table-cell table:style-name="ce16" table:formula="of:=&quot;| &quot; &amp;[.A20]&amp;&quot; of Money&quot;" office:value-type="string" office:string-value="| KHR of Money" calcext:value-type="string">
            <text:p>| KHR of Money</text:p>
          </table:table-cell>
          <table:table-cell table:formula="of:=&quot;| &quot;&amp;[.A20]&amp;&quot; m -&gt; &quot;&amp;&quot;(ssqq&quot;&amp;[.A20]&amp;&quot;ssqq, m)&quot;" office:value-type="string" office:string-value="| KHR m -&gt; (ssqqKHRssqq, m)" calcext:value-type="string">
            <text:p>| KHR m -&gt; (ssqqKHRssqq, m)</text:p>
          </table:table-cell>
          <table:table-cell table:formula="of:=&quot;| &quot;&amp;&quot;(ssqq&quot;&amp;[.A20]&amp;&quot;ssqq, m) -&gt; &quot;&amp;[.A20]&amp;&quot; m&quot;" office:value-type="string" office:string-value="| (ssqqKHRssqq, m) -&gt; KHR m" calcext:value-type="string">
            <text:p>| (ssqqKHRssqq, m) -&gt; KHR m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CAD</text:p>
          </table:table-cell>
          <table:table-cell table:style-name="ce7" office:value-type="string" calcext:value-type="string">
            <text:p>Canadian Dollar</text:p>
          </table:table-cell>
          <table:table-cell table:style-name="ce11" office:value-type="string" calcext:value-type="string">
            <text:p>124</text:p>
          </table:table-cell>
          <table:table-cell table:style-name="ce14" table:formula="of:=VALUE([.C21])" office:value-type="float" office:value="124" calcext:value-type="float">
            <text:p>124</text:p>
          </table:table-cell>
          <table:table-cell table:style-name="ce2" office:value-type="string" calcext:value-type="string">
            <text:p>2</text:p>
          </table:table-cell>
          <table:table-cell table:style-name="ce7"/>
          <table:table-cell table:formula="of:=_xlfn.countifs([.A$1:.A$1048576];[.A21])" office:value-type="float" office:value="1" calcext:value-type="float">
            <text:p>1</text:p>
          </table:table-cell>
          <table:table-cell table:style-name="ce16" table:formula="of:=&quot;| &quot; &amp;[.A21]&amp;&quot; of Money&quot;" office:value-type="string" office:string-value="| CAD of Money" calcext:value-type="string">
            <text:p>| CAD of Money</text:p>
          </table:table-cell>
          <table:table-cell table:formula="of:=&quot;| &quot;&amp;[.A21]&amp;&quot; m -&gt; &quot;&amp;&quot;(ssqq&quot;&amp;[.A21]&amp;&quot;ssqq, m)&quot;" office:value-type="string" office:string-value="| CAD m -&gt; (ssqqCADssqq, m)" calcext:value-type="string">
            <text:p>| CAD m -&gt; (ssqqCADssqq, m)</text:p>
          </table:table-cell>
          <table:table-cell table:formula="of:=&quot;| &quot;&amp;&quot;(ssqq&quot;&amp;[.A21]&amp;&quot;ssqq, m) -&gt; &quot;&amp;[.A21]&amp;&quot; m&quot;" office:value-type="string" office:string-value="| (ssqqCADssqq, m) -&gt; CAD m" calcext:value-type="string">
            <text:p>| (ssqqCADssqq, m) -&gt; CAD m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CVE</text:p>
          </table:table-cell>
          <table:table-cell table:style-name="ce7" office:value-type="string" calcext:value-type="string">
            <text:p>Cabo Verde Escudo</text:p>
          </table:table-cell>
          <table:table-cell table:style-name="ce11" office:value-type="string" calcext:value-type="string">
            <text:p>132</text:p>
          </table:table-cell>
          <table:table-cell table:style-name="ce14" table:formula="of:=VALUE([.C22])" office:value-type="float" office:value="132" calcext:value-type="float">
            <text:p>132</text:p>
          </table:table-cell>
          <table:table-cell table:style-name="ce2" office:value-type="string" calcext:value-type="string">
            <text:p>2</text:p>
          </table:table-cell>
          <table:table-cell table:style-name="ce7"/>
          <table:table-cell table:formula="of:=_xlfn.countifs([.A$1:.A$1048576];[.A22])" office:value-type="float" office:value="1" calcext:value-type="float">
            <text:p>1</text:p>
          </table:table-cell>
          <table:table-cell table:style-name="ce16" table:formula="of:=&quot;| &quot; &amp;[.A22]&amp;&quot; of Money&quot;" office:value-type="string" office:string-value="| CVE of Money" calcext:value-type="string">
            <text:p>| CVE of Money</text:p>
          </table:table-cell>
          <table:table-cell table:formula="of:=&quot;| &quot;&amp;[.A22]&amp;&quot; m -&gt; &quot;&amp;&quot;(ssqq&quot;&amp;[.A22]&amp;&quot;ssqq, m)&quot;" office:value-type="string" office:string-value="| CVE m -&gt; (ssqqCVEssqq, m)" calcext:value-type="string">
            <text:p>| CVE m -&gt; (ssqqCVEssqq, m)</text:p>
          </table:table-cell>
          <table:table-cell table:formula="of:=&quot;| &quot;&amp;&quot;(ssqq&quot;&amp;[.A22]&amp;&quot;ssqq, m) -&gt; &quot;&amp;[.A22]&amp;&quot; m&quot;" office:value-type="string" office:string-value="| (ssqqCVEssqq, m) -&gt; CVE m" calcext:value-type="string">
            <text:p>| (ssqqCVEssqq, m) -&gt; CVE m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KYD</text:p>
          </table:table-cell>
          <table:table-cell table:style-name="ce7" office:value-type="string" calcext:value-type="string">
            <text:p>Cayman Islands Dollar</text:p>
          </table:table-cell>
          <table:table-cell table:style-name="ce11" office:value-type="string" calcext:value-type="string">
            <text:p>136</text:p>
          </table:table-cell>
          <table:table-cell table:style-name="ce14" table:formula="of:=VALUE([.C23])" office:value-type="float" office:value="136" calcext:value-type="float">
            <text:p>136</text:p>
          </table:table-cell>
          <table:table-cell table:style-name="ce2" office:value-type="string" calcext:value-type="string">
            <text:p>2</text:p>
          </table:table-cell>
          <table:table-cell table:style-name="ce7"/>
          <table:table-cell table:formula="of:=_xlfn.countifs([.A$1:.A$1048576];[.A23])" office:value-type="float" office:value="1" calcext:value-type="float">
            <text:p>1</text:p>
          </table:table-cell>
          <table:table-cell table:style-name="ce16" table:formula="of:=&quot;| &quot; &amp;[.A23]&amp;&quot; of Money&quot;" office:value-type="string" office:string-value="| KYD of Money" calcext:value-type="string">
            <text:p>| KYD of Money</text:p>
          </table:table-cell>
          <table:table-cell table:formula="of:=&quot;| &quot;&amp;[.A23]&amp;&quot; m -&gt; &quot;&amp;&quot;(ssqq&quot;&amp;[.A23]&amp;&quot;ssqq, m)&quot;" office:value-type="string" office:string-value="| KYD m -&gt; (ssqqKYDssqq, m)" calcext:value-type="string">
            <text:p>| KYD m -&gt; (ssqqKYDssqq, m)</text:p>
          </table:table-cell>
          <table:table-cell table:formula="of:=&quot;| &quot;&amp;&quot;(ssqq&quot;&amp;[.A23]&amp;&quot;ssqq, m) -&gt; &quot;&amp;[.A23]&amp;&quot; m&quot;" office:value-type="string" office:string-value="| (ssqqKYDssqq, m) -&gt; KYD m" calcext:value-type="string">
            <text:p>| (ssqqKYDssqq, m) -&gt; KYD m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LKR</text:p>
          </table:table-cell>
          <table:table-cell table:style-name="ce7" office:value-type="string" calcext:value-type="string">
            <text:p>Sri Lanka Rupee</text:p>
          </table:table-cell>
          <table:table-cell table:style-name="ce11" office:value-type="string" calcext:value-type="string">
            <text:p>144</text:p>
          </table:table-cell>
          <table:table-cell table:style-name="ce14" table:formula="of:=VALUE([.C24])" office:value-type="float" office:value="144" calcext:value-type="float">
            <text:p>144</text:p>
          </table:table-cell>
          <table:table-cell table:style-name="ce2" office:value-type="string" calcext:value-type="string">
            <text:p>2</text:p>
          </table:table-cell>
          <table:table-cell table:style-name="ce7"/>
          <table:table-cell table:formula="of:=_xlfn.countifs([.A$1:.A$1048576];[.A24])" office:value-type="float" office:value="1" calcext:value-type="float">
            <text:p>1</text:p>
          </table:table-cell>
          <table:table-cell table:style-name="ce16" table:formula="of:=&quot;| &quot; &amp;[.A24]&amp;&quot; of Money&quot;" office:value-type="string" office:string-value="| LKR of Money" calcext:value-type="string">
            <text:p>| LKR of Money</text:p>
          </table:table-cell>
          <table:table-cell table:formula="of:=&quot;| &quot;&amp;[.A24]&amp;&quot; m -&gt; &quot;&amp;&quot;(ssqq&quot;&amp;[.A24]&amp;&quot;ssqq, m)&quot;" office:value-type="string" office:string-value="| LKR m -&gt; (ssqqLKRssqq, m)" calcext:value-type="string">
            <text:p>| LKR m -&gt; (ssqqLKRssqq, m)</text:p>
          </table:table-cell>
          <table:table-cell table:formula="of:=&quot;| &quot;&amp;&quot;(ssqq&quot;&amp;[.A24]&amp;&quot;ssqq, m) -&gt; &quot;&amp;[.A24]&amp;&quot; m&quot;" office:value-type="string" office:string-value="| (ssqqLKRssqq, m) -&gt; LKR m" calcext:value-type="string">
            <text:p>| (ssqqLKRssqq, m) -&gt; LKR m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CLP</text:p>
          </table:table-cell>
          <table:table-cell table:style-name="ce7" office:value-type="string" calcext:value-type="string">
            <text:p>Chilean Peso</text:p>
          </table:table-cell>
          <table:table-cell table:style-name="ce11" office:value-type="string" calcext:value-type="string">
            <text:p>152</text:p>
          </table:table-cell>
          <table:table-cell table:style-name="ce14" table:formula="of:=VALUE([.C25])" office:value-type="float" office:value="152" calcext:value-type="float">
            <text:p>152</text:p>
          </table:table-cell>
          <table:table-cell table:style-name="ce2" office:value-type="string" calcext:value-type="string">
            <text:p>0</text:p>
          </table:table-cell>
          <table:table-cell table:style-name="ce7"/>
          <table:table-cell table:formula="of:=_xlfn.countifs([.A$1:.A$1048576];[.A25])" office:value-type="float" office:value="1" calcext:value-type="float">
            <text:p>1</text:p>
          </table:table-cell>
          <table:table-cell table:style-name="ce16" table:formula="of:=&quot;| &quot; &amp;[.A25]&amp;&quot; of Money&quot;" office:value-type="string" office:string-value="| CLP of Money" calcext:value-type="string">
            <text:p>| CLP of Money</text:p>
          </table:table-cell>
          <table:table-cell table:formula="of:=&quot;| &quot;&amp;[.A25]&amp;&quot; m -&gt; &quot;&amp;&quot;(ssqq&quot;&amp;[.A25]&amp;&quot;ssqq, m)&quot;" office:value-type="string" office:string-value="| CLP m -&gt; (ssqqCLPssqq, m)" calcext:value-type="string">
            <text:p>| CLP m -&gt; (ssqqCLPssqq, m)</text:p>
          </table:table-cell>
          <table:table-cell table:formula="of:=&quot;| &quot;&amp;&quot;(ssqq&quot;&amp;[.A25]&amp;&quot;ssqq, m) -&gt; &quot;&amp;[.A25]&amp;&quot; m&quot;" office:value-type="string" office:string-value="| (ssqqCLPssqq, m) -&gt; CLP m" calcext:value-type="string">
            <text:p>| (ssqqCLPssqq, m) -&gt; CLP m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CNY</text:p>
          </table:table-cell>
          <table:table-cell table:style-name="ce7" office:value-type="string" calcext:value-type="string">
            <text:p>Yuan Renminbi</text:p>
          </table:table-cell>
          <table:table-cell table:style-name="ce11" office:value-type="string" calcext:value-type="string">
            <text:p>156</text:p>
          </table:table-cell>
          <table:table-cell table:style-name="ce14" table:formula="of:=VALUE([.C26])" office:value-type="float" office:value="156" calcext:value-type="float">
            <text:p>156</text:p>
          </table:table-cell>
          <table:table-cell table:style-name="ce2" office:value-type="string" calcext:value-type="string">
            <text:p>2</text:p>
          </table:table-cell>
          <table:table-cell table:style-name="ce7"/>
          <table:table-cell table:formula="of:=_xlfn.countifs([.A$1:.A$1048576];[.A26])" office:value-type="float" office:value="1" calcext:value-type="float">
            <text:p>1</text:p>
          </table:table-cell>
          <table:table-cell table:style-name="ce16" table:formula="of:=&quot;| &quot; &amp;[.A26]&amp;&quot; of Money&quot;" office:value-type="string" office:string-value="| CNY of Money" calcext:value-type="string">
            <text:p>| CNY of Money</text:p>
          </table:table-cell>
          <table:table-cell table:formula="of:=&quot;| &quot;&amp;[.A26]&amp;&quot; m -&gt; &quot;&amp;&quot;(ssqq&quot;&amp;[.A26]&amp;&quot;ssqq, m)&quot;" office:value-type="string" office:string-value="| CNY m -&gt; (ssqqCNYssqq, m)" calcext:value-type="string">
            <text:p>| CNY m -&gt; (ssqqCNYssqq, m)</text:p>
          </table:table-cell>
          <table:table-cell table:formula="of:=&quot;| &quot;&amp;&quot;(ssqq&quot;&amp;[.A26]&amp;&quot;ssqq, m) -&gt; &quot;&amp;[.A26]&amp;&quot; m&quot;" office:value-type="string" office:string-value="| (ssqqCNYssqq, m) -&gt; CNY m" calcext:value-type="string">
            <text:p>| (ssqqCNYssqq, m) -&gt; CNY m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COP</text:p>
          </table:table-cell>
          <table:table-cell table:style-name="ce7" office:value-type="string" calcext:value-type="string">
            <text:p>Colombian Peso</text:p>
          </table:table-cell>
          <table:table-cell table:style-name="ce11" office:value-type="string" calcext:value-type="string">
            <text:p>170</text:p>
          </table:table-cell>
          <table:table-cell table:style-name="ce14" table:formula="of:=VALUE([.C27])" office:value-type="float" office:value="170" calcext:value-type="float">
            <text:p>170</text:p>
          </table:table-cell>
          <table:table-cell table:style-name="ce2" office:value-type="string" calcext:value-type="string">
            <text:p>2</text:p>
          </table:table-cell>
          <table:table-cell table:style-name="ce7"/>
          <table:table-cell table:formula="of:=_xlfn.countifs([.A$1:.A$1048576];[.A27])" office:value-type="float" office:value="1" calcext:value-type="float">
            <text:p>1</text:p>
          </table:table-cell>
          <table:table-cell table:style-name="ce16" table:formula="of:=&quot;| &quot; &amp;[.A27]&amp;&quot; of Money&quot;" office:value-type="string" office:string-value="| COP of Money" calcext:value-type="string">
            <text:p>| COP of Money</text:p>
          </table:table-cell>
          <table:table-cell table:formula="of:=&quot;| &quot;&amp;[.A27]&amp;&quot; m -&gt; &quot;&amp;&quot;(ssqq&quot;&amp;[.A27]&amp;&quot;ssqq, m)&quot;" office:value-type="string" office:string-value="| COP m -&gt; (ssqqCOPssqq, m)" calcext:value-type="string">
            <text:p>| COP m -&gt; (ssqqCOPssqq, m)</text:p>
          </table:table-cell>
          <table:table-cell table:formula="of:=&quot;| &quot;&amp;&quot;(ssqq&quot;&amp;[.A27]&amp;&quot;ssqq, m) -&gt; &quot;&amp;[.A27]&amp;&quot; m&quot;" office:value-type="string" office:string-value="| (ssqqCOPssqq, m) -&gt; COP m" calcext:value-type="string">
            <text:p>| (ssqqCOPssqq, m) -&gt; COP m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KMF</text:p>
          </table:table-cell>
          <table:table-cell table:style-name="ce7" office:value-type="string" calcext:value-type="string">
            <text:p>Comorian Franc </text:p>
          </table:table-cell>
          <table:table-cell table:style-name="ce11" office:value-type="string" calcext:value-type="string">
            <text:p>174</text:p>
          </table:table-cell>
          <table:table-cell table:style-name="ce14" table:formula="of:=VALUE([.C28])" office:value-type="float" office:value="174" calcext:value-type="float">
            <text:p>174</text:p>
          </table:table-cell>
          <table:table-cell table:style-name="ce2" office:value-type="string" calcext:value-type="string">
            <text:p>0</text:p>
          </table:table-cell>
          <table:table-cell table:style-name="ce7"/>
          <table:table-cell table:formula="of:=_xlfn.countifs([.A$1:.A$1048576];[.A28])" office:value-type="float" office:value="1" calcext:value-type="float">
            <text:p>1</text:p>
          </table:table-cell>
          <table:table-cell table:style-name="ce16" table:formula="of:=&quot;| &quot; &amp;[.A28]&amp;&quot; of Money&quot;" office:value-type="string" office:string-value="| KMF of Money" calcext:value-type="string">
            <text:p>| KMF of Money</text:p>
          </table:table-cell>
          <table:table-cell table:formula="of:=&quot;| &quot;&amp;[.A28]&amp;&quot; m -&gt; &quot;&amp;&quot;(ssqq&quot;&amp;[.A28]&amp;&quot;ssqq, m)&quot;" office:value-type="string" office:string-value="| KMF m -&gt; (ssqqKMFssqq, m)" calcext:value-type="string">
            <text:p>| KMF m -&gt; (ssqqKMFssqq, m)</text:p>
          </table:table-cell>
          <table:table-cell table:formula="of:=&quot;| &quot;&amp;&quot;(ssqq&quot;&amp;[.A28]&amp;&quot;ssqq, m) -&gt; &quot;&amp;[.A28]&amp;&quot; m&quot;" office:value-type="string" office:string-value="| (ssqqKMFssqq, m) -&gt; KMF m" calcext:value-type="string">
            <text:p>| (ssqqKMFssqq, m) -&gt; KMF m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CRC</text:p>
          </table:table-cell>
          <table:table-cell table:style-name="ce7" office:value-type="string" calcext:value-type="string">
            <text:p>Costa Rican Colon</text:p>
          </table:table-cell>
          <table:table-cell table:style-name="ce11" office:value-type="string" calcext:value-type="string">
            <text:p>188</text:p>
          </table:table-cell>
          <table:table-cell table:style-name="ce14" table:formula="of:=VALUE([.C29])" office:value-type="float" office:value="188" calcext:value-type="float">
            <text:p>188</text:p>
          </table:table-cell>
          <table:table-cell table:style-name="ce2" office:value-type="string" calcext:value-type="string">
            <text:p>2</text:p>
          </table:table-cell>
          <table:table-cell table:style-name="ce7"/>
          <table:table-cell table:formula="of:=_xlfn.countifs([.A$1:.A$1048576];[.A29])" office:value-type="float" office:value="1" calcext:value-type="float">
            <text:p>1</text:p>
          </table:table-cell>
          <table:table-cell table:style-name="ce16" table:formula="of:=&quot;| &quot; &amp;[.A29]&amp;&quot; of Money&quot;" office:value-type="string" office:string-value="| CRC of Money" calcext:value-type="string">
            <text:p>| CRC of Money</text:p>
          </table:table-cell>
          <table:table-cell table:formula="of:=&quot;| &quot;&amp;[.A29]&amp;&quot; m -&gt; &quot;&amp;&quot;(ssqq&quot;&amp;[.A29]&amp;&quot;ssqq, m)&quot;" office:value-type="string" office:string-value="| CRC m -&gt; (ssqqCRCssqq, m)" calcext:value-type="string">
            <text:p>| CRC m -&gt; (ssqqCRCssqq, m)</text:p>
          </table:table-cell>
          <table:table-cell table:formula="of:=&quot;| &quot;&amp;&quot;(ssqq&quot;&amp;[.A29]&amp;&quot;ssqq, m) -&gt; &quot;&amp;[.A29]&amp;&quot; m&quot;" office:value-type="string" office:string-value="| (ssqqCRCssqq, m) -&gt; CRC m" calcext:value-type="string">
            <text:p>| (ssqqCRCssqq, m) -&gt; CRC m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HRK</text:p>
          </table:table-cell>
          <table:table-cell table:style-name="ce7" office:value-type="string" calcext:value-type="string">
            <text:p>Kuna</text:p>
          </table:table-cell>
          <table:table-cell table:style-name="ce11" office:value-type="string" calcext:value-type="string">
            <text:p>191</text:p>
          </table:table-cell>
          <table:table-cell table:style-name="ce14" table:formula="of:=VALUE([.C30])" office:value-type="float" office:value="191" calcext:value-type="float">
            <text:p>191</text:p>
          </table:table-cell>
          <table:table-cell table:style-name="ce2" office:value-type="string" calcext:value-type="string">
            <text:p>2</text:p>
          </table:table-cell>
          <table:table-cell table:style-name="ce7"/>
          <table:table-cell table:formula="of:=_xlfn.countifs([.A$1:.A$1048576];[.A30])" office:value-type="float" office:value="1" calcext:value-type="float">
            <text:p>1</text:p>
          </table:table-cell>
          <table:table-cell table:style-name="ce16" table:formula="of:=&quot;| &quot; &amp;[.A30]&amp;&quot; of Money&quot;" office:value-type="string" office:string-value="| HRK of Money" calcext:value-type="string">
            <text:p>| HRK of Money</text:p>
          </table:table-cell>
          <table:table-cell table:formula="of:=&quot;| &quot;&amp;[.A30]&amp;&quot; m -&gt; &quot;&amp;&quot;(ssqq&quot;&amp;[.A30]&amp;&quot;ssqq, m)&quot;" office:value-type="string" office:string-value="| HRK m -&gt; (ssqqHRKssqq, m)" calcext:value-type="string">
            <text:p>| HRK m -&gt; (ssqqHRKssqq, m)</text:p>
          </table:table-cell>
          <table:table-cell table:formula="of:=&quot;| &quot;&amp;&quot;(ssqq&quot;&amp;[.A30]&amp;&quot;ssqq, m) -&gt; &quot;&amp;[.A30]&amp;&quot; m&quot;" office:value-type="string" office:string-value="| (ssqqHRKssqq, m) -&gt; HRK m" calcext:value-type="string">
            <text:p>| (ssqqHRKssqq, m) -&gt; HRK m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CUP</text:p>
          </table:table-cell>
          <table:table-cell table:style-name="ce7" office:value-type="string" calcext:value-type="string">
            <text:p>Cuban Peso</text:p>
          </table:table-cell>
          <table:table-cell table:style-name="ce11" office:value-type="string" calcext:value-type="string">
            <text:p>192</text:p>
          </table:table-cell>
          <table:table-cell table:style-name="ce14" table:formula="of:=VALUE([.C31])" office:value-type="float" office:value="192" calcext:value-type="float">
            <text:p>192</text:p>
          </table:table-cell>
          <table:table-cell table:style-name="ce2" office:value-type="string" calcext:value-type="string">
            <text:p>2</text:p>
          </table:table-cell>
          <table:table-cell table:style-name="ce7" table:formula="of:=TRUE()" office:value-type="float" office:value="1" calcext:value-type="float">
            <text:p>1</text:p>
          </table:table-cell>
          <table:table-cell table:formula="of:=_xlfn.countifs([.A$1:.A$1048576];[.A31])" office:value-type="float" office:value="1" calcext:value-type="float">
            <text:p>1</text:p>
          </table:table-cell>
          <table:table-cell table:style-name="ce16" table:formula="of:=&quot;| &quot; &amp;[.A31]&amp;&quot; of Money&quot;" office:value-type="string" office:string-value="| CUP of Money" calcext:value-type="string">
            <text:p>| CUP of Money</text:p>
          </table:table-cell>
          <table:table-cell table:formula="of:=&quot;| &quot;&amp;[.A31]&amp;&quot; m -&gt; &quot;&amp;&quot;(ssqq&quot;&amp;[.A31]&amp;&quot;ssqq, m)&quot;" office:value-type="string" office:string-value="| CUP m -&gt; (ssqqCUPssqq, m)" calcext:value-type="string">
            <text:p>| CUP m -&gt; (ssqqCUPssqq, m)</text:p>
          </table:table-cell>
          <table:table-cell table:formula="of:=&quot;| &quot;&amp;&quot;(ssqq&quot;&amp;[.A31]&amp;&quot;ssqq, m) -&gt; &quot;&amp;[.A31]&amp;&quot; m&quot;" office:value-type="string" office:string-value="| (ssqqCUPssqq, m) -&gt; CUP m" calcext:value-type="string">
            <text:p>| (ssqqCUPssqq, m) -&gt; CUP m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CZK</text:p>
          </table:table-cell>
          <table:table-cell table:style-name="ce7" office:value-type="string" calcext:value-type="string">
            <text:p>Czech Koruna</text:p>
          </table:table-cell>
          <table:table-cell table:style-name="ce11" office:value-type="string" calcext:value-type="string">
            <text:p>203</text:p>
          </table:table-cell>
          <table:table-cell table:style-name="ce14" table:formula="of:=VALUE([.C32])" office:value-type="float" office:value="203" calcext:value-type="float">
            <text:p>203</text:p>
          </table:table-cell>
          <table:table-cell table:style-name="ce2" office:value-type="string" calcext:value-type="string">
            <text:p>2</text:p>
          </table:table-cell>
          <table:table-cell table:style-name="ce7"/>
          <table:table-cell table:formula="of:=_xlfn.countifs([.A$1:.A$1048576];[.A32])" office:value-type="float" office:value="1" calcext:value-type="float">
            <text:p>1</text:p>
          </table:table-cell>
          <table:table-cell table:style-name="ce16" table:formula="of:=&quot;| &quot; &amp;[.A32]&amp;&quot; of Money&quot;" office:value-type="string" office:string-value="| CZK of Money" calcext:value-type="string">
            <text:p>| CZK of Money</text:p>
          </table:table-cell>
          <table:table-cell table:formula="of:=&quot;| &quot;&amp;[.A32]&amp;&quot; m -&gt; &quot;&amp;&quot;(ssqq&quot;&amp;[.A32]&amp;&quot;ssqq, m)&quot;" office:value-type="string" office:string-value="| CZK m -&gt; (ssqqCZKssqq, m)" calcext:value-type="string">
            <text:p>| CZK m -&gt; (ssqqCZKssqq, m)</text:p>
          </table:table-cell>
          <table:table-cell table:formula="of:=&quot;| &quot;&amp;&quot;(ssqq&quot;&amp;[.A32]&amp;&quot;ssqq, m) -&gt; &quot;&amp;[.A32]&amp;&quot; m&quot;" office:value-type="string" office:string-value="| (ssqqCZKssqq, m) -&gt; CZK m" calcext:value-type="string">
            <text:p>| (ssqqCZKssqq, m) -&gt; CZK m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DKK</text:p>
          </table:table-cell>
          <table:table-cell table:style-name="ce7" office:value-type="string" calcext:value-type="string">
            <text:p>Danish Krone</text:p>
          </table:table-cell>
          <table:table-cell table:style-name="ce11" office:value-type="string" calcext:value-type="string">
            <text:p>208</text:p>
          </table:table-cell>
          <table:table-cell table:style-name="ce14" table:formula="of:=VALUE([.C33])" office:value-type="float" office:value="208" calcext:value-type="float">
            <text:p>208</text:p>
          </table:table-cell>
          <table:table-cell table:style-name="ce2" office:value-type="string" calcext:value-type="string">
            <text:p>2</text:p>
          </table:table-cell>
          <table:table-cell table:style-name="ce7"/>
          <table:table-cell table:formula="of:=_xlfn.countifs([.A$1:.A$1048576];[.A33])" office:value-type="float" office:value="1" calcext:value-type="float">
            <text:p>1</text:p>
          </table:table-cell>
          <table:table-cell table:style-name="ce16" table:formula="of:=&quot;| &quot; &amp;[.A33]&amp;&quot; of Money&quot;" office:value-type="string" office:string-value="| DKK of Money" calcext:value-type="string">
            <text:p>| DKK of Money</text:p>
          </table:table-cell>
          <table:table-cell table:formula="of:=&quot;| &quot;&amp;[.A33]&amp;&quot; m -&gt; &quot;&amp;&quot;(ssqq&quot;&amp;[.A33]&amp;&quot;ssqq, m)&quot;" office:value-type="string" office:string-value="| DKK m -&gt; (ssqqDKKssqq, m)" calcext:value-type="string">
            <text:p>| DKK m -&gt; (ssqqDKKssqq, m)</text:p>
          </table:table-cell>
          <table:table-cell table:formula="of:=&quot;| &quot;&amp;&quot;(ssqq&quot;&amp;[.A33]&amp;&quot;ssqq, m) -&gt; &quot;&amp;[.A33]&amp;&quot; m&quot;" office:value-type="string" office:string-value="| (ssqqDKKssqq, m) -&gt; DKK m" calcext:value-type="string">
            <text:p>| (ssqqDKKssqq, m) -&gt; DKK m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DOP</text:p>
          </table:table-cell>
          <table:table-cell table:style-name="ce7" office:value-type="string" calcext:value-type="string">
            <text:p>Dominican Peso</text:p>
          </table:table-cell>
          <table:table-cell table:style-name="ce11" office:value-type="string" calcext:value-type="string">
            <text:p>214</text:p>
          </table:table-cell>
          <table:table-cell table:style-name="ce14" table:formula="of:=VALUE([.C34])" office:value-type="float" office:value="214" calcext:value-type="float">
            <text:p>214</text:p>
          </table:table-cell>
          <table:table-cell table:style-name="ce2" office:value-type="string" calcext:value-type="string">
            <text:p>2</text:p>
          </table:table-cell>
          <table:table-cell table:style-name="ce7"/>
          <table:table-cell table:formula="of:=_xlfn.countifs([.A$1:.A$1048576];[.A34])" office:value-type="float" office:value="1" calcext:value-type="float">
            <text:p>1</text:p>
          </table:table-cell>
          <table:table-cell table:style-name="ce16" table:formula="of:=&quot;| &quot; &amp;[.A34]&amp;&quot; of Money&quot;" office:value-type="string" office:string-value="| DOP of Money" calcext:value-type="string">
            <text:p>| DOP of Money</text:p>
          </table:table-cell>
          <table:table-cell table:formula="of:=&quot;| &quot;&amp;[.A34]&amp;&quot; m -&gt; &quot;&amp;&quot;(ssqq&quot;&amp;[.A34]&amp;&quot;ssqq, m)&quot;" office:value-type="string" office:string-value="| DOP m -&gt; (ssqqDOPssqq, m)" calcext:value-type="string">
            <text:p>| DOP m -&gt; (ssqqDOPssqq, m)</text:p>
          </table:table-cell>
          <table:table-cell table:formula="of:=&quot;| &quot;&amp;&quot;(ssqq&quot;&amp;[.A34]&amp;&quot;ssqq, m) -&gt; &quot;&amp;[.A34]&amp;&quot; m&quot;" office:value-type="string" office:string-value="| (ssqqDOPssqq, m) -&gt; DOP m" calcext:value-type="string">
            <text:p>| (ssqqDOPssqq, m) -&gt; DOP m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SVC</text:p>
          </table:table-cell>
          <table:table-cell table:style-name="ce7" office:value-type="string" calcext:value-type="string">
            <text:p>El Salvador Colon</text:p>
          </table:table-cell>
          <table:table-cell table:style-name="ce11" office:value-type="string" calcext:value-type="string">
            <text:p>222</text:p>
          </table:table-cell>
          <table:table-cell table:style-name="ce14" table:formula="of:=VALUE([.C35])" office:value-type="float" office:value="222" calcext:value-type="float">
            <text:p>222</text:p>
          </table:table-cell>
          <table:table-cell table:style-name="ce2" office:value-type="string" calcext:value-type="string">
            <text:p>2</text:p>
          </table:table-cell>
          <table:table-cell table:style-name="ce7"/>
          <table:table-cell table:formula="of:=_xlfn.countifs([.A$1:.A$1048576];[.A35])" office:value-type="float" office:value="1" calcext:value-type="float">
            <text:p>1</text:p>
          </table:table-cell>
          <table:table-cell table:style-name="ce16" table:formula="of:=&quot;| &quot; &amp;[.A35]&amp;&quot; of Money&quot;" office:value-type="string" office:string-value="| SVC of Money" calcext:value-type="string">
            <text:p>| SVC of Money</text:p>
          </table:table-cell>
          <table:table-cell table:formula="of:=&quot;| &quot;&amp;[.A35]&amp;&quot; m -&gt; &quot;&amp;&quot;(ssqq&quot;&amp;[.A35]&amp;&quot;ssqq, m)&quot;" office:value-type="string" office:string-value="| SVC m -&gt; (ssqqSVCssqq, m)" calcext:value-type="string">
            <text:p>| SVC m -&gt; (ssqqSVCssqq, m)</text:p>
          </table:table-cell>
          <table:table-cell table:formula="of:=&quot;| &quot;&amp;&quot;(ssqq&quot;&amp;[.A35]&amp;&quot;ssqq, m) -&gt; &quot;&amp;[.A35]&amp;&quot; m&quot;" office:value-type="string" office:string-value="| (ssqqSVCssqq, m) -&gt; SVC m" calcext:value-type="string">
            <text:p>| (ssqqSVCssqq, m) -&gt; SVC m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ETB</text:p>
          </table:table-cell>
          <table:table-cell table:style-name="ce7" office:value-type="string" calcext:value-type="string">
            <text:p>Ethiopian Birr</text:p>
          </table:table-cell>
          <table:table-cell table:style-name="ce11" office:value-type="string" calcext:value-type="string">
            <text:p>230</text:p>
          </table:table-cell>
          <table:table-cell table:style-name="ce14" table:formula="of:=VALUE([.C36])" office:value-type="float" office:value="230" calcext:value-type="float">
            <text:p>230</text:p>
          </table:table-cell>
          <table:table-cell table:style-name="ce2" office:value-type="string" calcext:value-type="string">
            <text:p>2</text:p>
          </table:table-cell>
          <table:table-cell table:style-name="ce7"/>
          <table:table-cell table:formula="of:=_xlfn.countifs([.A$1:.A$1048576];[.A36])" office:value-type="float" office:value="1" calcext:value-type="float">
            <text:p>1</text:p>
          </table:table-cell>
          <table:table-cell table:style-name="ce16" table:formula="of:=&quot;| &quot; &amp;[.A36]&amp;&quot; of Money&quot;" office:value-type="string" office:string-value="| ETB of Money" calcext:value-type="string">
            <text:p>| ETB of Money</text:p>
          </table:table-cell>
          <table:table-cell table:formula="of:=&quot;| &quot;&amp;[.A36]&amp;&quot; m -&gt; &quot;&amp;&quot;(ssqq&quot;&amp;[.A36]&amp;&quot;ssqq, m)&quot;" office:value-type="string" office:string-value="| ETB m -&gt; (ssqqETBssqq, m)" calcext:value-type="string">
            <text:p>| ETB m -&gt; (ssqqETBssqq, m)</text:p>
          </table:table-cell>
          <table:table-cell table:formula="of:=&quot;| &quot;&amp;&quot;(ssqq&quot;&amp;[.A36]&amp;&quot;ssqq, m) -&gt; &quot;&amp;[.A36]&amp;&quot; m&quot;" office:value-type="string" office:string-value="| (ssqqETBssqq, m) -&gt; ETB m" calcext:value-type="string">
            <text:p>| (ssqqETBssqq, m) -&gt; ETB m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ERN</text:p>
          </table:table-cell>
          <table:table-cell table:style-name="ce7" office:value-type="string" calcext:value-type="string">
            <text:p>Nakfa</text:p>
          </table:table-cell>
          <table:table-cell table:style-name="ce11" office:value-type="string" calcext:value-type="string">
            <text:p>232</text:p>
          </table:table-cell>
          <table:table-cell table:style-name="ce14" table:formula="of:=VALUE([.C37])" office:value-type="float" office:value="232" calcext:value-type="float">
            <text:p>232</text:p>
          </table:table-cell>
          <table:table-cell table:style-name="ce2" office:value-type="string" calcext:value-type="string">
            <text:p>2</text:p>
          </table:table-cell>
          <table:table-cell table:style-name="ce7"/>
          <table:table-cell table:formula="of:=_xlfn.countifs([.A$1:.A$1048576];[.A37])" office:value-type="float" office:value="1" calcext:value-type="float">
            <text:p>1</text:p>
          </table:table-cell>
          <table:table-cell table:style-name="ce16" table:formula="of:=&quot;| &quot; &amp;[.A37]&amp;&quot; of Money&quot;" office:value-type="string" office:string-value="| ERN of Money" calcext:value-type="string">
            <text:p>| ERN of Money</text:p>
          </table:table-cell>
          <table:table-cell table:formula="of:=&quot;| &quot;&amp;[.A37]&amp;&quot; m -&gt; &quot;&amp;&quot;(ssqq&quot;&amp;[.A37]&amp;&quot;ssqq, m)&quot;" office:value-type="string" office:string-value="| ERN m -&gt; (ssqqERNssqq, m)" calcext:value-type="string">
            <text:p>| ERN m -&gt; (ssqqERNssqq, m)</text:p>
          </table:table-cell>
          <table:table-cell table:formula="of:=&quot;| &quot;&amp;&quot;(ssqq&quot;&amp;[.A37]&amp;&quot;ssqq, m) -&gt; &quot;&amp;[.A37]&amp;&quot; m&quot;" office:value-type="string" office:string-value="| (ssqqERNssqq, m) -&gt; ERN m" calcext:value-type="string">
            <text:p>| (ssqqERNssqq, m) -&gt; ERN m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FKP</text:p>
          </table:table-cell>
          <table:table-cell table:style-name="ce7" office:value-type="string" calcext:value-type="string">
            <text:p>Falkland Islands Pound</text:p>
          </table:table-cell>
          <table:table-cell table:style-name="ce11" office:value-type="string" calcext:value-type="string">
            <text:p>238</text:p>
          </table:table-cell>
          <table:table-cell table:style-name="ce14" table:formula="of:=VALUE([.C38])" office:value-type="float" office:value="238" calcext:value-type="float">
            <text:p>238</text:p>
          </table:table-cell>
          <table:table-cell table:style-name="ce2" office:value-type="string" calcext:value-type="string">
            <text:p>2</text:p>
          </table:table-cell>
          <table:table-cell table:style-name="ce7"/>
          <table:table-cell table:formula="of:=_xlfn.countifs([.A$1:.A$1048576];[.A38])" office:value-type="float" office:value="1" calcext:value-type="float">
            <text:p>1</text:p>
          </table:table-cell>
          <table:table-cell table:style-name="ce16" table:formula="of:=&quot;| &quot; &amp;[.A38]&amp;&quot; of Money&quot;" office:value-type="string" office:string-value="| FKP of Money" calcext:value-type="string">
            <text:p>| FKP of Money</text:p>
          </table:table-cell>
          <table:table-cell table:formula="of:=&quot;| &quot;&amp;[.A38]&amp;&quot; m -&gt; &quot;&amp;&quot;(ssqq&quot;&amp;[.A38]&amp;&quot;ssqq, m)&quot;" office:value-type="string" office:string-value="| FKP m -&gt; (ssqqFKPssqq, m)" calcext:value-type="string">
            <text:p>| FKP m -&gt; (ssqqFKPssqq, m)</text:p>
          </table:table-cell>
          <table:table-cell table:formula="of:=&quot;| &quot;&amp;&quot;(ssqq&quot;&amp;[.A38]&amp;&quot;ssqq, m) -&gt; &quot;&amp;[.A38]&amp;&quot; m&quot;" office:value-type="string" office:string-value="| (ssqqFKPssqq, m) -&gt; FKP m" calcext:value-type="string">
            <text:p>| (ssqqFKPssqq, m) -&gt; FKP m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FJD</text:p>
          </table:table-cell>
          <table:table-cell table:style-name="ce7" office:value-type="string" calcext:value-type="string">
            <text:p>Fiji Dollar</text:p>
          </table:table-cell>
          <table:table-cell table:style-name="ce11" office:value-type="string" calcext:value-type="string">
            <text:p>242</text:p>
          </table:table-cell>
          <table:table-cell table:style-name="ce14" table:formula="of:=VALUE([.C39])" office:value-type="float" office:value="242" calcext:value-type="float">
            <text:p>242</text:p>
          </table:table-cell>
          <table:table-cell table:style-name="ce2" office:value-type="string" calcext:value-type="string">
            <text:p>2</text:p>
          </table:table-cell>
          <table:table-cell table:style-name="ce7"/>
          <table:table-cell table:formula="of:=_xlfn.countifs([.A$1:.A$1048576];[.A39])" office:value-type="float" office:value="1" calcext:value-type="float">
            <text:p>1</text:p>
          </table:table-cell>
          <table:table-cell table:style-name="ce16" table:formula="of:=&quot;| &quot; &amp;[.A39]&amp;&quot; of Money&quot;" office:value-type="string" office:string-value="| FJD of Money" calcext:value-type="string">
            <text:p>| FJD of Money</text:p>
          </table:table-cell>
          <table:table-cell table:formula="of:=&quot;| &quot;&amp;[.A39]&amp;&quot; m -&gt; &quot;&amp;&quot;(ssqq&quot;&amp;[.A39]&amp;&quot;ssqq, m)&quot;" office:value-type="string" office:string-value="| FJD m -&gt; (ssqqFJDssqq, m)" calcext:value-type="string">
            <text:p>| FJD m -&gt; (ssqqFJDssqq, m)</text:p>
          </table:table-cell>
          <table:table-cell table:formula="of:=&quot;| &quot;&amp;&quot;(ssqq&quot;&amp;[.A39]&amp;&quot;ssqq, m) -&gt; &quot;&amp;[.A39]&amp;&quot; m&quot;" office:value-type="string" office:string-value="| (ssqqFJDssqq, m) -&gt; FJD m" calcext:value-type="string">
            <text:p>| (ssqqFJDssqq, m) -&gt; FJD m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DJF</text:p>
          </table:table-cell>
          <table:table-cell table:style-name="ce7" office:value-type="string" calcext:value-type="string">
            <text:p>Djibouti Franc</text:p>
          </table:table-cell>
          <table:table-cell table:style-name="ce11" office:value-type="string" calcext:value-type="string">
            <text:p>262</text:p>
          </table:table-cell>
          <table:table-cell table:style-name="ce14" table:formula="of:=VALUE([.C40])" office:value-type="float" office:value="262" calcext:value-type="float">
            <text:p>262</text:p>
          </table:table-cell>
          <table:table-cell table:style-name="ce2" office:value-type="string" calcext:value-type="string">
            <text:p>0</text:p>
          </table:table-cell>
          <table:table-cell table:style-name="ce7"/>
          <table:table-cell table:formula="of:=_xlfn.countifs([.A$1:.A$1048576];[.A40])" office:value-type="float" office:value="1" calcext:value-type="float">
            <text:p>1</text:p>
          </table:table-cell>
          <table:table-cell table:style-name="ce16" table:formula="of:=&quot;| &quot; &amp;[.A40]&amp;&quot; of Money&quot;" office:value-type="string" office:string-value="| DJF of Money" calcext:value-type="string">
            <text:p>| DJF of Money</text:p>
          </table:table-cell>
          <table:table-cell table:formula="of:=&quot;| &quot;&amp;[.A40]&amp;&quot; m -&gt; &quot;&amp;&quot;(ssqq&quot;&amp;[.A40]&amp;&quot;ssqq, m)&quot;" office:value-type="string" office:string-value="| DJF m -&gt; (ssqqDJFssqq, m)" calcext:value-type="string">
            <text:p>| DJF m -&gt; (ssqqDJFssqq, m)</text:p>
          </table:table-cell>
          <table:table-cell table:formula="of:=&quot;| &quot;&amp;&quot;(ssqq&quot;&amp;[.A40]&amp;&quot;ssqq, m) -&gt; &quot;&amp;[.A40]&amp;&quot; m&quot;" office:value-type="string" office:string-value="| (ssqqDJFssqq, m) -&gt; DJF m" calcext:value-type="string">
            <text:p>| (ssqqDJFssqq, m) -&gt; DJF m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GMD</text:p>
          </table:table-cell>
          <table:table-cell table:style-name="ce7" office:value-type="string" calcext:value-type="string">
            <text:p>Dalasi</text:p>
          </table:table-cell>
          <table:table-cell table:style-name="ce11" office:value-type="string" calcext:value-type="string">
            <text:p>270</text:p>
          </table:table-cell>
          <table:table-cell table:style-name="ce14" table:formula="of:=VALUE([.C41])" office:value-type="float" office:value="270" calcext:value-type="float">
            <text:p>270</text:p>
          </table:table-cell>
          <table:table-cell table:style-name="ce2" office:value-type="string" calcext:value-type="string">
            <text:p>2</text:p>
          </table:table-cell>
          <table:table-cell table:style-name="ce7"/>
          <table:table-cell table:formula="of:=_xlfn.countifs([.A$1:.A$1048576];[.A41])" office:value-type="float" office:value="1" calcext:value-type="float">
            <text:p>1</text:p>
          </table:table-cell>
          <table:table-cell table:style-name="ce16" table:formula="of:=&quot;| &quot; &amp;[.A41]&amp;&quot; of Money&quot;" office:value-type="string" office:string-value="| GMD of Money" calcext:value-type="string">
            <text:p>| GMD of Money</text:p>
          </table:table-cell>
          <table:table-cell table:formula="of:=&quot;| &quot;&amp;[.A41]&amp;&quot; m -&gt; &quot;&amp;&quot;(ssqq&quot;&amp;[.A41]&amp;&quot;ssqq, m)&quot;" office:value-type="string" office:string-value="| GMD m -&gt; (ssqqGMDssqq, m)" calcext:value-type="string">
            <text:p>| GMD m -&gt; (ssqqGMDssqq, m)</text:p>
          </table:table-cell>
          <table:table-cell table:formula="of:=&quot;| &quot;&amp;&quot;(ssqq&quot;&amp;[.A41]&amp;&quot;ssqq, m) -&gt; &quot;&amp;[.A41]&amp;&quot; m&quot;" office:value-type="string" office:string-value="| (ssqqGMDssqq, m) -&gt; GMD m" calcext:value-type="string">
            <text:p>| (ssqqGMDssqq, m) -&gt; GMD m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GIP</text:p>
          </table:table-cell>
          <table:table-cell table:style-name="ce7" office:value-type="string" calcext:value-type="string">
            <text:p>Gibraltar Pound</text:p>
          </table:table-cell>
          <table:table-cell table:style-name="ce11" office:value-type="string" calcext:value-type="string">
            <text:p>292</text:p>
          </table:table-cell>
          <table:table-cell table:style-name="ce14" table:formula="of:=VALUE([.C42])" office:value-type="float" office:value="292" calcext:value-type="float">
            <text:p>292</text:p>
          </table:table-cell>
          <table:table-cell table:style-name="ce2" office:value-type="string" calcext:value-type="string">
            <text:p>2</text:p>
          </table:table-cell>
          <table:table-cell table:style-name="ce7"/>
          <table:table-cell table:formula="of:=_xlfn.countifs([.A$1:.A$1048576];[.A42])" office:value-type="float" office:value="1" calcext:value-type="float">
            <text:p>1</text:p>
          </table:table-cell>
          <table:table-cell table:style-name="ce16" table:formula="of:=&quot;| &quot; &amp;[.A42]&amp;&quot; of Money&quot;" office:value-type="string" office:string-value="| GIP of Money" calcext:value-type="string">
            <text:p>| GIP of Money</text:p>
          </table:table-cell>
          <table:table-cell table:formula="of:=&quot;| &quot;&amp;[.A42]&amp;&quot; m -&gt; &quot;&amp;&quot;(ssqq&quot;&amp;[.A42]&amp;&quot;ssqq, m)&quot;" office:value-type="string" office:string-value="| GIP m -&gt; (ssqqGIPssqq, m)" calcext:value-type="string">
            <text:p>| GIP m -&gt; (ssqqGIPssqq, m)</text:p>
          </table:table-cell>
          <table:table-cell table:formula="of:=&quot;| &quot;&amp;&quot;(ssqq&quot;&amp;[.A42]&amp;&quot;ssqq, m) -&gt; &quot;&amp;[.A42]&amp;&quot; m&quot;" office:value-type="string" office:string-value="| (ssqqGIPssqq, m) -&gt; GIP m" calcext:value-type="string">
            <text:p>| (ssqqGIPssqq, m) -&gt; GIP m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GTQ</text:p>
          </table:table-cell>
          <table:table-cell table:style-name="ce7" office:value-type="string" calcext:value-type="string">
            <text:p>Quetzal</text:p>
          </table:table-cell>
          <table:table-cell table:style-name="ce11" office:value-type="string" calcext:value-type="string">
            <text:p>320</text:p>
          </table:table-cell>
          <table:table-cell table:style-name="ce14" table:formula="of:=VALUE([.C43])" office:value-type="float" office:value="320" calcext:value-type="float">
            <text:p>320</text:p>
          </table:table-cell>
          <table:table-cell table:style-name="ce2" office:value-type="string" calcext:value-type="string">
            <text:p>2</text:p>
          </table:table-cell>
          <table:table-cell table:style-name="ce7"/>
          <table:table-cell table:formula="of:=_xlfn.countifs([.A$1:.A$1048576];[.A43])" office:value-type="float" office:value="1" calcext:value-type="float">
            <text:p>1</text:p>
          </table:table-cell>
          <table:table-cell table:style-name="ce16" table:formula="of:=&quot;| &quot; &amp;[.A43]&amp;&quot; of Money&quot;" office:value-type="string" office:string-value="| GTQ of Money" calcext:value-type="string">
            <text:p>| GTQ of Money</text:p>
          </table:table-cell>
          <table:table-cell table:formula="of:=&quot;| &quot;&amp;[.A43]&amp;&quot; m -&gt; &quot;&amp;&quot;(ssqq&quot;&amp;[.A43]&amp;&quot;ssqq, m)&quot;" office:value-type="string" office:string-value="| GTQ m -&gt; (ssqqGTQssqq, m)" calcext:value-type="string">
            <text:p>| GTQ m -&gt; (ssqqGTQssqq, m)</text:p>
          </table:table-cell>
          <table:table-cell table:formula="of:=&quot;| &quot;&amp;&quot;(ssqq&quot;&amp;[.A43]&amp;&quot;ssqq, m) -&gt; &quot;&amp;[.A43]&amp;&quot; m&quot;" office:value-type="string" office:string-value="| (ssqqGTQssqq, m) -&gt; GTQ m" calcext:value-type="string">
            <text:p>| (ssqqGTQssqq, m) -&gt; GTQ m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GNF</text:p>
          </table:table-cell>
          <table:table-cell table:style-name="ce7" office:value-type="string" calcext:value-type="string">
            <text:p>Guinean Franc</text:p>
          </table:table-cell>
          <table:table-cell table:style-name="ce11" office:value-type="string" calcext:value-type="string">
            <text:p>324</text:p>
          </table:table-cell>
          <table:table-cell table:style-name="ce14" table:formula="of:=VALUE([.C44])" office:value-type="float" office:value="324" calcext:value-type="float">
            <text:p>324</text:p>
          </table:table-cell>
          <table:table-cell table:style-name="ce2" office:value-type="string" calcext:value-type="string">
            <text:p>0</text:p>
          </table:table-cell>
          <table:table-cell table:style-name="ce7"/>
          <table:table-cell table:formula="of:=_xlfn.countifs([.A$1:.A$1048576];[.A44])" office:value-type="float" office:value="1" calcext:value-type="float">
            <text:p>1</text:p>
          </table:table-cell>
          <table:table-cell table:style-name="ce16" table:formula="of:=&quot;| &quot; &amp;[.A44]&amp;&quot; of Money&quot;" office:value-type="string" office:string-value="| GNF of Money" calcext:value-type="string">
            <text:p>| GNF of Money</text:p>
          </table:table-cell>
          <table:table-cell table:formula="of:=&quot;| &quot;&amp;[.A44]&amp;&quot; m -&gt; &quot;&amp;&quot;(ssqq&quot;&amp;[.A44]&amp;&quot;ssqq, m)&quot;" office:value-type="string" office:string-value="| GNF m -&gt; (ssqqGNFssqq, m)" calcext:value-type="string">
            <text:p>| GNF m -&gt; (ssqqGNFssqq, m)</text:p>
          </table:table-cell>
          <table:table-cell table:formula="of:=&quot;| &quot;&amp;&quot;(ssqq&quot;&amp;[.A44]&amp;&quot;ssqq, m) -&gt; &quot;&amp;[.A44]&amp;&quot; m&quot;" office:value-type="string" office:string-value="| (ssqqGNFssqq, m) -&gt; GNF m" calcext:value-type="string">
            <text:p>| (ssqqGNFssqq, m) -&gt; GNF m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GYD</text:p>
          </table:table-cell>
          <table:table-cell table:style-name="ce7" office:value-type="string" calcext:value-type="string">
            <text:p>Guyana Dollar</text:p>
          </table:table-cell>
          <table:table-cell table:style-name="ce11" office:value-type="string" calcext:value-type="string">
            <text:p>328</text:p>
          </table:table-cell>
          <table:table-cell table:style-name="ce14" table:formula="of:=VALUE([.C45])" office:value-type="float" office:value="328" calcext:value-type="float">
            <text:p>328</text:p>
          </table:table-cell>
          <table:table-cell table:style-name="ce2" office:value-type="string" calcext:value-type="string">
            <text:p>2</text:p>
          </table:table-cell>
          <table:table-cell table:style-name="ce7"/>
          <table:table-cell table:formula="of:=_xlfn.countifs([.A$1:.A$1048576];[.A45])" office:value-type="float" office:value="1" calcext:value-type="float">
            <text:p>1</text:p>
          </table:table-cell>
          <table:table-cell table:style-name="ce16" table:formula="of:=&quot;| &quot; &amp;[.A45]&amp;&quot; of Money&quot;" office:value-type="string" office:string-value="| GYD of Money" calcext:value-type="string">
            <text:p>| GYD of Money</text:p>
          </table:table-cell>
          <table:table-cell table:formula="of:=&quot;| &quot;&amp;[.A45]&amp;&quot; m -&gt; &quot;&amp;&quot;(ssqq&quot;&amp;[.A45]&amp;&quot;ssqq, m)&quot;" office:value-type="string" office:string-value="| GYD m -&gt; (ssqqGYDssqq, m)" calcext:value-type="string">
            <text:p>| GYD m -&gt; (ssqqGYDssqq, m)</text:p>
          </table:table-cell>
          <table:table-cell table:formula="of:=&quot;| &quot;&amp;&quot;(ssqq&quot;&amp;[.A45]&amp;&quot;ssqq, m) -&gt; &quot;&amp;[.A45]&amp;&quot; m&quot;" office:value-type="string" office:string-value="| (ssqqGYDssqq, m) -&gt; GYD m" calcext:value-type="string">
            <text:p>| (ssqqGYDssqq, m) -&gt; GYD m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HTG</text:p>
          </table:table-cell>
          <table:table-cell table:style-name="ce7" office:value-type="string" calcext:value-type="string">
            <text:p>Gourde</text:p>
          </table:table-cell>
          <table:table-cell table:style-name="ce11" office:value-type="string" calcext:value-type="string">
            <text:p>332</text:p>
          </table:table-cell>
          <table:table-cell table:style-name="ce14" table:formula="of:=VALUE([.C46])" office:value-type="float" office:value="332" calcext:value-type="float">
            <text:p>332</text:p>
          </table:table-cell>
          <table:table-cell table:style-name="ce2" office:value-type="string" calcext:value-type="string">
            <text:p>2</text:p>
          </table:table-cell>
          <table:table-cell table:style-name="ce7"/>
          <table:table-cell table:formula="of:=_xlfn.countifs([.A$1:.A$1048576];[.A46])" office:value-type="float" office:value="1" calcext:value-type="float">
            <text:p>1</text:p>
          </table:table-cell>
          <table:table-cell table:style-name="ce16" table:formula="of:=&quot;| &quot; &amp;[.A46]&amp;&quot; of Money&quot;" office:value-type="string" office:string-value="| HTG of Money" calcext:value-type="string">
            <text:p>| HTG of Money</text:p>
          </table:table-cell>
          <table:table-cell table:formula="of:=&quot;| &quot;&amp;[.A46]&amp;&quot; m -&gt; &quot;&amp;&quot;(ssqq&quot;&amp;[.A46]&amp;&quot;ssqq, m)&quot;" office:value-type="string" office:string-value="| HTG m -&gt; (ssqqHTGssqq, m)" calcext:value-type="string">
            <text:p>| HTG m -&gt; (ssqqHTGssqq, m)</text:p>
          </table:table-cell>
          <table:table-cell table:formula="of:=&quot;| &quot;&amp;&quot;(ssqq&quot;&amp;[.A46]&amp;&quot;ssqq, m) -&gt; &quot;&amp;[.A46]&amp;&quot; m&quot;" office:value-type="string" office:string-value="| (ssqqHTGssqq, m) -&gt; HTG m" calcext:value-type="string">
            <text:p>| (ssqqHTGssqq, m) -&gt; HTG m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HNL</text:p>
          </table:table-cell>
          <table:table-cell table:style-name="ce7" office:value-type="string" calcext:value-type="string">
            <text:p>Lempira</text:p>
          </table:table-cell>
          <table:table-cell table:style-name="ce11" office:value-type="string" calcext:value-type="string">
            <text:p>340</text:p>
          </table:table-cell>
          <table:table-cell table:style-name="ce14" table:formula="of:=VALUE([.C47])" office:value-type="float" office:value="340" calcext:value-type="float">
            <text:p>340</text:p>
          </table:table-cell>
          <table:table-cell table:style-name="ce2" office:value-type="string" calcext:value-type="string">
            <text:p>2</text:p>
          </table:table-cell>
          <table:table-cell table:style-name="ce7"/>
          <table:table-cell table:formula="of:=_xlfn.countifs([.A$1:.A$1048576];[.A47])" office:value-type="float" office:value="1" calcext:value-type="float">
            <text:p>1</text:p>
          </table:table-cell>
          <table:table-cell table:style-name="ce16" table:formula="of:=&quot;| &quot; &amp;[.A47]&amp;&quot; of Money&quot;" office:value-type="string" office:string-value="| HNL of Money" calcext:value-type="string">
            <text:p>| HNL of Money</text:p>
          </table:table-cell>
          <table:table-cell table:formula="of:=&quot;| &quot;&amp;[.A47]&amp;&quot; m -&gt; &quot;&amp;&quot;(ssqq&quot;&amp;[.A47]&amp;&quot;ssqq, m)&quot;" office:value-type="string" office:string-value="| HNL m -&gt; (ssqqHNLssqq, m)" calcext:value-type="string">
            <text:p>| HNL m -&gt; (ssqqHNLssqq, m)</text:p>
          </table:table-cell>
          <table:table-cell table:formula="of:=&quot;| &quot;&amp;&quot;(ssqq&quot;&amp;[.A47]&amp;&quot;ssqq, m) -&gt; &quot;&amp;[.A47]&amp;&quot; m&quot;" office:value-type="string" office:string-value="| (ssqqHNLssqq, m) -&gt; HNL m" calcext:value-type="string">
            <text:p>| (ssqqHNLssqq, m) -&gt; HNL m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HKD</text:p>
          </table:table-cell>
          <table:table-cell table:style-name="ce7" office:value-type="string" calcext:value-type="string">
            <text:p>Hong Kong Dollar</text:p>
          </table:table-cell>
          <table:table-cell table:style-name="ce11" office:value-type="string" calcext:value-type="string">
            <text:p>344</text:p>
          </table:table-cell>
          <table:table-cell table:style-name="ce14" table:formula="of:=VALUE([.C48])" office:value-type="float" office:value="344" calcext:value-type="float">
            <text:p>344</text:p>
          </table:table-cell>
          <table:table-cell table:style-name="ce2" office:value-type="string" calcext:value-type="string">
            <text:p>2</text:p>
          </table:table-cell>
          <table:table-cell table:style-name="ce7"/>
          <table:table-cell table:formula="of:=_xlfn.countifs([.A$1:.A$1048576];[.A48])" office:value-type="float" office:value="1" calcext:value-type="float">
            <text:p>1</text:p>
          </table:table-cell>
          <table:table-cell table:style-name="ce16" table:formula="of:=&quot;| &quot; &amp;[.A48]&amp;&quot; of Money&quot;" office:value-type="string" office:string-value="| HKD of Money" calcext:value-type="string">
            <text:p>| HKD of Money</text:p>
          </table:table-cell>
          <table:table-cell table:formula="of:=&quot;| &quot;&amp;[.A48]&amp;&quot; m -&gt; &quot;&amp;&quot;(ssqq&quot;&amp;[.A48]&amp;&quot;ssqq, m)&quot;" office:value-type="string" office:string-value="| HKD m -&gt; (ssqqHKDssqq, m)" calcext:value-type="string">
            <text:p>| HKD m -&gt; (ssqqHKDssqq, m)</text:p>
          </table:table-cell>
          <table:table-cell table:formula="of:=&quot;| &quot;&amp;&quot;(ssqq&quot;&amp;[.A48]&amp;&quot;ssqq, m) -&gt; &quot;&amp;[.A48]&amp;&quot; m&quot;" office:value-type="string" office:string-value="| (ssqqHKDssqq, m) -&gt; HKD m" calcext:value-type="string">
            <text:p>| (ssqqHKDssqq, m) -&gt; HKD m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HUF</text:p>
          </table:table-cell>
          <table:table-cell table:style-name="ce7" office:value-type="string" calcext:value-type="string">
            <text:p>Forint</text:p>
          </table:table-cell>
          <table:table-cell table:style-name="ce11" office:value-type="string" calcext:value-type="string">
            <text:p>348</text:p>
          </table:table-cell>
          <table:table-cell table:style-name="ce14" table:formula="of:=VALUE([.C49])" office:value-type="float" office:value="348" calcext:value-type="float">
            <text:p>348</text:p>
          </table:table-cell>
          <table:table-cell table:style-name="ce2" office:value-type="string" calcext:value-type="string">
            <text:p>2</text:p>
          </table:table-cell>
          <table:table-cell table:style-name="ce7"/>
          <table:table-cell table:formula="of:=_xlfn.countifs([.A$1:.A$1048576];[.A49])" office:value-type="float" office:value="1" calcext:value-type="float">
            <text:p>1</text:p>
          </table:table-cell>
          <table:table-cell table:style-name="ce16" table:formula="of:=&quot;| &quot; &amp;[.A49]&amp;&quot; of Money&quot;" office:value-type="string" office:string-value="| HUF of Money" calcext:value-type="string">
            <text:p>| HUF of Money</text:p>
          </table:table-cell>
          <table:table-cell table:formula="of:=&quot;| &quot;&amp;[.A49]&amp;&quot; m -&gt; &quot;&amp;&quot;(ssqq&quot;&amp;[.A49]&amp;&quot;ssqq, m)&quot;" office:value-type="string" office:string-value="| HUF m -&gt; (ssqqHUFssqq, m)" calcext:value-type="string">
            <text:p>| HUF m -&gt; (ssqqHUFssqq, m)</text:p>
          </table:table-cell>
          <table:table-cell table:formula="of:=&quot;| &quot;&amp;&quot;(ssqq&quot;&amp;[.A49]&amp;&quot;ssqq, m) -&gt; &quot;&amp;[.A49]&amp;&quot; m&quot;" office:value-type="string" office:string-value="| (ssqqHUFssqq, m) -&gt; HUF m" calcext:value-type="string">
            <text:p>| (ssqqHUFssqq, m) -&gt; HUF m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ISK</text:p>
          </table:table-cell>
          <table:table-cell table:style-name="ce7" office:value-type="string" calcext:value-type="string">
            <text:p>Iceland Krona</text:p>
          </table:table-cell>
          <table:table-cell table:style-name="ce11" office:value-type="string" calcext:value-type="string">
            <text:p>352</text:p>
          </table:table-cell>
          <table:table-cell table:style-name="ce14" table:formula="of:=VALUE([.C50])" office:value-type="float" office:value="352" calcext:value-type="float">
            <text:p>352</text:p>
          </table:table-cell>
          <table:table-cell table:style-name="ce2" office:value-type="string" calcext:value-type="string">
            <text:p>0</text:p>
          </table:table-cell>
          <table:table-cell table:style-name="ce7"/>
          <table:table-cell table:formula="of:=_xlfn.countifs([.A$1:.A$1048576];[.A50])" office:value-type="float" office:value="1" calcext:value-type="float">
            <text:p>1</text:p>
          </table:table-cell>
          <table:table-cell table:style-name="ce16" table:formula="of:=&quot;| &quot; &amp;[.A50]&amp;&quot; of Money&quot;" office:value-type="string" office:string-value="| ISK of Money" calcext:value-type="string">
            <text:p>| ISK of Money</text:p>
          </table:table-cell>
          <table:table-cell table:formula="of:=&quot;| &quot;&amp;[.A50]&amp;&quot; m -&gt; &quot;&amp;&quot;(ssqq&quot;&amp;[.A50]&amp;&quot;ssqq, m)&quot;" office:value-type="string" office:string-value="| ISK m -&gt; (ssqqISKssqq, m)" calcext:value-type="string">
            <text:p>| ISK m -&gt; (ssqqISKssqq, m)</text:p>
          </table:table-cell>
          <table:table-cell table:formula="of:=&quot;| &quot;&amp;&quot;(ssqq&quot;&amp;[.A50]&amp;&quot;ssqq, m) -&gt; &quot;&amp;[.A50]&amp;&quot; m&quot;" office:value-type="string" office:string-value="| (ssqqISKssqq, m) -&gt; ISK m" calcext:value-type="string">
            <text:p>| (ssqqISKssqq, m) -&gt; ISK m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INR</text:p>
          </table:table-cell>
          <table:table-cell table:style-name="ce7" office:value-type="string" calcext:value-type="string">
            <text:p>Indian Rupee</text:p>
          </table:table-cell>
          <table:table-cell table:style-name="ce11" office:value-type="string" calcext:value-type="string">
            <text:p>356</text:p>
          </table:table-cell>
          <table:table-cell table:style-name="ce14" table:formula="of:=VALUE([.C51])" office:value-type="float" office:value="356" calcext:value-type="float">
            <text:p>356</text:p>
          </table:table-cell>
          <table:table-cell table:style-name="ce2" office:value-type="string" calcext:value-type="string">
            <text:p>2</text:p>
          </table:table-cell>
          <table:table-cell table:style-name="ce7"/>
          <table:table-cell table:formula="of:=_xlfn.countifs([.A$1:.A$1048576];[.A51])" office:value-type="float" office:value="1" calcext:value-type="float">
            <text:p>1</text:p>
          </table:table-cell>
          <table:table-cell table:style-name="ce16" table:formula="of:=&quot;| &quot; &amp;[.A51]&amp;&quot; of Money&quot;" office:value-type="string" office:string-value="| INR of Money" calcext:value-type="string">
            <text:p>| INR of Money</text:p>
          </table:table-cell>
          <table:table-cell table:formula="of:=&quot;| &quot;&amp;[.A51]&amp;&quot; m -&gt; &quot;&amp;&quot;(ssqq&quot;&amp;[.A51]&amp;&quot;ssqq, m)&quot;" office:value-type="string" office:string-value="| INR m -&gt; (ssqqINRssqq, m)" calcext:value-type="string">
            <text:p>| INR m -&gt; (ssqqINRssqq, m)</text:p>
          </table:table-cell>
          <table:table-cell table:formula="of:=&quot;| &quot;&amp;&quot;(ssqq&quot;&amp;[.A51]&amp;&quot;ssqq, m) -&gt; &quot;&amp;[.A51]&amp;&quot; m&quot;" office:value-type="string" office:string-value="| (ssqqINRssqq, m) -&gt; INR m" calcext:value-type="string">
            <text:p>| (ssqqINRssqq, m) -&gt; INR m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IDR</text:p>
          </table:table-cell>
          <table:table-cell table:style-name="ce7" office:value-type="string" calcext:value-type="string">
            <text:p>Rupiah</text:p>
          </table:table-cell>
          <table:table-cell table:style-name="ce11" office:value-type="string" calcext:value-type="string">
            <text:p>360</text:p>
          </table:table-cell>
          <table:table-cell table:style-name="ce14" table:formula="of:=VALUE([.C52])" office:value-type="float" office:value="360" calcext:value-type="float">
            <text:p>360</text:p>
          </table:table-cell>
          <table:table-cell table:style-name="ce2" office:value-type="string" calcext:value-type="string">
            <text:p>2</text:p>
          </table:table-cell>
          <table:table-cell table:style-name="ce7"/>
          <table:table-cell table:formula="of:=_xlfn.countifs([.A$1:.A$1048576];[.A52])" office:value-type="float" office:value="1" calcext:value-type="float">
            <text:p>1</text:p>
          </table:table-cell>
          <table:table-cell table:style-name="ce16" table:formula="of:=&quot;| &quot; &amp;[.A52]&amp;&quot; of Money&quot;" office:value-type="string" office:string-value="| IDR of Money" calcext:value-type="string">
            <text:p>| IDR of Money</text:p>
          </table:table-cell>
          <table:table-cell table:formula="of:=&quot;| &quot;&amp;[.A52]&amp;&quot; m -&gt; &quot;&amp;&quot;(ssqq&quot;&amp;[.A52]&amp;&quot;ssqq, m)&quot;" office:value-type="string" office:string-value="| IDR m -&gt; (ssqqIDRssqq, m)" calcext:value-type="string">
            <text:p>| IDR m -&gt; (ssqqIDRssqq, m)</text:p>
          </table:table-cell>
          <table:table-cell table:formula="of:=&quot;| &quot;&amp;&quot;(ssqq&quot;&amp;[.A52]&amp;&quot;ssqq, m) -&gt; &quot;&amp;[.A52]&amp;&quot; m&quot;" office:value-type="string" office:string-value="| (ssqqIDRssqq, m) -&gt; IDR m" calcext:value-type="string">
            <text:p>| (ssqqIDRssqq, m) -&gt; IDR m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IRR</text:p>
          </table:table-cell>
          <table:table-cell table:style-name="ce7" office:value-type="string" calcext:value-type="string">
            <text:p>Iranian Rial</text:p>
          </table:table-cell>
          <table:table-cell table:style-name="ce11" office:value-type="string" calcext:value-type="string">
            <text:p>364</text:p>
          </table:table-cell>
          <table:table-cell table:style-name="ce14" table:formula="of:=VALUE([.C53])" office:value-type="float" office:value="364" calcext:value-type="float">
            <text:p>364</text:p>
          </table:table-cell>
          <table:table-cell table:style-name="ce2" office:value-type="string" calcext:value-type="string">
            <text:p>2</text:p>
          </table:table-cell>
          <table:table-cell table:style-name="ce7"/>
          <table:table-cell table:formula="of:=_xlfn.countifs([.A$1:.A$1048576];[.A53])" office:value-type="float" office:value="1" calcext:value-type="float">
            <text:p>1</text:p>
          </table:table-cell>
          <table:table-cell table:style-name="ce16" table:formula="of:=&quot;| &quot; &amp;[.A53]&amp;&quot; of Money&quot;" office:value-type="string" office:string-value="| IRR of Money" calcext:value-type="string">
            <text:p>| IRR of Money</text:p>
          </table:table-cell>
          <table:table-cell table:formula="of:=&quot;| &quot;&amp;[.A53]&amp;&quot; m -&gt; &quot;&amp;&quot;(ssqq&quot;&amp;[.A53]&amp;&quot;ssqq, m)&quot;" office:value-type="string" office:string-value="| IRR m -&gt; (ssqqIRRssqq, m)" calcext:value-type="string">
            <text:p>| IRR m -&gt; (ssqqIRRssqq, m)</text:p>
          </table:table-cell>
          <table:table-cell table:formula="of:=&quot;| &quot;&amp;&quot;(ssqq&quot;&amp;[.A53]&amp;&quot;ssqq, m) -&gt; &quot;&amp;[.A53]&amp;&quot; m&quot;" office:value-type="string" office:string-value="| (ssqqIRRssqq, m) -&gt; IRR m" calcext:value-type="string">
            <text:p>| (ssqqIRRssqq, m) -&gt; IRR m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IQD</text:p>
          </table:table-cell>
          <table:table-cell table:style-name="ce7" office:value-type="string" calcext:value-type="string">
            <text:p>Iraqi Dinar</text:p>
          </table:table-cell>
          <table:table-cell table:style-name="ce11" office:value-type="string" calcext:value-type="string">
            <text:p>368</text:p>
          </table:table-cell>
          <table:table-cell table:style-name="ce14" table:formula="of:=VALUE([.C54])" office:value-type="float" office:value="368" calcext:value-type="float">
            <text:p>368</text:p>
          </table:table-cell>
          <table:table-cell table:style-name="ce2" office:value-type="string" calcext:value-type="string">
            <text:p>3</text:p>
          </table:table-cell>
          <table:table-cell table:style-name="ce7"/>
          <table:table-cell table:formula="of:=_xlfn.countifs([.A$1:.A$1048576];[.A54])" office:value-type="float" office:value="1" calcext:value-type="float">
            <text:p>1</text:p>
          </table:table-cell>
          <table:table-cell table:style-name="ce16" table:formula="of:=&quot;| &quot; &amp;[.A54]&amp;&quot; of Money&quot;" office:value-type="string" office:string-value="| IQD of Money" calcext:value-type="string">
            <text:p>| IQD of Money</text:p>
          </table:table-cell>
          <table:table-cell table:formula="of:=&quot;| &quot;&amp;[.A54]&amp;&quot; m -&gt; &quot;&amp;&quot;(ssqq&quot;&amp;[.A54]&amp;&quot;ssqq, m)&quot;" office:value-type="string" office:string-value="| IQD m -&gt; (ssqqIQDssqq, m)" calcext:value-type="string">
            <text:p>| IQD m -&gt; (ssqqIQDssqq, m)</text:p>
          </table:table-cell>
          <table:table-cell table:formula="of:=&quot;| &quot;&amp;&quot;(ssqq&quot;&amp;[.A54]&amp;&quot;ssqq, m) -&gt; &quot;&amp;[.A54]&amp;&quot; m&quot;" office:value-type="string" office:string-value="| (ssqqIQDssqq, m) -&gt; IQD m" calcext:value-type="string">
            <text:p>| (ssqqIQDssqq, m) -&gt; IQD m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ILS</text:p>
          </table:table-cell>
          <table:table-cell table:style-name="ce7" office:value-type="string" calcext:value-type="string">
            <text:p>New Israeli Sheqel</text:p>
          </table:table-cell>
          <table:table-cell table:style-name="ce11" office:value-type="string" calcext:value-type="string">
            <text:p>376</text:p>
          </table:table-cell>
          <table:table-cell table:style-name="ce14" table:formula="of:=VALUE([.C55])" office:value-type="float" office:value="376" calcext:value-type="float">
            <text:p>376</text:p>
          </table:table-cell>
          <table:table-cell table:style-name="ce2" office:value-type="string" calcext:value-type="string">
            <text:p>2</text:p>
          </table:table-cell>
          <table:table-cell table:style-name="ce7"/>
          <table:table-cell table:formula="of:=_xlfn.countifs([.A$1:.A$1048576];[.A55])" office:value-type="float" office:value="1" calcext:value-type="float">
            <text:p>1</text:p>
          </table:table-cell>
          <table:table-cell table:style-name="ce16" table:formula="of:=&quot;| &quot; &amp;[.A55]&amp;&quot; of Money&quot;" office:value-type="string" office:string-value="| ILS of Money" calcext:value-type="string">
            <text:p>| ILS of Money</text:p>
          </table:table-cell>
          <table:table-cell table:formula="of:=&quot;| &quot;&amp;[.A55]&amp;&quot; m -&gt; &quot;&amp;&quot;(ssqq&quot;&amp;[.A55]&amp;&quot;ssqq, m)&quot;" office:value-type="string" office:string-value="| ILS m -&gt; (ssqqILSssqq, m)" calcext:value-type="string">
            <text:p>| ILS m -&gt; (ssqqILSssqq, m)</text:p>
          </table:table-cell>
          <table:table-cell table:formula="of:=&quot;| &quot;&amp;&quot;(ssqq&quot;&amp;[.A55]&amp;&quot;ssqq, m) -&gt; &quot;&amp;[.A55]&amp;&quot; m&quot;" office:value-type="string" office:string-value="| (ssqqILSssqq, m) -&gt; ILS m" calcext:value-type="string">
            <text:p>| (ssqqILSssqq, m) -&gt; ILS m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JMD</text:p>
          </table:table-cell>
          <table:table-cell table:style-name="ce7" office:value-type="string" calcext:value-type="string">
            <text:p>Jamaican Dollar</text:p>
          </table:table-cell>
          <table:table-cell table:style-name="ce11" office:value-type="string" calcext:value-type="string">
            <text:p>388</text:p>
          </table:table-cell>
          <table:table-cell table:style-name="ce14" table:formula="of:=VALUE([.C56])" office:value-type="float" office:value="388" calcext:value-type="float">
            <text:p>388</text:p>
          </table:table-cell>
          <table:table-cell table:style-name="ce2" office:value-type="string" calcext:value-type="string">
            <text:p>2</text:p>
          </table:table-cell>
          <table:table-cell table:style-name="ce7"/>
          <table:table-cell table:formula="of:=_xlfn.countifs([.A$1:.A$1048576];[.A56])" office:value-type="float" office:value="1" calcext:value-type="float">
            <text:p>1</text:p>
          </table:table-cell>
          <table:table-cell table:style-name="ce16" table:formula="of:=&quot;| &quot; &amp;[.A56]&amp;&quot; of Money&quot;" office:value-type="string" office:string-value="| JMD of Money" calcext:value-type="string">
            <text:p>| JMD of Money</text:p>
          </table:table-cell>
          <table:table-cell table:formula="of:=&quot;| &quot;&amp;[.A56]&amp;&quot; m -&gt; &quot;&amp;&quot;(ssqq&quot;&amp;[.A56]&amp;&quot;ssqq, m)&quot;" office:value-type="string" office:string-value="| JMD m -&gt; (ssqqJMDssqq, m)" calcext:value-type="string">
            <text:p>| JMD m -&gt; (ssqqJMDssqq, m)</text:p>
          </table:table-cell>
          <table:table-cell table:formula="of:=&quot;| &quot;&amp;&quot;(ssqq&quot;&amp;[.A56]&amp;&quot;ssqq, m) -&gt; &quot;&amp;[.A56]&amp;&quot; m&quot;" office:value-type="string" office:string-value="| (ssqqJMDssqq, m) -&gt; JMD m" calcext:value-type="string">
            <text:p>| (ssqqJMDssqq, m) -&gt; JMD m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JPY</text:p>
          </table:table-cell>
          <table:table-cell table:style-name="ce7" office:value-type="string" calcext:value-type="string">
            <text:p>Yen</text:p>
          </table:table-cell>
          <table:table-cell table:style-name="ce11" office:value-type="string" calcext:value-type="string">
            <text:p>392</text:p>
          </table:table-cell>
          <table:table-cell table:style-name="ce14" table:formula="of:=VALUE([.C57])" office:value-type="float" office:value="392" calcext:value-type="float">
            <text:p>392</text:p>
          </table:table-cell>
          <table:table-cell table:style-name="ce2" office:value-type="string" calcext:value-type="string">
            <text:p>0</text:p>
          </table:table-cell>
          <table:table-cell table:style-name="ce7"/>
          <table:table-cell table:formula="of:=_xlfn.countifs([.A$1:.A$1048576];[.A57])" office:value-type="float" office:value="1" calcext:value-type="float">
            <text:p>1</text:p>
          </table:table-cell>
          <table:table-cell table:style-name="ce16" table:formula="of:=&quot;| &quot; &amp;[.A57]&amp;&quot; of Money&quot;" office:value-type="string" office:string-value="| JPY of Money" calcext:value-type="string">
            <text:p>| JPY of Money</text:p>
          </table:table-cell>
          <table:table-cell table:formula="of:=&quot;| &quot;&amp;[.A57]&amp;&quot; m -&gt; &quot;&amp;&quot;(ssqq&quot;&amp;[.A57]&amp;&quot;ssqq, m)&quot;" office:value-type="string" office:string-value="| JPY m -&gt; (ssqqJPYssqq, m)" calcext:value-type="string">
            <text:p>| JPY m -&gt; (ssqqJPYssqq, m)</text:p>
          </table:table-cell>
          <table:table-cell table:formula="of:=&quot;| &quot;&amp;&quot;(ssqq&quot;&amp;[.A57]&amp;&quot;ssqq, m) -&gt; &quot;&amp;[.A57]&amp;&quot; m&quot;" office:value-type="string" office:string-value="| (ssqqJPYssqq, m) -&gt; JPY m" calcext:value-type="string">
            <text:p>| (ssqqJPYssqq, m) -&gt; JPY m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KZT</text:p>
          </table:table-cell>
          <table:table-cell table:style-name="ce7" office:value-type="string" calcext:value-type="string">
            <text:p>Tenge</text:p>
          </table:table-cell>
          <table:table-cell table:style-name="ce11" office:value-type="string" calcext:value-type="string">
            <text:p>398</text:p>
          </table:table-cell>
          <table:table-cell table:style-name="ce14" table:formula="of:=VALUE([.C58])" office:value-type="float" office:value="398" calcext:value-type="float">
            <text:p>398</text:p>
          </table:table-cell>
          <table:table-cell table:style-name="ce2" office:value-type="string" calcext:value-type="string">
            <text:p>2</text:p>
          </table:table-cell>
          <table:table-cell table:style-name="ce7"/>
          <table:table-cell table:formula="of:=_xlfn.countifs([.A$1:.A$1048576];[.A58])" office:value-type="float" office:value="1" calcext:value-type="float">
            <text:p>1</text:p>
          </table:table-cell>
          <table:table-cell table:style-name="ce16" table:formula="of:=&quot;| &quot; &amp;[.A58]&amp;&quot; of Money&quot;" office:value-type="string" office:string-value="| KZT of Money" calcext:value-type="string">
            <text:p>| KZT of Money</text:p>
          </table:table-cell>
          <table:table-cell table:formula="of:=&quot;| &quot;&amp;[.A58]&amp;&quot; m -&gt; &quot;&amp;&quot;(ssqq&quot;&amp;[.A58]&amp;&quot;ssqq, m)&quot;" office:value-type="string" office:string-value="| KZT m -&gt; (ssqqKZTssqq, m)" calcext:value-type="string">
            <text:p>| KZT m -&gt; (ssqqKZTssqq, m)</text:p>
          </table:table-cell>
          <table:table-cell table:formula="of:=&quot;| &quot;&amp;&quot;(ssqq&quot;&amp;[.A58]&amp;&quot;ssqq, m) -&gt; &quot;&amp;[.A58]&amp;&quot; m&quot;" office:value-type="string" office:string-value="| (ssqqKZTssqq, m) -&gt; KZT m" calcext:value-type="string">
            <text:p>| (ssqqKZTssqq, m) -&gt; KZT m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JOD</text:p>
          </table:table-cell>
          <table:table-cell table:style-name="ce7" office:value-type="string" calcext:value-type="string">
            <text:p>Jordanian Dinar</text:p>
          </table:table-cell>
          <table:table-cell table:style-name="ce11" office:value-type="string" calcext:value-type="string">
            <text:p>400</text:p>
          </table:table-cell>
          <table:table-cell table:style-name="ce14" table:formula="of:=VALUE([.C59])" office:value-type="float" office:value="400" calcext:value-type="float">
            <text:p>400</text:p>
          </table:table-cell>
          <table:table-cell table:style-name="ce2" office:value-type="string" calcext:value-type="string">
            <text:p>3</text:p>
          </table:table-cell>
          <table:table-cell table:style-name="ce7"/>
          <table:table-cell table:formula="of:=_xlfn.countifs([.A$1:.A$1048576];[.A59])" office:value-type="float" office:value="1" calcext:value-type="float">
            <text:p>1</text:p>
          </table:table-cell>
          <table:table-cell table:style-name="ce16" table:formula="of:=&quot;| &quot; &amp;[.A59]&amp;&quot; of Money&quot;" office:value-type="string" office:string-value="| JOD of Money" calcext:value-type="string">
            <text:p>| JOD of Money</text:p>
          </table:table-cell>
          <table:table-cell table:formula="of:=&quot;| &quot;&amp;[.A59]&amp;&quot; m -&gt; &quot;&amp;&quot;(ssqq&quot;&amp;[.A59]&amp;&quot;ssqq, m)&quot;" office:value-type="string" office:string-value="| JOD m -&gt; (ssqqJODssqq, m)" calcext:value-type="string">
            <text:p>| JOD m -&gt; (ssqqJODssqq, m)</text:p>
          </table:table-cell>
          <table:table-cell table:formula="of:=&quot;| &quot;&amp;&quot;(ssqq&quot;&amp;[.A59]&amp;&quot;ssqq, m) -&gt; &quot;&amp;[.A59]&amp;&quot; m&quot;" office:value-type="string" office:string-value="| (ssqqJODssqq, m) -&gt; JOD m" calcext:value-type="string">
            <text:p>| (ssqqJODssqq, m) -&gt; JOD m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KES</text:p>
          </table:table-cell>
          <table:table-cell table:style-name="ce7" office:value-type="string" calcext:value-type="string">
            <text:p>Kenyan Shilling</text:p>
          </table:table-cell>
          <table:table-cell table:style-name="ce11" office:value-type="string" calcext:value-type="string">
            <text:p>404</text:p>
          </table:table-cell>
          <table:table-cell table:style-name="ce14" table:formula="of:=VALUE([.C60])" office:value-type="float" office:value="404" calcext:value-type="float">
            <text:p>404</text:p>
          </table:table-cell>
          <table:table-cell table:style-name="ce2" office:value-type="string" calcext:value-type="string">
            <text:p>2</text:p>
          </table:table-cell>
          <table:table-cell table:style-name="ce7"/>
          <table:table-cell table:formula="of:=_xlfn.countifs([.A$1:.A$1048576];[.A60])" office:value-type="float" office:value="1" calcext:value-type="float">
            <text:p>1</text:p>
          </table:table-cell>
          <table:table-cell table:style-name="ce16" table:formula="of:=&quot;| &quot; &amp;[.A60]&amp;&quot; of Money&quot;" office:value-type="string" office:string-value="| KES of Money" calcext:value-type="string">
            <text:p>| KES of Money</text:p>
          </table:table-cell>
          <table:table-cell table:formula="of:=&quot;| &quot;&amp;[.A60]&amp;&quot; m -&gt; &quot;&amp;&quot;(ssqq&quot;&amp;[.A60]&amp;&quot;ssqq, m)&quot;" office:value-type="string" office:string-value="| KES m -&gt; (ssqqKESssqq, m)" calcext:value-type="string">
            <text:p>| KES m -&gt; (ssqqKESssqq, m)</text:p>
          </table:table-cell>
          <table:table-cell table:formula="of:=&quot;| &quot;&amp;&quot;(ssqq&quot;&amp;[.A60]&amp;&quot;ssqq, m) -&gt; &quot;&amp;[.A60]&amp;&quot; m&quot;" office:value-type="string" office:string-value="| (ssqqKESssqq, m) -&gt; KES m" calcext:value-type="string">
            <text:p>| (ssqqKESssqq, m) -&gt; KES m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KPW</text:p>
          </table:table-cell>
          <table:table-cell table:style-name="ce7" office:value-type="string" calcext:value-type="string">
            <text:p>North Korean Won</text:p>
          </table:table-cell>
          <table:table-cell table:style-name="ce11" office:value-type="string" calcext:value-type="string">
            <text:p>408</text:p>
          </table:table-cell>
          <table:table-cell table:style-name="ce14" table:formula="of:=VALUE([.C61])" office:value-type="float" office:value="408" calcext:value-type="float">
            <text:p>408</text:p>
          </table:table-cell>
          <table:table-cell table:style-name="ce2" office:value-type="string" calcext:value-type="string">
            <text:p>2</text:p>
          </table:table-cell>
          <table:table-cell table:style-name="ce7"/>
          <table:table-cell table:formula="of:=_xlfn.countifs([.A$1:.A$1048576];[.A61])" office:value-type="float" office:value="1" calcext:value-type="float">
            <text:p>1</text:p>
          </table:table-cell>
          <table:table-cell table:style-name="ce16" table:formula="of:=&quot;| &quot; &amp;[.A61]&amp;&quot; of Money&quot;" office:value-type="string" office:string-value="| KPW of Money" calcext:value-type="string">
            <text:p>| KPW of Money</text:p>
          </table:table-cell>
          <table:table-cell table:formula="of:=&quot;| &quot;&amp;[.A61]&amp;&quot; m -&gt; &quot;&amp;&quot;(ssqq&quot;&amp;[.A61]&amp;&quot;ssqq, m)&quot;" office:value-type="string" office:string-value="| KPW m -&gt; (ssqqKPWssqq, m)" calcext:value-type="string">
            <text:p>| KPW m -&gt; (ssqqKPWssqq, m)</text:p>
          </table:table-cell>
          <table:table-cell table:formula="of:=&quot;| &quot;&amp;&quot;(ssqq&quot;&amp;[.A61]&amp;&quot;ssqq, m) -&gt; &quot;&amp;[.A61]&amp;&quot; m&quot;" office:value-type="string" office:string-value="| (ssqqKPWssqq, m) -&gt; KPW m" calcext:value-type="string">
            <text:p>| (ssqqKPWssqq, m) -&gt; KPW m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KRW</text:p>
          </table:table-cell>
          <table:table-cell table:style-name="ce7" office:value-type="string" calcext:value-type="string">
            <text:p>Won</text:p>
          </table:table-cell>
          <table:table-cell table:style-name="ce11" office:value-type="string" calcext:value-type="string">
            <text:p>410</text:p>
          </table:table-cell>
          <table:table-cell table:style-name="ce14" table:formula="of:=VALUE([.C62])" office:value-type="float" office:value="410" calcext:value-type="float">
            <text:p>410</text:p>
          </table:table-cell>
          <table:table-cell table:style-name="ce2" office:value-type="string" calcext:value-type="string">
            <text:p>0</text:p>
          </table:table-cell>
          <table:table-cell table:style-name="ce7"/>
          <table:table-cell table:formula="of:=_xlfn.countifs([.A$1:.A$1048576];[.A62])" office:value-type="float" office:value="1" calcext:value-type="float">
            <text:p>1</text:p>
          </table:table-cell>
          <table:table-cell table:style-name="ce16" table:formula="of:=&quot;| &quot; &amp;[.A62]&amp;&quot; of Money&quot;" office:value-type="string" office:string-value="| KRW of Money" calcext:value-type="string">
            <text:p>| KRW of Money</text:p>
          </table:table-cell>
          <table:table-cell table:formula="of:=&quot;| &quot;&amp;[.A62]&amp;&quot; m -&gt; &quot;&amp;&quot;(ssqq&quot;&amp;[.A62]&amp;&quot;ssqq, m)&quot;" office:value-type="string" office:string-value="| KRW m -&gt; (ssqqKRWssqq, m)" calcext:value-type="string">
            <text:p>| KRW m -&gt; (ssqqKRWssqq, m)</text:p>
          </table:table-cell>
          <table:table-cell table:formula="of:=&quot;| &quot;&amp;&quot;(ssqq&quot;&amp;[.A62]&amp;&quot;ssqq, m) -&gt; &quot;&amp;[.A62]&amp;&quot; m&quot;" office:value-type="string" office:string-value="| (ssqqKRWssqq, m) -&gt; KRW m" calcext:value-type="string">
            <text:p>| (ssqqKRWssqq, m) -&gt; KRW m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KWD</text:p>
          </table:table-cell>
          <table:table-cell table:style-name="ce7" office:value-type="string" calcext:value-type="string">
            <text:p>Kuwaiti Dinar</text:p>
          </table:table-cell>
          <table:table-cell table:style-name="ce11" office:value-type="string" calcext:value-type="string">
            <text:p>414</text:p>
          </table:table-cell>
          <table:table-cell table:style-name="ce14" table:formula="of:=VALUE([.C63])" office:value-type="float" office:value="414" calcext:value-type="float">
            <text:p>414</text:p>
          </table:table-cell>
          <table:table-cell table:style-name="ce2" office:value-type="string" calcext:value-type="string">
            <text:p>3</text:p>
          </table:table-cell>
          <table:table-cell table:style-name="ce7"/>
          <table:table-cell table:formula="of:=_xlfn.countifs([.A$1:.A$1048576];[.A63])" office:value-type="float" office:value="1" calcext:value-type="float">
            <text:p>1</text:p>
          </table:table-cell>
          <table:table-cell table:style-name="ce16" table:formula="of:=&quot;| &quot; &amp;[.A63]&amp;&quot; of Money&quot;" office:value-type="string" office:string-value="| KWD of Money" calcext:value-type="string">
            <text:p>| KWD of Money</text:p>
          </table:table-cell>
          <table:table-cell table:formula="of:=&quot;| &quot;&amp;[.A63]&amp;&quot; m -&gt; &quot;&amp;&quot;(ssqq&quot;&amp;[.A63]&amp;&quot;ssqq, m)&quot;" office:value-type="string" office:string-value="| KWD m -&gt; (ssqqKWDssqq, m)" calcext:value-type="string">
            <text:p>| KWD m -&gt; (ssqqKWDssqq, m)</text:p>
          </table:table-cell>
          <table:table-cell table:formula="of:=&quot;| &quot;&amp;&quot;(ssqq&quot;&amp;[.A63]&amp;&quot;ssqq, m) -&gt; &quot;&amp;[.A63]&amp;&quot; m&quot;" office:value-type="string" office:string-value="| (ssqqKWDssqq, m) -&gt; KWD m" calcext:value-type="string">
            <text:p>| (ssqqKWDssqq, m) -&gt; KWD m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KGS</text:p>
          </table:table-cell>
          <table:table-cell table:style-name="ce7" office:value-type="string" calcext:value-type="string">
            <text:p>Som</text:p>
          </table:table-cell>
          <table:table-cell table:style-name="ce11" office:value-type="string" calcext:value-type="string">
            <text:p>417</text:p>
          </table:table-cell>
          <table:table-cell table:style-name="ce14" table:formula="of:=VALUE([.C64])" office:value-type="float" office:value="417" calcext:value-type="float">
            <text:p>417</text:p>
          </table:table-cell>
          <table:table-cell table:style-name="ce2" office:value-type="string" calcext:value-type="string">
            <text:p>2</text:p>
          </table:table-cell>
          <table:table-cell table:style-name="ce7"/>
          <table:table-cell table:formula="of:=_xlfn.countifs([.A$1:.A$1048576];[.A64])" office:value-type="float" office:value="1" calcext:value-type="float">
            <text:p>1</text:p>
          </table:table-cell>
          <table:table-cell table:style-name="ce16" table:formula="of:=&quot;| &quot; &amp;[.A64]&amp;&quot; of Money&quot;" office:value-type="string" office:string-value="| KGS of Money" calcext:value-type="string">
            <text:p>| KGS of Money</text:p>
          </table:table-cell>
          <table:table-cell table:formula="of:=&quot;| &quot;&amp;[.A64]&amp;&quot; m -&gt; &quot;&amp;&quot;(ssqq&quot;&amp;[.A64]&amp;&quot;ssqq, m)&quot;" office:value-type="string" office:string-value="| KGS m -&gt; (ssqqKGSssqq, m)" calcext:value-type="string">
            <text:p>| KGS m -&gt; (ssqqKGSssqq, m)</text:p>
          </table:table-cell>
          <table:table-cell table:formula="of:=&quot;| &quot;&amp;&quot;(ssqq&quot;&amp;[.A64]&amp;&quot;ssqq, m) -&gt; &quot;&amp;[.A64]&amp;&quot; m&quot;" office:value-type="string" office:string-value="| (ssqqKGSssqq, m) -&gt; KGS m" calcext:value-type="string">
            <text:p>| (ssqqKGSssqq, m) -&gt; KGS m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LAK</text:p>
          </table:table-cell>
          <table:table-cell table:style-name="ce7" office:value-type="string" calcext:value-type="string">
            <text:p>Lao Kip</text:p>
          </table:table-cell>
          <table:table-cell table:style-name="ce11" office:value-type="string" calcext:value-type="string">
            <text:p>418</text:p>
          </table:table-cell>
          <table:table-cell table:style-name="ce14" table:formula="of:=VALUE([.C65])" office:value-type="float" office:value="418" calcext:value-type="float">
            <text:p>418</text:p>
          </table:table-cell>
          <table:table-cell table:style-name="ce2" office:value-type="string" calcext:value-type="string">
            <text:p>2</text:p>
          </table:table-cell>
          <table:table-cell table:style-name="ce7"/>
          <table:table-cell table:formula="of:=_xlfn.countifs([.A$1:.A$1048576];[.A65])" office:value-type="float" office:value="1" calcext:value-type="float">
            <text:p>1</text:p>
          </table:table-cell>
          <table:table-cell table:style-name="ce16" table:formula="of:=&quot;| &quot; &amp;[.A65]&amp;&quot; of Money&quot;" office:value-type="string" office:string-value="| LAK of Money" calcext:value-type="string">
            <text:p>| LAK of Money</text:p>
          </table:table-cell>
          <table:table-cell table:formula="of:=&quot;| &quot;&amp;[.A65]&amp;&quot; m -&gt; &quot;&amp;&quot;(ssqq&quot;&amp;[.A65]&amp;&quot;ssqq, m)&quot;" office:value-type="string" office:string-value="| LAK m -&gt; (ssqqLAKssqq, m)" calcext:value-type="string">
            <text:p>| LAK m -&gt; (ssqqLAKssqq, m)</text:p>
          </table:table-cell>
          <table:table-cell table:formula="of:=&quot;| &quot;&amp;&quot;(ssqq&quot;&amp;[.A65]&amp;&quot;ssqq, m) -&gt; &quot;&amp;[.A65]&amp;&quot; m&quot;" office:value-type="string" office:string-value="| (ssqqLAKssqq, m) -&gt; LAK m" calcext:value-type="string">
            <text:p>| (ssqqLAKssqq, m) -&gt; LAK m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LBP</text:p>
          </table:table-cell>
          <table:table-cell table:style-name="ce7" office:value-type="string" calcext:value-type="string">
            <text:p>Lebanese Pound</text:p>
          </table:table-cell>
          <table:table-cell table:style-name="ce11" office:value-type="string" calcext:value-type="string">
            <text:p>422</text:p>
          </table:table-cell>
          <table:table-cell table:style-name="ce14" table:formula="of:=VALUE([.C66])" office:value-type="float" office:value="422" calcext:value-type="float">
            <text:p>422</text:p>
          </table:table-cell>
          <table:table-cell table:style-name="ce2" office:value-type="string" calcext:value-type="string">
            <text:p>2</text:p>
          </table:table-cell>
          <table:table-cell table:style-name="ce7"/>
          <table:table-cell table:formula="of:=_xlfn.countifs([.A$1:.A$1048576];[.A66])" office:value-type="float" office:value="1" calcext:value-type="float">
            <text:p>1</text:p>
          </table:table-cell>
          <table:table-cell table:style-name="ce16" table:formula="of:=&quot;| &quot; &amp;[.A66]&amp;&quot; of Money&quot;" office:value-type="string" office:string-value="| LBP of Money" calcext:value-type="string">
            <text:p>| LBP of Money</text:p>
          </table:table-cell>
          <table:table-cell table:formula="of:=&quot;| &quot;&amp;[.A66]&amp;&quot; m -&gt; &quot;&amp;&quot;(ssqq&quot;&amp;[.A66]&amp;&quot;ssqq, m)&quot;" office:value-type="string" office:string-value="| LBP m -&gt; (ssqqLBPssqq, m)" calcext:value-type="string">
            <text:p>| LBP m -&gt; (ssqqLBPssqq, m)</text:p>
          </table:table-cell>
          <table:table-cell table:formula="of:=&quot;| &quot;&amp;&quot;(ssqq&quot;&amp;[.A66]&amp;&quot;ssqq, m) -&gt; &quot;&amp;[.A66]&amp;&quot; m&quot;" office:value-type="string" office:string-value="| (ssqqLBPssqq, m) -&gt; LBP m" calcext:value-type="string">
            <text:p>| (ssqqLBPssqq, m) -&gt; LBP m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LSL</text:p>
          </table:table-cell>
          <table:table-cell table:style-name="ce7" office:value-type="string" calcext:value-type="string">
            <text:p>Loti</text:p>
          </table:table-cell>
          <table:table-cell table:style-name="ce11" office:value-type="string" calcext:value-type="string">
            <text:p>426</text:p>
          </table:table-cell>
          <table:table-cell table:style-name="ce14" table:formula="of:=VALUE([.C67])" office:value-type="float" office:value="426" calcext:value-type="float">
            <text:p>426</text:p>
          </table:table-cell>
          <table:table-cell table:style-name="ce2" office:value-type="string" calcext:value-type="string">
            <text:p>2</text:p>
          </table:table-cell>
          <table:table-cell table:style-name="ce7"/>
          <table:table-cell table:formula="of:=_xlfn.countifs([.A$1:.A$1048576];[.A67])" office:value-type="float" office:value="1" calcext:value-type="float">
            <text:p>1</text:p>
          </table:table-cell>
          <table:table-cell table:style-name="ce16" table:formula="of:=&quot;| &quot; &amp;[.A67]&amp;&quot; of Money&quot;" office:value-type="string" office:string-value="| LSL of Money" calcext:value-type="string">
            <text:p>| LSL of Money</text:p>
          </table:table-cell>
          <table:table-cell table:formula="of:=&quot;| &quot;&amp;[.A67]&amp;&quot; m -&gt; &quot;&amp;&quot;(ssqq&quot;&amp;[.A67]&amp;&quot;ssqq, m)&quot;" office:value-type="string" office:string-value="| LSL m -&gt; (ssqqLSLssqq, m)" calcext:value-type="string">
            <text:p>| LSL m -&gt; (ssqqLSLssqq, m)</text:p>
          </table:table-cell>
          <table:table-cell table:formula="of:=&quot;| &quot;&amp;&quot;(ssqq&quot;&amp;[.A67]&amp;&quot;ssqq, m) -&gt; &quot;&amp;[.A67]&amp;&quot; m&quot;" office:value-type="string" office:string-value="| (ssqqLSLssqq, m) -&gt; LSL m" calcext:value-type="string">
            <text:p>| (ssqqLSLssqq, m) -&gt; LSL m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LRD</text:p>
          </table:table-cell>
          <table:table-cell table:style-name="ce7" office:value-type="string" calcext:value-type="string">
            <text:p>Liberian Dollar</text:p>
          </table:table-cell>
          <table:table-cell table:style-name="ce11" office:value-type="string" calcext:value-type="string">
            <text:p>430</text:p>
          </table:table-cell>
          <table:table-cell table:style-name="ce14" table:formula="of:=VALUE([.C68])" office:value-type="float" office:value="430" calcext:value-type="float">
            <text:p>430</text:p>
          </table:table-cell>
          <table:table-cell table:style-name="ce2" office:value-type="string" calcext:value-type="string">
            <text:p>2</text:p>
          </table:table-cell>
          <table:table-cell table:style-name="ce7"/>
          <table:table-cell table:formula="of:=_xlfn.countifs([.A$1:.A$1048576];[.A68])" office:value-type="float" office:value="1" calcext:value-type="float">
            <text:p>1</text:p>
          </table:table-cell>
          <table:table-cell table:style-name="ce16" table:formula="of:=&quot;| &quot; &amp;[.A68]&amp;&quot; of Money&quot;" office:value-type="string" office:string-value="| LRD of Money" calcext:value-type="string">
            <text:p>| LRD of Money</text:p>
          </table:table-cell>
          <table:table-cell table:formula="of:=&quot;| &quot;&amp;[.A68]&amp;&quot; m -&gt; &quot;&amp;&quot;(ssqq&quot;&amp;[.A68]&amp;&quot;ssqq, m)&quot;" office:value-type="string" office:string-value="| LRD m -&gt; (ssqqLRDssqq, m)" calcext:value-type="string">
            <text:p>| LRD m -&gt; (ssqqLRDssqq, m)</text:p>
          </table:table-cell>
          <table:table-cell table:formula="of:=&quot;| &quot;&amp;&quot;(ssqq&quot;&amp;[.A68]&amp;&quot;ssqq, m) -&gt; &quot;&amp;[.A68]&amp;&quot; m&quot;" office:value-type="string" office:string-value="| (ssqqLRDssqq, m) -&gt; LRD m" calcext:value-type="string">
            <text:p>| (ssqqLRDssqq, m) -&gt; LRD m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LYD</text:p>
          </table:table-cell>
          <table:table-cell table:style-name="ce7" office:value-type="string" calcext:value-type="string">
            <text:p>Libyan Dinar</text:p>
          </table:table-cell>
          <table:table-cell table:style-name="ce11" office:value-type="string" calcext:value-type="string">
            <text:p>434</text:p>
          </table:table-cell>
          <table:table-cell table:style-name="ce14" table:formula="of:=VALUE([.C69])" office:value-type="float" office:value="434" calcext:value-type="float">
            <text:p>434</text:p>
          </table:table-cell>
          <table:table-cell table:style-name="ce2" office:value-type="string" calcext:value-type="string">
            <text:p>3</text:p>
          </table:table-cell>
          <table:table-cell table:style-name="ce7"/>
          <table:table-cell table:formula="of:=_xlfn.countifs([.A$1:.A$1048576];[.A69])" office:value-type="float" office:value="1" calcext:value-type="float">
            <text:p>1</text:p>
          </table:table-cell>
          <table:table-cell table:style-name="ce16" table:formula="of:=&quot;| &quot; &amp;[.A69]&amp;&quot; of Money&quot;" office:value-type="string" office:string-value="| LYD of Money" calcext:value-type="string">
            <text:p>| LYD of Money</text:p>
          </table:table-cell>
          <table:table-cell table:formula="of:=&quot;| &quot;&amp;[.A69]&amp;&quot; m -&gt; &quot;&amp;&quot;(ssqq&quot;&amp;[.A69]&amp;&quot;ssqq, m)&quot;" office:value-type="string" office:string-value="| LYD m -&gt; (ssqqLYDssqq, m)" calcext:value-type="string">
            <text:p>| LYD m -&gt; (ssqqLYDssqq, m)</text:p>
          </table:table-cell>
          <table:table-cell table:formula="of:=&quot;| &quot;&amp;&quot;(ssqq&quot;&amp;[.A69]&amp;&quot;ssqq, m) -&gt; &quot;&amp;[.A69]&amp;&quot; m&quot;" office:value-type="string" office:string-value="| (ssqqLYDssqq, m) -&gt; LYD m" calcext:value-type="string">
            <text:p>| (ssqqLYDssqq, m) -&gt; LYD m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OP</text:p>
          </table:table-cell>
          <table:table-cell table:style-name="ce7" office:value-type="string" calcext:value-type="string">
            <text:p>Pataca</text:p>
          </table:table-cell>
          <table:table-cell table:style-name="ce11" office:value-type="string" calcext:value-type="string">
            <text:p>446</text:p>
          </table:table-cell>
          <table:table-cell table:style-name="ce14" table:formula="of:=VALUE([.C70])" office:value-type="float" office:value="446" calcext:value-type="float">
            <text:p>446</text:p>
          </table:table-cell>
          <table:table-cell table:style-name="ce2" office:value-type="string" calcext:value-type="string">
            <text:p>2</text:p>
          </table:table-cell>
          <table:table-cell table:style-name="ce7"/>
          <table:table-cell table:formula="of:=_xlfn.countifs([.A$1:.A$1048576];[.A70])" office:value-type="float" office:value="1" calcext:value-type="float">
            <text:p>1</text:p>
          </table:table-cell>
          <table:table-cell table:style-name="ce16" table:formula="of:=&quot;| &quot; &amp;[.A70]&amp;&quot; of Money&quot;" office:value-type="string" office:string-value="| MOP of Money" calcext:value-type="string">
            <text:p>| MOP of Money</text:p>
          </table:table-cell>
          <table:table-cell table:formula="of:=&quot;| &quot;&amp;[.A70]&amp;&quot; m -&gt; &quot;&amp;&quot;(ssqq&quot;&amp;[.A70]&amp;&quot;ssqq, m)&quot;" office:value-type="string" office:string-value="| MOP m -&gt; (ssqqMOPssqq, m)" calcext:value-type="string">
            <text:p>| MOP m -&gt; (ssqqMOPssqq, m)</text:p>
          </table:table-cell>
          <table:table-cell table:formula="of:=&quot;| &quot;&amp;&quot;(ssqq&quot;&amp;[.A70]&amp;&quot;ssqq, m) -&gt; &quot;&amp;[.A70]&amp;&quot; m&quot;" office:value-type="string" office:string-value="| (ssqqMOPssqq, m) -&gt; MOP m" calcext:value-type="string">
            <text:p>| (ssqqMOPssqq, m) -&gt; MOP m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WK</text:p>
          </table:table-cell>
          <table:table-cell table:style-name="ce7" office:value-type="string" calcext:value-type="string">
            <text:p>Malawi Kwacha</text:p>
          </table:table-cell>
          <table:table-cell table:style-name="ce11" office:value-type="string" calcext:value-type="string">
            <text:p>454</text:p>
          </table:table-cell>
          <table:table-cell table:style-name="ce14" table:formula="of:=VALUE([.C71])" office:value-type="float" office:value="454" calcext:value-type="float">
            <text:p>454</text:p>
          </table:table-cell>
          <table:table-cell table:style-name="ce2" office:value-type="string" calcext:value-type="string">
            <text:p>2</text:p>
          </table:table-cell>
          <table:table-cell table:style-name="ce7"/>
          <table:table-cell table:formula="of:=_xlfn.countifs([.A$1:.A$1048576];[.A71])" office:value-type="float" office:value="1" calcext:value-type="float">
            <text:p>1</text:p>
          </table:table-cell>
          <table:table-cell table:style-name="ce16" table:formula="of:=&quot;| &quot; &amp;[.A71]&amp;&quot; of Money&quot;" office:value-type="string" office:string-value="| MWK of Money" calcext:value-type="string">
            <text:p>| MWK of Money</text:p>
          </table:table-cell>
          <table:table-cell table:formula="of:=&quot;| &quot;&amp;[.A71]&amp;&quot; m -&gt; &quot;&amp;&quot;(ssqq&quot;&amp;[.A71]&amp;&quot;ssqq, m)&quot;" office:value-type="string" office:string-value="| MWK m -&gt; (ssqqMWKssqq, m)" calcext:value-type="string">
            <text:p>| MWK m -&gt; (ssqqMWKssqq, m)</text:p>
          </table:table-cell>
          <table:table-cell table:formula="of:=&quot;| &quot;&amp;&quot;(ssqq&quot;&amp;[.A71]&amp;&quot;ssqq, m) -&gt; &quot;&amp;[.A71]&amp;&quot; m&quot;" office:value-type="string" office:string-value="| (ssqqMWKssqq, m) -&gt; MWK m" calcext:value-type="string">
            <text:p>| (ssqqMWKssqq, m) -&gt; MWK m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YR</text:p>
          </table:table-cell>
          <table:table-cell table:style-name="ce7" office:value-type="string" calcext:value-type="string">
            <text:p>Malaysian Ringgit</text:p>
          </table:table-cell>
          <table:table-cell table:style-name="ce11" office:value-type="string" calcext:value-type="string">
            <text:p>458</text:p>
          </table:table-cell>
          <table:table-cell table:style-name="ce14" table:formula="of:=VALUE([.C72])" office:value-type="float" office:value="458" calcext:value-type="float">
            <text:p>458</text:p>
          </table:table-cell>
          <table:table-cell table:style-name="ce2" office:value-type="string" calcext:value-type="string">
            <text:p>2</text:p>
          </table:table-cell>
          <table:table-cell table:style-name="ce7"/>
          <table:table-cell table:formula="of:=_xlfn.countifs([.A$1:.A$1048576];[.A72])" office:value-type="float" office:value="1" calcext:value-type="float">
            <text:p>1</text:p>
          </table:table-cell>
          <table:table-cell table:style-name="ce16" table:formula="of:=&quot;| &quot; &amp;[.A72]&amp;&quot; of Money&quot;" office:value-type="string" office:string-value="| MYR of Money" calcext:value-type="string">
            <text:p>| MYR of Money</text:p>
          </table:table-cell>
          <table:table-cell table:formula="of:=&quot;| &quot;&amp;[.A72]&amp;&quot; m -&gt; &quot;&amp;&quot;(ssqq&quot;&amp;[.A72]&amp;&quot;ssqq, m)&quot;" office:value-type="string" office:string-value="| MYR m -&gt; (ssqqMYRssqq, m)" calcext:value-type="string">
            <text:p>| MYR m -&gt; (ssqqMYRssqq, m)</text:p>
          </table:table-cell>
          <table:table-cell table:formula="of:=&quot;| &quot;&amp;&quot;(ssqq&quot;&amp;[.A72]&amp;&quot;ssqq, m) -&gt; &quot;&amp;[.A72]&amp;&quot; m&quot;" office:value-type="string" office:string-value="| (ssqqMYRssqq, m) -&gt; MYR m" calcext:value-type="string">
            <text:p>| (ssqqMYRssqq, m) -&gt; MYR m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VR</text:p>
          </table:table-cell>
          <table:table-cell table:style-name="ce7" office:value-type="string" calcext:value-type="string">
            <text:p>Rufiyaa</text:p>
          </table:table-cell>
          <table:table-cell table:style-name="ce11" office:value-type="string" calcext:value-type="string">
            <text:p>462</text:p>
          </table:table-cell>
          <table:table-cell table:style-name="ce14" table:formula="of:=VALUE([.C73])" office:value-type="float" office:value="462" calcext:value-type="float">
            <text:p>462</text:p>
          </table:table-cell>
          <table:table-cell table:style-name="ce2" office:value-type="string" calcext:value-type="string">
            <text:p>2</text:p>
          </table:table-cell>
          <table:table-cell table:style-name="ce7"/>
          <table:table-cell table:formula="of:=_xlfn.countifs([.A$1:.A$1048576];[.A73])" office:value-type="float" office:value="1" calcext:value-type="float">
            <text:p>1</text:p>
          </table:table-cell>
          <table:table-cell table:style-name="ce16" table:formula="of:=&quot;| &quot; &amp;[.A73]&amp;&quot; of Money&quot;" office:value-type="string" office:string-value="| MVR of Money" calcext:value-type="string">
            <text:p>| MVR of Money</text:p>
          </table:table-cell>
          <table:table-cell table:formula="of:=&quot;| &quot;&amp;[.A73]&amp;&quot; m -&gt; &quot;&amp;&quot;(ssqq&quot;&amp;[.A73]&amp;&quot;ssqq, m)&quot;" office:value-type="string" office:string-value="| MVR m -&gt; (ssqqMVRssqq, m)" calcext:value-type="string">
            <text:p>| MVR m -&gt; (ssqqMVRssqq, m)</text:p>
          </table:table-cell>
          <table:table-cell table:formula="of:=&quot;| &quot;&amp;&quot;(ssqq&quot;&amp;[.A73]&amp;&quot;ssqq, m) -&gt; &quot;&amp;[.A73]&amp;&quot; m&quot;" office:value-type="string" office:string-value="| (ssqqMVRssqq, m) -&gt; MVR m" calcext:value-type="string">
            <text:p>| (ssqqMVRssqq, m) -&gt; MVR m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UR</text:p>
          </table:table-cell>
          <table:table-cell table:style-name="ce7" office:value-type="string" calcext:value-type="string">
            <text:p>Mauritius Rupee</text:p>
          </table:table-cell>
          <table:table-cell table:style-name="ce11" office:value-type="string" calcext:value-type="string">
            <text:p>480</text:p>
          </table:table-cell>
          <table:table-cell table:style-name="ce14" table:formula="of:=VALUE([.C74])" office:value-type="float" office:value="480" calcext:value-type="float">
            <text:p>480</text:p>
          </table:table-cell>
          <table:table-cell table:style-name="ce2" office:value-type="string" calcext:value-type="string">
            <text:p>2</text:p>
          </table:table-cell>
          <table:table-cell table:style-name="ce7"/>
          <table:table-cell table:formula="of:=_xlfn.countifs([.A$1:.A$1048576];[.A74])" office:value-type="float" office:value="1" calcext:value-type="float">
            <text:p>1</text:p>
          </table:table-cell>
          <table:table-cell table:style-name="ce16" table:formula="of:=&quot;| &quot; &amp;[.A74]&amp;&quot; of Money&quot;" office:value-type="string" office:string-value="| MUR of Money" calcext:value-type="string">
            <text:p>| MUR of Money</text:p>
          </table:table-cell>
          <table:table-cell table:formula="of:=&quot;| &quot;&amp;[.A74]&amp;&quot; m -&gt; &quot;&amp;&quot;(ssqq&quot;&amp;[.A74]&amp;&quot;ssqq, m)&quot;" office:value-type="string" office:string-value="| MUR m -&gt; (ssqqMURssqq, m)" calcext:value-type="string">
            <text:p>| MUR m -&gt; (ssqqMURssqq, m)</text:p>
          </table:table-cell>
          <table:table-cell table:formula="of:=&quot;| &quot;&amp;&quot;(ssqq&quot;&amp;[.A74]&amp;&quot;ssqq, m) -&gt; &quot;&amp;[.A74]&amp;&quot; m&quot;" office:value-type="string" office:string-value="| (ssqqMURssqq, m) -&gt; MUR m" calcext:value-type="string">
            <text:p>| (ssqqMURssqq, m) -&gt; MUR m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XN</text:p>
          </table:table-cell>
          <table:table-cell table:style-name="ce7" office:value-type="string" calcext:value-type="string">
            <text:p>Mexican Peso</text:p>
          </table:table-cell>
          <table:table-cell table:style-name="ce11" office:value-type="string" calcext:value-type="string">
            <text:p>484</text:p>
          </table:table-cell>
          <table:table-cell table:style-name="ce14" table:formula="of:=VALUE([.C75])" office:value-type="float" office:value="484" calcext:value-type="float">
            <text:p>484</text:p>
          </table:table-cell>
          <table:table-cell table:style-name="ce2" office:value-type="string" calcext:value-type="string">
            <text:p>2</text:p>
          </table:table-cell>
          <table:table-cell table:style-name="ce7"/>
          <table:table-cell table:formula="of:=_xlfn.countifs([.A$1:.A$1048576];[.A75])" office:value-type="float" office:value="1" calcext:value-type="float">
            <text:p>1</text:p>
          </table:table-cell>
          <table:table-cell table:style-name="ce16" table:formula="of:=&quot;| &quot; &amp;[.A75]&amp;&quot; of Money&quot;" office:value-type="string" office:string-value="| MXN of Money" calcext:value-type="string">
            <text:p>| MXN of Money</text:p>
          </table:table-cell>
          <table:table-cell table:formula="of:=&quot;| &quot;&amp;[.A75]&amp;&quot; m -&gt; &quot;&amp;&quot;(ssqq&quot;&amp;[.A75]&amp;&quot;ssqq, m)&quot;" office:value-type="string" office:string-value="| MXN m -&gt; (ssqqMXNssqq, m)" calcext:value-type="string">
            <text:p>| MXN m -&gt; (ssqqMXNssqq, m)</text:p>
          </table:table-cell>
          <table:table-cell table:formula="of:=&quot;| &quot;&amp;&quot;(ssqq&quot;&amp;[.A75]&amp;&quot;ssqq, m) -&gt; &quot;&amp;[.A75]&amp;&quot; m&quot;" office:value-type="string" office:string-value="| (ssqqMXNssqq, m) -&gt; MXN m" calcext:value-type="string">
            <text:p>| (ssqqMXNssqq, m) -&gt; MXN m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NT</text:p>
          </table:table-cell>
          <table:table-cell table:style-name="ce7" office:value-type="string" calcext:value-type="string">
            <text:p>Tugrik</text:p>
          </table:table-cell>
          <table:table-cell table:style-name="ce11" office:value-type="string" calcext:value-type="string">
            <text:p>496</text:p>
          </table:table-cell>
          <table:table-cell table:style-name="ce14" table:formula="of:=VALUE([.C76])" office:value-type="float" office:value="496" calcext:value-type="float">
            <text:p>496</text:p>
          </table:table-cell>
          <table:table-cell table:style-name="ce2" office:value-type="string" calcext:value-type="string">
            <text:p>2</text:p>
          </table:table-cell>
          <table:table-cell table:style-name="ce7"/>
          <table:table-cell table:formula="of:=_xlfn.countifs([.A$1:.A$1048576];[.A76])" office:value-type="float" office:value="1" calcext:value-type="float">
            <text:p>1</text:p>
          </table:table-cell>
          <table:table-cell table:style-name="ce16" table:formula="of:=&quot;| &quot; &amp;[.A76]&amp;&quot; of Money&quot;" office:value-type="string" office:string-value="| MNT of Money" calcext:value-type="string">
            <text:p>| MNT of Money</text:p>
          </table:table-cell>
          <table:table-cell table:formula="of:=&quot;| &quot;&amp;[.A76]&amp;&quot; m -&gt; &quot;&amp;&quot;(ssqq&quot;&amp;[.A76]&amp;&quot;ssqq, m)&quot;" office:value-type="string" office:string-value="| MNT m -&gt; (ssqqMNTssqq, m)" calcext:value-type="string">
            <text:p>| MNT m -&gt; (ssqqMNTssqq, m)</text:p>
          </table:table-cell>
          <table:table-cell table:formula="of:=&quot;| &quot;&amp;&quot;(ssqq&quot;&amp;[.A76]&amp;&quot;ssqq, m) -&gt; &quot;&amp;[.A76]&amp;&quot; m&quot;" office:value-type="string" office:string-value="| (ssqqMNTssqq, m) -&gt; MNT m" calcext:value-type="string">
            <text:p>| (ssqqMNTssqq, m) -&gt; MNT m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DL</text:p>
          </table:table-cell>
          <table:table-cell table:style-name="ce7" office:value-type="string" calcext:value-type="string">
            <text:p>Moldovan Leu</text:p>
          </table:table-cell>
          <table:table-cell table:style-name="ce11" office:value-type="string" calcext:value-type="string">
            <text:p>498</text:p>
          </table:table-cell>
          <table:table-cell table:style-name="ce14" table:formula="of:=VALUE([.C77])" office:value-type="float" office:value="498" calcext:value-type="float">
            <text:p>498</text:p>
          </table:table-cell>
          <table:table-cell table:style-name="ce2" office:value-type="string" calcext:value-type="string">
            <text:p>2</text:p>
          </table:table-cell>
          <table:table-cell table:style-name="ce7"/>
          <table:table-cell table:formula="of:=_xlfn.countifs([.A$1:.A$1048576];[.A77])" office:value-type="float" office:value="1" calcext:value-type="float">
            <text:p>1</text:p>
          </table:table-cell>
          <table:table-cell table:style-name="ce16" table:formula="of:=&quot;| &quot; &amp;[.A77]&amp;&quot; of Money&quot;" office:value-type="string" office:string-value="| MDL of Money" calcext:value-type="string">
            <text:p>| MDL of Money</text:p>
          </table:table-cell>
          <table:table-cell table:formula="of:=&quot;| &quot;&amp;[.A77]&amp;&quot; m -&gt; &quot;&amp;&quot;(ssqq&quot;&amp;[.A77]&amp;&quot;ssqq, m)&quot;" office:value-type="string" office:string-value="| MDL m -&gt; (ssqqMDLssqq, m)" calcext:value-type="string">
            <text:p>| MDL m -&gt; (ssqqMDLssqq, m)</text:p>
          </table:table-cell>
          <table:table-cell table:formula="of:=&quot;| &quot;&amp;&quot;(ssqq&quot;&amp;[.A77]&amp;&quot;ssqq, m) -&gt; &quot;&amp;[.A77]&amp;&quot; m&quot;" office:value-type="string" office:string-value="| (ssqqMDLssqq, m) -&gt; MDL m" calcext:value-type="string">
            <text:p>| (ssqqMDLssqq, m) -&gt; MDL m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AD</text:p>
          </table:table-cell>
          <table:table-cell table:style-name="ce7" office:value-type="string" calcext:value-type="string">
            <text:p>Moroccan Dirham</text:p>
          </table:table-cell>
          <table:table-cell table:style-name="ce11" office:value-type="string" calcext:value-type="string">
            <text:p>504</text:p>
          </table:table-cell>
          <table:table-cell table:style-name="ce14" table:formula="of:=VALUE([.C78])" office:value-type="float" office:value="504" calcext:value-type="float">
            <text:p>504</text:p>
          </table:table-cell>
          <table:table-cell table:style-name="ce2" office:value-type="string" calcext:value-type="string">
            <text:p>2</text:p>
          </table:table-cell>
          <table:table-cell table:style-name="ce7"/>
          <table:table-cell table:formula="of:=_xlfn.countifs([.A$1:.A$1048576];[.A78])" office:value-type="float" office:value="1" calcext:value-type="float">
            <text:p>1</text:p>
          </table:table-cell>
          <table:table-cell table:style-name="ce16" table:formula="of:=&quot;| &quot; &amp;[.A78]&amp;&quot; of Money&quot;" office:value-type="string" office:string-value="| MAD of Money" calcext:value-type="string">
            <text:p>| MAD of Money</text:p>
          </table:table-cell>
          <table:table-cell table:formula="of:=&quot;| &quot;&amp;[.A78]&amp;&quot; m -&gt; &quot;&amp;&quot;(ssqq&quot;&amp;[.A78]&amp;&quot;ssqq, m)&quot;" office:value-type="string" office:string-value="| MAD m -&gt; (ssqqMADssqq, m)" calcext:value-type="string">
            <text:p>| MAD m -&gt; (ssqqMADssqq, m)</text:p>
          </table:table-cell>
          <table:table-cell table:formula="of:=&quot;| &quot;&amp;&quot;(ssqq&quot;&amp;[.A78]&amp;&quot;ssqq, m) -&gt; &quot;&amp;[.A78]&amp;&quot; m&quot;" office:value-type="string" office:string-value="| (ssqqMADssqq, m) -&gt; MAD m" calcext:value-type="string">
            <text:p>| (ssqqMADssqq, m) -&gt; MAD m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OMR</text:p>
          </table:table-cell>
          <table:table-cell table:style-name="ce7" office:value-type="string" calcext:value-type="string">
            <text:p>Rial Omani</text:p>
          </table:table-cell>
          <table:table-cell table:style-name="ce11" office:value-type="string" calcext:value-type="string">
            <text:p>512</text:p>
          </table:table-cell>
          <table:table-cell table:style-name="ce14" table:formula="of:=VALUE([.C79])" office:value-type="float" office:value="512" calcext:value-type="float">
            <text:p>512</text:p>
          </table:table-cell>
          <table:table-cell table:style-name="ce2" office:value-type="string" calcext:value-type="string">
            <text:p>3</text:p>
          </table:table-cell>
          <table:table-cell table:style-name="ce7"/>
          <table:table-cell table:formula="of:=_xlfn.countifs([.A$1:.A$1048576];[.A79])" office:value-type="float" office:value="1" calcext:value-type="float">
            <text:p>1</text:p>
          </table:table-cell>
          <table:table-cell table:style-name="ce16" table:formula="of:=&quot;| &quot; &amp;[.A79]&amp;&quot; of Money&quot;" office:value-type="string" office:string-value="| OMR of Money" calcext:value-type="string">
            <text:p>| OMR of Money</text:p>
          </table:table-cell>
          <table:table-cell table:formula="of:=&quot;| &quot;&amp;[.A79]&amp;&quot; m -&gt; &quot;&amp;&quot;(ssqq&quot;&amp;[.A79]&amp;&quot;ssqq, m)&quot;" office:value-type="string" office:string-value="| OMR m -&gt; (ssqqOMRssqq, m)" calcext:value-type="string">
            <text:p>| OMR m -&gt; (ssqqOMRssqq, m)</text:p>
          </table:table-cell>
          <table:table-cell table:formula="of:=&quot;| &quot;&amp;&quot;(ssqq&quot;&amp;[.A79]&amp;&quot;ssqq, m) -&gt; &quot;&amp;[.A79]&amp;&quot; m&quot;" office:value-type="string" office:string-value="| (ssqqOMRssqq, m) -&gt; OMR m" calcext:value-type="string">
            <text:p>| (ssqqOMRssqq, m) -&gt; OMR m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AD</text:p>
          </table:table-cell>
          <table:table-cell table:style-name="ce7" office:value-type="string" calcext:value-type="string">
            <text:p>Namibia Dollar</text:p>
          </table:table-cell>
          <table:table-cell table:style-name="ce11" office:value-type="string" calcext:value-type="string">
            <text:p>516</text:p>
          </table:table-cell>
          <table:table-cell table:style-name="ce14" table:formula="of:=VALUE([.C80])" office:value-type="float" office:value="516" calcext:value-type="float">
            <text:p>516</text:p>
          </table:table-cell>
          <table:table-cell table:style-name="ce2" office:value-type="string" calcext:value-type="string">
            <text:p>2</text:p>
          </table:table-cell>
          <table:table-cell table:style-name="ce7"/>
          <table:table-cell table:formula="of:=_xlfn.countifs([.A$1:.A$1048576];[.A80])" office:value-type="float" office:value="1" calcext:value-type="float">
            <text:p>1</text:p>
          </table:table-cell>
          <table:table-cell table:style-name="ce16" table:formula="of:=&quot;| &quot; &amp;[.A80]&amp;&quot; of Money&quot;" office:value-type="string" office:string-value="| NAD of Money" calcext:value-type="string">
            <text:p>| NAD of Money</text:p>
          </table:table-cell>
          <table:table-cell table:formula="of:=&quot;| &quot;&amp;[.A80]&amp;&quot; m -&gt; &quot;&amp;&quot;(ssqq&quot;&amp;[.A80]&amp;&quot;ssqq, m)&quot;" office:value-type="string" office:string-value="| NAD m -&gt; (ssqqNADssqq, m)" calcext:value-type="string">
            <text:p>| NAD m -&gt; (ssqqNADssqq, m)</text:p>
          </table:table-cell>
          <table:table-cell table:formula="of:=&quot;| &quot;&amp;&quot;(ssqq&quot;&amp;[.A80]&amp;&quot;ssqq, m) -&gt; &quot;&amp;[.A80]&amp;&quot; m&quot;" office:value-type="string" office:string-value="| (ssqqNADssqq, m) -&gt; NAD m" calcext:value-type="string">
            <text:p>| (ssqqNADssqq, m) -&gt; NAD m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PR</text:p>
          </table:table-cell>
          <table:table-cell table:style-name="ce7" office:value-type="string" calcext:value-type="string">
            <text:p>Nepalese Rupee</text:p>
          </table:table-cell>
          <table:table-cell table:style-name="ce11" office:value-type="string" calcext:value-type="string">
            <text:p>524</text:p>
          </table:table-cell>
          <table:table-cell table:style-name="ce14" table:formula="of:=VALUE([.C81])" office:value-type="float" office:value="524" calcext:value-type="float">
            <text:p>524</text:p>
          </table:table-cell>
          <table:table-cell table:style-name="ce2" office:value-type="string" calcext:value-type="string">
            <text:p>2</text:p>
          </table:table-cell>
          <table:table-cell table:style-name="ce7"/>
          <table:table-cell table:formula="of:=_xlfn.countifs([.A$1:.A$1048576];[.A81])" office:value-type="float" office:value="1" calcext:value-type="float">
            <text:p>1</text:p>
          </table:table-cell>
          <table:table-cell table:style-name="ce16" table:formula="of:=&quot;| &quot; &amp;[.A81]&amp;&quot; of Money&quot;" office:value-type="string" office:string-value="| NPR of Money" calcext:value-type="string">
            <text:p>| NPR of Money</text:p>
          </table:table-cell>
          <table:table-cell table:formula="of:=&quot;| &quot;&amp;[.A81]&amp;&quot; m -&gt; &quot;&amp;&quot;(ssqq&quot;&amp;[.A81]&amp;&quot;ssqq, m)&quot;" office:value-type="string" office:string-value="| NPR m -&gt; (ssqqNPRssqq, m)" calcext:value-type="string">
            <text:p>| NPR m -&gt; (ssqqNPRssqq, m)</text:p>
          </table:table-cell>
          <table:table-cell table:formula="of:=&quot;| &quot;&amp;&quot;(ssqq&quot;&amp;[.A81]&amp;&quot;ssqq, m) -&gt; &quot;&amp;[.A81]&amp;&quot; m&quot;" office:value-type="string" office:string-value="| (ssqqNPRssqq, m) -&gt; NPR m" calcext:value-type="string">
            <text:p>| (ssqqNPRssqq, m) -&gt; NPR m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NG</text:p>
          </table:table-cell>
          <table:table-cell table:style-name="ce7" office:value-type="string" calcext:value-type="string">
            <text:p>Netherlands Antillean Guilder</text:p>
          </table:table-cell>
          <table:table-cell table:style-name="ce11" office:value-type="string" calcext:value-type="string">
            <text:p>532</text:p>
          </table:table-cell>
          <table:table-cell table:style-name="ce14" table:formula="of:=VALUE([.C82])" office:value-type="float" office:value="532" calcext:value-type="float">
            <text:p>532</text:p>
          </table:table-cell>
          <table:table-cell table:style-name="ce2" office:value-type="string" calcext:value-type="string">
            <text:p>2</text:p>
          </table:table-cell>
          <table:table-cell table:style-name="ce7"/>
          <table:table-cell table:formula="of:=_xlfn.countifs([.A$1:.A$1048576];[.A82])" office:value-type="float" office:value="1" calcext:value-type="float">
            <text:p>1</text:p>
          </table:table-cell>
          <table:table-cell table:style-name="ce16" table:formula="of:=&quot;| &quot; &amp;[.A82]&amp;&quot; of Money&quot;" office:value-type="string" office:string-value="| ANG of Money" calcext:value-type="string">
            <text:p>| ANG of Money</text:p>
          </table:table-cell>
          <table:table-cell table:formula="of:=&quot;| &quot;&amp;[.A82]&amp;&quot; m -&gt; &quot;&amp;&quot;(ssqq&quot;&amp;[.A82]&amp;&quot;ssqq, m)&quot;" office:value-type="string" office:string-value="| ANG m -&gt; (ssqqANGssqq, m)" calcext:value-type="string">
            <text:p>| ANG m -&gt; (ssqqANGssqq, m)</text:p>
          </table:table-cell>
          <table:table-cell table:formula="of:=&quot;| &quot;&amp;&quot;(ssqq&quot;&amp;[.A82]&amp;&quot;ssqq, m) -&gt; &quot;&amp;[.A82]&amp;&quot; m&quot;" office:value-type="string" office:string-value="| (ssqqANGssqq, m) -&gt; ANG m" calcext:value-type="string">
            <text:p>| (ssqqANGssqq, m) -&gt; ANG m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WG</text:p>
          </table:table-cell>
          <table:table-cell table:style-name="ce7" office:value-type="string" calcext:value-type="string">
            <text:p>Aruban Florin</text:p>
          </table:table-cell>
          <table:table-cell table:style-name="ce11" office:value-type="string" calcext:value-type="string">
            <text:p>533</text:p>
          </table:table-cell>
          <table:table-cell table:style-name="ce14" table:formula="of:=VALUE([.C83])" office:value-type="float" office:value="533" calcext:value-type="float">
            <text:p>533</text:p>
          </table:table-cell>
          <table:table-cell table:style-name="ce2" office:value-type="string" calcext:value-type="string">
            <text:p>2</text:p>
          </table:table-cell>
          <table:table-cell table:style-name="ce7"/>
          <table:table-cell table:formula="of:=_xlfn.countifs([.A$1:.A$1048576];[.A83])" office:value-type="float" office:value="1" calcext:value-type="float">
            <text:p>1</text:p>
          </table:table-cell>
          <table:table-cell table:style-name="ce16" table:formula="of:=&quot;| &quot; &amp;[.A83]&amp;&quot; of Money&quot;" office:value-type="string" office:string-value="| AWG of Money" calcext:value-type="string">
            <text:p>| AWG of Money</text:p>
          </table:table-cell>
          <table:table-cell table:formula="of:=&quot;| &quot;&amp;[.A83]&amp;&quot; m -&gt; &quot;&amp;&quot;(ssqq&quot;&amp;[.A83]&amp;&quot;ssqq, m)&quot;" office:value-type="string" office:string-value="| AWG m -&gt; (ssqqAWGssqq, m)" calcext:value-type="string">
            <text:p>| AWG m -&gt; (ssqqAWGssqq, m)</text:p>
          </table:table-cell>
          <table:table-cell table:formula="of:=&quot;| &quot;&amp;&quot;(ssqq&quot;&amp;[.A83]&amp;&quot;ssqq, m) -&gt; &quot;&amp;[.A83]&amp;&quot; m&quot;" office:value-type="string" office:string-value="| (ssqqAWGssqq, m) -&gt; AWG m" calcext:value-type="string">
            <text:p>| (ssqqAWGssqq, m) -&gt; AWG m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VUV</text:p>
          </table:table-cell>
          <table:table-cell table:style-name="ce7" office:value-type="string" calcext:value-type="string">
            <text:p>Vatu</text:p>
          </table:table-cell>
          <table:table-cell table:style-name="ce11" office:value-type="string" calcext:value-type="string">
            <text:p>548</text:p>
          </table:table-cell>
          <table:table-cell table:style-name="ce14" table:formula="of:=VALUE([.C84])" office:value-type="float" office:value="548" calcext:value-type="float">
            <text:p>548</text:p>
          </table:table-cell>
          <table:table-cell table:style-name="ce2" office:value-type="string" calcext:value-type="string">
            <text:p>0</text:p>
          </table:table-cell>
          <table:table-cell table:style-name="ce7"/>
          <table:table-cell table:formula="of:=_xlfn.countifs([.A$1:.A$1048576];[.A84])" office:value-type="float" office:value="1" calcext:value-type="float">
            <text:p>1</text:p>
          </table:table-cell>
          <table:table-cell table:style-name="ce16" table:formula="of:=&quot;| &quot; &amp;[.A84]&amp;&quot; of Money&quot;" office:value-type="string" office:string-value="| VUV of Money" calcext:value-type="string">
            <text:p>| VUV of Money</text:p>
          </table:table-cell>
          <table:table-cell table:formula="of:=&quot;| &quot;&amp;[.A84]&amp;&quot; m -&gt; &quot;&amp;&quot;(ssqq&quot;&amp;[.A84]&amp;&quot;ssqq, m)&quot;" office:value-type="string" office:string-value="| VUV m -&gt; (ssqqVUVssqq, m)" calcext:value-type="string">
            <text:p>| VUV m -&gt; (ssqqVUVssqq, m)</text:p>
          </table:table-cell>
          <table:table-cell table:formula="of:=&quot;| &quot;&amp;&quot;(ssqq&quot;&amp;[.A84]&amp;&quot;ssqq, m) -&gt; &quot;&amp;[.A84]&amp;&quot; m&quot;" office:value-type="string" office:string-value="| (ssqqVUVssqq, m) -&gt; VUV m" calcext:value-type="string">
            <text:p>| (ssqqVUVssqq, m) -&gt; VUV m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ZD</text:p>
          </table:table-cell>
          <table:table-cell table:style-name="ce7" office:value-type="string" calcext:value-type="string">
            <text:p>New Zealand Dollar</text:p>
          </table:table-cell>
          <table:table-cell table:style-name="ce11" office:value-type="string" calcext:value-type="string">
            <text:p>554</text:p>
          </table:table-cell>
          <table:table-cell table:style-name="ce14" table:formula="of:=VALUE([.C85])" office:value-type="float" office:value="554" calcext:value-type="float">
            <text:p>554</text:p>
          </table:table-cell>
          <table:table-cell table:style-name="ce2" office:value-type="string" calcext:value-type="string">
            <text:p>2</text:p>
          </table:table-cell>
          <table:table-cell table:style-name="ce7"/>
          <table:table-cell table:formula="of:=_xlfn.countifs([.A$1:.A$1048576];[.A85])" office:value-type="float" office:value="1" calcext:value-type="float">
            <text:p>1</text:p>
          </table:table-cell>
          <table:table-cell table:style-name="ce16" table:formula="of:=&quot;| &quot; &amp;[.A85]&amp;&quot; of Money&quot;" office:value-type="string" office:string-value="| NZD of Money" calcext:value-type="string">
            <text:p>| NZD of Money</text:p>
          </table:table-cell>
          <table:table-cell table:formula="of:=&quot;| &quot;&amp;[.A85]&amp;&quot; m -&gt; &quot;&amp;&quot;(ssqq&quot;&amp;[.A85]&amp;&quot;ssqq, m)&quot;" office:value-type="string" office:string-value="| NZD m -&gt; (ssqqNZDssqq, m)" calcext:value-type="string">
            <text:p>| NZD m -&gt; (ssqqNZDssqq, m)</text:p>
          </table:table-cell>
          <table:table-cell table:formula="of:=&quot;| &quot;&amp;&quot;(ssqq&quot;&amp;[.A85]&amp;&quot;ssqq, m) -&gt; &quot;&amp;[.A85]&amp;&quot; m&quot;" office:value-type="string" office:string-value="| (ssqqNZDssqq, m) -&gt; NZD m" calcext:value-type="string">
            <text:p>| (ssqqNZDssqq, m) -&gt; NZD m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IO</text:p>
          </table:table-cell>
          <table:table-cell table:style-name="ce7" office:value-type="string" calcext:value-type="string">
            <text:p>Cordoba Oro</text:p>
          </table:table-cell>
          <table:table-cell table:style-name="ce11" office:value-type="string" calcext:value-type="string">
            <text:p>558</text:p>
          </table:table-cell>
          <table:table-cell table:style-name="ce14" table:formula="of:=VALUE([.C86])" office:value-type="float" office:value="558" calcext:value-type="float">
            <text:p>558</text:p>
          </table:table-cell>
          <table:table-cell table:style-name="ce2" office:value-type="string" calcext:value-type="string">
            <text:p>2</text:p>
          </table:table-cell>
          <table:table-cell table:style-name="ce7"/>
          <table:table-cell table:formula="of:=_xlfn.countifs([.A$1:.A$1048576];[.A86])" office:value-type="float" office:value="1" calcext:value-type="float">
            <text:p>1</text:p>
          </table:table-cell>
          <table:table-cell table:style-name="ce16" table:formula="of:=&quot;| &quot; &amp;[.A86]&amp;&quot; of Money&quot;" office:value-type="string" office:string-value="| NIO of Money" calcext:value-type="string">
            <text:p>| NIO of Money</text:p>
          </table:table-cell>
          <table:table-cell table:formula="of:=&quot;| &quot;&amp;[.A86]&amp;&quot; m -&gt; &quot;&amp;&quot;(ssqq&quot;&amp;[.A86]&amp;&quot;ssqq, m)&quot;" office:value-type="string" office:string-value="| NIO m -&gt; (ssqqNIOssqq, m)" calcext:value-type="string">
            <text:p>| NIO m -&gt; (ssqqNIOssqq, m)</text:p>
          </table:table-cell>
          <table:table-cell table:formula="of:=&quot;| &quot;&amp;&quot;(ssqq&quot;&amp;[.A86]&amp;&quot;ssqq, m) -&gt; &quot;&amp;[.A86]&amp;&quot; m&quot;" office:value-type="string" office:string-value="| (ssqqNIOssqq, m) -&gt; NIO m" calcext:value-type="string">
            <text:p>| (ssqqNIOssqq, m) -&gt; NIO m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GN</text:p>
          </table:table-cell>
          <table:table-cell table:style-name="ce7" office:value-type="string" calcext:value-type="string">
            <text:p>Naira</text:p>
          </table:table-cell>
          <table:table-cell table:style-name="ce11" office:value-type="string" calcext:value-type="string">
            <text:p>566</text:p>
          </table:table-cell>
          <table:table-cell table:style-name="ce14" table:formula="of:=VALUE([.C87])" office:value-type="float" office:value="566" calcext:value-type="float">
            <text:p>566</text:p>
          </table:table-cell>
          <table:table-cell table:style-name="ce2" office:value-type="string" calcext:value-type="string">
            <text:p>2</text:p>
          </table:table-cell>
          <table:table-cell table:style-name="ce7"/>
          <table:table-cell table:formula="of:=_xlfn.countifs([.A$1:.A$1048576];[.A87])" office:value-type="float" office:value="1" calcext:value-type="float">
            <text:p>1</text:p>
          </table:table-cell>
          <table:table-cell table:style-name="ce16" table:formula="of:=&quot;| &quot; &amp;[.A87]&amp;&quot; of Money&quot;" office:value-type="string" office:string-value="| NGN of Money" calcext:value-type="string">
            <text:p>| NGN of Money</text:p>
          </table:table-cell>
          <table:table-cell table:formula="of:=&quot;| &quot;&amp;[.A87]&amp;&quot; m -&gt; &quot;&amp;&quot;(ssqq&quot;&amp;[.A87]&amp;&quot;ssqq, m)&quot;" office:value-type="string" office:string-value="| NGN m -&gt; (ssqqNGNssqq, m)" calcext:value-type="string">
            <text:p>| NGN m -&gt; (ssqqNGNssqq, m)</text:p>
          </table:table-cell>
          <table:table-cell table:formula="of:=&quot;| &quot;&amp;&quot;(ssqq&quot;&amp;[.A87]&amp;&quot;ssqq, m) -&gt; &quot;&amp;[.A87]&amp;&quot; m&quot;" office:value-type="string" office:string-value="| (ssqqNGNssqq, m) -&gt; NGN m" calcext:value-type="string">
            <text:p>| (ssqqNGNssqq, m) -&gt; NGN m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K</text:p>
          </table:table-cell>
          <table:table-cell table:style-name="ce7" office:value-type="string" calcext:value-type="string">
            <text:p>Norwegian Krone</text:p>
          </table:table-cell>
          <table:table-cell table:style-name="ce11" office:value-type="string" calcext:value-type="string">
            <text:p>578</text:p>
          </table:table-cell>
          <table:table-cell table:style-name="ce14" table:formula="of:=VALUE([.C88])" office:value-type="float" office:value="578" calcext:value-type="float">
            <text:p>578</text:p>
          </table:table-cell>
          <table:table-cell table:style-name="ce2" office:value-type="string" calcext:value-type="string">
            <text:p>2</text:p>
          </table:table-cell>
          <table:table-cell table:style-name="ce7" table:formula="of:=TRUE()" office:value-type="float" office:value="1" calcext:value-type="float">
            <text:p>1</text:p>
          </table:table-cell>
          <table:table-cell table:formula="of:=_xlfn.countifs([.A$1:.A$1048576];[.A88])" office:value-type="float" office:value="1" calcext:value-type="float">
            <text:p>1</text:p>
          </table:table-cell>
          <table:table-cell table:style-name="ce16" table:formula="of:=&quot;| &quot; &amp;[.A88]&amp;&quot; of Money&quot;" office:value-type="string" office:string-value="| NOK of Money" calcext:value-type="string">
            <text:p>| NOK of Money</text:p>
          </table:table-cell>
          <table:table-cell table:formula="of:=&quot;| &quot;&amp;[.A88]&amp;&quot; m -&gt; &quot;&amp;&quot;(ssqq&quot;&amp;[.A88]&amp;&quot;ssqq, m)&quot;" office:value-type="string" office:string-value="| NOK m -&gt; (ssqqNOKssqq, m)" calcext:value-type="string">
            <text:p>| NOK m -&gt; (ssqqNOKssqq, m)</text:p>
          </table:table-cell>
          <table:table-cell table:formula="of:=&quot;| &quot;&amp;&quot;(ssqq&quot;&amp;[.A88]&amp;&quot;ssqq, m) -&gt; &quot;&amp;[.A88]&amp;&quot; m&quot;" office:value-type="string" office:string-value="| (ssqqNOKssqq, m) -&gt; NOK m" calcext:value-type="string">
            <text:p>| (ssqqNOKssqq, m) -&gt; NOK m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PKR</text:p>
          </table:table-cell>
          <table:table-cell table:style-name="ce7" office:value-type="string" calcext:value-type="string">
            <text:p>Pakistan Rupee</text:p>
          </table:table-cell>
          <table:table-cell table:style-name="ce11" office:value-type="string" calcext:value-type="string">
            <text:p>586</text:p>
          </table:table-cell>
          <table:table-cell table:style-name="ce14" table:formula="of:=VALUE([.C89])" office:value-type="float" office:value="586" calcext:value-type="float">
            <text:p>586</text:p>
          </table:table-cell>
          <table:table-cell table:style-name="ce2" office:value-type="string" calcext:value-type="string">
            <text:p>2</text:p>
          </table:table-cell>
          <table:table-cell table:style-name="ce7"/>
          <table:table-cell table:formula="of:=_xlfn.countifs([.A$1:.A$1048576];[.A89])" office:value-type="float" office:value="1" calcext:value-type="float">
            <text:p>1</text:p>
          </table:table-cell>
          <table:table-cell table:style-name="ce16" table:formula="of:=&quot;| &quot; &amp;[.A89]&amp;&quot; of Money&quot;" office:value-type="string" office:string-value="| PKR of Money" calcext:value-type="string">
            <text:p>| PKR of Money</text:p>
          </table:table-cell>
          <table:table-cell table:formula="of:=&quot;| &quot;&amp;[.A89]&amp;&quot; m -&gt; &quot;&amp;&quot;(ssqq&quot;&amp;[.A89]&amp;&quot;ssqq, m)&quot;" office:value-type="string" office:string-value="| PKR m -&gt; (ssqqPKRssqq, m)" calcext:value-type="string">
            <text:p>| PKR m -&gt; (ssqqPKRssqq, m)</text:p>
          </table:table-cell>
          <table:table-cell table:formula="of:=&quot;| &quot;&amp;&quot;(ssqq&quot;&amp;[.A89]&amp;&quot;ssqq, m) -&gt; &quot;&amp;[.A89]&amp;&quot; m&quot;" office:value-type="string" office:string-value="| (ssqqPKRssqq, m) -&gt; PKR m" calcext:value-type="string">
            <text:p>| (ssqqPKRssqq, m) -&gt; PKR m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PAB</text:p>
          </table:table-cell>
          <table:table-cell table:style-name="ce7" office:value-type="string" calcext:value-type="string">
            <text:p>Balboa</text:p>
          </table:table-cell>
          <table:table-cell table:style-name="ce11" office:value-type="string" calcext:value-type="string">
            <text:p>590</text:p>
          </table:table-cell>
          <table:table-cell table:style-name="ce14" table:formula="of:=VALUE([.C90])" office:value-type="float" office:value="590" calcext:value-type="float">
            <text:p>590</text:p>
          </table:table-cell>
          <table:table-cell table:style-name="ce2" office:value-type="string" calcext:value-type="string">
            <text:p>2</text:p>
          </table:table-cell>
          <table:table-cell table:style-name="ce7"/>
          <table:table-cell table:formula="of:=_xlfn.countifs([.A$1:.A$1048576];[.A90])" office:value-type="float" office:value="1" calcext:value-type="float">
            <text:p>1</text:p>
          </table:table-cell>
          <table:table-cell table:style-name="ce16" table:formula="of:=&quot;| &quot; &amp;[.A90]&amp;&quot; of Money&quot;" office:value-type="string" office:string-value="| PAB of Money" calcext:value-type="string">
            <text:p>| PAB of Money</text:p>
          </table:table-cell>
          <table:table-cell table:formula="of:=&quot;| &quot;&amp;[.A90]&amp;&quot; m -&gt; &quot;&amp;&quot;(ssqq&quot;&amp;[.A90]&amp;&quot;ssqq, m)&quot;" office:value-type="string" office:string-value="| PAB m -&gt; (ssqqPABssqq, m)" calcext:value-type="string">
            <text:p>| PAB m -&gt; (ssqqPABssqq, m)</text:p>
          </table:table-cell>
          <table:table-cell table:formula="of:=&quot;| &quot;&amp;&quot;(ssqq&quot;&amp;[.A90]&amp;&quot;ssqq, m) -&gt; &quot;&amp;[.A90]&amp;&quot; m&quot;" office:value-type="string" office:string-value="| (ssqqPABssqq, m) -&gt; PAB m" calcext:value-type="string">
            <text:p>| (ssqqPABssqq, m) -&gt; PAB m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PGK</text:p>
          </table:table-cell>
          <table:table-cell table:style-name="ce7" office:value-type="string" calcext:value-type="string">
            <text:p>Kina</text:p>
          </table:table-cell>
          <table:table-cell table:style-name="ce11" office:value-type="string" calcext:value-type="string">
            <text:p>598</text:p>
          </table:table-cell>
          <table:table-cell table:style-name="ce14" table:formula="of:=VALUE([.C91])" office:value-type="float" office:value="598" calcext:value-type="float">
            <text:p>598</text:p>
          </table:table-cell>
          <table:table-cell table:style-name="ce2" office:value-type="string" calcext:value-type="string">
            <text:p>2</text:p>
          </table:table-cell>
          <table:table-cell table:style-name="ce7"/>
          <table:table-cell table:formula="of:=_xlfn.countifs([.A$1:.A$1048576];[.A91])" office:value-type="float" office:value="1" calcext:value-type="float">
            <text:p>1</text:p>
          </table:table-cell>
          <table:table-cell table:style-name="ce16" table:formula="of:=&quot;| &quot; &amp;[.A91]&amp;&quot; of Money&quot;" office:value-type="string" office:string-value="| PGK of Money" calcext:value-type="string">
            <text:p>| PGK of Money</text:p>
          </table:table-cell>
          <table:table-cell table:formula="of:=&quot;| &quot;&amp;[.A91]&amp;&quot; m -&gt; &quot;&amp;&quot;(ssqq&quot;&amp;[.A91]&amp;&quot;ssqq, m)&quot;" office:value-type="string" office:string-value="| PGK m -&gt; (ssqqPGKssqq, m)" calcext:value-type="string">
            <text:p>| PGK m -&gt; (ssqqPGKssqq, m)</text:p>
          </table:table-cell>
          <table:table-cell table:formula="of:=&quot;| &quot;&amp;&quot;(ssqq&quot;&amp;[.A91]&amp;&quot;ssqq, m) -&gt; &quot;&amp;[.A91]&amp;&quot; m&quot;" office:value-type="string" office:string-value="| (ssqqPGKssqq, m) -&gt; PGK m" calcext:value-type="string">
            <text:p>| (ssqqPGKssqq, m) -&gt; PGK m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PYG</text:p>
          </table:table-cell>
          <table:table-cell table:style-name="ce7" office:value-type="string" calcext:value-type="string">
            <text:p>Guarani</text:p>
          </table:table-cell>
          <table:table-cell table:style-name="ce11" office:value-type="string" calcext:value-type="string">
            <text:p>600</text:p>
          </table:table-cell>
          <table:table-cell table:style-name="ce14" table:formula="of:=VALUE([.C92])" office:value-type="float" office:value="600" calcext:value-type="float">
            <text:p>600</text:p>
          </table:table-cell>
          <table:table-cell table:style-name="ce2" office:value-type="string" calcext:value-type="string">
            <text:p>0</text:p>
          </table:table-cell>
          <table:table-cell table:style-name="ce7"/>
          <table:table-cell table:formula="of:=_xlfn.countifs([.A$1:.A$1048576];[.A92])" office:value-type="float" office:value="1" calcext:value-type="float">
            <text:p>1</text:p>
          </table:table-cell>
          <table:table-cell table:style-name="ce16" table:formula="of:=&quot;| &quot; &amp;[.A92]&amp;&quot; of Money&quot;" office:value-type="string" office:string-value="| PYG of Money" calcext:value-type="string">
            <text:p>| PYG of Money</text:p>
          </table:table-cell>
          <table:table-cell table:formula="of:=&quot;| &quot;&amp;[.A92]&amp;&quot; m -&gt; &quot;&amp;&quot;(ssqq&quot;&amp;[.A92]&amp;&quot;ssqq, m)&quot;" office:value-type="string" office:string-value="| PYG m -&gt; (ssqqPYGssqq, m)" calcext:value-type="string">
            <text:p>| PYG m -&gt; (ssqqPYGssqq, m)</text:p>
          </table:table-cell>
          <table:table-cell table:formula="of:=&quot;| &quot;&amp;&quot;(ssqq&quot;&amp;[.A92]&amp;&quot;ssqq, m) -&gt; &quot;&amp;[.A92]&amp;&quot; m&quot;" office:value-type="string" office:string-value="| (ssqqPYGssqq, m) -&gt; PYG m" calcext:value-type="string">
            <text:p>| (ssqqPYGssqq, m) -&gt; PYG m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PEN</text:p>
          </table:table-cell>
          <table:table-cell table:style-name="ce7" office:value-type="string" calcext:value-type="string">
            <text:p>Sol</text:p>
          </table:table-cell>
          <table:table-cell table:style-name="ce11" office:value-type="string" calcext:value-type="string">
            <text:p>604</text:p>
          </table:table-cell>
          <table:table-cell table:style-name="ce14" table:formula="of:=VALUE([.C93])" office:value-type="float" office:value="604" calcext:value-type="float">
            <text:p>604</text:p>
          </table:table-cell>
          <table:table-cell table:style-name="ce2" office:value-type="string" calcext:value-type="string">
            <text:p>2</text:p>
          </table:table-cell>
          <table:table-cell table:style-name="ce7"/>
          <table:table-cell table:formula="of:=_xlfn.countifs([.A$1:.A$1048576];[.A93])" office:value-type="float" office:value="1" calcext:value-type="float">
            <text:p>1</text:p>
          </table:table-cell>
          <table:table-cell table:style-name="ce16" table:formula="of:=&quot;| &quot; &amp;[.A93]&amp;&quot; of Money&quot;" office:value-type="string" office:string-value="| PEN of Money" calcext:value-type="string">
            <text:p>| PEN of Money</text:p>
          </table:table-cell>
          <table:table-cell table:formula="of:=&quot;| &quot;&amp;[.A93]&amp;&quot; m -&gt; &quot;&amp;&quot;(ssqq&quot;&amp;[.A93]&amp;&quot;ssqq, m)&quot;" office:value-type="string" office:string-value="| PEN m -&gt; (ssqqPENssqq, m)" calcext:value-type="string">
            <text:p>| PEN m -&gt; (ssqqPENssqq, m)</text:p>
          </table:table-cell>
          <table:table-cell table:formula="of:=&quot;| &quot;&amp;&quot;(ssqq&quot;&amp;[.A93]&amp;&quot;ssqq, m) -&gt; &quot;&amp;[.A93]&amp;&quot; m&quot;" office:value-type="string" office:string-value="| (ssqqPENssqq, m) -&gt; PEN m" calcext:value-type="string">
            <text:p>| (ssqqPENssqq, m) -&gt; PEN m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PHP</text:p>
          </table:table-cell>
          <table:table-cell table:style-name="ce7" office:value-type="string" calcext:value-type="string">
            <text:p>Philippine Peso</text:p>
          </table:table-cell>
          <table:table-cell table:style-name="ce11" office:value-type="string" calcext:value-type="string">
            <text:p>608</text:p>
          </table:table-cell>
          <table:table-cell table:style-name="ce14" table:formula="of:=VALUE([.C94])" office:value-type="float" office:value="608" calcext:value-type="float">
            <text:p>608</text:p>
          </table:table-cell>
          <table:table-cell table:style-name="ce2" office:value-type="string" calcext:value-type="string">
            <text:p>2</text:p>
          </table:table-cell>
          <table:table-cell table:style-name="ce7"/>
          <table:table-cell table:formula="of:=_xlfn.countifs([.A$1:.A$1048576];[.A94])" office:value-type="float" office:value="1" calcext:value-type="float">
            <text:p>1</text:p>
          </table:table-cell>
          <table:table-cell table:style-name="ce16" table:formula="of:=&quot;| &quot; &amp;[.A94]&amp;&quot; of Money&quot;" office:value-type="string" office:string-value="| PHP of Money" calcext:value-type="string">
            <text:p>| PHP of Money</text:p>
          </table:table-cell>
          <table:table-cell table:formula="of:=&quot;| &quot;&amp;[.A94]&amp;&quot; m -&gt; &quot;&amp;&quot;(ssqq&quot;&amp;[.A94]&amp;&quot;ssqq, m)&quot;" office:value-type="string" office:string-value="| PHP m -&gt; (ssqqPHPssqq, m)" calcext:value-type="string">
            <text:p>| PHP m -&gt; (ssqqPHPssqq, m)</text:p>
          </table:table-cell>
          <table:table-cell table:formula="of:=&quot;| &quot;&amp;&quot;(ssqq&quot;&amp;[.A94]&amp;&quot;ssqq, m) -&gt; &quot;&amp;[.A94]&amp;&quot; m&quot;" office:value-type="string" office:string-value="| (ssqqPHPssqq, m) -&gt; PHP m" calcext:value-type="string">
            <text:p>| (ssqqPHPssqq, m) -&gt; PHP m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QAR</text:p>
          </table:table-cell>
          <table:table-cell table:style-name="ce7" office:value-type="string" calcext:value-type="string">
            <text:p>Qatari Rial</text:p>
          </table:table-cell>
          <table:table-cell table:style-name="ce11" office:value-type="string" calcext:value-type="string">
            <text:p>634</text:p>
          </table:table-cell>
          <table:table-cell table:style-name="ce14" table:formula="of:=VALUE([.C95])" office:value-type="float" office:value="634" calcext:value-type="float">
            <text:p>634</text:p>
          </table:table-cell>
          <table:table-cell table:style-name="ce2" office:value-type="string" calcext:value-type="string">
            <text:p>2</text:p>
          </table:table-cell>
          <table:table-cell table:style-name="ce7"/>
          <table:table-cell table:formula="of:=_xlfn.countifs([.A$1:.A$1048576];[.A95])" office:value-type="float" office:value="1" calcext:value-type="float">
            <text:p>1</text:p>
          </table:table-cell>
          <table:table-cell table:style-name="ce16" table:formula="of:=&quot;| &quot; &amp;[.A95]&amp;&quot; of Money&quot;" office:value-type="string" office:string-value="| QAR of Money" calcext:value-type="string">
            <text:p>| QAR of Money</text:p>
          </table:table-cell>
          <table:table-cell table:formula="of:=&quot;| &quot;&amp;[.A95]&amp;&quot; m -&gt; &quot;&amp;&quot;(ssqq&quot;&amp;[.A95]&amp;&quot;ssqq, m)&quot;" office:value-type="string" office:string-value="| QAR m -&gt; (ssqqQARssqq, m)" calcext:value-type="string">
            <text:p>| QAR m -&gt; (ssqqQARssqq, m)</text:p>
          </table:table-cell>
          <table:table-cell table:formula="of:=&quot;| &quot;&amp;&quot;(ssqq&quot;&amp;[.A95]&amp;&quot;ssqq, m) -&gt; &quot;&amp;[.A95]&amp;&quot; m&quot;" office:value-type="string" office:string-value="| (ssqqQARssqq, m) -&gt; QAR m" calcext:value-type="string">
            <text:p>| (ssqqQARssqq, m) -&gt; QAR m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RUB</text:p>
          </table:table-cell>
          <table:table-cell table:style-name="ce7" office:value-type="string" calcext:value-type="string">
            <text:p>Russian Ruble</text:p>
          </table:table-cell>
          <table:table-cell table:style-name="ce11" office:value-type="string" calcext:value-type="string">
            <text:p>643</text:p>
          </table:table-cell>
          <table:table-cell table:style-name="ce14" table:formula="of:=VALUE([.C96])" office:value-type="float" office:value="643" calcext:value-type="float">
            <text:p>643</text:p>
          </table:table-cell>
          <table:table-cell table:style-name="ce2" office:value-type="string" calcext:value-type="string">
            <text:p>2</text:p>
          </table:table-cell>
          <table:table-cell table:style-name="ce7"/>
          <table:table-cell table:formula="of:=_xlfn.countifs([.A$1:.A$1048576];[.A96])" office:value-type="float" office:value="1" calcext:value-type="float">
            <text:p>1</text:p>
          </table:table-cell>
          <table:table-cell table:style-name="ce16" table:formula="of:=&quot;| &quot; &amp;[.A96]&amp;&quot; of Money&quot;" office:value-type="string" office:string-value="| RUB of Money" calcext:value-type="string">
            <text:p>| RUB of Money</text:p>
          </table:table-cell>
          <table:table-cell table:formula="of:=&quot;| &quot;&amp;[.A96]&amp;&quot; m -&gt; &quot;&amp;&quot;(ssqq&quot;&amp;[.A96]&amp;&quot;ssqq, m)&quot;" office:value-type="string" office:string-value="| RUB m -&gt; (ssqqRUBssqq, m)" calcext:value-type="string">
            <text:p>| RUB m -&gt; (ssqqRUBssqq, m)</text:p>
          </table:table-cell>
          <table:table-cell table:formula="of:=&quot;| &quot;&amp;&quot;(ssqq&quot;&amp;[.A96]&amp;&quot;ssqq, m) -&gt; &quot;&amp;[.A96]&amp;&quot; m&quot;" office:value-type="string" office:string-value="| (ssqqRUBssqq, m) -&gt; RUB m" calcext:value-type="string">
            <text:p>| (ssqqRUBssqq, m) -&gt; RUB m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RWF</text:p>
          </table:table-cell>
          <table:table-cell table:style-name="ce7" office:value-type="string" calcext:value-type="string">
            <text:p>Rwanda Franc</text:p>
          </table:table-cell>
          <table:table-cell table:style-name="ce11" office:value-type="string" calcext:value-type="string">
            <text:p>646</text:p>
          </table:table-cell>
          <table:table-cell table:style-name="ce14" table:formula="of:=VALUE([.C97])" office:value-type="float" office:value="646" calcext:value-type="float">
            <text:p>646</text:p>
          </table:table-cell>
          <table:table-cell table:style-name="ce2" office:value-type="string" calcext:value-type="string">
            <text:p>0</text:p>
          </table:table-cell>
          <table:table-cell table:style-name="ce7"/>
          <table:table-cell table:formula="of:=_xlfn.countifs([.A$1:.A$1048576];[.A97])" office:value-type="float" office:value="1" calcext:value-type="float">
            <text:p>1</text:p>
          </table:table-cell>
          <table:table-cell table:style-name="ce16" table:formula="of:=&quot;| &quot; &amp;[.A97]&amp;&quot; of Money&quot;" office:value-type="string" office:string-value="| RWF of Money" calcext:value-type="string">
            <text:p>| RWF of Money</text:p>
          </table:table-cell>
          <table:table-cell table:formula="of:=&quot;| &quot;&amp;[.A97]&amp;&quot; m -&gt; &quot;&amp;&quot;(ssqq&quot;&amp;[.A97]&amp;&quot;ssqq, m)&quot;" office:value-type="string" office:string-value="| RWF m -&gt; (ssqqRWFssqq, m)" calcext:value-type="string">
            <text:p>| RWF m -&gt; (ssqqRWFssqq, m)</text:p>
          </table:table-cell>
          <table:table-cell table:formula="of:=&quot;| &quot;&amp;&quot;(ssqq&quot;&amp;[.A97]&amp;&quot;ssqq, m) -&gt; &quot;&amp;[.A97]&amp;&quot; m&quot;" office:value-type="string" office:string-value="| (ssqqRWFssqq, m) -&gt; RWF m" calcext:value-type="string">
            <text:p>| (ssqqRWFssqq, m) -&gt; RWF m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SHP</text:p>
          </table:table-cell>
          <table:table-cell table:style-name="ce8" office:value-type="string" calcext:value-type="string">
            <text:p>Saint Helena Pound</text:p>
          </table:table-cell>
          <table:table-cell table:style-name="ce12" office:value-type="string" calcext:value-type="string">
            <text:p>654</text:p>
          </table:table-cell>
          <table:table-cell table:style-name="ce14" table:formula="of:=VALUE([.C98])" office:value-type="float" office:value="654" calcext:value-type="float">
            <text:p>654</text:p>
          </table:table-cell>
          <table:table-cell table:style-name="ce3" office:value-type="string" calcext:value-type="string">
            <text:p>2</text:p>
          </table:table-cell>
          <table:table-cell table:style-name="ce7"/>
          <table:table-cell table:formula="of:=_xlfn.countifs([.A$1:.A$1048576];[.A98])" office:value-type="float" office:value="1" calcext:value-type="float">
            <text:p>1</text:p>
          </table:table-cell>
          <table:table-cell table:style-name="ce16" table:formula="of:=&quot;| &quot; &amp;[.A98]&amp;&quot; of Money&quot;" office:value-type="string" office:string-value="| SHP of Money" calcext:value-type="string">
            <text:p>| SHP of Money</text:p>
          </table:table-cell>
          <table:table-cell table:formula="of:=&quot;| &quot;&amp;[.A98]&amp;&quot; m -&gt; &quot;&amp;&quot;(ssqq&quot;&amp;[.A98]&amp;&quot;ssqq, m)&quot;" office:value-type="string" office:string-value="| SHP m -&gt; (ssqqSHPssqq, m)" calcext:value-type="string">
            <text:p>| SHP m -&gt; (ssqqSHPssqq, m)</text:p>
          </table:table-cell>
          <table:table-cell table:formula="of:=&quot;| &quot;&amp;&quot;(ssqq&quot;&amp;[.A98]&amp;&quot;ssqq, m) -&gt; &quot;&amp;[.A98]&amp;&quot; m&quot;" office:value-type="string" office:string-value="| (ssqqSHPssqq, m) -&gt; SHP m" calcext:value-type="string">
            <text:p>| (ssqqSHPssqq, m) -&gt; SHP m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SAR</text:p>
          </table:table-cell>
          <table:table-cell table:style-name="ce7" office:value-type="string" calcext:value-type="string">
            <text:p>Saudi Riyal</text:p>
          </table:table-cell>
          <table:table-cell table:style-name="ce11" office:value-type="string" calcext:value-type="string">
            <text:p>682</text:p>
          </table:table-cell>
          <table:table-cell table:style-name="ce14" table:formula="of:=VALUE([.C99])" office:value-type="float" office:value="682" calcext:value-type="float">
            <text:p>682</text:p>
          </table:table-cell>
          <table:table-cell table:style-name="ce2" office:value-type="string" calcext:value-type="string">
            <text:p>2</text:p>
          </table:table-cell>
          <table:table-cell table:style-name="ce7"/>
          <table:table-cell table:formula="of:=_xlfn.countifs([.A$1:.A$1048576];[.A99])" office:value-type="float" office:value="1" calcext:value-type="float">
            <text:p>1</text:p>
          </table:table-cell>
          <table:table-cell table:style-name="ce16" table:formula="of:=&quot;| &quot; &amp;[.A99]&amp;&quot; of Money&quot;" office:value-type="string" office:string-value="| SAR of Money" calcext:value-type="string">
            <text:p>| SAR of Money</text:p>
          </table:table-cell>
          <table:table-cell table:formula="of:=&quot;| &quot;&amp;[.A99]&amp;&quot; m -&gt; &quot;&amp;&quot;(ssqq&quot;&amp;[.A99]&amp;&quot;ssqq, m)&quot;" office:value-type="string" office:string-value="| SAR m -&gt; (ssqqSARssqq, m)" calcext:value-type="string">
            <text:p>| SAR m -&gt; (ssqqSARssqq, m)</text:p>
          </table:table-cell>
          <table:table-cell table:formula="of:=&quot;| &quot;&amp;&quot;(ssqq&quot;&amp;[.A99]&amp;&quot;ssqq, m) -&gt; &quot;&amp;[.A99]&amp;&quot; m&quot;" office:value-type="string" office:string-value="| (ssqqSARssqq, m) -&gt; SAR m" calcext:value-type="string">
            <text:p>| (ssqqSARssqq, m) -&gt; SAR m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SCR</text:p>
          </table:table-cell>
          <table:table-cell table:style-name="ce7" office:value-type="string" calcext:value-type="string">
            <text:p>Seychelles Rupee</text:p>
          </table:table-cell>
          <table:table-cell table:style-name="ce11" office:value-type="string" calcext:value-type="string">
            <text:p>690</text:p>
          </table:table-cell>
          <table:table-cell table:style-name="ce14" table:formula="of:=VALUE([.C100])" office:value-type="float" office:value="690" calcext:value-type="float">
            <text:p>690</text:p>
          </table:table-cell>
          <table:table-cell table:style-name="ce2" office:value-type="string" calcext:value-type="string">
            <text:p>2</text:p>
          </table:table-cell>
          <table:table-cell table:style-name="ce7"/>
          <table:table-cell table:formula="of:=_xlfn.countifs([.A$1:.A$1048576];[.A100])" office:value-type="float" office:value="1" calcext:value-type="float">
            <text:p>1</text:p>
          </table:table-cell>
          <table:table-cell table:style-name="ce16" table:formula="of:=&quot;| &quot; &amp;[.A100]&amp;&quot; of Money&quot;" office:value-type="string" office:string-value="| SCR of Money" calcext:value-type="string">
            <text:p>| SCR of Money</text:p>
          </table:table-cell>
          <table:table-cell table:formula="of:=&quot;| &quot;&amp;[.A100]&amp;&quot; m -&gt; &quot;&amp;&quot;(ssqq&quot;&amp;[.A100]&amp;&quot;ssqq, m)&quot;" office:value-type="string" office:string-value="| SCR m -&gt; (ssqqSCRssqq, m)" calcext:value-type="string">
            <text:p>| SCR m -&gt; (ssqqSCRssqq, m)</text:p>
          </table:table-cell>
          <table:table-cell table:formula="of:=&quot;| &quot;&amp;&quot;(ssqq&quot;&amp;[.A100]&amp;&quot;ssqq, m) -&gt; &quot;&amp;[.A100]&amp;&quot; m&quot;" office:value-type="string" office:string-value="| (ssqqSCRssqq, m) -&gt; SCR m" calcext:value-type="string">
            <text:p>| (ssqqSCRssqq, m) -&gt; SCR m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SLL</text:p>
          </table:table-cell>
          <table:table-cell table:style-name="ce7" office:value-type="string" calcext:value-type="string">
            <text:p>Leone</text:p>
          </table:table-cell>
          <table:table-cell table:style-name="ce11" office:value-type="string" calcext:value-type="string">
            <text:p>694</text:p>
          </table:table-cell>
          <table:table-cell table:style-name="ce14" table:formula="of:=VALUE([.C101])" office:value-type="float" office:value="694" calcext:value-type="float">
            <text:p>694</text:p>
          </table:table-cell>
          <table:table-cell table:style-name="ce2" office:value-type="string" calcext:value-type="string">
            <text:p>2</text:p>
          </table:table-cell>
          <table:table-cell table:style-name="ce7"/>
          <table:table-cell table:formula="of:=_xlfn.countifs([.A$1:.A$1048576];[.A101])" office:value-type="float" office:value="1" calcext:value-type="float">
            <text:p>1</text:p>
          </table:table-cell>
          <table:table-cell table:style-name="ce16" table:formula="of:=&quot;| &quot; &amp;[.A101]&amp;&quot; of Money&quot;" office:value-type="string" office:string-value="| SLL of Money" calcext:value-type="string">
            <text:p>| SLL of Money</text:p>
          </table:table-cell>
          <table:table-cell table:formula="of:=&quot;| &quot;&amp;[.A101]&amp;&quot; m -&gt; &quot;&amp;&quot;(ssqq&quot;&amp;[.A101]&amp;&quot;ssqq, m)&quot;" office:value-type="string" office:string-value="| SLL m -&gt; (ssqqSLLssqq, m)" calcext:value-type="string">
            <text:p>| SLL m -&gt; (ssqqSLLssqq, m)</text:p>
          </table:table-cell>
          <table:table-cell table:formula="of:=&quot;| &quot;&amp;&quot;(ssqq&quot;&amp;[.A101]&amp;&quot;ssqq, m) -&gt; &quot;&amp;[.A101]&amp;&quot; m&quot;" office:value-type="string" office:string-value="| (ssqqSLLssqq, m) -&gt; SLL m" calcext:value-type="string">
            <text:p>| (ssqqSLLssqq, m) -&gt; SLL m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SGD</text:p>
          </table:table-cell>
          <table:table-cell table:style-name="ce7" office:value-type="string" calcext:value-type="string">
            <text:p>Singapore Dollar</text:p>
          </table:table-cell>
          <table:table-cell table:style-name="ce11" office:value-type="string" calcext:value-type="string">
            <text:p>702</text:p>
          </table:table-cell>
          <table:table-cell table:style-name="ce14" table:formula="of:=VALUE([.C102])" office:value-type="float" office:value="702" calcext:value-type="float">
            <text:p>702</text:p>
          </table:table-cell>
          <table:table-cell table:style-name="ce2" office:value-type="string" calcext:value-type="string">
            <text:p>2</text:p>
          </table:table-cell>
          <table:table-cell table:style-name="ce7"/>
          <table:table-cell table:formula="of:=_xlfn.countifs([.A$1:.A$1048576];[.A102])" office:value-type="float" office:value="1" calcext:value-type="float">
            <text:p>1</text:p>
          </table:table-cell>
          <table:table-cell table:style-name="ce16" table:formula="of:=&quot;| &quot; &amp;[.A102]&amp;&quot; of Money&quot;" office:value-type="string" office:string-value="| SGD of Money" calcext:value-type="string">
            <text:p>| SGD of Money</text:p>
          </table:table-cell>
          <table:table-cell table:formula="of:=&quot;| &quot;&amp;[.A102]&amp;&quot; m -&gt; &quot;&amp;&quot;(ssqq&quot;&amp;[.A102]&amp;&quot;ssqq, m)&quot;" office:value-type="string" office:string-value="| SGD m -&gt; (ssqqSGDssqq, m)" calcext:value-type="string">
            <text:p>| SGD m -&gt; (ssqqSGDssqq, m)</text:p>
          </table:table-cell>
          <table:table-cell table:formula="of:=&quot;| &quot;&amp;&quot;(ssqq&quot;&amp;[.A102]&amp;&quot;ssqq, m) -&gt; &quot;&amp;[.A102]&amp;&quot; m&quot;" office:value-type="string" office:string-value="| (ssqqSGDssqq, m) -&gt; SGD m" calcext:value-type="string">
            <text:p>| (ssqqSGDssqq, m) -&gt; SGD m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VND</text:p>
          </table:table-cell>
          <table:table-cell table:style-name="ce7" office:value-type="string" calcext:value-type="string">
            <text:p>Dong</text:p>
          </table:table-cell>
          <table:table-cell table:style-name="ce11" office:value-type="string" calcext:value-type="string">
            <text:p>704</text:p>
          </table:table-cell>
          <table:table-cell table:style-name="ce14" table:formula="of:=VALUE([.C103])" office:value-type="float" office:value="704" calcext:value-type="float">
            <text:p>704</text:p>
          </table:table-cell>
          <table:table-cell table:style-name="ce2" office:value-type="string" calcext:value-type="string">
            <text:p>0</text:p>
          </table:table-cell>
          <table:table-cell table:style-name="ce7"/>
          <table:table-cell table:formula="of:=_xlfn.countifs([.A$1:.A$1048576];[.A103])" office:value-type="float" office:value="1" calcext:value-type="float">
            <text:p>1</text:p>
          </table:table-cell>
          <table:table-cell table:style-name="ce16" table:formula="of:=&quot;| &quot; &amp;[.A103]&amp;&quot; of Money&quot;" office:value-type="string" office:string-value="| VND of Money" calcext:value-type="string">
            <text:p>| VND of Money</text:p>
          </table:table-cell>
          <table:table-cell table:formula="of:=&quot;| &quot;&amp;[.A103]&amp;&quot; m -&gt; &quot;&amp;&quot;(ssqq&quot;&amp;[.A103]&amp;&quot;ssqq, m)&quot;" office:value-type="string" office:string-value="| VND m -&gt; (ssqqVNDssqq, m)" calcext:value-type="string">
            <text:p>| VND m -&gt; (ssqqVNDssqq, m)</text:p>
          </table:table-cell>
          <table:table-cell table:formula="of:=&quot;| &quot;&amp;&quot;(ssqq&quot;&amp;[.A103]&amp;&quot;ssqq, m) -&gt; &quot;&amp;[.A103]&amp;&quot; m&quot;" office:value-type="string" office:string-value="| (ssqqVNDssqq, m) -&gt; VND m" calcext:value-type="string">
            <text:p>| (ssqqVNDssqq, m) -&gt; VND m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SOS</text:p>
          </table:table-cell>
          <table:table-cell table:style-name="ce7" office:value-type="string" calcext:value-type="string">
            <text:p>Somali Shilling</text:p>
          </table:table-cell>
          <table:table-cell table:style-name="ce11" office:value-type="string" calcext:value-type="string">
            <text:p>706</text:p>
          </table:table-cell>
          <table:table-cell table:style-name="ce14" table:formula="of:=VALUE([.C104])" office:value-type="float" office:value="706" calcext:value-type="float">
            <text:p>706</text:p>
          </table:table-cell>
          <table:table-cell table:style-name="ce2" office:value-type="string" calcext:value-type="string">
            <text:p>2</text:p>
          </table:table-cell>
          <table:table-cell table:style-name="ce7"/>
          <table:table-cell table:formula="of:=_xlfn.countifs([.A$1:.A$1048576];[.A104])" office:value-type="float" office:value="1" calcext:value-type="float">
            <text:p>1</text:p>
          </table:table-cell>
          <table:table-cell table:style-name="ce16" table:formula="of:=&quot;| &quot; &amp;[.A104]&amp;&quot; of Money&quot;" office:value-type="string" office:string-value="| SOS of Money" calcext:value-type="string">
            <text:p>| SOS of Money</text:p>
          </table:table-cell>
          <table:table-cell table:formula="of:=&quot;| &quot;&amp;[.A104]&amp;&quot; m -&gt; &quot;&amp;&quot;(ssqq&quot;&amp;[.A104]&amp;&quot;ssqq, m)&quot;" office:value-type="string" office:string-value="| SOS m -&gt; (ssqqSOSssqq, m)" calcext:value-type="string">
            <text:p>| SOS m -&gt; (ssqqSOSssqq, m)</text:p>
          </table:table-cell>
          <table:table-cell table:formula="of:=&quot;| &quot;&amp;&quot;(ssqq&quot;&amp;[.A104]&amp;&quot;ssqq, m) -&gt; &quot;&amp;[.A104]&amp;&quot; m&quot;" office:value-type="string" office:string-value="| (ssqqSOSssqq, m) -&gt; SOS m" calcext:value-type="string">
            <text:p>| (ssqqSOSssqq, m) -&gt; SOS m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ZAR</text:p>
          </table:table-cell>
          <table:table-cell table:style-name="ce7" office:value-type="string" calcext:value-type="string">
            <text:p>Rand</text:p>
          </table:table-cell>
          <table:table-cell table:style-name="ce11" office:value-type="string" calcext:value-type="string">
            <text:p>710</text:p>
          </table:table-cell>
          <table:table-cell table:style-name="ce14" table:formula="of:=VALUE([.C105])" office:value-type="float" office:value="710" calcext:value-type="float">
            <text:p>710</text:p>
          </table:table-cell>
          <table:table-cell table:style-name="ce2" office:value-type="string" calcext:value-type="string">
            <text:p>2</text:p>
          </table:table-cell>
          <table:table-cell table:style-name="ce7"/>
          <table:table-cell table:formula="of:=_xlfn.countifs([.A$1:.A$1048576];[.A105])" office:value-type="float" office:value="1" calcext:value-type="float">
            <text:p>1</text:p>
          </table:table-cell>
          <table:table-cell table:style-name="ce16" table:formula="of:=&quot;| &quot; &amp;[.A105]&amp;&quot; of Money&quot;" office:value-type="string" office:string-value="| ZAR of Money" calcext:value-type="string">
            <text:p>| ZAR of Money</text:p>
          </table:table-cell>
          <table:table-cell table:formula="of:=&quot;| &quot;&amp;[.A105]&amp;&quot; m -&gt; &quot;&amp;&quot;(ssqq&quot;&amp;[.A105]&amp;&quot;ssqq, m)&quot;" office:value-type="string" office:string-value="| ZAR m -&gt; (ssqqZARssqq, m)" calcext:value-type="string">
            <text:p>| ZAR m -&gt; (ssqqZARssqq, m)</text:p>
          </table:table-cell>
          <table:table-cell table:formula="of:=&quot;| &quot;&amp;&quot;(ssqq&quot;&amp;[.A105]&amp;&quot;ssqq, m) -&gt; &quot;&amp;[.A105]&amp;&quot; m&quot;" office:value-type="string" office:string-value="| (ssqqZARssqq, m) -&gt; ZAR m" calcext:value-type="string">
            <text:p>| (ssqqZARssqq, m) -&gt; ZAR m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SSP</text:p>
          </table:table-cell>
          <table:table-cell table:style-name="ce7" office:value-type="string" calcext:value-type="string">
            <text:p>South Sudanese Pound</text:p>
          </table:table-cell>
          <table:table-cell table:style-name="ce11" office:value-type="string" calcext:value-type="string">
            <text:p>728</text:p>
          </table:table-cell>
          <table:table-cell table:style-name="ce14" table:formula="of:=VALUE([.C106])" office:value-type="float" office:value="728" calcext:value-type="float">
            <text:p>728</text:p>
          </table:table-cell>
          <table:table-cell table:style-name="ce2" office:value-type="string" calcext:value-type="string">
            <text:p>2</text:p>
          </table:table-cell>
          <table:table-cell table:style-name="ce7"/>
          <table:table-cell table:formula="of:=_xlfn.countifs([.A$1:.A$1048576];[.A106])" office:value-type="float" office:value="1" calcext:value-type="float">
            <text:p>1</text:p>
          </table:table-cell>
          <table:table-cell table:style-name="ce16" table:formula="of:=&quot;| &quot; &amp;[.A106]&amp;&quot; of Money&quot;" office:value-type="string" office:string-value="| SSP of Money" calcext:value-type="string">
            <text:p>| SSP of Money</text:p>
          </table:table-cell>
          <table:table-cell table:formula="of:=&quot;| &quot;&amp;[.A106]&amp;&quot; m -&gt; &quot;&amp;&quot;(ssqq&quot;&amp;[.A106]&amp;&quot;ssqq, m)&quot;" office:value-type="string" office:string-value="| SSP m -&gt; (ssqqSSPssqq, m)" calcext:value-type="string">
            <text:p>| SSP m -&gt; (ssqqSSPssqq, m)</text:p>
          </table:table-cell>
          <table:table-cell table:formula="of:=&quot;| &quot;&amp;&quot;(ssqq&quot;&amp;[.A106]&amp;&quot;ssqq, m) -&gt; &quot;&amp;[.A106]&amp;&quot; m&quot;" office:value-type="string" office:string-value="| (ssqqSSPssqq, m) -&gt; SSP m" calcext:value-type="string">
            <text:p>| (ssqqSSPssqq, m) -&gt; SSP m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SZL</text:p>
          </table:table-cell>
          <table:table-cell table:style-name="ce7" office:value-type="string" calcext:value-type="string">
            <text:p>Lilangeni</text:p>
          </table:table-cell>
          <table:table-cell table:style-name="ce11" office:value-type="string" calcext:value-type="string">
            <text:p>748</text:p>
          </table:table-cell>
          <table:table-cell table:style-name="ce14" table:formula="of:=VALUE([.C107])" office:value-type="float" office:value="748" calcext:value-type="float">
            <text:p>748</text:p>
          </table:table-cell>
          <table:table-cell table:style-name="ce2" office:value-type="string" calcext:value-type="string">
            <text:p>2</text:p>
          </table:table-cell>
          <table:table-cell table:style-name="ce7"/>
          <table:table-cell table:formula="of:=_xlfn.countifs([.A$1:.A$1048576];[.A107])" office:value-type="float" office:value="1" calcext:value-type="float">
            <text:p>1</text:p>
          </table:table-cell>
          <table:table-cell table:style-name="ce16" table:formula="of:=&quot;| &quot; &amp;[.A107]&amp;&quot; of Money&quot;" office:value-type="string" office:string-value="| SZL of Money" calcext:value-type="string">
            <text:p>| SZL of Money</text:p>
          </table:table-cell>
          <table:table-cell table:formula="of:=&quot;| &quot;&amp;[.A107]&amp;&quot; m -&gt; &quot;&amp;&quot;(ssqq&quot;&amp;[.A107]&amp;&quot;ssqq, m)&quot;" office:value-type="string" office:string-value="| SZL m -&gt; (ssqqSZLssqq, m)" calcext:value-type="string">
            <text:p>| SZL m -&gt; (ssqqSZLssqq, m)</text:p>
          </table:table-cell>
          <table:table-cell table:formula="of:=&quot;| &quot;&amp;&quot;(ssqq&quot;&amp;[.A107]&amp;&quot;ssqq, m) -&gt; &quot;&amp;[.A107]&amp;&quot; m&quot;" office:value-type="string" office:string-value="| (ssqqSZLssqq, m) -&gt; SZL m" calcext:value-type="string">
            <text:p>| (ssqqSZLssqq, m) -&gt; SZL m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SEK</text:p>
          </table:table-cell>
          <table:table-cell table:style-name="ce7" office:value-type="string" calcext:value-type="string">
            <text:p>Swedish Krona</text:p>
          </table:table-cell>
          <table:table-cell table:style-name="ce11" office:value-type="string" calcext:value-type="string">
            <text:p>752</text:p>
          </table:table-cell>
          <table:table-cell table:style-name="ce14" table:formula="of:=VALUE([.C108])" office:value-type="float" office:value="752" calcext:value-type="float">
            <text:p>752</text:p>
          </table:table-cell>
          <table:table-cell table:style-name="ce2" office:value-type="string" calcext:value-type="string">
            <text:p>2</text:p>
          </table:table-cell>
          <table:table-cell table:style-name="ce7"/>
          <table:table-cell table:formula="of:=_xlfn.countifs([.A$1:.A$1048576];[.A108])" office:value-type="float" office:value="1" calcext:value-type="float">
            <text:p>1</text:p>
          </table:table-cell>
          <table:table-cell table:style-name="ce16" table:formula="of:=&quot;| &quot; &amp;[.A108]&amp;&quot; of Money&quot;" office:value-type="string" office:string-value="| SEK of Money" calcext:value-type="string">
            <text:p>| SEK of Money</text:p>
          </table:table-cell>
          <table:table-cell table:formula="of:=&quot;| &quot;&amp;[.A108]&amp;&quot; m -&gt; &quot;&amp;&quot;(ssqq&quot;&amp;[.A108]&amp;&quot;ssqq, m)&quot;" office:value-type="string" office:string-value="| SEK m -&gt; (ssqqSEKssqq, m)" calcext:value-type="string">
            <text:p>| SEK m -&gt; (ssqqSEKssqq, m)</text:p>
          </table:table-cell>
          <table:table-cell table:formula="of:=&quot;| &quot;&amp;&quot;(ssqq&quot;&amp;[.A108]&amp;&quot;ssqq, m) -&gt; &quot;&amp;[.A108]&amp;&quot; m&quot;" office:value-type="string" office:string-value="| (ssqqSEKssqq, m) -&gt; SEK m" calcext:value-type="string">
            <text:p>| (ssqqSEKssqq, m) -&gt; SEK m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CHF</text:p>
          </table:table-cell>
          <table:table-cell table:style-name="ce7" office:value-type="string" calcext:value-type="string">
            <text:p>Swiss Franc</text:p>
          </table:table-cell>
          <table:table-cell table:style-name="ce11" office:value-type="string" calcext:value-type="string">
            <text:p>756</text:p>
          </table:table-cell>
          <table:table-cell table:style-name="ce14" table:formula="of:=VALUE([.C109])" office:value-type="float" office:value="756" calcext:value-type="float">
            <text:p>756</text:p>
          </table:table-cell>
          <table:table-cell table:style-name="ce2" office:value-type="string" calcext:value-type="string">
            <text:p>2</text:p>
          </table:table-cell>
          <table:table-cell table:style-name="ce7"/>
          <table:table-cell table:formula="of:=_xlfn.countifs([.A$1:.A$1048576];[.A109])" office:value-type="float" office:value="1" calcext:value-type="float">
            <text:p>1</text:p>
          </table:table-cell>
          <table:table-cell table:style-name="ce16" table:formula="of:=&quot;| &quot; &amp;[.A109]&amp;&quot; of Money&quot;" office:value-type="string" office:string-value="| CHF of Money" calcext:value-type="string">
            <text:p>| CHF of Money</text:p>
          </table:table-cell>
          <table:table-cell table:formula="of:=&quot;| &quot;&amp;[.A109]&amp;&quot; m -&gt; &quot;&amp;&quot;(ssqq&quot;&amp;[.A109]&amp;&quot;ssqq, m)&quot;" office:value-type="string" office:string-value="| CHF m -&gt; (ssqqCHFssqq, m)" calcext:value-type="string">
            <text:p>| CHF m -&gt; (ssqqCHFssqq, m)</text:p>
          </table:table-cell>
          <table:table-cell table:formula="of:=&quot;| &quot;&amp;&quot;(ssqq&quot;&amp;[.A109]&amp;&quot;ssqq, m) -&gt; &quot;&amp;[.A109]&amp;&quot; m&quot;" office:value-type="string" office:string-value="| (ssqqCHFssqq, m) -&gt; CHF m" calcext:value-type="string">
            <text:p>| (ssqqCHFssqq, m) -&gt; CHF m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SYP</text:p>
          </table:table-cell>
          <table:table-cell table:style-name="ce7" office:value-type="string" calcext:value-type="string">
            <text:p>Syrian Pound</text:p>
          </table:table-cell>
          <table:table-cell table:style-name="ce11" office:value-type="string" calcext:value-type="string">
            <text:p>760</text:p>
          </table:table-cell>
          <table:table-cell table:style-name="ce14" table:formula="of:=VALUE([.C110])" office:value-type="float" office:value="760" calcext:value-type="float">
            <text:p>760</text:p>
          </table:table-cell>
          <table:table-cell table:style-name="ce2" office:value-type="string" calcext:value-type="string">
            <text:p>2</text:p>
          </table:table-cell>
          <table:table-cell table:style-name="ce7"/>
          <table:table-cell table:formula="of:=_xlfn.countifs([.A$1:.A$1048576];[.A110])" office:value-type="float" office:value="1" calcext:value-type="float">
            <text:p>1</text:p>
          </table:table-cell>
          <table:table-cell table:style-name="ce16" table:formula="of:=&quot;| &quot; &amp;[.A110]&amp;&quot; of Money&quot;" office:value-type="string" office:string-value="| SYP of Money" calcext:value-type="string">
            <text:p>| SYP of Money</text:p>
          </table:table-cell>
          <table:table-cell table:formula="of:=&quot;| &quot;&amp;[.A110]&amp;&quot; m -&gt; &quot;&amp;&quot;(ssqq&quot;&amp;[.A110]&amp;&quot;ssqq, m)&quot;" office:value-type="string" office:string-value="| SYP m -&gt; (ssqqSYPssqq, m)" calcext:value-type="string">
            <text:p>| SYP m -&gt; (ssqqSYPssqq, m)</text:p>
          </table:table-cell>
          <table:table-cell table:formula="of:=&quot;| &quot;&amp;&quot;(ssqq&quot;&amp;[.A110]&amp;&quot;ssqq, m) -&gt; &quot;&amp;[.A110]&amp;&quot; m&quot;" office:value-type="string" office:string-value="| (ssqqSYPssqq, m) -&gt; SYP m" calcext:value-type="string">
            <text:p>| (ssqqSYPssqq, m) -&gt; SYP m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THB</text:p>
          </table:table-cell>
          <table:table-cell table:style-name="ce7" office:value-type="string" calcext:value-type="string">
            <text:p>Baht</text:p>
          </table:table-cell>
          <table:table-cell table:style-name="ce11" office:value-type="string" calcext:value-type="string">
            <text:p>764</text:p>
          </table:table-cell>
          <table:table-cell table:style-name="ce14" table:formula="of:=VALUE([.C111])" office:value-type="float" office:value="764" calcext:value-type="float">
            <text:p>764</text:p>
          </table:table-cell>
          <table:table-cell table:style-name="ce2" office:value-type="string" calcext:value-type="string">
            <text:p>2</text:p>
          </table:table-cell>
          <table:table-cell table:style-name="ce7"/>
          <table:table-cell table:formula="of:=_xlfn.countifs([.A$1:.A$1048576];[.A111])" office:value-type="float" office:value="1" calcext:value-type="float">
            <text:p>1</text:p>
          </table:table-cell>
          <table:table-cell table:style-name="ce16" table:formula="of:=&quot;| &quot; &amp;[.A111]&amp;&quot; of Money&quot;" office:value-type="string" office:string-value="| THB of Money" calcext:value-type="string">
            <text:p>| THB of Money</text:p>
          </table:table-cell>
          <table:table-cell table:formula="of:=&quot;| &quot;&amp;[.A111]&amp;&quot; m -&gt; &quot;&amp;&quot;(ssqq&quot;&amp;[.A111]&amp;&quot;ssqq, m)&quot;" office:value-type="string" office:string-value="| THB m -&gt; (ssqqTHBssqq, m)" calcext:value-type="string">
            <text:p>| THB m -&gt; (ssqqTHBssqq, m)</text:p>
          </table:table-cell>
          <table:table-cell table:formula="of:=&quot;| &quot;&amp;&quot;(ssqq&quot;&amp;[.A111]&amp;&quot;ssqq, m) -&gt; &quot;&amp;[.A111]&amp;&quot; m&quot;" office:value-type="string" office:string-value="| (ssqqTHBssqq, m) -&gt; THB m" calcext:value-type="string">
            <text:p>| (ssqqTHBssqq, m) -&gt; THB m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TOP</text:p>
          </table:table-cell>
          <table:table-cell table:style-name="ce7" office:value-type="string" calcext:value-type="string">
            <text:p>Pa’anga</text:p>
          </table:table-cell>
          <table:table-cell table:style-name="ce11" office:value-type="string" calcext:value-type="string">
            <text:p>776</text:p>
          </table:table-cell>
          <table:table-cell table:style-name="ce14" table:formula="of:=VALUE([.C112])" office:value-type="float" office:value="776" calcext:value-type="float">
            <text:p>776</text:p>
          </table:table-cell>
          <table:table-cell table:style-name="ce2" office:value-type="string" calcext:value-type="string">
            <text:p>2</text:p>
          </table:table-cell>
          <table:table-cell table:style-name="ce7"/>
          <table:table-cell table:formula="of:=_xlfn.countifs([.A$1:.A$1048576];[.A112])" office:value-type="float" office:value="1" calcext:value-type="float">
            <text:p>1</text:p>
          </table:table-cell>
          <table:table-cell table:style-name="ce16" table:formula="of:=&quot;| &quot; &amp;[.A112]&amp;&quot; of Money&quot;" office:value-type="string" office:string-value="| TOP of Money" calcext:value-type="string">
            <text:p>| TOP of Money</text:p>
          </table:table-cell>
          <table:table-cell table:formula="of:=&quot;| &quot;&amp;[.A112]&amp;&quot; m -&gt; &quot;&amp;&quot;(ssqq&quot;&amp;[.A112]&amp;&quot;ssqq, m)&quot;" office:value-type="string" office:string-value="| TOP m -&gt; (ssqqTOPssqq, m)" calcext:value-type="string">
            <text:p>| TOP m -&gt; (ssqqTOPssqq, m)</text:p>
          </table:table-cell>
          <table:table-cell table:formula="of:=&quot;| &quot;&amp;&quot;(ssqq&quot;&amp;[.A112]&amp;&quot;ssqq, m) -&gt; &quot;&amp;[.A112]&amp;&quot; m&quot;" office:value-type="string" office:string-value="| (ssqqTOPssqq, m) -&gt; TOP m" calcext:value-type="string">
            <text:p>| (ssqqTOPssqq, m) -&gt; TOP m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TTD</text:p>
          </table:table-cell>
          <table:table-cell table:style-name="ce7" office:value-type="string" calcext:value-type="string">
            <text:p>Trinidad and Tobago Dollar</text:p>
          </table:table-cell>
          <table:table-cell table:style-name="ce11" office:value-type="string" calcext:value-type="string">
            <text:p>780</text:p>
          </table:table-cell>
          <table:table-cell table:style-name="ce14" table:formula="of:=VALUE([.C113])" office:value-type="float" office:value="780" calcext:value-type="float">
            <text:p>780</text:p>
          </table:table-cell>
          <table:table-cell table:style-name="ce2" office:value-type="string" calcext:value-type="string">
            <text:p>2</text:p>
          </table:table-cell>
          <table:table-cell table:style-name="ce7"/>
          <table:table-cell table:formula="of:=_xlfn.countifs([.A$1:.A$1048576];[.A113])" office:value-type="float" office:value="1" calcext:value-type="float">
            <text:p>1</text:p>
          </table:table-cell>
          <table:table-cell table:style-name="ce16" table:formula="of:=&quot;| &quot; &amp;[.A113]&amp;&quot; of Money&quot;" office:value-type="string" office:string-value="| TTD of Money" calcext:value-type="string">
            <text:p>| TTD of Money</text:p>
          </table:table-cell>
          <table:table-cell table:formula="of:=&quot;| &quot;&amp;[.A113]&amp;&quot; m -&gt; &quot;&amp;&quot;(ssqq&quot;&amp;[.A113]&amp;&quot;ssqq, m)&quot;" office:value-type="string" office:string-value="| TTD m -&gt; (ssqqTTDssqq, m)" calcext:value-type="string">
            <text:p>| TTD m -&gt; (ssqqTTDssqq, m)</text:p>
          </table:table-cell>
          <table:table-cell table:formula="of:=&quot;| &quot;&amp;&quot;(ssqq&quot;&amp;[.A113]&amp;&quot;ssqq, m) -&gt; &quot;&amp;[.A113]&amp;&quot; m&quot;" office:value-type="string" office:string-value="| (ssqqTTDssqq, m) -&gt; TTD m" calcext:value-type="string">
            <text:p>| (ssqqTTDssqq, m) -&gt; TTD m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ED</text:p>
          </table:table-cell>
          <table:table-cell table:style-name="ce7" office:value-type="string" calcext:value-type="string">
            <text:p>UAE Dirham</text:p>
          </table:table-cell>
          <table:table-cell table:style-name="ce11" office:value-type="string" calcext:value-type="string">
            <text:p>784</text:p>
          </table:table-cell>
          <table:table-cell table:style-name="ce14" table:formula="of:=VALUE([.C114])" office:value-type="float" office:value="784" calcext:value-type="float">
            <text:p>784</text:p>
          </table:table-cell>
          <table:table-cell table:style-name="ce2" office:value-type="string" calcext:value-type="string">
            <text:p>2</text:p>
          </table:table-cell>
          <table:table-cell table:style-name="ce7"/>
          <table:table-cell table:formula="of:=_xlfn.countifs([.A$1:.A$1048576];[.A114])" office:value-type="float" office:value="1" calcext:value-type="float">
            <text:p>1</text:p>
          </table:table-cell>
          <table:table-cell table:style-name="ce16" table:formula="of:=&quot;| &quot; &amp;[.A114]&amp;&quot; of Money&quot;" office:value-type="string" office:string-value="| AED of Money" calcext:value-type="string">
            <text:p>| AED of Money</text:p>
          </table:table-cell>
          <table:table-cell table:formula="of:=&quot;| &quot;&amp;[.A114]&amp;&quot; m -&gt; &quot;&amp;&quot;(ssqq&quot;&amp;[.A114]&amp;&quot;ssqq, m)&quot;" office:value-type="string" office:string-value="| AED m -&gt; (ssqqAEDssqq, m)" calcext:value-type="string">
            <text:p>| AED m -&gt; (ssqqAEDssqq, m)</text:p>
          </table:table-cell>
          <table:table-cell table:formula="of:=&quot;| &quot;&amp;&quot;(ssqq&quot;&amp;[.A114]&amp;&quot;ssqq, m) -&gt; &quot;&amp;[.A114]&amp;&quot; m&quot;" office:value-type="string" office:string-value="| (ssqqAEDssqq, m) -&gt; AED m" calcext:value-type="string">
            <text:p>| (ssqqAEDssqq, m) -&gt; AED m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TND</text:p>
          </table:table-cell>
          <table:table-cell table:style-name="ce7" office:value-type="string" calcext:value-type="string">
            <text:p>Tunisian Dinar</text:p>
          </table:table-cell>
          <table:table-cell table:style-name="ce11" office:value-type="string" calcext:value-type="string">
            <text:p>788</text:p>
          </table:table-cell>
          <table:table-cell table:style-name="ce14" table:formula="of:=VALUE([.C115])" office:value-type="float" office:value="788" calcext:value-type="float">
            <text:p>788</text:p>
          </table:table-cell>
          <table:table-cell table:style-name="ce2" office:value-type="string" calcext:value-type="string">
            <text:p>3</text:p>
          </table:table-cell>
          <table:table-cell table:style-name="ce7"/>
          <table:table-cell table:formula="of:=_xlfn.countifs([.A$1:.A$1048576];[.A115])" office:value-type="float" office:value="1" calcext:value-type="float">
            <text:p>1</text:p>
          </table:table-cell>
          <table:table-cell table:style-name="ce16" table:formula="of:=&quot;| &quot; &amp;[.A115]&amp;&quot; of Money&quot;" office:value-type="string" office:string-value="| TND of Money" calcext:value-type="string">
            <text:p>| TND of Money</text:p>
          </table:table-cell>
          <table:table-cell table:formula="of:=&quot;| &quot;&amp;[.A115]&amp;&quot; m -&gt; &quot;&amp;&quot;(ssqq&quot;&amp;[.A115]&amp;&quot;ssqq, m)&quot;" office:value-type="string" office:string-value="| TND m -&gt; (ssqqTNDssqq, m)" calcext:value-type="string">
            <text:p>| TND m -&gt; (ssqqTNDssqq, m)</text:p>
          </table:table-cell>
          <table:table-cell table:formula="of:=&quot;| &quot;&amp;&quot;(ssqq&quot;&amp;[.A115]&amp;&quot;ssqq, m) -&gt; &quot;&amp;[.A115]&amp;&quot; m&quot;" office:value-type="string" office:string-value="| (ssqqTNDssqq, m) -&gt; TND m" calcext:value-type="string">
            <text:p>| (ssqqTNDssqq, m) -&gt; TND m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UGX</text:p>
          </table:table-cell>
          <table:table-cell table:style-name="ce7" office:value-type="string" calcext:value-type="string">
            <text:p>Uganda Shilling</text:p>
          </table:table-cell>
          <table:table-cell table:style-name="ce11" office:value-type="string" calcext:value-type="string">
            <text:p>800</text:p>
          </table:table-cell>
          <table:table-cell table:style-name="ce14" table:formula="of:=VALUE([.C116])" office:value-type="float" office:value="800" calcext:value-type="float">
            <text:p>800</text:p>
          </table:table-cell>
          <table:table-cell table:style-name="ce2" office:value-type="string" calcext:value-type="string">
            <text:p>0</text:p>
          </table:table-cell>
          <table:table-cell table:style-name="ce7"/>
          <table:table-cell table:formula="of:=_xlfn.countifs([.A$1:.A$1048576];[.A116])" office:value-type="float" office:value="1" calcext:value-type="float">
            <text:p>1</text:p>
          </table:table-cell>
          <table:table-cell table:style-name="ce16" table:formula="of:=&quot;| &quot; &amp;[.A116]&amp;&quot; of Money&quot;" office:value-type="string" office:string-value="| UGX of Money" calcext:value-type="string">
            <text:p>| UGX of Money</text:p>
          </table:table-cell>
          <table:table-cell table:formula="of:=&quot;| &quot;&amp;[.A116]&amp;&quot; m -&gt; &quot;&amp;&quot;(ssqq&quot;&amp;[.A116]&amp;&quot;ssqq, m)&quot;" office:value-type="string" office:string-value="| UGX m -&gt; (ssqqUGXssqq, m)" calcext:value-type="string">
            <text:p>| UGX m -&gt; (ssqqUGXssqq, m)</text:p>
          </table:table-cell>
          <table:table-cell table:formula="of:=&quot;| &quot;&amp;&quot;(ssqq&quot;&amp;[.A116]&amp;&quot;ssqq, m) -&gt; &quot;&amp;[.A116]&amp;&quot; m&quot;" office:value-type="string" office:string-value="| (ssqqUGXssqq, m) -&gt; UGX m" calcext:value-type="string">
            <text:p>| (ssqqUGXssqq, m) -&gt; UGX m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KD</text:p>
          </table:table-cell>
          <table:table-cell table:style-name="ce7" office:value-type="string" calcext:value-type="string">
            <text:p>Denar</text:p>
          </table:table-cell>
          <table:table-cell table:style-name="ce11" office:value-type="string" calcext:value-type="string">
            <text:p>807</text:p>
          </table:table-cell>
          <table:table-cell table:style-name="ce14" table:formula="of:=VALUE([.C117])" office:value-type="float" office:value="807" calcext:value-type="float">
            <text:p>807</text:p>
          </table:table-cell>
          <table:table-cell table:style-name="ce2" office:value-type="string" calcext:value-type="string">
            <text:p>2</text:p>
          </table:table-cell>
          <table:table-cell table:style-name="ce7"/>
          <table:table-cell table:formula="of:=_xlfn.countifs([.A$1:.A$1048576];[.A117])" office:value-type="float" office:value="1" calcext:value-type="float">
            <text:p>1</text:p>
          </table:table-cell>
          <table:table-cell table:style-name="ce16" table:formula="of:=&quot;| &quot; &amp;[.A117]&amp;&quot; of Money&quot;" office:value-type="string" office:string-value="| MKD of Money" calcext:value-type="string">
            <text:p>| MKD of Money</text:p>
          </table:table-cell>
          <table:table-cell table:formula="of:=&quot;| &quot;&amp;[.A117]&amp;&quot; m -&gt; &quot;&amp;&quot;(ssqq&quot;&amp;[.A117]&amp;&quot;ssqq, m)&quot;" office:value-type="string" office:string-value="| MKD m -&gt; (ssqqMKDssqq, m)" calcext:value-type="string">
            <text:p>| MKD m -&gt; (ssqqMKDssqq, m)</text:p>
          </table:table-cell>
          <table:table-cell table:formula="of:=&quot;| &quot;&amp;&quot;(ssqq&quot;&amp;[.A117]&amp;&quot;ssqq, m) -&gt; &quot;&amp;[.A117]&amp;&quot; m&quot;" office:value-type="string" office:string-value="| (ssqqMKDssqq, m) -&gt; MKD m" calcext:value-type="string">
            <text:p>| (ssqqMKDssqq, m) -&gt; MKD m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EGP</text:p>
          </table:table-cell>
          <table:table-cell table:style-name="ce7" office:value-type="string" calcext:value-type="string">
            <text:p>Egyptian Pound</text:p>
          </table:table-cell>
          <table:table-cell table:style-name="ce11" office:value-type="string" calcext:value-type="string">
            <text:p>818</text:p>
          </table:table-cell>
          <table:table-cell table:style-name="ce14" table:formula="of:=VALUE([.C118])" office:value-type="float" office:value="818" calcext:value-type="float">
            <text:p>818</text:p>
          </table:table-cell>
          <table:table-cell table:style-name="ce2" office:value-type="string" calcext:value-type="string">
            <text:p>2</text:p>
          </table:table-cell>
          <table:table-cell table:style-name="ce7"/>
          <table:table-cell table:formula="of:=_xlfn.countifs([.A$1:.A$1048576];[.A118])" office:value-type="float" office:value="1" calcext:value-type="float">
            <text:p>1</text:p>
          </table:table-cell>
          <table:table-cell table:style-name="ce16" table:formula="of:=&quot;| &quot; &amp;[.A118]&amp;&quot; of Money&quot;" office:value-type="string" office:string-value="| EGP of Money" calcext:value-type="string">
            <text:p>| EGP of Money</text:p>
          </table:table-cell>
          <table:table-cell table:formula="of:=&quot;| &quot;&amp;[.A118]&amp;&quot; m -&gt; &quot;&amp;&quot;(ssqq&quot;&amp;[.A118]&amp;&quot;ssqq, m)&quot;" office:value-type="string" office:string-value="| EGP m -&gt; (ssqqEGPssqq, m)" calcext:value-type="string">
            <text:p>| EGP m -&gt; (ssqqEGPssqq, m)</text:p>
          </table:table-cell>
          <table:table-cell table:formula="of:=&quot;| &quot;&amp;&quot;(ssqq&quot;&amp;[.A118]&amp;&quot;ssqq, m) -&gt; &quot;&amp;[.A118]&amp;&quot; m&quot;" office:value-type="string" office:string-value="| (ssqqEGPssqq, m) -&gt; EGP m" calcext:value-type="string">
            <text:p>| (ssqqEGPssqq, m) -&gt; EGP m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GBP</text:p>
          </table:table-cell>
          <table:table-cell table:style-name="ce7" office:value-type="string" calcext:value-type="string">
            <text:p>Pound Sterling</text:p>
          </table:table-cell>
          <table:table-cell table:style-name="ce11" office:value-type="string" calcext:value-type="string">
            <text:p>826</text:p>
          </table:table-cell>
          <table:table-cell table:style-name="ce14" table:formula="of:=VALUE([.C119])" office:value-type="float" office:value="826" calcext:value-type="float">
            <text:p>826</text:p>
          </table:table-cell>
          <table:table-cell table:style-name="ce2" office:value-type="string" calcext:value-type="string">
            <text:p>2</text:p>
          </table:table-cell>
          <table:table-cell table:style-name="ce7"/>
          <table:table-cell table:formula="of:=_xlfn.countifs([.A$1:.A$1048576];[.A119])" office:value-type="float" office:value="1" calcext:value-type="float">
            <text:p>1</text:p>
          </table:table-cell>
          <table:table-cell table:style-name="ce16" table:formula="of:=&quot;| &quot; &amp;[.A119]&amp;&quot; of Money&quot;" office:value-type="string" office:string-value="| GBP of Money" calcext:value-type="string">
            <text:p>| GBP of Money</text:p>
          </table:table-cell>
          <table:table-cell table:formula="of:=&quot;| &quot;&amp;[.A119]&amp;&quot; m -&gt; &quot;&amp;&quot;(ssqq&quot;&amp;[.A119]&amp;&quot;ssqq, m)&quot;" office:value-type="string" office:string-value="| GBP m -&gt; (ssqqGBPssqq, m)" calcext:value-type="string">
            <text:p>| GBP m -&gt; (ssqqGBPssqq, m)</text:p>
          </table:table-cell>
          <table:table-cell table:formula="of:=&quot;| &quot;&amp;&quot;(ssqq&quot;&amp;[.A119]&amp;&quot;ssqq, m) -&gt; &quot;&amp;[.A119]&amp;&quot; m&quot;" office:value-type="string" office:string-value="| (ssqqGBPssqq, m) -&gt; GBP m" calcext:value-type="string">
            <text:p>| (ssqqGBPssqq, m) -&gt; GBP m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TZS</text:p>
          </table:table-cell>
          <table:table-cell table:style-name="ce7" office:value-type="string" calcext:value-type="string">
            <text:p>Tanzanian Shilling</text:p>
          </table:table-cell>
          <table:table-cell table:style-name="ce11" office:value-type="string" calcext:value-type="string">
            <text:p>834</text:p>
          </table:table-cell>
          <table:table-cell table:style-name="ce14" table:formula="of:=VALUE([.C120])" office:value-type="float" office:value="834" calcext:value-type="float">
            <text:p>834</text:p>
          </table:table-cell>
          <table:table-cell table:style-name="ce2" office:value-type="string" calcext:value-type="string">
            <text:p>2</text:p>
          </table:table-cell>
          <table:table-cell table:style-name="ce7"/>
          <table:table-cell table:formula="of:=_xlfn.countifs([.A$1:.A$1048576];[.A120])" office:value-type="float" office:value="1" calcext:value-type="float">
            <text:p>1</text:p>
          </table:table-cell>
          <table:table-cell table:style-name="ce16" table:formula="of:=&quot;| &quot; &amp;[.A120]&amp;&quot; of Money&quot;" office:value-type="string" office:string-value="| TZS of Money" calcext:value-type="string">
            <text:p>| TZS of Money</text:p>
          </table:table-cell>
          <table:table-cell table:formula="of:=&quot;| &quot;&amp;[.A120]&amp;&quot; m -&gt; &quot;&amp;&quot;(ssqq&quot;&amp;[.A120]&amp;&quot;ssqq, m)&quot;" office:value-type="string" office:string-value="| TZS m -&gt; (ssqqTZSssqq, m)" calcext:value-type="string">
            <text:p>| TZS m -&gt; (ssqqTZSssqq, m)</text:p>
          </table:table-cell>
          <table:table-cell table:formula="of:=&quot;| &quot;&amp;&quot;(ssqq&quot;&amp;[.A120]&amp;&quot;ssqq, m) -&gt; &quot;&amp;[.A120]&amp;&quot; m&quot;" office:value-type="string" office:string-value="| (ssqqTZSssqq, m) -&gt; TZS m" calcext:value-type="string">
            <text:p>| (ssqqTZSssqq, m) -&gt; TZS m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USD</text:p>
          </table:table-cell>
          <table:table-cell table:style-name="ce7" office:value-type="string" calcext:value-type="string">
            <text:p>US Dollar</text:p>
          </table:table-cell>
          <table:table-cell table:style-name="ce11" office:value-type="string" calcext:value-type="string">
            <text:p>840</text:p>
          </table:table-cell>
          <table:table-cell table:style-name="ce14" table:formula="of:=VALUE([.C121])" office:value-type="float" office:value="840" calcext:value-type="float">
            <text:p>840</text:p>
          </table:table-cell>
          <table:table-cell table:style-name="ce2" office:value-type="string" calcext:value-type="string">
            <text:p>2</text:p>
          </table:table-cell>
          <table:table-cell table:style-name="ce7"/>
          <table:table-cell table:formula="of:=_xlfn.countifs([.A$1:.A$1048576];[.A121])" office:value-type="float" office:value="1" calcext:value-type="float">
            <text:p>1</text:p>
          </table:table-cell>
          <table:table-cell table:style-name="ce16" table:formula="of:=&quot;| &quot; &amp;[.A121]&amp;&quot; of Money&quot;" office:value-type="string" office:string-value="| USD of Money" calcext:value-type="string">
            <text:p>| USD of Money</text:p>
          </table:table-cell>
          <table:table-cell table:formula="of:=&quot;| &quot;&amp;[.A121]&amp;&quot; m -&gt; &quot;&amp;&quot;(ssqq&quot;&amp;[.A121]&amp;&quot;ssqq, m)&quot;" office:value-type="string" office:string-value="| USD m -&gt; (ssqqUSDssqq, m)" calcext:value-type="string">
            <text:p>| USD m -&gt; (ssqqUSDssqq, m)</text:p>
          </table:table-cell>
          <table:table-cell table:formula="of:=&quot;| &quot;&amp;&quot;(ssqq&quot;&amp;[.A121]&amp;&quot;ssqq, m) -&gt; &quot;&amp;[.A121]&amp;&quot; m&quot;" office:value-type="string" office:string-value="| (ssqqUSDssqq, m) -&gt; USD m" calcext:value-type="string">
            <text:p>| (ssqqUSDssqq, m) -&gt; USD m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UYU</text:p>
          </table:table-cell>
          <table:table-cell table:style-name="ce7" office:value-type="string" calcext:value-type="string">
            <text:p>Peso Uruguayo</text:p>
          </table:table-cell>
          <table:table-cell table:style-name="ce11" office:value-type="string" calcext:value-type="string">
            <text:p>858</text:p>
          </table:table-cell>
          <table:table-cell table:style-name="ce14" table:formula="of:=VALUE([.C122])" office:value-type="float" office:value="858" calcext:value-type="float">
            <text:p>858</text:p>
          </table:table-cell>
          <table:table-cell table:style-name="ce2" office:value-type="string" calcext:value-type="string">
            <text:p>2</text:p>
          </table:table-cell>
          <table:table-cell table:style-name="ce7"/>
          <table:table-cell table:formula="of:=_xlfn.countifs([.A$1:.A$1048576];[.A122])" office:value-type="float" office:value="1" calcext:value-type="float">
            <text:p>1</text:p>
          </table:table-cell>
          <table:table-cell table:style-name="ce16" table:formula="of:=&quot;| &quot; &amp;[.A122]&amp;&quot; of Money&quot;" office:value-type="string" office:string-value="| UYU of Money" calcext:value-type="string">
            <text:p>| UYU of Money</text:p>
          </table:table-cell>
          <table:table-cell table:formula="of:=&quot;| &quot;&amp;[.A122]&amp;&quot; m -&gt; &quot;&amp;&quot;(ssqq&quot;&amp;[.A122]&amp;&quot;ssqq, m)&quot;" office:value-type="string" office:string-value="| UYU m -&gt; (ssqqUYUssqq, m)" calcext:value-type="string">
            <text:p>| UYU m -&gt; (ssqqUYUssqq, m)</text:p>
          </table:table-cell>
          <table:table-cell table:formula="of:=&quot;| &quot;&amp;&quot;(ssqq&quot;&amp;[.A122]&amp;&quot;ssqq, m) -&gt; &quot;&amp;[.A122]&amp;&quot; m&quot;" office:value-type="string" office:string-value="| (ssqqUYUssqq, m) -&gt; UYU m" calcext:value-type="string">
            <text:p>| (ssqqUYUssqq, m) -&gt; UYU m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UZS</text:p>
          </table:table-cell>
          <table:table-cell table:style-name="ce7" office:value-type="string" calcext:value-type="string">
            <text:p>Uzbekistan Sum</text:p>
          </table:table-cell>
          <table:table-cell table:style-name="ce11" office:value-type="string" calcext:value-type="string">
            <text:p>860</text:p>
          </table:table-cell>
          <table:table-cell table:style-name="ce14" table:formula="of:=VALUE([.C123])" office:value-type="float" office:value="860" calcext:value-type="float">
            <text:p>860</text:p>
          </table:table-cell>
          <table:table-cell table:style-name="ce2" office:value-type="string" calcext:value-type="string">
            <text:p>2</text:p>
          </table:table-cell>
          <table:table-cell table:style-name="ce7"/>
          <table:table-cell table:formula="of:=_xlfn.countifs([.A$1:.A$1048576];[.A123])" office:value-type="float" office:value="1" calcext:value-type="float">
            <text:p>1</text:p>
          </table:table-cell>
          <table:table-cell table:style-name="ce16" table:formula="of:=&quot;| &quot; &amp;[.A123]&amp;&quot; of Money&quot;" office:value-type="string" office:string-value="| UZS of Money" calcext:value-type="string">
            <text:p>| UZS of Money</text:p>
          </table:table-cell>
          <table:table-cell table:formula="of:=&quot;| &quot;&amp;[.A123]&amp;&quot; m -&gt; &quot;&amp;&quot;(ssqq&quot;&amp;[.A123]&amp;&quot;ssqq, m)&quot;" office:value-type="string" office:string-value="| UZS m -&gt; (ssqqUZSssqq, m)" calcext:value-type="string">
            <text:p>| UZS m -&gt; (ssqqUZSssqq, m)</text:p>
          </table:table-cell>
          <table:table-cell table:formula="of:=&quot;| &quot;&amp;&quot;(ssqq&quot;&amp;[.A123]&amp;&quot;ssqq, m) -&gt; &quot;&amp;[.A123]&amp;&quot; m&quot;" office:value-type="string" office:string-value="| (ssqqUZSssqq, m) -&gt; UZS m" calcext:value-type="string">
            <text:p>| (ssqqUZSssqq, m) -&gt; UZS m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WST</text:p>
          </table:table-cell>
          <table:table-cell table:style-name="ce7" office:value-type="string" calcext:value-type="string">
            <text:p>Tala</text:p>
          </table:table-cell>
          <table:table-cell table:style-name="ce11" office:value-type="string" calcext:value-type="string">
            <text:p>882</text:p>
          </table:table-cell>
          <table:table-cell table:style-name="ce14" table:formula="of:=VALUE([.C124])" office:value-type="float" office:value="882" calcext:value-type="float">
            <text:p>882</text:p>
          </table:table-cell>
          <table:table-cell table:style-name="ce2" office:value-type="string" calcext:value-type="string">
            <text:p>2</text:p>
          </table:table-cell>
          <table:table-cell table:style-name="ce7" table:formula="of:=TRUE()" office:value-type="float" office:value="1" calcext:value-type="float">
            <text:p>1</text:p>
          </table:table-cell>
          <table:table-cell table:formula="of:=_xlfn.countifs([.A$1:.A$1048576];[.A124])" office:value-type="float" office:value="1" calcext:value-type="float">
            <text:p>1</text:p>
          </table:table-cell>
          <table:table-cell table:style-name="ce16" table:formula="of:=&quot;| &quot; &amp;[.A124]&amp;&quot; of Money&quot;" office:value-type="string" office:string-value="| WST of Money" calcext:value-type="string">
            <text:p>| WST of Money</text:p>
          </table:table-cell>
          <table:table-cell table:formula="of:=&quot;| &quot;&amp;[.A124]&amp;&quot; m -&gt; &quot;&amp;&quot;(ssqq&quot;&amp;[.A124]&amp;&quot;ssqq, m)&quot;" office:value-type="string" office:string-value="| WST m -&gt; (ssqqWSTssqq, m)" calcext:value-type="string">
            <text:p>| WST m -&gt; (ssqqWSTssqq, m)</text:p>
          </table:table-cell>
          <table:table-cell table:formula="of:=&quot;| &quot;&amp;&quot;(ssqq&quot;&amp;[.A124]&amp;&quot;ssqq, m) -&gt; &quot;&amp;[.A124]&amp;&quot; m&quot;" office:value-type="string" office:string-value="| (ssqqWSTssqq, m) -&gt; WST m" calcext:value-type="string">
            <text:p>| (ssqqWSTssqq, m) -&gt; WST m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YER</text:p>
          </table:table-cell>
          <table:table-cell table:style-name="ce7" office:value-type="string" calcext:value-type="string">
            <text:p>Yemeni Rial</text:p>
          </table:table-cell>
          <table:table-cell table:style-name="ce11" office:value-type="string" calcext:value-type="string">
            <text:p>886</text:p>
          </table:table-cell>
          <table:table-cell table:style-name="ce14" table:formula="of:=VALUE([.C125])" office:value-type="float" office:value="886" calcext:value-type="float">
            <text:p>886</text:p>
          </table:table-cell>
          <table:table-cell table:style-name="ce2" office:value-type="string" calcext:value-type="string">
            <text:p>2</text:p>
          </table:table-cell>
          <table:table-cell table:style-name="ce7"/>
          <table:table-cell table:formula="of:=_xlfn.countifs([.A$1:.A$1048576];[.A125])" office:value-type="float" office:value="1" calcext:value-type="float">
            <text:p>1</text:p>
          </table:table-cell>
          <table:table-cell table:style-name="ce16" table:formula="of:=&quot;| &quot; &amp;[.A125]&amp;&quot; of Money&quot;" office:value-type="string" office:string-value="| YER of Money" calcext:value-type="string">
            <text:p>| YER of Money</text:p>
          </table:table-cell>
          <table:table-cell table:formula="of:=&quot;| &quot;&amp;[.A125]&amp;&quot; m -&gt; &quot;&amp;&quot;(ssqq&quot;&amp;[.A125]&amp;&quot;ssqq, m)&quot;" office:value-type="string" office:string-value="| YER m -&gt; (ssqqYERssqq, m)" calcext:value-type="string">
            <text:p>| YER m -&gt; (ssqqYERssqq, m)</text:p>
          </table:table-cell>
          <table:table-cell table:formula="of:=&quot;| &quot;&amp;&quot;(ssqq&quot;&amp;[.A125]&amp;&quot;ssqq, m) -&gt; &quot;&amp;[.A125]&amp;&quot; m&quot;" office:value-type="string" office:string-value="| (ssqqYERssqq, m) -&gt; YER m" calcext:value-type="string">
            <text:p>| (ssqqYERssqq, m) -&gt; YER m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TWD</text:p>
          </table:table-cell>
          <table:table-cell table:style-name="ce7" office:value-type="string" calcext:value-type="string">
            <text:p>New Taiwan Dollar</text:p>
          </table:table-cell>
          <table:table-cell table:style-name="ce11" office:value-type="string" calcext:value-type="string">
            <text:p>901</text:p>
          </table:table-cell>
          <table:table-cell table:style-name="ce14" table:formula="of:=VALUE([.C126])" office:value-type="float" office:value="901" calcext:value-type="float">
            <text:p>901</text:p>
          </table:table-cell>
          <table:table-cell table:style-name="ce2" office:value-type="string" calcext:value-type="string">
            <text:p>2</text:p>
          </table:table-cell>
          <table:table-cell table:style-name="ce7"/>
          <table:table-cell table:formula="of:=_xlfn.countifs([.A$1:.A$1048576];[.A126])" office:value-type="float" office:value="1" calcext:value-type="float">
            <text:p>1</text:p>
          </table:table-cell>
          <table:table-cell table:style-name="ce16" table:formula="of:=&quot;| &quot; &amp;[.A126]&amp;&quot; of Money&quot;" office:value-type="string" office:string-value="| TWD of Money" calcext:value-type="string">
            <text:p>| TWD of Money</text:p>
          </table:table-cell>
          <table:table-cell table:formula="of:=&quot;| &quot;&amp;[.A126]&amp;&quot; m -&gt; &quot;&amp;&quot;(ssqq&quot;&amp;[.A126]&amp;&quot;ssqq, m)&quot;" office:value-type="string" office:string-value="| TWD m -&gt; (ssqqTWDssqq, m)" calcext:value-type="string">
            <text:p>| TWD m -&gt; (ssqqTWDssqq, m)</text:p>
          </table:table-cell>
          <table:table-cell table:formula="of:=&quot;| &quot;&amp;&quot;(ssqq&quot;&amp;[.A126]&amp;&quot;ssqq, m) -&gt; &quot;&amp;[.A126]&amp;&quot; m&quot;" office:value-type="string" office:string-value="| (ssqqTWDssqq, m) -&gt; TWD m" calcext:value-type="string">
            <text:p>| (ssqqTWDssqq, m) -&gt; TWD m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UYW</text:p>
          </table:table-cell>
          <table:table-cell table:style-name="ce7" office:value-type="string" calcext:value-type="string">
            <text:p>Unidad Previsional</text:p>
          </table:table-cell>
          <table:table-cell table:style-name="ce11" office:value-type="string" calcext:value-type="string">
            <text:p>927</text:p>
          </table:table-cell>
          <table:table-cell table:style-name="ce14" table:formula="of:=VALUE([.C127])" office:value-type="float" office:value="927" calcext:value-type="float">
            <text:p>927</text:p>
          </table:table-cell>
          <table:table-cell table:style-name="ce2" office:value-type="string" calcext:value-type="string">
            <text:p>4</text:p>
          </table:table-cell>
          <table:table-cell table:style-name="ce7"/>
          <table:table-cell table:formula="of:=_xlfn.countifs([.A$1:.A$1048576];[.A127])" office:value-type="float" office:value="1" calcext:value-type="float">
            <text:p>1</text:p>
          </table:table-cell>
          <table:table-cell table:style-name="ce16" table:formula="of:=&quot;| &quot; &amp;[.A127]&amp;&quot; of Money&quot;" office:value-type="string" office:string-value="| UYW of Money" calcext:value-type="string">
            <text:p>| UYW of Money</text:p>
          </table:table-cell>
          <table:table-cell table:formula="of:=&quot;| &quot;&amp;[.A127]&amp;&quot; m -&gt; &quot;&amp;&quot;(ssqq&quot;&amp;[.A127]&amp;&quot;ssqq, m)&quot;" office:value-type="string" office:string-value="| UYW m -&gt; (ssqqUYWssqq, m)" calcext:value-type="string">
            <text:p>| UYW m -&gt; (ssqqUYWssqq, m)</text:p>
          </table:table-cell>
          <table:table-cell table:formula="of:=&quot;| &quot;&amp;&quot;(ssqq&quot;&amp;[.A127]&amp;&quot;ssqq, m) -&gt; &quot;&amp;[.A127]&amp;&quot; m&quot;" office:value-type="string" office:string-value="| (ssqqUYWssqq, m) -&gt; UYW m" calcext:value-type="string">
            <text:p>| (ssqqUYWssqq, m) -&gt; UYW m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VES</text:p>
          </table:table-cell>
          <table:table-cell table:style-name="ce7" office:value-type="string" calcext:value-type="string">
            <text:p>Bolívar Soberano</text:p>
          </table:table-cell>
          <table:table-cell table:style-name="ce11" office:value-type="string" calcext:value-type="string">
            <text:p>928</text:p>
          </table:table-cell>
          <table:table-cell table:style-name="ce14" table:formula="of:=VALUE([.C128])" office:value-type="float" office:value="928" calcext:value-type="float">
            <text:p>928</text:p>
          </table:table-cell>
          <table:table-cell table:style-name="ce2" office:value-type="string" calcext:value-type="string">
            <text:p>2</text:p>
          </table:table-cell>
          <table:table-cell table:style-name="ce7"/>
          <table:table-cell table:formula="of:=_xlfn.countifs([.A$1:.A$1048576];[.A128])" office:value-type="float" office:value="1" calcext:value-type="float">
            <text:p>1</text:p>
          </table:table-cell>
          <table:table-cell table:style-name="ce16" table:formula="of:=&quot;| &quot; &amp;[.A128]&amp;&quot; of Money&quot;" office:value-type="string" office:string-value="| VES of Money" calcext:value-type="string">
            <text:p>| VES of Money</text:p>
          </table:table-cell>
          <table:table-cell table:formula="of:=&quot;| &quot;&amp;[.A128]&amp;&quot; m -&gt; &quot;&amp;&quot;(ssqq&quot;&amp;[.A128]&amp;&quot;ssqq, m)&quot;" office:value-type="string" office:string-value="| VES m -&gt; (ssqqVESssqq, m)" calcext:value-type="string">
            <text:p>| VES m -&gt; (ssqqVESssqq, m)</text:p>
          </table:table-cell>
          <table:table-cell table:formula="of:=&quot;| &quot;&amp;&quot;(ssqq&quot;&amp;[.A128]&amp;&quot;ssqq, m) -&gt; &quot;&amp;[.A128]&amp;&quot; m&quot;" office:value-type="string" office:string-value="| (ssqqVESssqq, m) -&gt; VES m" calcext:value-type="string">
            <text:p>| (ssqqVESssqq, m) -&gt; VES m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RU</text:p>
          </table:table-cell>
          <table:table-cell table:style-name="ce7" office:value-type="string" calcext:value-type="string">
            <text:p>Ouguiya</text:p>
          </table:table-cell>
          <table:table-cell table:style-name="ce11" office:value-type="string" calcext:value-type="string">
            <text:p>929</text:p>
          </table:table-cell>
          <table:table-cell table:style-name="ce14" table:formula="of:=VALUE([.C129])" office:value-type="float" office:value="929" calcext:value-type="float">
            <text:p>929</text:p>
          </table:table-cell>
          <table:table-cell table:style-name="ce2" office:value-type="string" calcext:value-type="string">
            <text:p>2</text:p>
          </table:table-cell>
          <table:table-cell table:style-name="ce7"/>
          <table:table-cell table:formula="of:=_xlfn.countifs([.A$1:.A$1048576];[.A129])" office:value-type="float" office:value="1" calcext:value-type="float">
            <text:p>1</text:p>
          </table:table-cell>
          <table:table-cell table:style-name="ce16" table:formula="of:=&quot;| &quot; &amp;[.A129]&amp;&quot; of Money&quot;" office:value-type="string" office:string-value="| MRU of Money" calcext:value-type="string">
            <text:p>| MRU of Money</text:p>
          </table:table-cell>
          <table:table-cell table:formula="of:=&quot;| &quot;&amp;[.A129]&amp;&quot; m -&gt; &quot;&amp;&quot;(ssqq&quot;&amp;[.A129]&amp;&quot;ssqq, m)&quot;" office:value-type="string" office:string-value="| MRU m -&gt; (ssqqMRUssqq, m)" calcext:value-type="string">
            <text:p>| MRU m -&gt; (ssqqMRUssqq, m)</text:p>
          </table:table-cell>
          <table:table-cell table:formula="of:=&quot;| &quot;&amp;&quot;(ssqq&quot;&amp;[.A129]&amp;&quot;ssqq, m) -&gt; &quot;&amp;[.A129]&amp;&quot; m&quot;" office:value-type="string" office:string-value="| (ssqqMRUssqq, m) -&gt; MRU m" calcext:value-type="string">
            <text:p>| (ssqqMRUssqq, m) -&gt; MRU m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STN</text:p>
          </table:table-cell>
          <table:table-cell table:style-name="ce7" office:value-type="string" calcext:value-type="string">
            <text:p>Dobra</text:p>
          </table:table-cell>
          <table:table-cell table:style-name="ce11" office:value-type="string" calcext:value-type="string">
            <text:p>930</text:p>
          </table:table-cell>
          <table:table-cell table:style-name="ce14" table:formula="of:=VALUE([.C130])" office:value-type="float" office:value="930" calcext:value-type="float">
            <text:p>930</text:p>
          </table:table-cell>
          <table:table-cell table:style-name="ce2" office:value-type="string" calcext:value-type="string">
            <text:p>2</text:p>
          </table:table-cell>
          <table:table-cell table:style-name="ce7"/>
          <table:table-cell table:formula="of:=_xlfn.countifs([.A$1:.A$1048576];[.A130])" office:value-type="float" office:value="1" calcext:value-type="float">
            <text:p>1</text:p>
          </table:table-cell>
          <table:table-cell table:style-name="ce16" table:formula="of:=&quot;| &quot; &amp;[.A130]&amp;&quot; of Money&quot;" office:value-type="string" office:string-value="| STN of Money" calcext:value-type="string">
            <text:p>| STN of Money</text:p>
          </table:table-cell>
          <table:table-cell table:formula="of:=&quot;| &quot;&amp;[.A130]&amp;&quot; m -&gt; &quot;&amp;&quot;(ssqq&quot;&amp;[.A130]&amp;&quot;ssqq, m)&quot;" office:value-type="string" office:string-value="| STN m -&gt; (ssqqSTNssqq, m)" calcext:value-type="string">
            <text:p>| STN m -&gt; (ssqqSTNssqq, m)</text:p>
          </table:table-cell>
          <table:table-cell table:formula="of:=&quot;| &quot;&amp;&quot;(ssqq&quot;&amp;[.A130]&amp;&quot;ssqq, m) -&gt; &quot;&amp;[.A130]&amp;&quot; m&quot;" office:value-type="string" office:string-value="| (ssqqSTNssqq, m) -&gt; STN m" calcext:value-type="string">
            <text:p>| (ssqqSTNssqq, m) -&gt; STN m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CUC</text:p>
          </table:table-cell>
          <table:table-cell table:style-name="ce7" office:value-type="string" calcext:value-type="string">
            <text:p>Peso Convertible</text:p>
          </table:table-cell>
          <table:table-cell table:style-name="ce11" office:value-type="string" calcext:value-type="string">
            <text:p>931</text:p>
          </table:table-cell>
          <table:table-cell table:style-name="ce14" table:formula="of:=VALUE([.C131])" office:value-type="float" office:value="931" calcext:value-type="float">
            <text:p>931</text:p>
          </table:table-cell>
          <table:table-cell table:style-name="ce2" office:value-type="string" calcext:value-type="string">
            <text:p>2</text:p>
          </table:table-cell>
          <table:table-cell table:style-name="ce7"/>
          <table:table-cell table:formula="of:=_xlfn.countifs([.A$1:.A$1048576];[.A131])" office:value-type="float" office:value="1" calcext:value-type="float">
            <text:p>1</text:p>
          </table:table-cell>
          <table:table-cell table:style-name="ce16" table:formula="of:=&quot;| &quot; &amp;[.A131]&amp;&quot; of Money&quot;" office:value-type="string" office:string-value="| CUC of Money" calcext:value-type="string">
            <text:p>| CUC of Money</text:p>
          </table:table-cell>
          <table:table-cell table:formula="of:=&quot;| &quot;&amp;[.A131]&amp;&quot; m -&gt; &quot;&amp;&quot;(ssqq&quot;&amp;[.A131]&amp;&quot;ssqq, m)&quot;" office:value-type="string" office:string-value="| CUC m -&gt; (ssqqCUCssqq, m)" calcext:value-type="string">
            <text:p>| CUC m -&gt; (ssqqCUCssqq, m)</text:p>
          </table:table-cell>
          <table:table-cell table:formula="of:=&quot;| &quot;&amp;&quot;(ssqq&quot;&amp;[.A131]&amp;&quot;ssqq, m) -&gt; &quot;&amp;[.A131]&amp;&quot; m&quot;" office:value-type="string" office:string-value="| (ssqqCUCssqq, m) -&gt; CUC m" calcext:value-type="string">
            <text:p>| (ssqqCUCssqq, m) -&gt; CUC m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ZWL</text:p>
          </table:table-cell>
          <table:table-cell table:style-name="ce7" office:value-type="string" calcext:value-type="string">
            <text:p>Zimbabwe Dollar</text:p>
          </table:table-cell>
          <table:table-cell table:style-name="ce11" office:value-type="string" calcext:value-type="string">
            <text:p>932</text:p>
          </table:table-cell>
          <table:table-cell table:style-name="ce14" table:formula="of:=VALUE([.C132])" office:value-type="float" office:value="932" calcext:value-type="float">
            <text:p>932</text:p>
          </table:table-cell>
          <table:table-cell table:style-name="ce2" office:value-type="string" calcext:value-type="string">
            <text:p>2</text:p>
          </table:table-cell>
          <table:table-cell table:style-name="ce7"/>
          <table:table-cell table:formula="of:=_xlfn.countifs([.A$1:.A$1048576];[.A132])" office:value-type="float" office:value="1" calcext:value-type="float">
            <text:p>1</text:p>
          </table:table-cell>
          <table:table-cell table:style-name="ce16" table:formula="of:=&quot;| &quot; &amp;[.A132]&amp;&quot; of Money&quot;" office:value-type="string" office:string-value="| ZWL of Money" calcext:value-type="string">
            <text:p>| ZWL of Money</text:p>
          </table:table-cell>
          <table:table-cell table:formula="of:=&quot;| &quot;&amp;[.A132]&amp;&quot; m -&gt; &quot;&amp;&quot;(ssqq&quot;&amp;[.A132]&amp;&quot;ssqq, m)&quot;" office:value-type="string" office:string-value="| ZWL m -&gt; (ssqqZWLssqq, m)" calcext:value-type="string">
            <text:p>| ZWL m -&gt; (ssqqZWLssqq, m)</text:p>
          </table:table-cell>
          <table:table-cell table:formula="of:=&quot;| &quot;&amp;&quot;(ssqq&quot;&amp;[.A132]&amp;&quot;ssqq, m) -&gt; &quot;&amp;[.A132]&amp;&quot; m&quot;" office:value-type="string" office:string-value="| (ssqqZWLssqq, m) -&gt; ZWL m" calcext:value-type="string">
            <text:p>| (ssqqZWLssqq, m) -&gt; ZWL m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BYN</text:p>
          </table:table-cell>
          <table:table-cell table:style-name="ce7" office:value-type="string" calcext:value-type="string">
            <text:p>Belarusian Ruble</text:p>
          </table:table-cell>
          <table:table-cell table:style-name="ce11" office:value-type="string" calcext:value-type="string">
            <text:p>933</text:p>
          </table:table-cell>
          <table:table-cell table:style-name="ce14" table:formula="of:=VALUE([.C133])" office:value-type="float" office:value="933" calcext:value-type="float">
            <text:p>933</text:p>
          </table:table-cell>
          <table:table-cell table:style-name="ce2" office:value-type="string" calcext:value-type="string">
            <text:p>2</text:p>
          </table:table-cell>
          <table:table-cell table:style-name="ce7"/>
          <table:table-cell table:formula="of:=_xlfn.countifs([.A$1:.A$1048576];[.A133])" office:value-type="float" office:value="1" calcext:value-type="float">
            <text:p>1</text:p>
          </table:table-cell>
          <table:table-cell table:style-name="ce16" table:formula="of:=&quot;| &quot; &amp;[.A133]&amp;&quot; of Money&quot;" office:value-type="string" office:string-value="| BYN of Money" calcext:value-type="string">
            <text:p>| BYN of Money</text:p>
          </table:table-cell>
          <table:table-cell table:formula="of:=&quot;| &quot;&amp;[.A133]&amp;&quot; m -&gt; &quot;&amp;&quot;(ssqq&quot;&amp;[.A133]&amp;&quot;ssqq, m)&quot;" office:value-type="string" office:string-value="| BYN m -&gt; (ssqqBYNssqq, m)" calcext:value-type="string">
            <text:p>| BYN m -&gt; (ssqqBYNssqq, m)</text:p>
          </table:table-cell>
          <table:table-cell table:formula="of:=&quot;| &quot;&amp;&quot;(ssqq&quot;&amp;[.A133]&amp;&quot;ssqq, m) -&gt; &quot;&amp;[.A133]&amp;&quot; m&quot;" office:value-type="string" office:string-value="| (ssqqBYNssqq, m) -&gt; BYN m" calcext:value-type="string">
            <text:p>| (ssqqBYNssqq, m) -&gt; BYN m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TMT</text:p>
          </table:table-cell>
          <table:table-cell table:style-name="ce7" office:value-type="string" calcext:value-type="string">
            <text:p>Turkmenistan New Manat</text:p>
          </table:table-cell>
          <table:table-cell table:style-name="ce11" office:value-type="string" calcext:value-type="string">
            <text:p>934</text:p>
          </table:table-cell>
          <table:table-cell table:style-name="ce14" table:formula="of:=VALUE([.C134])" office:value-type="float" office:value="934" calcext:value-type="float">
            <text:p>934</text:p>
          </table:table-cell>
          <table:table-cell table:style-name="ce2" office:value-type="string" calcext:value-type="string">
            <text:p>2</text:p>
          </table:table-cell>
          <table:table-cell table:style-name="ce7"/>
          <table:table-cell table:formula="of:=_xlfn.countifs([.A$1:.A$1048576];[.A134])" office:value-type="float" office:value="1" calcext:value-type="float">
            <text:p>1</text:p>
          </table:table-cell>
          <table:table-cell table:style-name="ce16" table:formula="of:=&quot;| &quot; &amp;[.A134]&amp;&quot; of Money&quot;" office:value-type="string" office:string-value="| TMT of Money" calcext:value-type="string">
            <text:p>| TMT of Money</text:p>
          </table:table-cell>
          <table:table-cell table:formula="of:=&quot;| &quot;&amp;[.A134]&amp;&quot; m -&gt; &quot;&amp;&quot;(ssqq&quot;&amp;[.A134]&amp;&quot;ssqq, m)&quot;" office:value-type="string" office:string-value="| TMT m -&gt; (ssqqTMTssqq, m)" calcext:value-type="string">
            <text:p>| TMT m -&gt; (ssqqTMTssqq, m)</text:p>
          </table:table-cell>
          <table:table-cell table:formula="of:=&quot;| &quot;&amp;&quot;(ssqq&quot;&amp;[.A134]&amp;&quot;ssqq, m) -&gt; &quot;&amp;[.A134]&amp;&quot; m&quot;" office:value-type="string" office:string-value="| (ssqqTMTssqq, m) -&gt; TMT m" calcext:value-type="string">
            <text:p>| (ssqqTMTssqq, m) -&gt; TMT m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GHS</text:p>
          </table:table-cell>
          <table:table-cell table:style-name="ce7" office:value-type="string" calcext:value-type="string">
            <text:p>Ghana Cedi</text:p>
          </table:table-cell>
          <table:table-cell table:style-name="ce11" office:value-type="string" calcext:value-type="string">
            <text:p>936</text:p>
          </table:table-cell>
          <table:table-cell table:style-name="ce14" table:formula="of:=VALUE([.C135])" office:value-type="float" office:value="936" calcext:value-type="float">
            <text:p>936</text:p>
          </table:table-cell>
          <table:table-cell table:style-name="ce2" office:value-type="string" calcext:value-type="string">
            <text:p>2</text:p>
          </table:table-cell>
          <table:table-cell table:style-name="ce7"/>
          <table:table-cell table:formula="of:=_xlfn.countifs([.A$1:.A$1048576];[.A135])" office:value-type="float" office:value="1" calcext:value-type="float">
            <text:p>1</text:p>
          </table:table-cell>
          <table:table-cell table:style-name="ce16" table:formula="of:=&quot;| &quot; &amp;[.A135]&amp;&quot; of Money&quot;" office:value-type="string" office:string-value="| GHS of Money" calcext:value-type="string">
            <text:p>| GHS of Money</text:p>
          </table:table-cell>
          <table:table-cell table:formula="of:=&quot;| &quot;&amp;[.A135]&amp;&quot; m -&gt; &quot;&amp;&quot;(ssqq&quot;&amp;[.A135]&amp;&quot;ssqq, m)&quot;" office:value-type="string" office:string-value="| GHS m -&gt; (ssqqGHSssqq, m)" calcext:value-type="string">
            <text:p>| GHS m -&gt; (ssqqGHSssqq, m)</text:p>
          </table:table-cell>
          <table:table-cell table:formula="of:=&quot;| &quot;&amp;&quot;(ssqq&quot;&amp;[.A135]&amp;&quot;ssqq, m) -&gt; &quot;&amp;[.A135]&amp;&quot; m&quot;" office:value-type="string" office:string-value="| (ssqqGHSssqq, m) -&gt; GHS m" calcext:value-type="string">
            <text:p>| (ssqqGHSssqq, m) -&gt; GHS m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SDG</text:p>
          </table:table-cell>
          <table:table-cell table:style-name="ce7" office:value-type="string" calcext:value-type="string">
            <text:p>Sudanese Pound</text:p>
          </table:table-cell>
          <table:table-cell table:style-name="ce11" office:value-type="string" calcext:value-type="string">
            <text:p>938</text:p>
          </table:table-cell>
          <table:table-cell table:style-name="ce14" table:formula="of:=VALUE([.C136])" office:value-type="float" office:value="938" calcext:value-type="float">
            <text:p>938</text:p>
          </table:table-cell>
          <table:table-cell table:style-name="ce2" office:value-type="string" calcext:value-type="string">
            <text:p>2</text:p>
          </table:table-cell>
          <table:table-cell table:style-name="ce7"/>
          <table:table-cell table:formula="of:=_xlfn.countifs([.A$1:.A$1048576];[.A136])" office:value-type="float" office:value="1" calcext:value-type="float">
            <text:p>1</text:p>
          </table:table-cell>
          <table:table-cell table:style-name="ce16" table:formula="of:=&quot;| &quot; &amp;[.A136]&amp;&quot; of Money&quot;" office:value-type="string" office:string-value="| SDG of Money" calcext:value-type="string">
            <text:p>| SDG of Money</text:p>
          </table:table-cell>
          <table:table-cell table:formula="of:=&quot;| &quot;&amp;[.A136]&amp;&quot; m -&gt; &quot;&amp;&quot;(ssqq&quot;&amp;[.A136]&amp;&quot;ssqq, m)&quot;" office:value-type="string" office:string-value="| SDG m -&gt; (ssqqSDGssqq, m)" calcext:value-type="string">
            <text:p>| SDG m -&gt; (ssqqSDGssqq, m)</text:p>
          </table:table-cell>
          <table:table-cell table:formula="of:=&quot;| &quot;&amp;&quot;(ssqq&quot;&amp;[.A136]&amp;&quot;ssqq, m) -&gt; &quot;&amp;[.A136]&amp;&quot; m&quot;" office:value-type="string" office:string-value="| (ssqqSDGssqq, m) -&gt; SDG m" calcext:value-type="string">
            <text:p>| (ssqqSDGssqq, m) -&gt; SDG m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UYI</text:p>
          </table:table-cell>
          <table:table-cell table:style-name="ce7" office:value-type="string" calcext:value-type="string">
            <text:p>Uruguay Peso en Unidades Indexadas (UI)</text:p>
          </table:table-cell>
          <table:table-cell table:style-name="ce11" office:value-type="string" calcext:value-type="string">
            <text:p>940</text:p>
          </table:table-cell>
          <table:table-cell table:style-name="ce14" table:formula="of:=VALUE([.C137])" office:value-type="float" office:value="940" calcext:value-type="float">
            <text:p>940</text:p>
          </table:table-cell>
          <table:table-cell table:style-name="ce2" office:value-type="string" calcext:value-type="string">
            <text:p>0</text:p>
          </table:table-cell>
          <table:table-cell table:style-name="ce7"/>
          <table:table-cell table:formula="of:=_xlfn.countifs([.A$1:.A$1048576];[.A137])" office:value-type="float" office:value="1" calcext:value-type="float">
            <text:p>1</text:p>
          </table:table-cell>
          <table:table-cell table:style-name="ce16" table:formula="of:=&quot;| &quot; &amp;[.A137]&amp;&quot; of Money&quot;" office:value-type="string" office:string-value="| UYI of Money" calcext:value-type="string">
            <text:p>| UYI of Money</text:p>
          </table:table-cell>
          <table:table-cell table:formula="of:=&quot;| &quot;&amp;[.A137]&amp;&quot; m -&gt; &quot;&amp;&quot;(ssqq&quot;&amp;[.A137]&amp;&quot;ssqq, m)&quot;" office:value-type="string" office:string-value="| UYI m -&gt; (ssqqUYIssqq, m)" calcext:value-type="string">
            <text:p>| UYI m -&gt; (ssqqUYIssqq, m)</text:p>
          </table:table-cell>
          <table:table-cell table:formula="of:=&quot;| &quot;&amp;&quot;(ssqq&quot;&amp;[.A137]&amp;&quot;ssqq, m) -&gt; &quot;&amp;[.A137]&amp;&quot; m&quot;" office:value-type="string" office:string-value="| (ssqqUYIssqq, m) -&gt; UYI m" calcext:value-type="string">
            <text:p>| (ssqqUYIssqq, m) -&gt; UYI m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RSD</text:p>
          </table:table-cell>
          <table:table-cell table:style-name="ce7" office:value-type="string" calcext:value-type="string">
            <text:p>Serbian Dinar</text:p>
          </table:table-cell>
          <table:table-cell table:style-name="ce11" office:value-type="string" calcext:value-type="string">
            <text:p>941</text:p>
          </table:table-cell>
          <table:table-cell table:style-name="ce14" table:formula="of:=VALUE([.C138])" office:value-type="float" office:value="941" calcext:value-type="float">
            <text:p>941</text:p>
          </table:table-cell>
          <table:table-cell table:style-name="ce2" office:value-type="string" calcext:value-type="string">
            <text:p>2</text:p>
          </table:table-cell>
          <table:table-cell table:style-name="ce7"/>
          <table:table-cell table:formula="of:=_xlfn.countifs([.A$1:.A$1048576];[.A138])" office:value-type="float" office:value="1" calcext:value-type="float">
            <text:p>1</text:p>
          </table:table-cell>
          <table:table-cell table:style-name="ce16" table:formula="of:=&quot;| &quot; &amp;[.A138]&amp;&quot; of Money&quot;" office:value-type="string" office:string-value="| RSD of Money" calcext:value-type="string">
            <text:p>| RSD of Money</text:p>
          </table:table-cell>
          <table:table-cell table:formula="of:=&quot;| &quot;&amp;[.A138]&amp;&quot; m -&gt; &quot;&amp;&quot;(ssqq&quot;&amp;[.A138]&amp;&quot;ssqq, m)&quot;" office:value-type="string" office:string-value="| RSD m -&gt; (ssqqRSDssqq, m)" calcext:value-type="string">
            <text:p>| RSD m -&gt; (ssqqRSDssqq, m)</text:p>
          </table:table-cell>
          <table:table-cell table:formula="of:=&quot;| &quot;&amp;&quot;(ssqq&quot;&amp;[.A138]&amp;&quot;ssqq, m) -&gt; &quot;&amp;[.A138]&amp;&quot; m&quot;" office:value-type="string" office:string-value="| (ssqqRSDssqq, m) -&gt; RSD m" calcext:value-type="string">
            <text:p>| (ssqqRSDssqq, m) -&gt; RSD m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ZN</text:p>
          </table:table-cell>
          <table:table-cell table:style-name="ce7" office:value-type="string" calcext:value-type="string">
            <text:p>Mozambique Metical</text:p>
          </table:table-cell>
          <table:table-cell table:style-name="ce11" office:value-type="string" calcext:value-type="string">
            <text:p>943</text:p>
          </table:table-cell>
          <table:table-cell table:style-name="ce14" table:formula="of:=VALUE([.C139])" office:value-type="float" office:value="943" calcext:value-type="float">
            <text:p>943</text:p>
          </table:table-cell>
          <table:table-cell table:style-name="ce2" office:value-type="string" calcext:value-type="string">
            <text:p>2</text:p>
          </table:table-cell>
          <table:table-cell table:style-name="ce7"/>
          <table:table-cell table:formula="of:=_xlfn.countifs([.A$1:.A$1048576];[.A139])" office:value-type="float" office:value="1" calcext:value-type="float">
            <text:p>1</text:p>
          </table:table-cell>
          <table:table-cell table:style-name="ce16" table:formula="of:=&quot;| &quot; &amp;[.A139]&amp;&quot; of Money&quot;" office:value-type="string" office:string-value="| MZN of Money" calcext:value-type="string">
            <text:p>| MZN of Money</text:p>
          </table:table-cell>
          <table:table-cell table:formula="of:=&quot;| &quot;&amp;[.A139]&amp;&quot; m -&gt; &quot;&amp;&quot;(ssqq&quot;&amp;[.A139]&amp;&quot;ssqq, m)&quot;" office:value-type="string" office:string-value="| MZN m -&gt; (ssqqMZNssqq, m)" calcext:value-type="string">
            <text:p>| MZN m -&gt; (ssqqMZNssqq, m)</text:p>
          </table:table-cell>
          <table:table-cell table:formula="of:=&quot;| &quot;&amp;&quot;(ssqq&quot;&amp;[.A139]&amp;&quot;ssqq, m) -&gt; &quot;&amp;[.A139]&amp;&quot; m&quot;" office:value-type="string" office:string-value="| (ssqqMZNssqq, m) -&gt; MZN m" calcext:value-type="string">
            <text:p>| (ssqqMZNssqq, m) -&gt; MZN m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ZN</text:p>
          </table:table-cell>
          <table:table-cell table:style-name="ce7" office:value-type="string" calcext:value-type="string">
            <text:p>Azerbaijan Manat</text:p>
          </table:table-cell>
          <table:table-cell table:style-name="ce11" office:value-type="string" calcext:value-type="string">
            <text:p>944</text:p>
          </table:table-cell>
          <table:table-cell table:style-name="ce14" table:formula="of:=VALUE([.C140])" office:value-type="float" office:value="944" calcext:value-type="float">
            <text:p>944</text:p>
          </table:table-cell>
          <table:table-cell table:style-name="ce2" office:value-type="string" calcext:value-type="string">
            <text:p>2</text:p>
          </table:table-cell>
          <table:table-cell table:style-name="ce7"/>
          <table:table-cell table:formula="of:=_xlfn.countifs([.A$1:.A$1048576];[.A140])" office:value-type="float" office:value="1" calcext:value-type="float">
            <text:p>1</text:p>
          </table:table-cell>
          <table:table-cell table:style-name="ce16" table:formula="of:=&quot;| &quot; &amp;[.A140]&amp;&quot; of Money&quot;" office:value-type="string" office:string-value="| AZN of Money" calcext:value-type="string">
            <text:p>| AZN of Money</text:p>
          </table:table-cell>
          <table:table-cell table:formula="of:=&quot;| &quot;&amp;[.A140]&amp;&quot; m -&gt; &quot;&amp;&quot;(ssqq&quot;&amp;[.A140]&amp;&quot;ssqq, m)&quot;" office:value-type="string" office:string-value="| AZN m -&gt; (ssqqAZNssqq, m)" calcext:value-type="string">
            <text:p>| AZN m -&gt; (ssqqAZNssqq, m)</text:p>
          </table:table-cell>
          <table:table-cell table:formula="of:=&quot;| &quot;&amp;&quot;(ssqq&quot;&amp;[.A140]&amp;&quot;ssqq, m) -&gt; &quot;&amp;[.A140]&amp;&quot; m&quot;" office:value-type="string" office:string-value="| (ssqqAZNssqq, m) -&gt; AZN m" calcext:value-type="string">
            <text:p>| (ssqqAZNssqq, m) -&gt; AZN m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RON</text:p>
          </table:table-cell>
          <table:table-cell table:style-name="ce7" office:value-type="string" calcext:value-type="string">
            <text:p>Romanian Leu</text:p>
          </table:table-cell>
          <table:table-cell table:style-name="ce11" office:value-type="string" calcext:value-type="string">
            <text:p>946</text:p>
          </table:table-cell>
          <table:table-cell table:style-name="ce14" table:formula="of:=VALUE([.C141])" office:value-type="float" office:value="946" calcext:value-type="float">
            <text:p>946</text:p>
          </table:table-cell>
          <table:table-cell table:style-name="ce2" office:value-type="string" calcext:value-type="string">
            <text:p>2</text:p>
          </table:table-cell>
          <table:table-cell table:style-name="ce7"/>
          <table:table-cell table:formula="of:=_xlfn.countifs([.A$1:.A$1048576];[.A141])" office:value-type="float" office:value="1" calcext:value-type="float">
            <text:p>1</text:p>
          </table:table-cell>
          <table:table-cell table:style-name="ce16" table:formula="of:=&quot;| &quot; &amp;[.A141]&amp;&quot; of Money&quot;" office:value-type="string" office:string-value="| RON of Money" calcext:value-type="string">
            <text:p>| RON of Money</text:p>
          </table:table-cell>
          <table:table-cell table:formula="of:=&quot;| &quot;&amp;[.A141]&amp;&quot; m -&gt; &quot;&amp;&quot;(ssqq&quot;&amp;[.A141]&amp;&quot;ssqq, m)&quot;" office:value-type="string" office:string-value="| RON m -&gt; (ssqqRONssqq, m)" calcext:value-type="string">
            <text:p>| RON m -&gt; (ssqqRONssqq, m)</text:p>
          </table:table-cell>
          <table:table-cell table:formula="of:=&quot;| &quot;&amp;&quot;(ssqq&quot;&amp;[.A141]&amp;&quot;ssqq, m) -&gt; &quot;&amp;[.A141]&amp;&quot; m&quot;" office:value-type="string" office:string-value="| (ssqqRONssqq, m) -&gt; RON m" calcext:value-type="string">
            <text:p>| (ssqqRONssqq, m) -&gt; RON m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CHE</text:p>
          </table:table-cell>
          <table:table-cell table:style-name="ce7" office:value-type="string" calcext:value-type="string">
            <text:p>WIR Euro</text:p>
          </table:table-cell>
          <table:table-cell table:style-name="ce11" office:value-type="string" calcext:value-type="string">
            <text:p>947</text:p>
          </table:table-cell>
          <table:table-cell table:style-name="ce14" table:formula="of:=VALUE([.C142])" office:value-type="float" office:value="947" calcext:value-type="float">
            <text:p>947</text:p>
          </table:table-cell>
          <table:table-cell table:style-name="ce2" office:value-type="string" calcext:value-type="string">
            <text:p>2</text:p>
          </table:table-cell>
          <table:table-cell table:style-name="ce7"/>
          <table:table-cell table:formula="of:=_xlfn.countifs([.A$1:.A$1048576];[.A142])" office:value-type="float" office:value="1" calcext:value-type="float">
            <text:p>1</text:p>
          </table:table-cell>
          <table:table-cell table:style-name="ce16" table:formula="of:=&quot;| &quot; &amp;[.A142]&amp;&quot; of Money&quot;" office:value-type="string" office:string-value="| CHE of Money" calcext:value-type="string">
            <text:p>| CHE of Money</text:p>
          </table:table-cell>
          <table:table-cell table:formula="of:=&quot;| &quot;&amp;[.A142]&amp;&quot; m -&gt; &quot;&amp;&quot;(ssqq&quot;&amp;[.A142]&amp;&quot;ssqq, m)&quot;" office:value-type="string" office:string-value="| CHE m -&gt; (ssqqCHEssqq, m)" calcext:value-type="string">
            <text:p>| CHE m -&gt; (ssqqCHEssqq, m)</text:p>
          </table:table-cell>
          <table:table-cell table:formula="of:=&quot;| &quot;&amp;&quot;(ssqq&quot;&amp;[.A142]&amp;&quot;ssqq, m) -&gt; &quot;&amp;[.A142]&amp;&quot; m&quot;" office:value-type="string" office:string-value="| (ssqqCHEssqq, m) -&gt; CHE m" calcext:value-type="string">
            <text:p>| (ssqqCHEssqq, m) -&gt; CHE m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CHW</text:p>
          </table:table-cell>
          <table:table-cell table:style-name="ce7" office:value-type="string" calcext:value-type="string">
            <text:p>WIR Franc</text:p>
          </table:table-cell>
          <table:table-cell table:style-name="ce11" office:value-type="string" calcext:value-type="string">
            <text:p>948</text:p>
          </table:table-cell>
          <table:table-cell table:style-name="ce14" table:formula="of:=VALUE([.C143])" office:value-type="float" office:value="948" calcext:value-type="float">
            <text:p>948</text:p>
          </table:table-cell>
          <table:table-cell table:style-name="ce2" office:value-type="string" calcext:value-type="string">
            <text:p>2</text:p>
          </table:table-cell>
          <table:table-cell table:style-name="ce7"/>
          <table:table-cell table:formula="of:=_xlfn.countifs([.A$1:.A$1048576];[.A143])" office:value-type="float" office:value="1" calcext:value-type="float">
            <text:p>1</text:p>
          </table:table-cell>
          <table:table-cell table:style-name="ce16" table:formula="of:=&quot;| &quot; &amp;[.A143]&amp;&quot; of Money&quot;" office:value-type="string" office:string-value="| CHW of Money" calcext:value-type="string">
            <text:p>| CHW of Money</text:p>
          </table:table-cell>
          <table:table-cell table:formula="of:=&quot;| &quot;&amp;[.A143]&amp;&quot; m -&gt; &quot;&amp;&quot;(ssqq&quot;&amp;[.A143]&amp;&quot;ssqq, m)&quot;" office:value-type="string" office:string-value="| CHW m -&gt; (ssqqCHWssqq, m)" calcext:value-type="string">
            <text:p>| CHW m -&gt; (ssqqCHWssqq, m)</text:p>
          </table:table-cell>
          <table:table-cell table:formula="of:=&quot;| &quot;&amp;&quot;(ssqq&quot;&amp;[.A143]&amp;&quot;ssqq, m) -&gt; &quot;&amp;[.A143]&amp;&quot; m&quot;" office:value-type="string" office:string-value="| (ssqqCHWssqq, m) -&gt; CHW m" calcext:value-type="string">
            <text:p>| (ssqqCHWssqq, m) -&gt; CHW m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TRY</text:p>
          </table:table-cell>
          <table:table-cell table:style-name="ce7" office:value-type="string" calcext:value-type="string">
            <text:p>Turkish Lira</text:p>
          </table:table-cell>
          <table:table-cell table:style-name="ce11" office:value-type="string" calcext:value-type="string">
            <text:p>949</text:p>
          </table:table-cell>
          <table:table-cell table:style-name="ce14" table:formula="of:=VALUE([.C144])" office:value-type="float" office:value="949" calcext:value-type="float">
            <text:p>949</text:p>
          </table:table-cell>
          <table:table-cell table:style-name="ce2" office:value-type="string" calcext:value-type="string">
            <text:p>2</text:p>
          </table:table-cell>
          <table:table-cell table:style-name="ce7"/>
          <table:table-cell table:formula="of:=_xlfn.countifs([.A$1:.A$1048576];[.A144])" office:value-type="float" office:value="1" calcext:value-type="float">
            <text:p>1</text:p>
          </table:table-cell>
          <table:table-cell table:style-name="ce16" table:formula="of:=&quot;| &quot; &amp;[.A144]&amp;&quot; of Money&quot;" office:value-type="string" office:string-value="| TRY of Money" calcext:value-type="string">
            <text:p>| TRY of Money</text:p>
          </table:table-cell>
          <table:table-cell table:formula="of:=&quot;| &quot;&amp;[.A144]&amp;&quot; m -&gt; &quot;&amp;&quot;(ssqq&quot;&amp;[.A144]&amp;&quot;ssqq, m)&quot;" office:value-type="string" office:string-value="| TRY m -&gt; (ssqqTRYssqq, m)" calcext:value-type="string">
            <text:p>| TRY m -&gt; (ssqqTRYssqq, m)</text:p>
          </table:table-cell>
          <table:table-cell table:formula="of:=&quot;| &quot;&amp;&quot;(ssqq&quot;&amp;[.A144]&amp;&quot;ssqq, m) -&gt; &quot;&amp;[.A144]&amp;&quot; m&quot;" office:value-type="string" office:string-value="| (ssqqTRYssqq, m) -&gt; TRY m" calcext:value-type="string">
            <text:p>| (ssqqTRYssqq, m) -&gt; TRY m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XAF</text:p>
          </table:table-cell>
          <table:table-cell table:style-name="ce7" office:value-type="string" calcext:value-type="string">
            <text:p>CFA Franc BEAC</text:p>
          </table:table-cell>
          <table:table-cell table:style-name="ce11" office:value-type="string" calcext:value-type="string">
            <text:p>950</text:p>
          </table:table-cell>
          <table:table-cell table:style-name="ce14" table:formula="of:=VALUE([.C145])" office:value-type="float" office:value="950" calcext:value-type="float">
            <text:p>950</text:p>
          </table:table-cell>
          <table:table-cell table:style-name="ce2" office:value-type="string" calcext:value-type="string">
            <text:p>0</text:p>
          </table:table-cell>
          <table:table-cell table:style-name="ce7" table:formula="of:=TRUE()" office:value-type="float" office:value="1" calcext:value-type="float">
            <text:p>1</text:p>
          </table:table-cell>
          <table:table-cell table:formula="of:=_xlfn.countifs([.A$1:.A$1048576];[.A145])" office:value-type="float" office:value="1" calcext:value-type="float">
            <text:p>1</text:p>
          </table:table-cell>
          <table:table-cell table:style-name="ce16" table:formula="of:=&quot;| &quot; &amp;[.A145]&amp;&quot; of Money&quot;" office:value-type="string" office:string-value="| XAF of Money" calcext:value-type="string">
            <text:p>| XAF of Money</text:p>
          </table:table-cell>
          <table:table-cell table:formula="of:=&quot;| &quot;&amp;[.A145]&amp;&quot; m -&gt; &quot;&amp;&quot;(ssqq&quot;&amp;[.A145]&amp;&quot;ssqq, m)&quot;" office:value-type="string" office:string-value="| XAF m -&gt; (ssqqXAFssqq, m)" calcext:value-type="string">
            <text:p>| XAF m -&gt; (ssqqXAFssqq, m)</text:p>
          </table:table-cell>
          <table:table-cell table:formula="of:=&quot;| &quot;&amp;&quot;(ssqq&quot;&amp;[.A145]&amp;&quot;ssqq, m) -&gt; &quot;&amp;[.A145]&amp;&quot; m&quot;" office:value-type="string" office:string-value="| (ssqqXAFssqq, m) -&gt; XAF m" calcext:value-type="string">
            <text:p>| (ssqqXAFssqq, m) -&gt; XAF m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XCD</text:p>
          </table:table-cell>
          <table:table-cell table:style-name="ce7" office:value-type="string" calcext:value-type="string">
            <text:p>East Caribbean Dollar</text:p>
          </table:table-cell>
          <table:table-cell table:style-name="ce11" office:value-type="string" calcext:value-type="string">
            <text:p>951</text:p>
          </table:table-cell>
          <table:table-cell table:style-name="ce14" table:formula="of:=VALUE([.C146])" office:value-type="float" office:value="951" calcext:value-type="float">
            <text:p>951</text:p>
          </table:table-cell>
          <table:table-cell table:style-name="ce2" office:value-type="string" calcext:value-type="string">
            <text:p>2</text:p>
          </table:table-cell>
          <table:table-cell table:style-name="ce7"/>
          <table:table-cell table:formula="of:=_xlfn.countifs([.A$1:.A$1048576];[.A146])" office:value-type="float" office:value="1" calcext:value-type="float">
            <text:p>1</text:p>
          </table:table-cell>
          <table:table-cell table:style-name="ce16" table:formula="of:=&quot;| &quot; &amp;[.A146]&amp;&quot; of Money&quot;" office:value-type="string" office:string-value="| XCD of Money" calcext:value-type="string">
            <text:p>| XCD of Money</text:p>
          </table:table-cell>
          <table:table-cell table:formula="of:=&quot;| &quot;&amp;[.A146]&amp;&quot; m -&gt; &quot;&amp;&quot;(ssqq&quot;&amp;[.A146]&amp;&quot;ssqq, m)&quot;" office:value-type="string" office:string-value="| XCD m -&gt; (ssqqXCDssqq, m)" calcext:value-type="string">
            <text:p>| XCD m -&gt; (ssqqXCDssqq, m)</text:p>
          </table:table-cell>
          <table:table-cell table:formula="of:=&quot;| &quot;&amp;&quot;(ssqq&quot;&amp;[.A146]&amp;&quot;ssqq, m) -&gt; &quot;&amp;[.A146]&amp;&quot; m&quot;" office:value-type="string" office:string-value="| (ssqqXCDssqq, m) -&gt; XCD m" calcext:value-type="string">
            <text:p>| (ssqqXCDssqq, m) -&gt; XCD m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XOF</text:p>
          </table:table-cell>
          <table:table-cell table:style-name="ce7" office:value-type="string" calcext:value-type="string">
            <text:p>CFA Franc BCEAO</text:p>
          </table:table-cell>
          <table:table-cell table:style-name="ce11" office:value-type="string" calcext:value-type="string">
            <text:p>952</text:p>
          </table:table-cell>
          <table:table-cell table:style-name="ce14" table:formula="of:=VALUE([.C147])" office:value-type="float" office:value="952" calcext:value-type="float">
            <text:p>952</text:p>
          </table:table-cell>
          <table:table-cell table:style-name="ce2" office:value-type="string" calcext:value-type="string">
            <text:p>0</text:p>
          </table:table-cell>
          <table:table-cell table:style-name="ce7"/>
          <table:table-cell table:formula="of:=_xlfn.countifs([.A$1:.A$1048576];[.A147])" office:value-type="float" office:value="1" calcext:value-type="float">
            <text:p>1</text:p>
          </table:table-cell>
          <table:table-cell table:style-name="ce16" table:formula="of:=&quot;| &quot; &amp;[.A147]&amp;&quot; of Money&quot;" office:value-type="string" office:string-value="| XOF of Money" calcext:value-type="string">
            <text:p>| XOF of Money</text:p>
          </table:table-cell>
          <table:table-cell table:formula="of:=&quot;| &quot;&amp;[.A147]&amp;&quot; m -&gt; &quot;&amp;&quot;(ssqq&quot;&amp;[.A147]&amp;&quot;ssqq, m)&quot;" office:value-type="string" office:string-value="| XOF m -&gt; (ssqqXOFssqq, m)" calcext:value-type="string">
            <text:p>| XOF m -&gt; (ssqqXOFssqq, m)</text:p>
          </table:table-cell>
          <table:table-cell table:formula="of:=&quot;| &quot;&amp;&quot;(ssqq&quot;&amp;[.A147]&amp;&quot;ssqq, m) -&gt; &quot;&amp;[.A147]&amp;&quot; m&quot;" office:value-type="string" office:string-value="| (ssqqXOFssqq, m) -&gt; XOF m" calcext:value-type="string">
            <text:p>| (ssqqXOFssqq, m) -&gt; XOF m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XPF</text:p>
          </table:table-cell>
          <table:table-cell table:style-name="ce7" office:value-type="string" calcext:value-type="string">
            <text:p>CFP Franc</text:p>
          </table:table-cell>
          <table:table-cell table:style-name="ce11" office:value-type="string" calcext:value-type="string">
            <text:p>953</text:p>
          </table:table-cell>
          <table:table-cell table:style-name="ce14" table:formula="of:=VALUE([.C148])" office:value-type="float" office:value="953" calcext:value-type="float">
            <text:p>953</text:p>
          </table:table-cell>
          <table:table-cell table:style-name="ce2" office:value-type="string" calcext:value-type="string">
            <text:p>0</text:p>
          </table:table-cell>
          <table:table-cell table:style-name="ce7"/>
          <table:table-cell table:formula="of:=_xlfn.countifs([.A$1:.A$1048576];[.A148])" office:value-type="float" office:value="1" calcext:value-type="float">
            <text:p>1</text:p>
          </table:table-cell>
          <table:table-cell table:style-name="ce16" table:formula="of:=&quot;| &quot; &amp;[.A148]&amp;&quot; of Money&quot;" office:value-type="string" office:string-value="| XPF of Money" calcext:value-type="string">
            <text:p>| XPF of Money</text:p>
          </table:table-cell>
          <table:table-cell table:formula="of:=&quot;| &quot;&amp;[.A148]&amp;&quot; m -&gt; &quot;&amp;&quot;(ssqq&quot;&amp;[.A148]&amp;&quot;ssqq, m)&quot;" office:value-type="string" office:string-value="| XPF m -&gt; (ssqqXPFssqq, m)" calcext:value-type="string">
            <text:p>| XPF m -&gt; (ssqqXPFssqq, m)</text:p>
          </table:table-cell>
          <table:table-cell table:formula="of:=&quot;| &quot;&amp;&quot;(ssqq&quot;&amp;[.A148]&amp;&quot;ssqq, m) -&gt; &quot;&amp;[.A148]&amp;&quot; m&quot;" office:value-type="string" office:string-value="| (ssqqXPFssqq, m) -&gt; XPF m" calcext:value-type="string">
            <text:p>| (ssqqXPFssqq, m) -&gt; XPF m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XBA</text:p>
          </table:table-cell>
          <table:table-cell table:style-name="ce7" office:value-type="string" calcext:value-type="string">
            <text:p>Bond Markets Unit European Composite Unit (EURCO)</text:p>
          </table:table-cell>
          <table:table-cell table:style-name="ce11" office:value-type="string" calcext:value-type="string">
            <text:p>955</text:p>
          </table:table-cell>
          <table:table-cell table:style-name="ce14" table:formula="of:=VALUE([.C149])" office:value-type="float" office:value="955" calcext:value-type="float">
            <text:p>955</text:p>
          </table:table-cell>
          <table:table-cell table:style-name="ce2" office:value-type="string" calcext:value-type="string">
            <text:p>N.A.</text:p>
          </table:table-cell>
          <table:table-cell table:style-name="ce7"/>
          <table:table-cell table:formula="of:=_xlfn.countifs([.A$1:.A$1048576];[.A149])" office:value-type="float" office:value="1" calcext:value-type="float">
            <text:p>1</text:p>
          </table:table-cell>
          <table:table-cell table:style-name="ce16" table:formula="of:=&quot;| &quot; &amp;[.A149]&amp;&quot; of Money&quot;" office:value-type="string" office:string-value="| XBA of Money" calcext:value-type="string">
            <text:p>| XBA of Money</text:p>
          </table:table-cell>
          <table:table-cell table:formula="of:=&quot;| &quot;&amp;[.A149]&amp;&quot; m -&gt; &quot;&amp;&quot;(ssqq&quot;&amp;[.A149]&amp;&quot;ssqq, m)&quot;" office:value-type="string" office:string-value="| XBA m -&gt; (ssqqXBAssqq, m)" calcext:value-type="string">
            <text:p>| XBA m -&gt; (ssqqXBAssqq, m)</text:p>
          </table:table-cell>
          <table:table-cell table:formula="of:=&quot;| &quot;&amp;&quot;(ssqq&quot;&amp;[.A149]&amp;&quot;ssqq, m) -&gt; &quot;&amp;[.A149]&amp;&quot; m&quot;" office:value-type="string" office:string-value="| (ssqqXBAssqq, m) -&gt; XBA m" calcext:value-type="string">
            <text:p>| (ssqqXBAssqq, m) -&gt; XBA m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XBB</text:p>
          </table:table-cell>
          <table:table-cell table:style-name="ce7" office:value-type="string" calcext:value-type="string">
            <text:p>Bond Markets Unit European Monetary Unit (E.M.U.-6)</text:p>
          </table:table-cell>
          <table:table-cell table:style-name="ce11" office:value-type="string" calcext:value-type="string">
            <text:p>956</text:p>
          </table:table-cell>
          <table:table-cell table:style-name="ce14" table:formula="of:=VALUE([.C150])" office:value-type="float" office:value="956" calcext:value-type="float">
            <text:p>956</text:p>
          </table:table-cell>
          <table:table-cell table:style-name="ce2" office:value-type="string" calcext:value-type="string">
            <text:p>N.A.</text:p>
          </table:table-cell>
          <table:table-cell table:style-name="ce7"/>
          <table:table-cell table:formula="of:=_xlfn.countifs([.A$1:.A$1048576];[.A150])" office:value-type="float" office:value="1" calcext:value-type="float">
            <text:p>1</text:p>
          </table:table-cell>
          <table:table-cell table:style-name="ce16" table:formula="of:=&quot;| &quot; &amp;[.A150]&amp;&quot; of Money&quot;" office:value-type="string" office:string-value="| XBB of Money" calcext:value-type="string">
            <text:p>| XBB of Money</text:p>
          </table:table-cell>
          <table:table-cell table:formula="of:=&quot;| &quot;&amp;[.A150]&amp;&quot; m -&gt; &quot;&amp;&quot;(ssqq&quot;&amp;[.A150]&amp;&quot;ssqq, m)&quot;" office:value-type="string" office:string-value="| XBB m -&gt; (ssqqXBBssqq, m)" calcext:value-type="string">
            <text:p>| XBB m -&gt; (ssqqXBBssqq, m)</text:p>
          </table:table-cell>
          <table:table-cell table:formula="of:=&quot;| &quot;&amp;&quot;(ssqq&quot;&amp;[.A150]&amp;&quot;ssqq, m) -&gt; &quot;&amp;[.A150]&amp;&quot; m&quot;" office:value-type="string" office:string-value="| (ssqqXBBssqq, m) -&gt; XBB m" calcext:value-type="string">
            <text:p>| (ssqqXBBssqq, m) -&gt; XBB m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XBC</text:p>
          </table:table-cell>
          <table:table-cell table:style-name="ce7" office:value-type="string" calcext:value-type="string">
            <text:p>Bond Markets Unit European Unit of Account 9 (E.U.A.-9)</text:p>
          </table:table-cell>
          <table:table-cell table:style-name="ce11" office:value-type="string" calcext:value-type="string">
            <text:p>957</text:p>
          </table:table-cell>
          <table:table-cell table:style-name="ce14" table:formula="of:=VALUE([.C151])" office:value-type="float" office:value="957" calcext:value-type="float">
            <text:p>957</text:p>
          </table:table-cell>
          <table:table-cell table:style-name="ce2" office:value-type="string" calcext:value-type="string">
            <text:p>N.A.</text:p>
          </table:table-cell>
          <table:table-cell table:style-name="ce7"/>
          <table:table-cell table:formula="of:=_xlfn.countifs([.A$1:.A$1048576];[.A151])" office:value-type="float" office:value="1" calcext:value-type="float">
            <text:p>1</text:p>
          </table:table-cell>
          <table:table-cell table:style-name="ce16" table:formula="of:=&quot;| &quot; &amp;[.A151]&amp;&quot; of Money&quot;" office:value-type="string" office:string-value="| XBC of Money" calcext:value-type="string">
            <text:p>| XBC of Money</text:p>
          </table:table-cell>
          <table:table-cell table:formula="of:=&quot;| &quot;&amp;[.A151]&amp;&quot; m -&gt; &quot;&amp;&quot;(ssqq&quot;&amp;[.A151]&amp;&quot;ssqq, m)&quot;" office:value-type="string" office:string-value="| XBC m -&gt; (ssqqXBCssqq, m)" calcext:value-type="string">
            <text:p>| XBC m -&gt; (ssqqXBCssqq, m)</text:p>
          </table:table-cell>
          <table:table-cell table:formula="of:=&quot;| &quot;&amp;&quot;(ssqq&quot;&amp;[.A151]&amp;&quot;ssqq, m) -&gt; &quot;&amp;[.A151]&amp;&quot; m&quot;" office:value-type="string" office:string-value="| (ssqqXBCssqq, m) -&gt; XBC m" calcext:value-type="string">
            <text:p>| (ssqqXBCssqq, m) -&gt; XBC m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XBD</text:p>
          </table:table-cell>
          <table:table-cell table:style-name="ce7" office:value-type="string" calcext:value-type="string">
            <text:p>Bond Markets Unit European Unit of Account 17 (E.U.A.-17)</text:p>
          </table:table-cell>
          <table:table-cell table:style-name="ce11" office:value-type="string" calcext:value-type="string">
            <text:p>958</text:p>
          </table:table-cell>
          <table:table-cell table:style-name="ce14" table:formula="of:=VALUE([.C152])" office:value-type="float" office:value="958" calcext:value-type="float">
            <text:p>958</text:p>
          </table:table-cell>
          <table:table-cell table:style-name="ce2" office:value-type="string" calcext:value-type="string">
            <text:p>N.A.</text:p>
          </table:table-cell>
          <table:table-cell table:style-name="ce7"/>
          <table:table-cell table:formula="of:=_xlfn.countifs([.A$1:.A$1048576];[.A152])" office:value-type="float" office:value="1" calcext:value-type="float">
            <text:p>1</text:p>
          </table:table-cell>
          <table:table-cell table:style-name="ce16" table:formula="of:=&quot;| &quot; &amp;[.A152]&amp;&quot; of Money&quot;" office:value-type="string" office:string-value="| XBD of Money" calcext:value-type="string">
            <text:p>| XBD of Money</text:p>
          </table:table-cell>
          <table:table-cell table:formula="of:=&quot;| &quot;&amp;[.A152]&amp;&quot; m -&gt; &quot;&amp;&quot;(ssqq&quot;&amp;[.A152]&amp;&quot;ssqq, m)&quot;" office:value-type="string" office:string-value="| XBD m -&gt; (ssqqXBDssqq, m)" calcext:value-type="string">
            <text:p>| XBD m -&gt; (ssqqXBDssqq, m)</text:p>
          </table:table-cell>
          <table:table-cell table:formula="of:=&quot;| &quot;&amp;&quot;(ssqq&quot;&amp;[.A152]&amp;&quot;ssqq, m) -&gt; &quot;&amp;[.A152]&amp;&quot; m&quot;" office:value-type="string" office:string-value="| (ssqqXBDssqq, m) -&gt; XBD m" calcext:value-type="string">
            <text:p>| (ssqqXBDssqq, m) -&gt; XBD m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XAU</text:p>
          </table:table-cell>
          <table:table-cell table:style-name="ce7" office:value-type="string" calcext:value-type="string">
            <text:p>Gold</text:p>
          </table:table-cell>
          <table:table-cell table:style-name="ce11" office:value-type="string" calcext:value-type="string">
            <text:p>959</text:p>
          </table:table-cell>
          <table:table-cell table:style-name="ce14" table:formula="of:=VALUE([.C153])" office:value-type="float" office:value="959" calcext:value-type="float">
            <text:p>959</text:p>
          </table:table-cell>
          <table:table-cell table:style-name="ce2" office:value-type="string" calcext:value-type="string">
            <text:p>N.A.</text:p>
          </table:table-cell>
          <table:table-cell table:style-name="ce7"/>
          <table:table-cell table:formula="of:=_xlfn.countifs([.A$1:.A$1048576];[.A153])" office:value-type="float" office:value="1" calcext:value-type="float">
            <text:p>1</text:p>
          </table:table-cell>
          <table:table-cell table:style-name="ce16" table:formula="of:=&quot;| &quot; &amp;[.A153]&amp;&quot; of Money&quot;" office:value-type="string" office:string-value="| XAU of Money" calcext:value-type="string">
            <text:p>| XAU of Money</text:p>
          </table:table-cell>
          <table:table-cell table:formula="of:=&quot;| &quot;&amp;[.A153]&amp;&quot; m -&gt; &quot;&amp;&quot;(ssqq&quot;&amp;[.A153]&amp;&quot;ssqq, m)&quot;" office:value-type="string" office:string-value="| XAU m -&gt; (ssqqXAUssqq, m)" calcext:value-type="string">
            <text:p>| XAU m -&gt; (ssqqXAUssqq, m)</text:p>
          </table:table-cell>
          <table:table-cell table:formula="of:=&quot;| &quot;&amp;&quot;(ssqq&quot;&amp;[.A153]&amp;&quot;ssqq, m) -&gt; &quot;&amp;[.A153]&amp;&quot; m&quot;" office:value-type="string" office:string-value="| (ssqqXAUssqq, m) -&gt; XAU m" calcext:value-type="string">
            <text:p>| (ssqqXAUssqq, m) -&gt; XAU m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XDR</text:p>
          </table:table-cell>
          <table:table-cell table:style-name="ce7" office:value-type="string" calcext:value-type="string">
            <text:p>SDR (Special Drawing Right)</text:p>
          </table:table-cell>
          <table:table-cell table:style-name="ce11" office:value-type="string" calcext:value-type="string">
            <text:p>960</text:p>
          </table:table-cell>
          <table:table-cell table:style-name="ce14" table:formula="of:=VALUE([.C154])" office:value-type="float" office:value="960" calcext:value-type="float">
            <text:p>960</text:p>
          </table:table-cell>
          <table:table-cell table:style-name="ce2" office:value-type="string" calcext:value-type="string">
            <text:p>N.A.</text:p>
          </table:table-cell>
          <table:table-cell table:style-name="ce7"/>
          <table:table-cell table:formula="of:=_xlfn.countifs([.A$1:.A$1048576];[.A154])" office:value-type="float" office:value="1" calcext:value-type="float">
            <text:p>1</text:p>
          </table:table-cell>
          <table:table-cell table:style-name="ce16" table:formula="of:=&quot;| &quot; &amp;[.A154]&amp;&quot; of Money&quot;" office:value-type="string" office:string-value="| XDR of Money" calcext:value-type="string">
            <text:p>| XDR of Money</text:p>
          </table:table-cell>
          <table:table-cell table:formula="of:=&quot;| &quot;&amp;[.A154]&amp;&quot; m -&gt; &quot;&amp;&quot;(ssqq&quot;&amp;[.A154]&amp;&quot;ssqq, m)&quot;" office:value-type="string" office:string-value="| XDR m -&gt; (ssqqXDRssqq, m)" calcext:value-type="string">
            <text:p>| XDR m -&gt; (ssqqXDRssqq, m)</text:p>
          </table:table-cell>
          <table:table-cell table:formula="of:=&quot;| &quot;&amp;&quot;(ssqq&quot;&amp;[.A154]&amp;&quot;ssqq, m) -&gt; &quot;&amp;[.A154]&amp;&quot; m&quot;" office:value-type="string" office:string-value="| (ssqqXDRssqq, m) -&gt; XDR m" calcext:value-type="string">
            <text:p>| (ssqqXDRssqq, m) -&gt; XDR m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XAG</text:p>
          </table:table-cell>
          <table:table-cell table:style-name="ce7" office:value-type="string" calcext:value-type="string">
            <text:p>Silver</text:p>
          </table:table-cell>
          <table:table-cell table:style-name="ce11" office:value-type="string" calcext:value-type="string">
            <text:p>961</text:p>
          </table:table-cell>
          <table:table-cell table:style-name="ce14" table:formula="of:=VALUE([.C155])" office:value-type="float" office:value="961" calcext:value-type="float">
            <text:p>961</text:p>
          </table:table-cell>
          <table:table-cell table:style-name="ce2" office:value-type="string" calcext:value-type="string">
            <text:p>N.A.</text:p>
          </table:table-cell>
          <table:table-cell table:style-name="ce7"/>
          <table:table-cell table:formula="of:=_xlfn.countifs([.A$1:.A$1048576];[.A155])" office:value-type="float" office:value="1" calcext:value-type="float">
            <text:p>1</text:p>
          </table:table-cell>
          <table:table-cell table:style-name="ce16" table:formula="of:=&quot;| &quot; &amp;[.A155]&amp;&quot; of Money&quot;" office:value-type="string" office:string-value="| XAG of Money" calcext:value-type="string">
            <text:p>| XAG of Money</text:p>
          </table:table-cell>
          <table:table-cell table:formula="of:=&quot;| &quot;&amp;[.A155]&amp;&quot; m -&gt; &quot;&amp;&quot;(ssqq&quot;&amp;[.A155]&amp;&quot;ssqq, m)&quot;" office:value-type="string" office:string-value="| XAG m -&gt; (ssqqXAGssqq, m)" calcext:value-type="string">
            <text:p>| XAG m -&gt; (ssqqXAGssqq, m)</text:p>
          </table:table-cell>
          <table:table-cell table:formula="of:=&quot;| &quot;&amp;&quot;(ssqq&quot;&amp;[.A155]&amp;&quot;ssqq, m) -&gt; &quot;&amp;[.A155]&amp;&quot; m&quot;" office:value-type="string" office:string-value="| (ssqqXAGssqq, m) -&gt; XAG m" calcext:value-type="string">
            <text:p>| (ssqqXAGssqq, m) -&gt; XAG m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XPT</text:p>
          </table:table-cell>
          <table:table-cell table:style-name="ce7" office:value-type="string" calcext:value-type="string">
            <text:p>Platinum</text:p>
          </table:table-cell>
          <table:table-cell table:style-name="ce11" office:value-type="string" calcext:value-type="string">
            <text:p>962</text:p>
          </table:table-cell>
          <table:table-cell table:style-name="ce14" table:formula="of:=VALUE([.C156])" office:value-type="float" office:value="962" calcext:value-type="float">
            <text:p>962</text:p>
          </table:table-cell>
          <table:table-cell table:style-name="ce2" office:value-type="string" calcext:value-type="string">
            <text:p>N.A.</text:p>
          </table:table-cell>
          <table:table-cell table:style-name="ce7"/>
          <table:table-cell table:formula="of:=_xlfn.countifs([.A$1:.A$1048576];[.A156])" office:value-type="float" office:value="1" calcext:value-type="float">
            <text:p>1</text:p>
          </table:table-cell>
          <table:table-cell table:style-name="ce16" table:formula="of:=&quot;| &quot; &amp;[.A156]&amp;&quot; of Money&quot;" office:value-type="string" office:string-value="| XPT of Money" calcext:value-type="string">
            <text:p>| XPT of Money</text:p>
          </table:table-cell>
          <table:table-cell table:formula="of:=&quot;| &quot;&amp;[.A156]&amp;&quot; m -&gt; &quot;&amp;&quot;(ssqq&quot;&amp;[.A156]&amp;&quot;ssqq, m)&quot;" office:value-type="string" office:string-value="| XPT m -&gt; (ssqqXPTssqq, m)" calcext:value-type="string">
            <text:p>| XPT m -&gt; (ssqqXPTssqq, m)</text:p>
          </table:table-cell>
          <table:table-cell table:formula="of:=&quot;| &quot;&amp;&quot;(ssqq&quot;&amp;[.A156]&amp;&quot;ssqq, m) -&gt; &quot;&amp;[.A156]&amp;&quot; m&quot;" office:value-type="string" office:string-value="| (ssqqXPTssqq, m) -&gt; XPT m" calcext:value-type="string">
            <text:p>| (ssqqXPTssqq, m) -&gt; XPT m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XTS</text:p>
          </table:table-cell>
          <table:table-cell table:style-name="ce7" office:value-type="string" calcext:value-type="string">
            <text:p>Codes specifically reserved for testing purposes</text:p>
          </table:table-cell>
          <table:table-cell table:style-name="ce11" office:value-type="string" calcext:value-type="string">
            <text:p>963</text:p>
          </table:table-cell>
          <table:table-cell table:style-name="ce14" table:formula="of:=VALUE([.C157])" office:value-type="float" office:value="963" calcext:value-type="float">
            <text:p>963</text:p>
          </table:table-cell>
          <table:table-cell table:style-name="ce2" office:value-type="string" calcext:value-type="string">
            <text:p>N.A.</text:p>
          </table:table-cell>
          <table:table-cell table:style-name="ce7"/>
          <table:table-cell table:formula="of:=_xlfn.countifs([.A$1:.A$1048576];[.A157])" office:value-type="float" office:value="1" calcext:value-type="float">
            <text:p>1</text:p>
          </table:table-cell>
          <table:table-cell table:style-name="ce16" table:formula="of:=&quot;| &quot; &amp;[.A157]&amp;&quot; of Money&quot;" office:value-type="string" office:string-value="| XTS of Money" calcext:value-type="string">
            <text:p>| XTS of Money</text:p>
          </table:table-cell>
          <table:table-cell table:formula="of:=&quot;| &quot;&amp;[.A157]&amp;&quot; m -&gt; &quot;&amp;&quot;(ssqq&quot;&amp;[.A157]&amp;&quot;ssqq, m)&quot;" office:value-type="string" office:string-value="| XTS m -&gt; (ssqqXTSssqq, m)" calcext:value-type="string">
            <text:p>| XTS m -&gt; (ssqqXTSssqq, m)</text:p>
          </table:table-cell>
          <table:table-cell table:formula="of:=&quot;| &quot;&amp;&quot;(ssqq&quot;&amp;[.A157]&amp;&quot;ssqq, m) -&gt; &quot;&amp;[.A157]&amp;&quot; m&quot;" office:value-type="string" office:string-value="| (ssqqXTSssqq, m) -&gt; XTS m" calcext:value-type="string">
            <text:p>| (ssqqXTSssqq, m) -&gt; XTS m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XPD</text:p>
          </table:table-cell>
          <table:table-cell table:style-name="ce7" office:value-type="string" calcext:value-type="string">
            <text:p>Palladium</text:p>
          </table:table-cell>
          <table:table-cell table:style-name="ce11" office:value-type="string" calcext:value-type="string">
            <text:p>964</text:p>
          </table:table-cell>
          <table:table-cell table:style-name="ce14" table:formula="of:=VALUE([.C158])" office:value-type="float" office:value="964" calcext:value-type="float">
            <text:p>964</text:p>
          </table:table-cell>
          <table:table-cell table:style-name="ce2" office:value-type="string" calcext:value-type="string">
            <text:p>N.A.</text:p>
          </table:table-cell>
          <table:table-cell table:style-name="ce7"/>
          <table:table-cell table:formula="of:=_xlfn.countifs([.A$1:.A$1048576];[.A158])" office:value-type="float" office:value="1" calcext:value-type="float">
            <text:p>1</text:p>
          </table:table-cell>
          <table:table-cell table:style-name="ce16" table:formula="of:=&quot;| &quot; &amp;[.A158]&amp;&quot; of Money&quot;" office:value-type="string" office:string-value="| XPD of Money" calcext:value-type="string">
            <text:p>| XPD of Money</text:p>
          </table:table-cell>
          <table:table-cell table:formula="of:=&quot;| &quot;&amp;[.A158]&amp;&quot; m -&gt; &quot;&amp;&quot;(ssqq&quot;&amp;[.A158]&amp;&quot;ssqq, m)&quot;" office:value-type="string" office:string-value="| XPD m -&gt; (ssqqXPDssqq, m)" calcext:value-type="string">
            <text:p>| XPD m -&gt; (ssqqXPDssqq, m)</text:p>
          </table:table-cell>
          <table:table-cell table:formula="of:=&quot;| &quot;&amp;&quot;(ssqq&quot;&amp;[.A158]&amp;&quot;ssqq, m) -&gt; &quot;&amp;[.A158]&amp;&quot; m&quot;" office:value-type="string" office:string-value="| (ssqqXPDssqq, m) -&gt; XPD m" calcext:value-type="string">
            <text:p>| (ssqqXPDssqq, m) -&gt; XPD m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XUA</text:p>
          </table:table-cell>
          <table:table-cell table:style-name="ce7" office:value-type="string" calcext:value-type="string">
            <text:p>ADB Unit of Account</text:p>
          </table:table-cell>
          <table:table-cell table:style-name="ce11" office:value-type="string" calcext:value-type="string">
            <text:p>965</text:p>
          </table:table-cell>
          <table:table-cell table:style-name="ce14" table:formula="of:=VALUE([.C159])" office:value-type="float" office:value="965" calcext:value-type="float">
            <text:p>965</text:p>
          </table:table-cell>
          <table:table-cell table:style-name="ce2" office:value-type="string" calcext:value-type="string">
            <text:p>N.A.</text:p>
          </table:table-cell>
          <table:table-cell table:style-name="ce7"/>
          <table:table-cell table:formula="of:=_xlfn.countifs([.A$1:.A$1048576];[.A159])" office:value-type="float" office:value="1" calcext:value-type="float">
            <text:p>1</text:p>
          </table:table-cell>
          <table:table-cell table:style-name="ce16" table:formula="of:=&quot;| &quot; &amp;[.A159]&amp;&quot; of Money&quot;" office:value-type="string" office:string-value="| XUA of Money" calcext:value-type="string">
            <text:p>| XUA of Money</text:p>
          </table:table-cell>
          <table:table-cell table:formula="of:=&quot;| &quot;&amp;[.A159]&amp;&quot; m -&gt; &quot;&amp;&quot;(ssqq&quot;&amp;[.A159]&amp;&quot;ssqq, m)&quot;" office:value-type="string" office:string-value="| XUA m -&gt; (ssqqXUAssqq, m)" calcext:value-type="string">
            <text:p>| XUA m -&gt; (ssqqXUAssqq, m)</text:p>
          </table:table-cell>
          <table:table-cell table:formula="of:=&quot;| &quot;&amp;&quot;(ssqq&quot;&amp;[.A159]&amp;&quot;ssqq, m) -&gt; &quot;&amp;[.A159]&amp;&quot; m&quot;" office:value-type="string" office:string-value="| (ssqqXUAssqq, m) -&gt; XUA m" calcext:value-type="string">
            <text:p>| (ssqqXUAssqq, m) -&gt; XUA m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ZMW</text:p>
          </table:table-cell>
          <table:table-cell table:style-name="ce7" office:value-type="string" calcext:value-type="string">
            <text:p>Zambian Kwacha</text:p>
          </table:table-cell>
          <table:table-cell table:style-name="ce11" office:value-type="string" calcext:value-type="string">
            <text:p>967</text:p>
          </table:table-cell>
          <table:table-cell table:style-name="ce14" table:formula="of:=VALUE([.C160])" office:value-type="float" office:value="967" calcext:value-type="float">
            <text:p>967</text:p>
          </table:table-cell>
          <table:table-cell table:style-name="ce2" office:value-type="string" calcext:value-type="string">
            <text:p>2</text:p>
          </table:table-cell>
          <table:table-cell table:style-name="ce7"/>
          <table:table-cell table:formula="of:=_xlfn.countifs([.A$1:.A$1048576];[.A160])" office:value-type="float" office:value="1" calcext:value-type="float">
            <text:p>1</text:p>
          </table:table-cell>
          <table:table-cell table:style-name="ce16" table:formula="of:=&quot;| &quot; &amp;[.A160]&amp;&quot; of Money&quot;" office:value-type="string" office:string-value="| ZMW of Money" calcext:value-type="string">
            <text:p>| ZMW of Money</text:p>
          </table:table-cell>
          <table:table-cell table:formula="of:=&quot;| &quot;&amp;[.A160]&amp;&quot; m -&gt; &quot;&amp;&quot;(ssqq&quot;&amp;[.A160]&amp;&quot;ssqq, m)&quot;" office:value-type="string" office:string-value="| ZMW m -&gt; (ssqqZMWssqq, m)" calcext:value-type="string">
            <text:p>| ZMW m -&gt; (ssqqZMWssqq, m)</text:p>
          </table:table-cell>
          <table:table-cell table:formula="of:=&quot;| &quot;&amp;&quot;(ssqq&quot;&amp;[.A160]&amp;&quot;ssqq, m) -&gt; &quot;&amp;[.A160]&amp;&quot; m&quot;" office:value-type="string" office:string-value="| (ssqqZMWssqq, m) -&gt; ZMW m" calcext:value-type="string">
            <text:p>| (ssqqZMWssqq, m) -&gt; ZMW m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SRD</text:p>
          </table:table-cell>
          <table:table-cell table:style-name="ce7" office:value-type="string" calcext:value-type="string">
            <text:p>Surinam Dollar</text:p>
          </table:table-cell>
          <table:table-cell table:style-name="ce11" office:value-type="string" calcext:value-type="string">
            <text:p>968</text:p>
          </table:table-cell>
          <table:table-cell table:style-name="ce14" table:formula="of:=VALUE([.C161])" office:value-type="float" office:value="968" calcext:value-type="float">
            <text:p>968</text:p>
          </table:table-cell>
          <table:table-cell table:style-name="ce2" office:value-type="string" calcext:value-type="string">
            <text:p>2</text:p>
          </table:table-cell>
          <table:table-cell table:style-name="ce7"/>
          <table:table-cell table:formula="of:=_xlfn.countifs([.A$1:.A$1048576];[.A161])" office:value-type="float" office:value="1" calcext:value-type="float">
            <text:p>1</text:p>
          </table:table-cell>
          <table:table-cell table:style-name="ce16" table:formula="of:=&quot;| &quot; &amp;[.A161]&amp;&quot; of Money&quot;" office:value-type="string" office:string-value="| SRD of Money" calcext:value-type="string">
            <text:p>| SRD of Money</text:p>
          </table:table-cell>
          <table:table-cell table:formula="of:=&quot;| &quot;&amp;[.A161]&amp;&quot; m -&gt; &quot;&amp;&quot;(ssqq&quot;&amp;[.A161]&amp;&quot;ssqq, m)&quot;" office:value-type="string" office:string-value="| SRD m -&gt; (ssqqSRDssqq, m)" calcext:value-type="string">
            <text:p>| SRD m -&gt; (ssqqSRDssqq, m)</text:p>
          </table:table-cell>
          <table:table-cell table:formula="of:=&quot;| &quot;&amp;&quot;(ssqq&quot;&amp;[.A161]&amp;&quot;ssqq, m) -&gt; &quot;&amp;[.A161]&amp;&quot; m&quot;" office:value-type="string" office:string-value="| (ssqqSRDssqq, m) -&gt; SRD m" calcext:value-type="string">
            <text:p>| (ssqqSRDssqq, m) -&gt; SRD m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GA</text:p>
          </table:table-cell>
          <table:table-cell table:style-name="ce7" office:value-type="string" calcext:value-type="string">
            <text:p>Malagasy Ariary</text:p>
          </table:table-cell>
          <table:table-cell table:style-name="ce11" office:value-type="string" calcext:value-type="string">
            <text:p>969</text:p>
          </table:table-cell>
          <table:table-cell table:style-name="ce14" table:formula="of:=VALUE([.C162])" office:value-type="float" office:value="969" calcext:value-type="float">
            <text:p>969</text:p>
          </table:table-cell>
          <table:table-cell table:style-name="ce2" office:value-type="string" calcext:value-type="string">
            <text:p>2</text:p>
          </table:table-cell>
          <table:table-cell table:style-name="ce7"/>
          <table:table-cell table:formula="of:=_xlfn.countifs([.A$1:.A$1048576];[.A162])" office:value-type="float" office:value="1" calcext:value-type="float">
            <text:p>1</text:p>
          </table:table-cell>
          <table:table-cell table:style-name="ce16" table:formula="of:=&quot;| &quot; &amp;[.A162]&amp;&quot; of Money&quot;" office:value-type="string" office:string-value="| MGA of Money" calcext:value-type="string">
            <text:p>| MGA of Money</text:p>
          </table:table-cell>
          <table:table-cell table:formula="of:=&quot;| &quot;&amp;[.A162]&amp;&quot; m -&gt; &quot;&amp;&quot;(ssqq&quot;&amp;[.A162]&amp;&quot;ssqq, m)&quot;" office:value-type="string" office:string-value="| MGA m -&gt; (ssqqMGAssqq, m)" calcext:value-type="string">
            <text:p>| MGA m -&gt; (ssqqMGAssqq, m)</text:p>
          </table:table-cell>
          <table:table-cell table:formula="of:=&quot;| &quot;&amp;&quot;(ssqq&quot;&amp;[.A162]&amp;&quot;ssqq, m) -&gt; &quot;&amp;[.A162]&amp;&quot; m&quot;" office:value-type="string" office:string-value="| (ssqqMGAssqq, m) -&gt; MGA m" calcext:value-type="string">
            <text:p>| (ssqqMGAssqq, m) -&gt; MGA m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COU</text:p>
          </table:table-cell>
          <table:table-cell table:style-name="ce7" office:value-type="string" calcext:value-type="string">
            <text:p>Unidad de Valor Real</text:p>
          </table:table-cell>
          <table:table-cell table:style-name="ce11" office:value-type="string" calcext:value-type="string">
            <text:p>970</text:p>
          </table:table-cell>
          <table:table-cell table:style-name="ce14" table:formula="of:=VALUE([.C163])" office:value-type="float" office:value="970" calcext:value-type="float">
            <text:p>970</text:p>
          </table:table-cell>
          <table:table-cell table:style-name="ce2" office:value-type="string" calcext:value-type="string">
            <text:p>2</text:p>
          </table:table-cell>
          <table:table-cell table:style-name="ce7"/>
          <table:table-cell table:formula="of:=_xlfn.countifs([.A$1:.A$1048576];[.A163])" office:value-type="float" office:value="1" calcext:value-type="float">
            <text:p>1</text:p>
          </table:table-cell>
          <table:table-cell table:style-name="ce16" table:formula="of:=&quot;| &quot; &amp;[.A163]&amp;&quot; of Money&quot;" office:value-type="string" office:string-value="| COU of Money" calcext:value-type="string">
            <text:p>| COU of Money</text:p>
          </table:table-cell>
          <table:table-cell table:formula="of:=&quot;| &quot;&amp;[.A163]&amp;&quot; m -&gt; &quot;&amp;&quot;(ssqq&quot;&amp;[.A163]&amp;&quot;ssqq, m)&quot;" office:value-type="string" office:string-value="| COU m -&gt; (ssqqCOUssqq, m)" calcext:value-type="string">
            <text:p>| COU m -&gt; (ssqqCOUssqq, m)</text:p>
          </table:table-cell>
          <table:table-cell table:formula="of:=&quot;| &quot;&amp;&quot;(ssqq&quot;&amp;[.A163]&amp;&quot;ssqq, m) -&gt; &quot;&amp;[.A163]&amp;&quot; m&quot;" office:value-type="string" office:string-value="| (ssqqCOUssqq, m) -&gt; COU m" calcext:value-type="string">
            <text:p>| (ssqqCOUssqq, m) -&gt; COU m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FN</text:p>
          </table:table-cell>
          <table:table-cell table:style-name="ce7" office:value-type="string" calcext:value-type="string">
            <text:p>Afghani</text:p>
          </table:table-cell>
          <table:table-cell table:style-name="ce11" office:value-type="string" calcext:value-type="string">
            <text:p>971</text:p>
          </table:table-cell>
          <table:table-cell table:style-name="ce14" table:formula="of:=VALUE([.C164])" office:value-type="float" office:value="971" calcext:value-type="float">
            <text:p>971</text:p>
          </table:table-cell>
          <table:table-cell table:style-name="ce2" office:value-type="string" calcext:value-type="string">
            <text:p>2</text:p>
          </table:table-cell>
          <table:table-cell table:style-name="ce7"/>
          <table:table-cell table:formula="of:=_xlfn.countifs([.A$1:.A$1048576];[.A164])" office:value-type="float" office:value="1" calcext:value-type="float">
            <text:p>1</text:p>
          </table:table-cell>
          <table:table-cell table:style-name="ce16" table:formula="of:=&quot;| &quot; &amp;[.A164]&amp;&quot; of Money&quot;" office:value-type="string" office:string-value="| AFN of Money" calcext:value-type="string">
            <text:p>| AFN of Money</text:p>
          </table:table-cell>
          <table:table-cell table:formula="of:=&quot;| &quot;&amp;[.A164]&amp;&quot; m -&gt; &quot;&amp;&quot;(ssqq&quot;&amp;[.A164]&amp;&quot;ssqq, m)&quot;" office:value-type="string" office:string-value="| AFN m -&gt; (ssqqAFNssqq, m)" calcext:value-type="string">
            <text:p>| AFN m -&gt; (ssqqAFNssqq, m)</text:p>
          </table:table-cell>
          <table:table-cell table:formula="of:=&quot;| &quot;&amp;&quot;(ssqq&quot;&amp;[.A164]&amp;&quot;ssqq, m) -&gt; &quot;&amp;[.A164]&amp;&quot; m&quot;" office:value-type="string" office:string-value="| (ssqqAFNssqq, m) -&gt; AFN m" calcext:value-type="string">
            <text:p>| (ssqqAFNssqq, m) -&gt; AFN m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TJS</text:p>
          </table:table-cell>
          <table:table-cell table:style-name="ce7" office:value-type="string" calcext:value-type="string">
            <text:p>Somoni</text:p>
          </table:table-cell>
          <table:table-cell table:style-name="ce11" office:value-type="string" calcext:value-type="string">
            <text:p>972</text:p>
          </table:table-cell>
          <table:table-cell table:style-name="ce14" table:formula="of:=VALUE([.C165])" office:value-type="float" office:value="972" calcext:value-type="float">
            <text:p>972</text:p>
          </table:table-cell>
          <table:table-cell table:style-name="ce2" office:value-type="string" calcext:value-type="string">
            <text:p>2</text:p>
          </table:table-cell>
          <table:table-cell table:style-name="ce7"/>
          <table:table-cell table:formula="of:=_xlfn.countifs([.A$1:.A$1048576];[.A165])" office:value-type="float" office:value="1" calcext:value-type="float">
            <text:p>1</text:p>
          </table:table-cell>
          <table:table-cell table:style-name="ce16" table:formula="of:=&quot;| &quot; &amp;[.A165]&amp;&quot; of Money&quot;" office:value-type="string" office:string-value="| TJS of Money" calcext:value-type="string">
            <text:p>| TJS of Money</text:p>
          </table:table-cell>
          <table:table-cell table:formula="of:=&quot;| &quot;&amp;[.A165]&amp;&quot; m -&gt; &quot;&amp;&quot;(ssqq&quot;&amp;[.A165]&amp;&quot;ssqq, m)&quot;" office:value-type="string" office:string-value="| TJS m -&gt; (ssqqTJSssqq, m)" calcext:value-type="string">
            <text:p>| TJS m -&gt; (ssqqTJSssqq, m)</text:p>
          </table:table-cell>
          <table:table-cell table:formula="of:=&quot;| &quot;&amp;&quot;(ssqq&quot;&amp;[.A165]&amp;&quot;ssqq, m) -&gt; &quot;&amp;[.A165]&amp;&quot; m&quot;" office:value-type="string" office:string-value="| (ssqqTJSssqq, m) -&gt; TJS m" calcext:value-type="string">
            <text:p>| (ssqqTJSssqq, m) -&gt; TJS m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OA</text:p>
          </table:table-cell>
          <table:table-cell table:style-name="ce7" office:value-type="string" calcext:value-type="string">
            <text:p>Kwanza</text:p>
          </table:table-cell>
          <table:table-cell table:style-name="ce11" office:value-type="string" calcext:value-type="string">
            <text:p>973</text:p>
          </table:table-cell>
          <table:table-cell table:style-name="ce14" table:formula="of:=VALUE([.C166])" office:value-type="float" office:value="973" calcext:value-type="float">
            <text:p>973</text:p>
          </table:table-cell>
          <table:table-cell table:style-name="ce2" office:value-type="string" calcext:value-type="string">
            <text:p>2</text:p>
          </table:table-cell>
          <table:table-cell table:style-name="ce7"/>
          <table:table-cell table:formula="of:=_xlfn.countifs([.A$1:.A$1048576];[.A166])" office:value-type="float" office:value="1" calcext:value-type="float">
            <text:p>1</text:p>
          </table:table-cell>
          <table:table-cell table:style-name="ce16" table:formula="of:=&quot;| &quot; &amp;[.A166]&amp;&quot; of Money&quot;" office:value-type="string" office:string-value="| AOA of Money" calcext:value-type="string">
            <text:p>| AOA of Money</text:p>
          </table:table-cell>
          <table:table-cell table:formula="of:=&quot;| &quot;&amp;[.A166]&amp;&quot; m -&gt; &quot;&amp;&quot;(ssqq&quot;&amp;[.A166]&amp;&quot;ssqq, m)&quot;" office:value-type="string" office:string-value="| AOA m -&gt; (ssqqAOAssqq, m)" calcext:value-type="string">
            <text:p>| AOA m -&gt; (ssqqAOAssqq, m)</text:p>
          </table:table-cell>
          <table:table-cell table:formula="of:=&quot;| &quot;&amp;&quot;(ssqq&quot;&amp;[.A166]&amp;&quot;ssqq, m) -&gt; &quot;&amp;[.A166]&amp;&quot; m&quot;" office:value-type="string" office:string-value="| (ssqqAOAssqq, m) -&gt; AOA m" calcext:value-type="string">
            <text:p>| (ssqqAOAssqq, m) -&gt; AOA m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BGN</text:p>
          </table:table-cell>
          <table:table-cell table:style-name="ce7" office:value-type="string" calcext:value-type="string">
            <text:p>Bulgarian Lev</text:p>
          </table:table-cell>
          <table:table-cell table:style-name="ce11" office:value-type="string" calcext:value-type="string">
            <text:p>975</text:p>
          </table:table-cell>
          <table:table-cell table:style-name="ce14" table:formula="of:=VALUE([.C167])" office:value-type="float" office:value="975" calcext:value-type="float">
            <text:p>975</text:p>
          </table:table-cell>
          <table:table-cell table:style-name="ce2" office:value-type="string" calcext:value-type="string">
            <text:p>2</text:p>
          </table:table-cell>
          <table:table-cell table:style-name="ce7"/>
          <table:table-cell table:formula="of:=_xlfn.countifs([.A$1:.A$1048576];[.A167])" office:value-type="float" office:value="1" calcext:value-type="float">
            <text:p>1</text:p>
          </table:table-cell>
          <table:table-cell table:style-name="ce16" table:formula="of:=&quot;| &quot; &amp;[.A167]&amp;&quot; of Money&quot;" office:value-type="string" office:string-value="| BGN of Money" calcext:value-type="string">
            <text:p>| BGN of Money</text:p>
          </table:table-cell>
          <table:table-cell table:formula="of:=&quot;| &quot;&amp;[.A167]&amp;&quot; m -&gt; &quot;&amp;&quot;(ssqq&quot;&amp;[.A167]&amp;&quot;ssqq, m)&quot;" office:value-type="string" office:string-value="| BGN m -&gt; (ssqqBGNssqq, m)" calcext:value-type="string">
            <text:p>| BGN m -&gt; (ssqqBGNssqq, m)</text:p>
          </table:table-cell>
          <table:table-cell table:formula="of:=&quot;| &quot;&amp;&quot;(ssqq&quot;&amp;[.A167]&amp;&quot;ssqq, m) -&gt; &quot;&amp;[.A167]&amp;&quot; m&quot;" office:value-type="string" office:string-value="| (ssqqBGNssqq, m) -&gt; BGN m" calcext:value-type="string">
            <text:p>| (ssqqBGNssqq, m) -&gt; BGN m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CDF</text:p>
          </table:table-cell>
          <table:table-cell table:style-name="ce7" office:value-type="string" calcext:value-type="string">
            <text:p>Congolese Franc</text:p>
          </table:table-cell>
          <table:table-cell table:style-name="ce11" office:value-type="string" calcext:value-type="string">
            <text:p>976</text:p>
          </table:table-cell>
          <table:table-cell table:style-name="ce14" table:formula="of:=VALUE([.C168])" office:value-type="float" office:value="976" calcext:value-type="float">
            <text:p>976</text:p>
          </table:table-cell>
          <table:table-cell table:style-name="ce2" office:value-type="string" calcext:value-type="string">
            <text:p>2</text:p>
          </table:table-cell>
          <table:table-cell table:style-name="ce7"/>
          <table:table-cell table:formula="of:=_xlfn.countifs([.A$1:.A$1048576];[.A168])" office:value-type="float" office:value="1" calcext:value-type="float">
            <text:p>1</text:p>
          </table:table-cell>
          <table:table-cell table:style-name="ce16" table:formula="of:=&quot;| &quot; &amp;[.A168]&amp;&quot; of Money&quot;" office:value-type="string" office:string-value="| CDF of Money" calcext:value-type="string">
            <text:p>| CDF of Money</text:p>
          </table:table-cell>
          <table:table-cell table:formula="of:=&quot;| &quot;&amp;[.A168]&amp;&quot; m -&gt; &quot;&amp;&quot;(ssqq&quot;&amp;[.A168]&amp;&quot;ssqq, m)&quot;" office:value-type="string" office:string-value="| CDF m -&gt; (ssqqCDFssqq, m)" calcext:value-type="string">
            <text:p>| CDF m -&gt; (ssqqCDFssqq, m)</text:p>
          </table:table-cell>
          <table:table-cell table:formula="of:=&quot;| &quot;&amp;&quot;(ssqq&quot;&amp;[.A168]&amp;&quot;ssqq, m) -&gt; &quot;&amp;[.A168]&amp;&quot; m&quot;" office:value-type="string" office:string-value="| (ssqqCDFssqq, m) -&gt; CDF m" calcext:value-type="string">
            <text:p>| (ssqqCDFssqq, m) -&gt; CDF m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BAM</text:p>
          </table:table-cell>
          <table:table-cell table:style-name="ce7" office:value-type="string" calcext:value-type="string">
            <text:p>Convertible Mark</text:p>
          </table:table-cell>
          <table:table-cell table:style-name="ce11" office:value-type="string" calcext:value-type="string">
            <text:p>977</text:p>
          </table:table-cell>
          <table:table-cell table:style-name="ce14" table:formula="of:=VALUE([.C169])" office:value-type="float" office:value="977" calcext:value-type="float">
            <text:p>977</text:p>
          </table:table-cell>
          <table:table-cell table:style-name="ce2" office:value-type="string" calcext:value-type="string">
            <text:p>2</text:p>
          </table:table-cell>
          <table:table-cell table:style-name="ce7"/>
          <table:table-cell table:formula="of:=_xlfn.countifs([.A$1:.A$1048576];[.A169])" office:value-type="float" office:value="1" calcext:value-type="float">
            <text:p>1</text:p>
          </table:table-cell>
          <table:table-cell table:style-name="ce16" table:formula="of:=&quot;| &quot; &amp;[.A169]&amp;&quot; of Money&quot;" office:value-type="string" office:string-value="| BAM of Money" calcext:value-type="string">
            <text:p>| BAM of Money</text:p>
          </table:table-cell>
          <table:table-cell table:formula="of:=&quot;| &quot;&amp;[.A169]&amp;&quot; m -&gt; &quot;&amp;&quot;(ssqq&quot;&amp;[.A169]&amp;&quot;ssqq, m)&quot;" office:value-type="string" office:string-value="| BAM m -&gt; (ssqqBAMssqq, m)" calcext:value-type="string">
            <text:p>| BAM m -&gt; (ssqqBAMssqq, m)</text:p>
          </table:table-cell>
          <table:table-cell table:formula="of:=&quot;| &quot;&amp;&quot;(ssqq&quot;&amp;[.A169]&amp;&quot;ssqq, m) -&gt; &quot;&amp;[.A169]&amp;&quot; m&quot;" office:value-type="string" office:string-value="| (ssqqBAMssqq, m) -&gt; BAM m" calcext:value-type="string">
            <text:p>| (ssqqBAMssqq, m) -&gt; BAM m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EUR</text:p>
          </table:table-cell>
          <table:table-cell table:style-name="ce7" office:value-type="string" calcext:value-type="string">
            <text:p>Euro</text:p>
          </table:table-cell>
          <table:table-cell table:style-name="ce11" office:value-type="string" calcext:value-type="string">
            <text:p>978</text:p>
          </table:table-cell>
          <table:table-cell table:style-name="ce14" table:formula="of:=VALUE([.C170])" office:value-type="float" office:value="978" calcext:value-type="float">
            <text:p>978</text:p>
          </table:table-cell>
          <table:table-cell table:style-name="ce2" office:value-type="string" calcext:value-type="string">
            <text:p>2</text:p>
          </table:table-cell>
          <table:table-cell table:style-name="ce7"/>
          <table:table-cell table:formula="of:=_xlfn.countifs([.A$1:.A$1048576];[.A170])" office:value-type="float" office:value="1" calcext:value-type="float">
            <text:p>1</text:p>
          </table:table-cell>
          <table:table-cell table:style-name="ce16" table:formula="of:=&quot;| &quot; &amp;[.A170]&amp;&quot; of Money&quot;" office:value-type="string" office:string-value="| EUR of Money" calcext:value-type="string">
            <text:p>| EUR of Money</text:p>
          </table:table-cell>
          <table:table-cell table:formula="of:=&quot;| &quot;&amp;[.A170]&amp;&quot; m -&gt; &quot;&amp;&quot;(ssqq&quot;&amp;[.A170]&amp;&quot;ssqq, m)&quot;" office:value-type="string" office:string-value="| EUR m -&gt; (ssqqEURssqq, m)" calcext:value-type="string">
            <text:p>| EUR m -&gt; (ssqqEURssqq, m)</text:p>
          </table:table-cell>
          <table:table-cell table:formula="of:=&quot;| &quot;&amp;&quot;(ssqq&quot;&amp;[.A170]&amp;&quot;ssqq, m) -&gt; &quot;&amp;[.A170]&amp;&quot; m&quot;" office:value-type="string" office:string-value="| (ssqqEURssqq, m) -&gt; EUR m" calcext:value-type="string">
            <text:p>| (ssqqEURssqq, m) -&gt; EUR m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XV</text:p>
          </table:table-cell>
          <table:table-cell table:style-name="ce7" office:value-type="string" calcext:value-type="string">
            <text:p>Mexican Unidad de Inversion (UDI)</text:p>
          </table:table-cell>
          <table:table-cell table:style-name="ce11" office:value-type="string" calcext:value-type="string">
            <text:p>979</text:p>
          </table:table-cell>
          <table:table-cell table:style-name="ce14" table:formula="of:=VALUE([.C171])" office:value-type="float" office:value="979" calcext:value-type="float">
            <text:p>979</text:p>
          </table:table-cell>
          <table:table-cell table:style-name="ce2" office:value-type="string" calcext:value-type="string">
            <text:p>2</text:p>
          </table:table-cell>
          <table:table-cell table:style-name="ce7"/>
          <table:table-cell table:formula="of:=_xlfn.countifs([.A$1:.A$1048576];[.A171])" office:value-type="float" office:value="1" calcext:value-type="float">
            <text:p>1</text:p>
          </table:table-cell>
          <table:table-cell table:style-name="ce16" table:formula="of:=&quot;| &quot; &amp;[.A171]&amp;&quot; of Money&quot;" office:value-type="string" office:string-value="| MXV of Money" calcext:value-type="string">
            <text:p>| MXV of Money</text:p>
          </table:table-cell>
          <table:table-cell table:formula="of:=&quot;| &quot;&amp;[.A171]&amp;&quot; m -&gt; &quot;&amp;&quot;(ssqq&quot;&amp;[.A171]&amp;&quot;ssqq, m)&quot;" office:value-type="string" office:string-value="| MXV m -&gt; (ssqqMXVssqq, m)" calcext:value-type="string">
            <text:p>| MXV m -&gt; (ssqqMXVssqq, m)</text:p>
          </table:table-cell>
          <table:table-cell table:formula="of:=&quot;| &quot;&amp;&quot;(ssqq&quot;&amp;[.A171]&amp;&quot;ssqq, m) -&gt; &quot;&amp;[.A171]&amp;&quot; m&quot;" office:value-type="string" office:string-value="| (ssqqMXVssqq, m) -&gt; MXV m" calcext:value-type="string">
            <text:p>| (ssqqMXVssqq, m) -&gt; MXV m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UAH</text:p>
          </table:table-cell>
          <table:table-cell table:style-name="ce7" office:value-type="string" calcext:value-type="string">
            <text:p>Hryvnia</text:p>
          </table:table-cell>
          <table:table-cell table:style-name="ce11" office:value-type="string" calcext:value-type="string">
            <text:p>980</text:p>
          </table:table-cell>
          <table:table-cell table:style-name="ce14" table:formula="of:=VALUE([.C172])" office:value-type="float" office:value="980" calcext:value-type="float">
            <text:p>980</text:p>
          </table:table-cell>
          <table:table-cell table:style-name="ce2" office:value-type="string" calcext:value-type="string">
            <text:p>2</text:p>
          </table:table-cell>
          <table:table-cell table:style-name="ce7"/>
          <table:table-cell table:formula="of:=_xlfn.countifs([.A$1:.A$1048576];[.A172])" office:value-type="float" office:value="1" calcext:value-type="float">
            <text:p>1</text:p>
          </table:table-cell>
          <table:table-cell table:style-name="ce16" table:formula="of:=&quot;| &quot; &amp;[.A172]&amp;&quot; of Money&quot;" office:value-type="string" office:string-value="| UAH of Money" calcext:value-type="string">
            <text:p>| UAH of Money</text:p>
          </table:table-cell>
          <table:table-cell table:formula="of:=&quot;| &quot;&amp;[.A172]&amp;&quot; m -&gt; &quot;&amp;&quot;(ssqq&quot;&amp;[.A172]&amp;&quot;ssqq, m)&quot;" office:value-type="string" office:string-value="| UAH m -&gt; (ssqqUAHssqq, m)" calcext:value-type="string">
            <text:p>| UAH m -&gt; (ssqqUAHssqq, m)</text:p>
          </table:table-cell>
          <table:table-cell table:formula="of:=&quot;| &quot;&amp;&quot;(ssqq&quot;&amp;[.A172]&amp;&quot;ssqq, m) -&gt; &quot;&amp;[.A172]&amp;&quot; m&quot;" office:value-type="string" office:string-value="| (ssqqUAHssqq, m) -&gt; UAH m" calcext:value-type="string">
            <text:p>| (ssqqUAHssqq, m) -&gt; UAH m</text:p>
          </table:table-cell>
          <table:table-cell table:style-name="ce17" table:number-columns-repeated="1014"/>
        </table:table-row>
        <table:table-row table:style-name="ro1">
          <table:table-cell table:style-name="ce2" office:value-type="string" calcext:value-type="string">
            <text:p>GEL</text:p>
          </table:table-cell>
          <table:table-cell table:style-name="ce7" office:value-type="string" calcext:value-type="string">
            <text:p>Lari</text:p>
          </table:table-cell>
          <table:table-cell table:style-name="ce11" office:value-type="string" calcext:value-type="string">
            <text:p>981</text:p>
          </table:table-cell>
          <table:table-cell table:style-name="ce14" table:formula="of:=VALUE([.C173])" office:value-type="float" office:value="981" calcext:value-type="float">
            <text:p>981</text:p>
          </table:table-cell>
          <table:table-cell table:style-name="ce2" office:value-type="string" calcext:value-type="string">
            <text:p>2</text:p>
          </table:table-cell>
          <table:table-cell table:style-name="ce7"/>
          <table:table-cell table:formula="of:=_xlfn.countifs([.A$1:.A$1048576];[.A173])" office:value-type="float" office:value="1" calcext:value-type="float">
            <text:p>1</text:p>
          </table:table-cell>
          <table:table-cell table:style-name="ce16" table:formula="of:=&quot;| &quot; &amp;[.A173]&amp;&quot; of Money&quot;" office:value-type="string" office:string-value="| GEL of Money" calcext:value-type="string">
            <text:p>| GEL of Money</text:p>
          </table:table-cell>
          <table:table-cell table:formula="of:=&quot;| &quot;&amp;[.A173]&amp;&quot; m -&gt; &quot;&amp;&quot;(ssqq&quot;&amp;[.A173]&amp;&quot;ssqq, m)&quot;" office:value-type="string" office:string-value="| GEL m -&gt; (ssqqGELssqq, m)" calcext:value-type="string">
            <text:p>| GEL m -&gt; (ssqqGELssqq, m)</text:p>
          </table:table-cell>
          <table:table-cell table:formula="of:=&quot;| &quot;&amp;&quot;(ssqq&quot;&amp;[.A173]&amp;&quot;ssqq, m) -&gt; &quot;&amp;[.A173]&amp;&quot; m&quot;" office:value-type="string" office:string-value="| (ssqqGELssqq, m) -&gt; GEL m" calcext:value-type="string">
            <text:p>| (ssqqGELssqq, m) -&gt; GEL m</text:p>
          </table:table-cell>
          <table:table-cell table:style-name="ce17" table:number-columns-repeated="1014"/>
        </table:table-row>
        <table:table-row table:style-name="ro1">
          <table:table-cell table:style-name="ce2" office:value-type="string" calcext:value-type="string">
            <text:p>BOV</text:p>
          </table:table-cell>
          <table:table-cell table:style-name="ce7" office:value-type="string" calcext:value-type="string">
            <text:p>Mvdol</text:p>
          </table:table-cell>
          <table:table-cell table:style-name="ce11" office:value-type="string" calcext:value-type="string">
            <text:p>984</text:p>
          </table:table-cell>
          <table:table-cell table:style-name="ce14" table:formula="of:=VALUE([.C174])" office:value-type="float" office:value="984" calcext:value-type="float">
            <text:p>984</text:p>
          </table:table-cell>
          <table:table-cell table:style-name="ce2" office:value-type="string" calcext:value-type="string">
            <text:p>2</text:p>
          </table:table-cell>
          <table:table-cell table:style-name="ce7"/>
          <table:table-cell table:formula="of:=_xlfn.countifs([.A$1:.A$1048576];[.A174])" office:value-type="float" office:value="1" calcext:value-type="float">
            <text:p>1</text:p>
          </table:table-cell>
          <table:table-cell table:style-name="ce16" table:formula="of:=&quot;| &quot; &amp;[.A174]&amp;&quot; of Money&quot;" office:value-type="string" office:string-value="| BOV of Money" calcext:value-type="string">
            <text:p>| BOV of Money</text:p>
          </table:table-cell>
          <table:table-cell table:formula="of:=&quot;| &quot;&amp;[.A174]&amp;&quot; m -&gt; &quot;&amp;&quot;(ssqq&quot;&amp;[.A174]&amp;&quot;ssqq, m)&quot;" office:value-type="string" office:string-value="| BOV m -&gt; (ssqqBOVssqq, m)" calcext:value-type="string">
            <text:p>| BOV m -&gt; (ssqqBOVssqq, m)</text:p>
          </table:table-cell>
          <table:table-cell table:formula="of:=&quot;| &quot;&amp;&quot;(ssqq&quot;&amp;[.A174]&amp;&quot;ssqq, m) -&gt; &quot;&amp;[.A174]&amp;&quot; m&quot;" office:value-type="string" office:string-value="| (ssqqBOVssqq, m) -&gt; BOV m" calcext:value-type="string">
            <text:p>| (ssqqBOVssqq, m) -&gt; BOV m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PLN</text:p>
          </table:table-cell>
          <table:table-cell table:style-name="ce7" office:value-type="string" calcext:value-type="string">
            <text:p>Zloty</text:p>
          </table:table-cell>
          <table:table-cell table:style-name="ce11" office:value-type="string" calcext:value-type="string">
            <text:p>985</text:p>
          </table:table-cell>
          <table:table-cell table:style-name="ce14" table:formula="of:=VALUE([.C175])" office:value-type="float" office:value="985" calcext:value-type="float">
            <text:p>985</text:p>
          </table:table-cell>
          <table:table-cell table:style-name="ce2" office:value-type="string" calcext:value-type="string">
            <text:p>2</text:p>
          </table:table-cell>
          <table:table-cell table:style-name="ce7"/>
          <table:table-cell table:formula="of:=_xlfn.countifs([.A$1:.A$1048576];[.A175])" office:value-type="float" office:value="1" calcext:value-type="float">
            <text:p>1</text:p>
          </table:table-cell>
          <table:table-cell table:style-name="ce16" table:formula="of:=&quot;| &quot; &amp;[.A175]&amp;&quot; of Money&quot;" office:value-type="string" office:string-value="| PLN of Money" calcext:value-type="string">
            <text:p>| PLN of Money</text:p>
          </table:table-cell>
          <table:table-cell table:formula="of:=&quot;| &quot;&amp;[.A175]&amp;&quot; m -&gt; &quot;&amp;&quot;(ssqq&quot;&amp;[.A175]&amp;&quot;ssqq, m)&quot;" office:value-type="string" office:string-value="| PLN m -&gt; (ssqqPLNssqq, m)" calcext:value-type="string">
            <text:p>| PLN m -&gt; (ssqqPLNssqq, m)</text:p>
          </table:table-cell>
          <table:table-cell table:formula="of:=&quot;| &quot;&amp;&quot;(ssqq&quot;&amp;[.A175]&amp;&quot;ssqq, m) -&gt; &quot;&amp;[.A175]&amp;&quot; m&quot;" office:value-type="string" office:string-value="| (ssqqPLNssqq, m) -&gt; PLN m" calcext:value-type="string">
            <text:p>| (ssqqPLNssqq, m) -&gt; PLN m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BRL</text:p>
          </table:table-cell>
          <table:table-cell table:style-name="ce7" office:value-type="string" calcext:value-type="string">
            <text:p>Brazilian Real</text:p>
          </table:table-cell>
          <table:table-cell table:style-name="ce11" office:value-type="string" calcext:value-type="string">
            <text:p>986</text:p>
          </table:table-cell>
          <table:table-cell table:style-name="ce14" table:formula="of:=VALUE([.C176])" office:value-type="float" office:value="986" calcext:value-type="float">
            <text:p>986</text:p>
          </table:table-cell>
          <table:table-cell table:style-name="ce2" office:value-type="string" calcext:value-type="string">
            <text:p>2</text:p>
          </table:table-cell>
          <table:table-cell table:style-name="ce7" table:formula="of:=TRUE()" office:value-type="float" office:value="1" calcext:value-type="float">
            <text:p>1</text:p>
          </table:table-cell>
          <table:table-cell table:formula="of:=_xlfn.countifs([.A$1:.A$1048576];[.A176])" office:value-type="float" office:value="1" calcext:value-type="float">
            <text:p>1</text:p>
          </table:table-cell>
          <table:table-cell table:style-name="ce16" table:formula="of:=&quot;| &quot; &amp;[.A176]&amp;&quot; of Money&quot;" office:value-type="string" office:string-value="| BRL of Money" calcext:value-type="string">
            <text:p>| BRL of Money</text:p>
          </table:table-cell>
          <table:table-cell table:formula="of:=&quot;| &quot;&amp;[.A176]&amp;&quot; m -&gt; &quot;&amp;&quot;(ssqq&quot;&amp;[.A176]&amp;&quot;ssqq, m)&quot;" office:value-type="string" office:string-value="| BRL m -&gt; (ssqqBRLssqq, m)" calcext:value-type="string">
            <text:p>| BRL m -&gt; (ssqqBRLssqq, m)</text:p>
          </table:table-cell>
          <table:table-cell table:formula="of:=&quot;| &quot;&amp;&quot;(ssqq&quot;&amp;[.A176]&amp;&quot;ssqq, m) -&gt; &quot;&amp;[.A176]&amp;&quot; m&quot;" office:value-type="string" office:string-value="| (ssqqBRLssqq, m) -&gt; BRL m" calcext:value-type="string">
            <text:p>| (ssqqBRLssqq, m) -&gt; BRL m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CLF</text:p>
          </table:table-cell>
          <table:table-cell table:style-name="ce7" office:value-type="string" calcext:value-type="string">
            <text:p>Unidad de Fomento</text:p>
          </table:table-cell>
          <table:table-cell table:style-name="ce11" office:value-type="string" calcext:value-type="string">
            <text:p>990</text:p>
          </table:table-cell>
          <table:table-cell table:style-name="ce14" table:formula="of:=VALUE([.C177])" office:value-type="float" office:value="990" calcext:value-type="float">
            <text:p>990</text:p>
          </table:table-cell>
          <table:table-cell table:style-name="ce2" office:value-type="string" calcext:value-type="string">
            <text:p>4</text:p>
          </table:table-cell>
          <table:table-cell table:style-name="ce7"/>
          <table:table-cell table:formula="of:=_xlfn.countifs([.A$1:.A$1048576];[.A177])" office:value-type="float" office:value="1" calcext:value-type="float">
            <text:p>1</text:p>
          </table:table-cell>
          <table:table-cell table:style-name="ce16" table:formula="of:=&quot;| &quot; &amp;[.A177]&amp;&quot; of Money&quot;" office:value-type="string" office:string-value="| CLF of Money" calcext:value-type="string">
            <text:p>| CLF of Money</text:p>
          </table:table-cell>
          <table:table-cell table:formula="of:=&quot;| &quot;&amp;[.A177]&amp;&quot; m -&gt; &quot;&amp;&quot;(ssqq&quot;&amp;[.A177]&amp;&quot;ssqq, m)&quot;" office:value-type="string" office:string-value="| CLF m -&gt; (ssqqCLFssqq, m)" calcext:value-type="string">
            <text:p>| CLF m -&gt; (ssqqCLFssqq, m)</text:p>
          </table:table-cell>
          <table:table-cell table:formula="of:=&quot;| &quot;&amp;&quot;(ssqq&quot;&amp;[.A177]&amp;&quot;ssqq, m) -&gt; &quot;&amp;[.A177]&amp;&quot; m&quot;" office:value-type="string" office:string-value="| (ssqqCLFssqq, m) -&gt; CLF m" calcext:value-type="string">
            <text:p>| (ssqqCLFssqq, m) -&gt; CLF m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XSU</text:p>
          </table:table-cell>
          <table:table-cell table:style-name="ce7" office:value-type="string" calcext:value-type="string">
            <text:p>Sucre</text:p>
          </table:table-cell>
          <table:table-cell table:style-name="ce11" office:value-type="string" calcext:value-type="string">
            <text:p>994</text:p>
          </table:table-cell>
          <table:table-cell table:style-name="ce14" table:formula="of:=VALUE([.C178])" office:value-type="float" office:value="994" calcext:value-type="float">
            <text:p>994</text:p>
          </table:table-cell>
          <table:table-cell table:style-name="ce2" office:value-type="string" calcext:value-type="string">
            <text:p>N.A.</text:p>
          </table:table-cell>
          <table:table-cell table:style-name="ce7"/>
          <table:table-cell table:formula="of:=_xlfn.countifs([.A$1:.A$1048576];[.A178])" office:value-type="float" office:value="1" calcext:value-type="float">
            <text:p>1</text:p>
          </table:table-cell>
          <table:table-cell table:style-name="ce16" table:formula="of:=&quot;| &quot; &amp;[.A178]&amp;&quot; of Money&quot;" office:value-type="string" office:string-value="| XSU of Money" calcext:value-type="string">
            <text:p>| XSU of Money</text:p>
          </table:table-cell>
          <table:table-cell table:formula="of:=&quot;| &quot;&amp;[.A178]&amp;&quot; m -&gt; &quot;&amp;&quot;(ssqq&quot;&amp;[.A178]&amp;&quot;ssqq, m)&quot;" office:value-type="string" office:string-value="| XSU m -&gt; (ssqqXSUssqq, m)" calcext:value-type="string">
            <text:p>| XSU m -&gt; (ssqqXSUssqq, m)</text:p>
          </table:table-cell>
          <table:table-cell table:formula="of:=&quot;| &quot;&amp;&quot;(ssqq&quot;&amp;[.A178]&amp;&quot;ssqq, m) -&gt; &quot;&amp;[.A178]&amp;&quot; m&quot;" office:value-type="string" office:string-value="| (ssqqXSUssqq, m) -&gt; XSU m" calcext:value-type="string">
            <text:p>| (ssqqXSUssqq, m) -&gt; XSU m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USN</text:p>
          </table:table-cell>
          <table:table-cell table:style-name="ce7" office:value-type="string" calcext:value-type="string">
            <text:p>US Dollar (Next day)</text:p>
          </table:table-cell>
          <table:table-cell table:style-name="ce11" office:value-type="string" calcext:value-type="string">
            <text:p>997</text:p>
          </table:table-cell>
          <table:table-cell table:style-name="ce14" table:formula="of:=VALUE([.C179])" office:value-type="float" office:value="997" calcext:value-type="float">
            <text:p>997</text:p>
          </table:table-cell>
          <table:table-cell table:style-name="ce2" office:value-type="string" calcext:value-type="string">
            <text:p>2</text:p>
          </table:table-cell>
          <table:table-cell table:style-name="ce7"/>
          <table:table-cell table:formula="of:=_xlfn.countifs([.A$1:.A$1048576];[.A179])" office:value-type="float" office:value="1" calcext:value-type="float">
            <text:p>1</text:p>
          </table:table-cell>
          <table:table-cell table:style-name="ce16" table:formula="of:=&quot;| &quot; &amp;[.A179]&amp;&quot; of Money&quot;" office:value-type="string" office:string-value="| USN of Money" calcext:value-type="string">
            <text:p>| USN of Money</text:p>
          </table:table-cell>
          <table:table-cell table:formula="of:=&quot;| &quot;&amp;[.A179]&amp;&quot; m -&gt; &quot;&amp;&quot;(ssqq&quot;&amp;[.A179]&amp;&quot;ssqq, m)&quot;" office:value-type="string" office:string-value="| USN m -&gt; (ssqqUSNssqq, m)" calcext:value-type="string">
            <text:p>| USN m -&gt; (ssqqUSNssqq, m)</text:p>
          </table:table-cell>
          <table:table-cell table:formula="of:=&quot;| &quot;&amp;&quot;(ssqq&quot;&amp;[.A179]&amp;&quot;ssqq, m) -&gt; &quot;&amp;[.A179]&amp;&quot; m&quot;" office:value-type="string" office:string-value="| (ssqqUSNssqq, m) -&gt; USN m" calcext:value-type="string">
            <text:p>| (ssqqUSNssqq, m) -&gt; USN m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XXX</text:p>
          </table:table-cell>
          <table:table-cell table:style-name="ce7" office:value-type="string" calcext:value-type="string">
            <text:p>The codes assigned for transactions where no currency is involved</text:p>
          </table:table-cell>
          <table:table-cell table:style-name="ce11" office:value-type="string" calcext:value-type="string">
            <text:p>999</text:p>
          </table:table-cell>
          <table:table-cell table:style-name="ce14" table:formula="of:=VALUE([.C180])" office:value-type="float" office:value="999" calcext:value-type="float">
            <text:p>999</text:p>
          </table:table-cell>
          <table:table-cell table:style-name="ce2" office:value-type="string" calcext:value-type="string">
            <text:p>N.A.</text:p>
          </table:table-cell>
          <table:table-cell table:style-name="ce7"/>
          <table:table-cell table:formula="of:=_xlfn.countifs([.A$1:.A$1048576];[.A180])" office:value-type="float" office:value="1" calcext:value-type="float">
            <text:p>1</text:p>
          </table:table-cell>
          <table:table-cell table:style-name="ce16" table:formula="of:=&quot;| &quot; &amp;[.A180]&amp;&quot; of Money&quot;" office:value-type="string" office:string-value="| XXX of Money" calcext:value-type="string">
            <text:p>| XXX of Money</text:p>
          </table:table-cell>
          <table:table-cell table:formula="of:=&quot;| &quot;&amp;[.A180]&amp;&quot; m -&gt; &quot;&amp;&quot;(ssqq&quot;&amp;[.A180]&amp;&quot;ssqq, m)&quot;" office:value-type="string" office:string-value="| XXX m -&gt; (ssqqXXXssqq, m)" calcext:value-type="string">
            <text:p>| XXX m -&gt; (ssqqXXXssqq, m)</text:p>
          </table:table-cell>
          <table:table-cell table:formula="of:=&quot;| &quot;&amp;&quot;(ssqq&quot;&amp;[.A180]&amp;&quot;ssqq, m) -&gt; &quot;&amp;[.A180]&amp;&quot; m&quot;" office:value-type="string" office:string-value="| (ssqqXXXssqq, m) -&gt; XXX m" calcext:value-type="string">
            <text:p>| (ssqqXXXssqq, m) -&gt; XXX m</text:p>
          </table:table-cell>
          <table:table-cell table:number-columns-repeated="1014"/>
        </table:table-row>
        <table:table-row table:style-name="ro1" table:number-rows-repeated="3">
          <table:table-cell table:style-name="ce4" table:number-columns-repeated="5"/>
          <table:table-cell table:number-columns-repeated="1019"/>
        </table:table-row>
        <table:table-row table:style-name="ro1">
          <table:table-cell table:style-name="ce4" table:number-columns-repeated="5"/>
          <table:table-cell table:number-columns-repeated="1019"/>
        </table:table-row>
        <table:table-row table:style-name="ro1" table:number-rows-repeated="2">
          <table:table-cell table:style-name="ce4" table:number-columns-repeated="5"/>
          <table:table-cell table:number-columns-repeated="1019"/>
        </table:table-row>
        <table:table-row table:style-name="ro1">
          <table:table-cell table:style-name="ce4" table:number-columns-repeated="5"/>
          <table:table-cell table:number-columns-repeated="1019"/>
        </table:table-row>
        <table:table-row table:style-name="ro1" table:number-rows-repeated="1048388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OLE_LINK1" table:base-cell-address="$Processed.$A$1" table:expression="#REF!"/>
          <table:named-range table:name="_xlnm.Print_Area" table:base-cell-address="$Processed.$A$1" table:cell-range-address="$Processed.$A$1:.$F$180" table:range-usable-as="print-range"/>
          <table:named-range table:name="_xlnm.Print_Titles" table:base-cell-address="$Processed.$A$1" table:cell-range-address="$Processed.$A$1:.$AMJ$1" table:range-usable-as="repeat-column repeat-row"/>
        </table:named-expressions>
      </table:table>
      <table:table table:name="Raw" table:style-name="ta2">
        <table:table-column table:style-name="co11" table:default-cell-style-name="Default"/>
        <table:table-column table:style-name="co12" table:default-cell-style-name="ce37"/>
        <table:table-column table:style-name="co13" table:default-cell-style-name="ce38"/>
        <table:table-column table:style-name="co14" table:default-cell-style-name="ce45"/>
        <table:table-column table:style-name="co15" table:default-cell-style-name="ce47"/>
        <table:table-column table:style-name="co16" table:visibility="collapse" table:default-cell-style-name="Default"/>
        <table:table-column table:style-name="co17" table:default-cell-style-name="Default"/>
        <table:table-column table:style-name="co18" table:number-columns-repeated="1017" table:default-cell-style-name="Default"/>
        <table:table-row table:style-name="ro2">
          <table:table-cell table:style-name="ce18" office:value-type="string" calcext:value-type="string" table:number-columns-spanned="5" table:number-rows-spanned="1">
            <text:p>List one: Currency, fund and precious metal codes</text:p>
          </table:table-cell>
          <table:covered-table-cell table:number-columns-repeated="4" table:style-name="ce30"/>
          <table:table-cell table:number-columns-repeated="1019"/>
        </table:table-row>
        <table:table-row table:style-name="ro2">
          <table:table-cell table:style-name="ce19" office:value-type="string" calcext:value-type="string">
            <text:p>Published:</text:p>
          </table:table-cell>
          <table:table-cell table:style-name="ce30" table:number-columns-repeated="4"/>
          <table:table-cell table:style-name="ce49" table:number-columns-repeated="1019"/>
        </table:table-row>
        <table:table-row table:style-name="ro2">
          <table:table-cell table:style-name="ce20" office:value-type="date" office:date-value="2018-08-29" calcext:value-type="date">
            <text:p>August 29, 2018</text:p>
          </table:table-cell>
          <table:table-cell table:style-name="ce31" office:value-type="string" calcext:value-type="string">
            <text:p><text:s/></text:p>
          </table:table-cell>
          <table:table-cell table:number-columns-repeated="1022"/>
        </table:table-row>
        <table:table-row table:style-name="ro3">
          <table:table-cell table:style-name="ce21" office:value-type="string" calcext:value-type="string">
            <text:p>ENTITY</text:p>
          </table:table-cell>
          <table:table-cell table:style-name="ce21" office:value-type="string" calcext:value-type="string">
            <text:p>Currency</text:p>
          </table:table-cell>
          <table:table-cell table:style-name="ce39" office:value-type="string" calcext:value-type="string">
            <text:p>Alphabetic Code</text:p>
          </table:table-cell>
          <table:table-cell table:style-name="ce46" office:value-type="string" calcext:value-type="string">
            <text:p>Numeric Code</text:p>
          </table:table-cell>
          <table:table-cell table:style-name="ce48" office:value-type="string" calcext:value-type="string">
            <text:p>Minor unit</text:p>
          </table:table-cell>
          <table:table-cell table:style-name="ce50" office:value-type="string" calcext:value-type="string">
            <text:p>Fund</text:p>
          </table:table-cell>
          <table:table-cell table:style-name="ce49" table:number-columns-repeated="1018"/>
        </table:table-row>
        <table:table-row table:style-name="ro2">
          <table:table-cell table:style-name="ce22" office:value-type="string" calcext:value-type="string">
            <text:p>AFGHANISTAN</text:p>
          </table:table-cell>
          <table:table-cell table:style-name="ce32" office:value-type="string" calcext:value-type="string">
            <text:p>Afghani</text:p>
          </table:table-cell>
          <table:table-cell table:style-name="ce40" office:value-type="string" calcext:value-type="string">
            <text:p>AFN</text:p>
          </table:table-cell>
          <table:table-cell table:style-name="ce40" office:value-type="string" calcext:value-type="string">
            <text:p>971</text:p>
          </table:table-cell>
          <table:table-cell table:style-name="ce40" office:value-type="string" calcext:value-type="string">
            <text:p>2</text:p>
          </table:table-cell>
          <table:table-cell table:style-name="ce23"/>
          <table:table-cell table:style-name="ce49" table:number-columns-repeated="1018"/>
        </table:table-row>
        <table:table-row table:style-name="ro2">
          <table:table-cell table:style-name="ce22" office:value-type="string" calcext:value-type="string">
            <text:p>ÅLAND ISLANDS</text:p>
          </table:table-cell>
          <table:table-cell table:style-name="ce32" office:value-type="string" calcext:value-type="string">
            <text:p>Euro</text:p>
          </table:table-cell>
          <table:table-cell table:style-name="ce40" office:value-type="string" calcext:value-type="string">
            <text:p>EUR</text:p>
          </table:table-cell>
          <table:table-cell table:style-name="ce40" office:value-type="string" calcext:value-type="string">
            <text:p>978</text:p>
          </table:table-cell>
          <table:table-cell table:style-name="ce40" office:value-type="string" calcext:value-type="string">
            <text:p>2</text:p>
          </table:table-cell>
          <table:table-cell table:style-name="ce32"/>
          <table:table-cell table:style-name="ce49" table:number-columns-repeated="1018"/>
        </table:table-row>
        <table:table-row table:style-name="ro2">
          <table:table-cell table:style-name="ce22" office:value-type="string" calcext:value-type="string">
            <text:p>ALBANIA</text:p>
          </table:table-cell>
          <table:table-cell table:style-name="ce32" office:value-type="string" calcext:value-type="string">
            <text:p>Lek</text:p>
          </table:table-cell>
          <table:table-cell table:style-name="ce40" office:value-type="string" calcext:value-type="string">
            <text:p>ALL</text:p>
          </table:table-cell>
          <table:table-cell table:style-name="ce40" office:value-type="string" calcext:value-type="string">
            <text:p>008</text:p>
          </table:table-cell>
          <table:table-cell table:style-name="ce40" office:value-type="string" calcext:value-type="string">
            <text:p>2</text:p>
          </table:table-cell>
          <table:table-cell table:style-name="ce32"/>
          <table:table-cell table:style-name="ce49" table:number-columns-repeated="1018"/>
        </table:table-row>
        <table:table-row table:style-name="ro2">
          <table:table-cell table:style-name="ce22" office:value-type="string" calcext:value-type="string">
            <text:p>ALGERIA</text:p>
          </table:table-cell>
          <table:table-cell table:style-name="ce32" office:value-type="string" calcext:value-type="string">
            <text:p>Algerian Dinar</text:p>
          </table:table-cell>
          <table:table-cell table:style-name="ce40" office:value-type="string" calcext:value-type="string">
            <text:p>DZD</text:p>
          </table:table-cell>
          <table:table-cell table:style-name="ce40" office:value-type="string" calcext:value-type="string">
            <text:p>012</text:p>
          </table:table-cell>
          <table:table-cell table:style-name="ce40" office:value-type="string" calcext:value-type="string">
            <text:p>2</text:p>
          </table:table-cell>
          <table:table-cell table:style-name="ce32"/>
          <table:table-cell table:style-name="ce49" table:number-columns-repeated="1018"/>
        </table:table-row>
        <table:table-row table:style-name="ro2">
          <table:table-cell table:style-name="ce22" office:value-type="string" calcext:value-type="string">
            <text:p>AMERICAN SAMOA</text:p>
          </table:table-cell>
          <table:table-cell table:style-name="ce32" office:value-type="string" calcext:value-type="string">
            <text:p>US Dollar</text:p>
          </table:table-cell>
          <table:table-cell table:style-name="ce40" office:value-type="string" calcext:value-type="string">
            <text:p>USD</text:p>
          </table:table-cell>
          <table:table-cell table:style-name="ce40" office:value-type="string" calcext:value-type="string">
            <text:p>840</text:p>
          </table:table-cell>
          <table:table-cell table:style-name="ce40" office:value-type="string" calcext:value-type="string">
            <text:p>2</text:p>
          </table:table-cell>
          <table:table-cell table:style-name="ce32"/>
          <table:table-cell table:style-name="ce49" table:number-columns-repeated="1018"/>
        </table:table-row>
        <table:table-row table:style-name="ro2">
          <table:table-cell table:style-name="ce22" office:value-type="string" calcext:value-type="string">
            <text:p>ANDORRA</text:p>
          </table:table-cell>
          <table:table-cell table:style-name="ce32" office:value-type="string" calcext:value-type="string">
            <text:p>Euro</text:p>
          </table:table-cell>
          <table:table-cell table:style-name="ce40" office:value-type="string" calcext:value-type="string">
            <text:p>EUR</text:p>
          </table:table-cell>
          <table:table-cell table:style-name="ce40" office:value-type="string" calcext:value-type="string">
            <text:p>978</text:p>
          </table:table-cell>
          <table:table-cell table:style-name="ce40" office:value-type="string" calcext:value-type="string">
            <text:p>2</text:p>
          </table:table-cell>
          <table:table-cell table:style-name="ce32"/>
          <table:table-cell table:style-name="ce49" table:number-columns-repeated="1018"/>
        </table:table-row>
        <table:table-row table:style-name="ro2">
          <table:table-cell table:style-name="ce22" office:value-type="string" calcext:value-type="string">
            <text:p>ANGOLA</text:p>
          </table:table-cell>
          <table:table-cell table:style-name="ce32" office:value-type="string" calcext:value-type="string">
            <text:p>Kwanza</text:p>
          </table:table-cell>
          <table:table-cell table:style-name="ce40" office:value-type="string" calcext:value-type="string">
            <text:p>AOA</text:p>
          </table:table-cell>
          <table:table-cell table:style-name="ce40" office:value-type="string" calcext:value-type="string">
            <text:p>973</text:p>
          </table:table-cell>
          <table:table-cell table:style-name="ce40" office:value-type="string" calcext:value-type="string">
            <text:p>2</text:p>
          </table:table-cell>
          <table:table-cell table:style-name="ce32"/>
          <table:table-cell table:style-name="ce49" table:number-columns-repeated="1018"/>
        </table:table-row>
        <table:table-row table:style-name="ro2">
          <table:table-cell table:style-name="ce22" office:value-type="string" calcext:value-type="string">
            <text:p>ANGUILLA</text:p>
          </table:table-cell>
          <table:table-cell table:style-name="ce32" office:value-type="string" calcext:value-type="string">
            <text:p>East Caribbean Dollar</text:p>
          </table:table-cell>
          <table:table-cell table:style-name="ce40" office:value-type="string" calcext:value-type="string">
            <text:p>XCD</text:p>
          </table:table-cell>
          <table:table-cell table:style-name="ce40" office:value-type="string" calcext:value-type="string">
            <text:p>951</text:p>
          </table:table-cell>
          <table:table-cell table:style-name="ce40" office:value-type="string" calcext:value-type="string">
            <text:p>2</text:p>
          </table:table-cell>
          <table:table-cell table:style-name="ce32"/>
          <table:table-cell table:style-name="ce49" table:number-columns-repeated="1018"/>
        </table:table-row>
        <table:table-row table:style-name="ro2">
          <table:table-cell table:style-name="ce22" office:value-type="string" calcext:value-type="string">
            <text:p>ANTARCTICA</text:p>
          </table:table-cell>
          <table:table-cell table:style-name="ce32" office:value-type="string" calcext:value-type="string">
            <text:p>No universal currency</text:p>
          </table:table-cell>
          <table:table-cell table:style-name="ce40" table:number-columns-repeated="3"/>
          <table:table-cell table:style-name="ce32"/>
          <table:table-cell table:style-name="ce49" table:number-columns-repeated="1018"/>
        </table:table-row>
        <table:table-row table:style-name="ro2">
          <table:table-cell table:style-name="ce22" office:value-type="string" calcext:value-type="string">
            <text:p>ANTIGUA AND BARBUDA</text:p>
          </table:table-cell>
          <table:table-cell table:style-name="ce32" office:value-type="string" calcext:value-type="string">
            <text:p>East Caribbean Dollar</text:p>
          </table:table-cell>
          <table:table-cell table:style-name="ce40" office:value-type="string" calcext:value-type="string">
            <text:p>XCD</text:p>
          </table:table-cell>
          <table:table-cell table:style-name="ce40" office:value-type="string" calcext:value-type="string">
            <text:p>951</text:p>
          </table:table-cell>
          <table:table-cell table:style-name="ce40" office:value-type="string" calcext:value-type="string">
            <text:p>2</text:p>
          </table:table-cell>
          <table:table-cell table:style-name="ce32"/>
          <table:table-cell table:style-name="ce49" table:number-columns-repeated="1018"/>
        </table:table-row>
        <table:table-row table:style-name="ro2">
          <table:table-cell table:style-name="ce22" office:value-type="string" calcext:value-type="string">
            <text:p>ARGENTINA</text:p>
          </table:table-cell>
          <table:table-cell table:style-name="ce32" office:value-type="string" calcext:value-type="string">
            <text:p>Argentine Peso</text:p>
          </table:table-cell>
          <table:table-cell table:style-name="ce40" office:value-type="string" calcext:value-type="string">
            <text:p>ARS</text:p>
          </table:table-cell>
          <table:table-cell table:style-name="ce40" office:value-type="string" calcext:value-type="string">
            <text:p>032</text:p>
          </table:table-cell>
          <table:table-cell table:style-name="ce40" office:value-type="string" calcext:value-type="string">
            <text:p>2</text:p>
          </table:table-cell>
          <table:table-cell table:style-name="ce32"/>
          <table:table-cell table:style-name="ce49" table:number-columns-repeated="1018"/>
        </table:table-row>
        <table:table-row table:style-name="ro2">
          <table:table-cell table:style-name="ce22" office:value-type="string" calcext:value-type="string">
            <text:p>ARMENIA</text:p>
          </table:table-cell>
          <table:table-cell table:style-name="ce32" office:value-type="string" calcext:value-type="string">
            <text:p>Armenian Dram</text:p>
          </table:table-cell>
          <table:table-cell table:style-name="ce40" office:value-type="string" calcext:value-type="string">
            <text:p>AMD</text:p>
          </table:table-cell>
          <table:table-cell table:style-name="ce40" office:value-type="string" calcext:value-type="string">
            <text:p>051</text:p>
          </table:table-cell>
          <table:table-cell table:style-name="ce40" office:value-type="string" calcext:value-type="string">
            <text:p>2</text:p>
          </table:table-cell>
          <table:table-cell table:style-name="ce32"/>
          <table:table-cell table:style-name="ce49" table:number-columns-repeated="1018"/>
        </table:table-row>
        <table:table-row table:style-name="ro2">
          <table:table-cell table:style-name="ce22" office:value-type="string" calcext:value-type="string">
            <text:p>ARUBA</text:p>
          </table:table-cell>
          <table:table-cell table:style-name="ce32" office:value-type="string" calcext:value-type="string">
            <text:p>Aruban Florin</text:p>
          </table:table-cell>
          <table:table-cell table:style-name="ce40" office:value-type="string" calcext:value-type="string">
            <text:p>AWG</text:p>
          </table:table-cell>
          <table:table-cell table:style-name="ce40" office:value-type="string" calcext:value-type="string">
            <text:p>533</text:p>
          </table:table-cell>
          <table:table-cell table:style-name="ce40" office:value-type="string" calcext:value-type="string">
            <text:p>2</text:p>
          </table:table-cell>
          <table:table-cell table:style-name="ce32"/>
          <table:table-cell table:style-name="ce49" table:number-columns-repeated="1018"/>
        </table:table-row>
        <table:table-row table:style-name="ro2">
          <table:table-cell table:style-name="ce22" office:value-type="string" calcext:value-type="string">
            <text:p>AUSTRALIA</text:p>
          </table:table-cell>
          <table:table-cell table:style-name="ce32" office:value-type="string" calcext:value-type="string">
            <text:p>Australian Dollar</text:p>
          </table:table-cell>
          <table:table-cell table:style-name="ce40" office:value-type="string" calcext:value-type="string">
            <text:p>AUD</text:p>
          </table:table-cell>
          <table:table-cell table:style-name="ce40" office:value-type="string" calcext:value-type="string">
            <text:p>036</text:p>
          </table:table-cell>
          <table:table-cell table:style-name="ce40" office:value-type="string" calcext:value-type="string">
            <text:p>2</text:p>
          </table:table-cell>
          <table:table-cell table:style-name="ce32"/>
          <table:table-cell table:style-name="ce49" table:number-columns-repeated="1018"/>
        </table:table-row>
        <table:table-row table:style-name="ro2">
          <table:table-cell table:style-name="ce22" office:value-type="string" calcext:value-type="string">
            <text:p>AUSTRIA</text:p>
          </table:table-cell>
          <table:table-cell table:style-name="ce32" office:value-type="string" calcext:value-type="string">
            <text:p>Euro</text:p>
          </table:table-cell>
          <table:table-cell table:style-name="ce40" office:value-type="string" calcext:value-type="string">
            <text:p>EUR</text:p>
          </table:table-cell>
          <table:table-cell table:style-name="ce40" office:value-type="string" calcext:value-type="string">
            <text:p>978</text:p>
          </table:table-cell>
          <table:table-cell table:style-name="ce40" office:value-type="string" calcext:value-type="string">
            <text:p>2</text:p>
          </table:table-cell>
          <table:table-cell table:style-name="ce32"/>
          <table:table-cell table:style-name="ce49" table:number-columns-repeated="1018"/>
        </table:table-row>
        <table:table-row table:style-name="ro2">
          <table:table-cell table:style-name="ce22" office:value-type="string" calcext:value-type="string">
            <text:p>AZERBAIJAN</text:p>
          </table:table-cell>
          <table:table-cell table:style-name="ce32" office:value-type="string" calcext:value-type="string">
            <text:p>Azerbaijan Manat</text:p>
          </table:table-cell>
          <table:table-cell table:style-name="ce40" office:value-type="string" calcext:value-type="string">
            <text:p>AZN</text:p>
          </table:table-cell>
          <table:table-cell table:style-name="ce40" office:value-type="string" calcext:value-type="string">
            <text:p>944</text:p>
          </table:table-cell>
          <table:table-cell table:style-name="ce40" office:value-type="string" calcext:value-type="string">
            <text:p>2</text:p>
          </table:table-cell>
          <table:table-cell table:style-name="ce32"/>
          <table:table-cell table:style-name="ce49" table:number-columns-repeated="1018"/>
        </table:table-row>
        <table:table-row table:style-name="ro2">
          <table:table-cell table:style-name="ce22" office:value-type="string" calcext:value-type="string">
            <text:p>BAHAMAS (THE)</text:p>
          </table:table-cell>
          <table:table-cell table:style-name="ce32" office:value-type="string" calcext:value-type="string">
            <text:p>Bahamian Dollar</text:p>
          </table:table-cell>
          <table:table-cell table:style-name="ce40" office:value-type="string" calcext:value-type="string">
            <text:p>BSD</text:p>
          </table:table-cell>
          <table:table-cell table:style-name="ce40" office:value-type="string" calcext:value-type="string">
            <text:p>044</text:p>
          </table:table-cell>
          <table:table-cell table:style-name="ce40" office:value-type="string" calcext:value-type="string">
            <text:p>2</text:p>
          </table:table-cell>
          <table:table-cell table:style-name="ce32"/>
          <table:table-cell table:style-name="ce49" table:number-columns-repeated="1018"/>
        </table:table-row>
        <table:table-row table:style-name="ro2">
          <table:table-cell table:style-name="ce22" office:value-type="string" calcext:value-type="string">
            <text:p>BAHRAIN</text:p>
          </table:table-cell>
          <table:table-cell table:style-name="ce32" office:value-type="string" calcext:value-type="string">
            <text:p>Bahraini Dinar</text:p>
          </table:table-cell>
          <table:table-cell table:style-name="ce40" office:value-type="string" calcext:value-type="string">
            <text:p>BHD</text:p>
          </table:table-cell>
          <table:table-cell table:style-name="ce40" office:value-type="string" calcext:value-type="string">
            <text:p>048</text:p>
          </table:table-cell>
          <table:table-cell table:style-name="ce40" office:value-type="string" calcext:value-type="string">
            <text:p>3</text:p>
          </table:table-cell>
          <table:table-cell table:style-name="ce32"/>
          <table:table-cell table:style-name="ce49" table:number-columns-repeated="1018"/>
        </table:table-row>
        <table:table-row table:style-name="ro2">
          <table:table-cell table:style-name="ce22" office:value-type="string" calcext:value-type="string">
            <text:p>BANGLADESH</text:p>
          </table:table-cell>
          <table:table-cell table:style-name="ce32" office:value-type="string" calcext:value-type="string">
            <text:p>Taka</text:p>
          </table:table-cell>
          <table:table-cell table:style-name="ce40" office:value-type="string" calcext:value-type="string">
            <text:p>BDT</text:p>
          </table:table-cell>
          <table:table-cell table:style-name="ce40" office:value-type="string" calcext:value-type="string">
            <text:p>050</text:p>
          </table:table-cell>
          <table:table-cell table:style-name="ce40" office:value-type="string" calcext:value-type="string">
            <text:p>2</text:p>
          </table:table-cell>
          <table:table-cell table:style-name="ce32"/>
          <table:table-cell table:style-name="ce49" table:number-columns-repeated="1018"/>
        </table:table-row>
        <table:table-row table:style-name="ro2">
          <table:table-cell table:style-name="ce22" office:value-type="string" calcext:value-type="string">
            <text:p>BARBADOS</text:p>
          </table:table-cell>
          <table:table-cell table:style-name="ce32" office:value-type="string" calcext:value-type="string">
            <text:p>Barbados Dollar</text:p>
          </table:table-cell>
          <table:table-cell table:style-name="ce40" office:value-type="string" calcext:value-type="string">
            <text:p>BBD</text:p>
          </table:table-cell>
          <table:table-cell table:style-name="ce40" office:value-type="string" calcext:value-type="string">
            <text:p>052</text:p>
          </table:table-cell>
          <table:table-cell table:style-name="ce40" office:value-type="string" calcext:value-type="string">
            <text:p>2</text:p>
          </table:table-cell>
          <table:table-cell table:style-name="ce32"/>
          <table:table-cell table:style-name="ce49" table:number-columns-repeated="1018"/>
        </table:table-row>
        <table:table-row table:style-name="ro2">
          <table:table-cell table:style-name="ce22" office:value-type="string" calcext:value-type="string">
            <text:p>BELARUS</text:p>
          </table:table-cell>
          <table:table-cell table:style-name="ce32" office:value-type="string" calcext:value-type="string">
            <text:p>Belarusian Ruble</text:p>
          </table:table-cell>
          <table:table-cell table:style-name="ce40" office:value-type="string" calcext:value-type="string">
            <text:p>BYN</text:p>
          </table:table-cell>
          <table:table-cell table:style-name="ce40" office:value-type="string" calcext:value-type="string">
            <text:p>933</text:p>
          </table:table-cell>
          <table:table-cell table:style-name="ce40" office:value-type="string" calcext:value-type="string">
            <text:p>2</text:p>
          </table:table-cell>
          <table:table-cell table:style-name="ce32"/>
          <table:table-cell table:style-name="ce49" table:number-columns-repeated="1018"/>
        </table:table-row>
        <table:table-row table:style-name="ro2">
          <table:table-cell table:style-name="ce22" office:value-type="string" calcext:value-type="string">
            <text:p>BELGIUM</text:p>
          </table:table-cell>
          <table:table-cell table:style-name="ce32" office:value-type="string" calcext:value-type="string">
            <text:p>Euro</text:p>
          </table:table-cell>
          <table:table-cell table:style-name="ce40" office:value-type="string" calcext:value-type="string">
            <text:p>EUR</text:p>
          </table:table-cell>
          <table:table-cell table:style-name="ce40" office:value-type="string" calcext:value-type="string">
            <text:p>978</text:p>
          </table:table-cell>
          <table:table-cell table:style-name="ce40" office:value-type="string" calcext:value-type="string">
            <text:p>2</text:p>
          </table:table-cell>
          <table:table-cell table:style-name="ce32"/>
          <table:table-cell table:style-name="ce49" table:number-columns-repeated="1018"/>
        </table:table-row>
        <table:table-row table:style-name="ro2">
          <table:table-cell table:style-name="ce22" office:value-type="string" calcext:value-type="string">
            <text:p>BELIZE</text:p>
          </table:table-cell>
          <table:table-cell table:style-name="ce32" office:value-type="string" calcext:value-type="string">
            <text:p>Belize Dollar</text:p>
          </table:table-cell>
          <table:table-cell table:style-name="ce40" office:value-type="string" calcext:value-type="string">
            <text:p>BZD</text:p>
          </table:table-cell>
          <table:table-cell table:style-name="ce40" office:value-type="string" calcext:value-type="string">
            <text:p>084</text:p>
          </table:table-cell>
          <table:table-cell table:style-name="ce40" office:value-type="string" calcext:value-type="string">
            <text:p>2</text:p>
          </table:table-cell>
          <table:table-cell table:style-name="ce32"/>
          <table:table-cell table:style-name="ce49" table:number-columns-repeated="1018"/>
        </table:table-row>
        <table:table-row table:style-name="ro4">
          <table:table-cell table:style-name="ce22" office:value-type="string" calcext:value-type="string">
            <text:p>BENIN</text:p>
          </table:table-cell>
          <table:table-cell table:style-name="ce32" office:value-type="string" calcext:value-type="string">
            <text:p>CFA Franc BCEAO</text:p>
          </table:table-cell>
          <table:table-cell table:style-name="ce40" office:value-type="string" calcext:value-type="string">
            <text:p>XOF</text:p>
          </table:table-cell>
          <table:table-cell table:style-name="ce40" office:value-type="string" calcext:value-type="string">
            <text:p>952</text:p>
          </table:table-cell>
          <table:table-cell table:style-name="ce40" office:value-type="string" calcext:value-type="string">
            <text:p>0</text:p>
          </table:table-cell>
          <table:table-cell table:style-name="ce32"/>
          <table:table-cell table:style-name="ce49" table:number-columns-repeated="1018"/>
        </table:table-row>
        <table:table-row table:style-name="ro2">
          <table:table-cell table:style-name="ce22" office:value-type="string" calcext:value-type="string">
            <text:p>BERMUDA</text:p>
          </table:table-cell>
          <table:table-cell table:style-name="ce32" office:value-type="string" calcext:value-type="string">
            <text:p>Bermudian Dollar</text:p>
          </table:table-cell>
          <table:table-cell table:style-name="ce40" office:value-type="string" calcext:value-type="string">
            <text:p>BMD</text:p>
          </table:table-cell>
          <table:table-cell table:style-name="ce40" office:value-type="string" calcext:value-type="string">
            <text:p>060</text:p>
          </table:table-cell>
          <table:table-cell table:style-name="ce40" office:value-type="string" calcext:value-type="string">
            <text:p>2</text:p>
          </table:table-cell>
          <table:table-cell table:style-name="ce32"/>
          <table:table-cell table:style-name="ce49" table:number-columns-repeated="1018"/>
        </table:table-row>
        <table:table-row table:style-name="ro2">
          <table:table-cell table:style-name="ce22" office:value-type="string" calcext:value-type="string">
            <text:p>BHUTAN</text:p>
          </table:table-cell>
          <table:table-cell table:style-name="ce32" office:value-type="string" calcext:value-type="string">
            <text:p>Indian Rupee</text:p>
          </table:table-cell>
          <table:table-cell table:style-name="ce40" office:value-type="string" calcext:value-type="string">
            <text:p>INR</text:p>
          </table:table-cell>
          <table:table-cell table:style-name="ce40" office:value-type="string" calcext:value-type="string">
            <text:p>356</text:p>
          </table:table-cell>
          <table:table-cell table:style-name="ce40" office:value-type="string" calcext:value-type="string">
            <text:p>2</text:p>
          </table:table-cell>
          <table:table-cell table:style-name="ce32"/>
          <table:table-cell table:style-name="ce49" table:number-columns-repeated="1018"/>
        </table:table-row>
        <table:table-row table:style-name="ro2">
          <table:table-cell table:style-name="ce22" office:value-type="string" calcext:value-type="string">
            <text:p>BHUTAN</text:p>
          </table:table-cell>
          <table:table-cell table:style-name="ce32" office:value-type="string" calcext:value-type="string">
            <text:p>Ngultrum</text:p>
          </table:table-cell>
          <table:table-cell table:style-name="ce40" office:value-type="string" calcext:value-type="string">
            <text:p>BTN</text:p>
          </table:table-cell>
          <table:table-cell table:style-name="ce40" office:value-type="string" calcext:value-type="string">
            <text:p>064</text:p>
          </table:table-cell>
          <table:table-cell table:style-name="ce40" office:value-type="string" calcext:value-type="string">
            <text:p>2</text:p>
          </table:table-cell>
          <table:table-cell table:style-name="ce32"/>
          <table:table-cell table:style-name="ce49" table:number-columns-repeated="1018"/>
        </table:table-row>
        <table:table-row table:style-name="ro2">
          <table:table-cell table:style-name="ce22" office:value-type="string" calcext:value-type="string">
            <text:p>BOLIVIA (PLURINATIONAL STATE OF)</text:p>
          </table:table-cell>
          <table:table-cell table:style-name="ce32" office:value-type="string" calcext:value-type="string">
            <text:p>Boliviano</text:p>
          </table:table-cell>
          <table:table-cell table:style-name="ce40" office:value-type="string" calcext:value-type="string">
            <text:p>BOB</text:p>
          </table:table-cell>
          <table:table-cell table:style-name="ce40" office:value-type="string" calcext:value-type="string">
            <text:p>068</text:p>
          </table:table-cell>
          <table:table-cell table:style-name="ce40" office:value-type="string" calcext:value-type="string">
            <text:p>2</text:p>
          </table:table-cell>
          <table:table-cell table:style-name="ce32"/>
          <table:table-cell table:style-name="ce49" table:number-columns-repeated="1018"/>
        </table:table-row>
        <table:table-row table:style-name="ro2">
          <table:table-cell table:style-name="ce22" office:value-type="string" calcext:value-type="string">
            <text:p>BOLIVIA (PLURINATIONAL STATE OF)</text:p>
          </table:table-cell>
          <table:table-cell table:style-name="ce32" office:value-type="string" calcext:value-type="string">
            <text:p>Mvdol</text:p>
          </table:table-cell>
          <table:table-cell table:style-name="ce40" office:value-type="string" calcext:value-type="string">
            <text:p>BOV</text:p>
          </table:table-cell>
          <table:table-cell table:style-name="ce40" office:value-type="string" calcext:value-type="string">
            <text:p>984</text:p>
          </table:table-cell>
          <table:table-cell table:style-name="ce40" office:value-type="string" calcext:value-type="string">
            <text:p>2</text:p>
          </table:table-cell>
          <table:table-cell table:style-name="ce32" table:formula="of:=TRUE()" office:value-type="float" office:value="1" calcext:value-type="float">
            <text:p>1</text:p>
          </table:table-cell>
          <table:table-cell table:style-name="ce49" table:number-columns-repeated="1018"/>
        </table:table-row>
        <table:table-row table:style-name="ro2">
          <table:table-cell table:style-name="ce22" office:value-type="string" calcext:value-type="string">
            <text:p>BONAIRE, SINT EUSTATIUS AND SABA</text:p>
          </table:table-cell>
          <table:table-cell table:style-name="ce32" office:value-type="string" calcext:value-type="string">
            <text:p>US Dollar</text:p>
          </table:table-cell>
          <table:table-cell table:style-name="ce40" office:value-type="string" calcext:value-type="string">
            <text:p>USD</text:p>
          </table:table-cell>
          <table:table-cell table:style-name="ce40" office:value-type="string" calcext:value-type="string">
            <text:p>840</text:p>
          </table:table-cell>
          <table:table-cell table:style-name="ce40" office:value-type="string" calcext:value-type="string">
            <text:p>2</text:p>
          </table:table-cell>
          <table:table-cell table:style-name="ce32"/>
          <table:table-cell table:style-name="ce49" table:number-columns-repeated="1018"/>
        </table:table-row>
        <table:table-row table:style-name="ro2">
          <table:table-cell table:style-name="ce22" office:value-type="string" calcext:value-type="string">
            <text:p>BOSNIA AND HERZEGOVINA</text:p>
          </table:table-cell>
          <table:table-cell table:style-name="ce32" office:value-type="string" calcext:value-type="string">
            <text:p>Convertible Mark</text:p>
          </table:table-cell>
          <table:table-cell table:style-name="ce40" office:value-type="string" calcext:value-type="string">
            <text:p>BAM</text:p>
          </table:table-cell>
          <table:table-cell table:style-name="ce40" office:value-type="string" calcext:value-type="string">
            <text:p>977</text:p>
          </table:table-cell>
          <table:table-cell table:style-name="ce40" office:value-type="string" calcext:value-type="string">
            <text:p>2</text:p>
          </table:table-cell>
          <table:table-cell table:style-name="ce32"/>
          <table:table-cell table:style-name="ce49" table:number-columns-repeated="1018"/>
        </table:table-row>
        <table:table-row table:style-name="ro2">
          <table:table-cell table:style-name="ce22" office:value-type="string" calcext:value-type="string">
            <text:p>BOTSWANA</text:p>
          </table:table-cell>
          <table:table-cell table:style-name="ce32" office:value-type="string" calcext:value-type="string">
            <text:p>Pula</text:p>
          </table:table-cell>
          <table:table-cell table:style-name="ce40" office:value-type="string" calcext:value-type="string">
            <text:p>BWP</text:p>
          </table:table-cell>
          <table:table-cell table:style-name="ce40" office:value-type="string" calcext:value-type="string">
            <text:p>072</text:p>
          </table:table-cell>
          <table:table-cell table:style-name="ce40" office:value-type="string" calcext:value-type="string">
            <text:p>2</text:p>
          </table:table-cell>
          <table:table-cell table:style-name="ce32"/>
          <table:table-cell table:style-name="ce49" table:number-columns-repeated="1018"/>
        </table:table-row>
        <table:table-row table:style-name="ro2">
          <table:table-cell table:style-name="ce22" office:value-type="string" calcext:value-type="string">
            <text:p>BOUVET ISLAND</text:p>
          </table:table-cell>
          <table:table-cell table:style-name="ce32" office:value-type="string" calcext:value-type="string">
            <text:p>Norwegian Krone</text:p>
          </table:table-cell>
          <table:table-cell table:style-name="ce40" office:value-type="string" calcext:value-type="string">
            <text:p>NOK</text:p>
          </table:table-cell>
          <table:table-cell table:style-name="ce40" office:value-type="string" calcext:value-type="string">
            <text:p>578</text:p>
          </table:table-cell>
          <table:table-cell table:style-name="ce40" office:value-type="string" calcext:value-type="string">
            <text:p>2</text:p>
          </table:table-cell>
          <table:table-cell table:style-name="ce32"/>
          <table:table-cell table:style-name="ce49" table:number-columns-repeated="1018"/>
        </table:table-row>
        <table:table-row table:style-name="ro2">
          <table:table-cell table:style-name="ce22" office:value-type="string" calcext:value-type="string">
            <text:p>BRAZIL</text:p>
          </table:table-cell>
          <table:table-cell table:style-name="ce32" office:value-type="string" calcext:value-type="string">
            <text:p>Brazilian Real</text:p>
          </table:table-cell>
          <table:table-cell table:style-name="ce40" office:value-type="string" calcext:value-type="string">
            <text:p>BRL</text:p>
          </table:table-cell>
          <table:table-cell table:style-name="ce40" office:value-type="string" calcext:value-type="string">
            <text:p>986</text:p>
          </table:table-cell>
          <table:table-cell table:style-name="ce40" office:value-type="string" calcext:value-type="string">
            <text:p>2</text:p>
          </table:table-cell>
          <table:table-cell table:style-name="ce32"/>
          <table:table-cell table:style-name="ce49" table:number-columns-repeated="1018"/>
        </table:table-row>
        <table:table-row table:style-name="ro2">
          <table:table-cell table:style-name="ce22" office:value-type="string" calcext:value-type="string">
            <text:p>BRITISH INDIAN OCEAN TERRITORY (THE)</text:p>
          </table:table-cell>
          <table:table-cell table:style-name="ce32" office:value-type="string" calcext:value-type="string">
            <text:p>US Dollar</text:p>
          </table:table-cell>
          <table:table-cell table:style-name="ce40" office:value-type="string" calcext:value-type="string">
            <text:p>USD</text:p>
          </table:table-cell>
          <table:table-cell table:style-name="ce40" office:value-type="string" calcext:value-type="string">
            <text:p>840</text:p>
          </table:table-cell>
          <table:table-cell table:style-name="ce40" office:value-type="string" calcext:value-type="string">
            <text:p>2</text:p>
          </table:table-cell>
          <table:table-cell table:style-name="ce32"/>
          <table:table-cell table:style-name="ce49" table:number-columns-repeated="1018"/>
        </table:table-row>
        <table:table-row table:style-name="ro2">
          <table:table-cell table:style-name="ce22" office:value-type="string" calcext:value-type="string">
            <text:p>BRUNEI DARUSSALAM</text:p>
          </table:table-cell>
          <table:table-cell table:style-name="ce32" office:value-type="string" calcext:value-type="string">
            <text:p>Brunei Dollar</text:p>
          </table:table-cell>
          <table:table-cell table:style-name="ce40" office:value-type="string" calcext:value-type="string">
            <text:p>BND</text:p>
          </table:table-cell>
          <table:table-cell table:style-name="ce40" office:value-type="string" calcext:value-type="string">
            <text:p>096</text:p>
          </table:table-cell>
          <table:table-cell table:style-name="ce40" office:value-type="string" calcext:value-type="string">
            <text:p>2</text:p>
          </table:table-cell>
          <table:table-cell table:style-name="ce32"/>
          <table:table-cell table:style-name="ce49" table:number-columns-repeated="1018"/>
        </table:table-row>
        <table:table-row table:style-name="ro2">
          <table:table-cell table:style-name="ce22" office:value-type="string" calcext:value-type="string">
            <text:p>BULGARIA</text:p>
          </table:table-cell>
          <table:table-cell table:style-name="ce32" office:value-type="string" calcext:value-type="string">
            <text:p>Bulgarian Lev</text:p>
          </table:table-cell>
          <table:table-cell table:style-name="ce40" office:value-type="string" calcext:value-type="string">
            <text:p>BGN</text:p>
          </table:table-cell>
          <table:table-cell table:style-name="ce40" office:value-type="string" calcext:value-type="string">
            <text:p>975</text:p>
          </table:table-cell>
          <table:table-cell table:style-name="ce40" office:value-type="string" calcext:value-type="string">
            <text:p>2</text:p>
          </table:table-cell>
          <table:table-cell table:style-name="ce32"/>
          <table:table-cell table:style-name="ce49" table:number-columns-repeated="1018"/>
        </table:table-row>
        <table:table-row table:style-name="ro5">
          <table:table-cell table:style-name="ce22" office:value-type="string" calcext:value-type="string">
            <text:p>BURKINA FASO</text:p>
          </table:table-cell>
          <table:table-cell table:style-name="ce32" office:value-type="string" calcext:value-type="string">
            <text:p>CFA Franc BCEAO</text:p>
          </table:table-cell>
          <table:table-cell table:style-name="ce40" office:value-type="string" calcext:value-type="string">
            <text:p>XOF</text:p>
          </table:table-cell>
          <table:table-cell table:style-name="ce40" office:value-type="string" calcext:value-type="string">
            <text:p>952</text:p>
          </table:table-cell>
          <table:table-cell table:style-name="ce40" office:value-type="string" calcext:value-type="string">
            <text:p>0</text:p>
          </table:table-cell>
          <table:table-cell table:style-name="ce32"/>
          <table:table-cell table:style-name="ce49" table:number-columns-repeated="1018"/>
        </table:table-row>
        <table:table-row table:style-name="ro2">
          <table:table-cell table:style-name="ce22" office:value-type="string" calcext:value-type="string">
            <text:p>BURUNDI</text:p>
          </table:table-cell>
          <table:table-cell table:style-name="ce32" office:value-type="string" calcext:value-type="string">
            <text:p>Burundi Franc</text:p>
          </table:table-cell>
          <table:table-cell table:style-name="ce40" office:value-type="string" calcext:value-type="string">
            <text:p>BIF</text:p>
          </table:table-cell>
          <table:table-cell table:style-name="ce40" office:value-type="string" calcext:value-type="string">
            <text:p>108</text:p>
          </table:table-cell>
          <table:table-cell table:style-name="ce40" office:value-type="string" calcext:value-type="string">
            <text:p>0</text:p>
          </table:table-cell>
          <table:table-cell table:style-name="ce32"/>
          <table:table-cell table:style-name="ce49" table:number-columns-repeated="1018"/>
        </table:table-row>
        <table:table-row table:style-name="ro2">
          <table:table-cell table:style-name="ce22" office:value-type="string" calcext:value-type="string">
            <text:p>CABO VERDE</text:p>
          </table:table-cell>
          <table:table-cell table:style-name="ce32" office:value-type="string" calcext:value-type="string">
            <text:p>Cabo Verde Escudo</text:p>
          </table:table-cell>
          <table:table-cell table:style-name="ce40" office:value-type="string" calcext:value-type="string">
            <text:p>CVE</text:p>
          </table:table-cell>
          <table:table-cell table:style-name="ce40" office:value-type="string" calcext:value-type="string">
            <text:p>132</text:p>
          </table:table-cell>
          <table:table-cell table:style-name="ce40" office:value-type="string" calcext:value-type="string">
            <text:p>2</text:p>
          </table:table-cell>
          <table:table-cell table:style-name="ce32"/>
          <table:table-cell table:style-name="ce49" table:number-columns-repeated="1018"/>
        </table:table-row>
        <table:table-row table:style-name="ro2">
          <table:table-cell table:style-name="ce22" office:value-type="string" calcext:value-type="string">
            <text:p>CAMBODIA</text:p>
          </table:table-cell>
          <table:table-cell table:style-name="ce32" office:value-type="string" calcext:value-type="string">
            <text:p>Riel</text:p>
          </table:table-cell>
          <table:table-cell table:style-name="ce40" office:value-type="string" calcext:value-type="string">
            <text:p>KHR</text:p>
          </table:table-cell>
          <table:table-cell table:style-name="ce40" office:value-type="string" calcext:value-type="string">
            <text:p>116</text:p>
          </table:table-cell>
          <table:table-cell table:style-name="ce40" office:value-type="string" calcext:value-type="string">
            <text:p>2</text:p>
          </table:table-cell>
          <table:table-cell table:style-name="ce32"/>
          <table:table-cell table:style-name="ce49" table:number-columns-repeated="1018"/>
        </table:table-row>
        <table:table-row table:style-name="ro2">
          <table:table-cell table:style-name="ce22" office:value-type="string" calcext:value-type="string">
            <text:p>CAMEROON</text:p>
          </table:table-cell>
          <table:table-cell table:style-name="ce32" office:value-type="string" calcext:value-type="string">
            <text:p>CFA Franc BEAC</text:p>
          </table:table-cell>
          <table:table-cell table:style-name="ce40" office:value-type="string" calcext:value-type="string">
            <text:p>XAF</text:p>
          </table:table-cell>
          <table:table-cell table:style-name="ce40" office:value-type="string" calcext:value-type="string">
            <text:p>950</text:p>
          </table:table-cell>
          <table:table-cell table:style-name="ce40" office:value-type="string" calcext:value-type="string">
            <text:p>0</text:p>
          </table:table-cell>
          <table:table-cell table:style-name="ce32"/>
          <table:table-cell table:style-name="ce49" table:number-columns-repeated="1018"/>
        </table:table-row>
        <table:table-row table:style-name="ro2">
          <table:table-cell table:style-name="ce22" office:value-type="string" calcext:value-type="string">
            <text:p>CANADA</text:p>
          </table:table-cell>
          <table:table-cell table:style-name="ce32" office:value-type="string" calcext:value-type="string">
            <text:p>Canadian Dollar</text:p>
          </table:table-cell>
          <table:table-cell table:style-name="ce40" office:value-type="string" calcext:value-type="string">
            <text:p>CAD</text:p>
          </table:table-cell>
          <table:table-cell table:style-name="ce40" office:value-type="string" calcext:value-type="string">
            <text:p>124</text:p>
          </table:table-cell>
          <table:table-cell table:style-name="ce40" office:value-type="string" calcext:value-type="string">
            <text:p>2</text:p>
          </table:table-cell>
          <table:table-cell table:style-name="ce32"/>
          <table:table-cell table:style-name="ce49" table:number-columns-repeated="1018"/>
        </table:table-row>
        <table:table-row table:style-name="ro2">
          <table:table-cell table:style-name="ce22" office:value-type="string" calcext:value-type="string">
            <text:p>CAYMAN ISLANDS (THE)</text:p>
          </table:table-cell>
          <table:table-cell table:style-name="ce32" office:value-type="string" calcext:value-type="string">
            <text:p>Cayman Islands Dollar</text:p>
          </table:table-cell>
          <table:table-cell table:style-name="ce40" office:value-type="string" calcext:value-type="string">
            <text:p>KYD</text:p>
          </table:table-cell>
          <table:table-cell table:style-name="ce40" office:value-type="string" calcext:value-type="string">
            <text:p>136</text:p>
          </table:table-cell>
          <table:table-cell table:style-name="ce40" office:value-type="string" calcext:value-type="string">
            <text:p>2</text:p>
          </table:table-cell>
          <table:table-cell table:style-name="ce32"/>
          <table:table-cell table:style-name="ce49" table:number-columns-repeated="1018"/>
        </table:table-row>
        <table:table-row table:style-name="ro2">
          <table:table-cell table:style-name="ce22" office:value-type="string" calcext:value-type="string">
            <text:p>CENTRAL AFRICAN REPUBLIC (THE)</text:p>
          </table:table-cell>
          <table:table-cell table:style-name="ce32" office:value-type="string" calcext:value-type="string">
            <text:p>CFA Franc BEAC</text:p>
          </table:table-cell>
          <table:table-cell table:style-name="ce40" office:value-type="string" calcext:value-type="string">
            <text:p>XAF</text:p>
          </table:table-cell>
          <table:table-cell table:style-name="ce40" office:value-type="string" calcext:value-type="string">
            <text:p>950</text:p>
          </table:table-cell>
          <table:table-cell table:style-name="ce40" office:value-type="string" calcext:value-type="string">
            <text:p>0</text:p>
          </table:table-cell>
          <table:table-cell table:style-name="ce32"/>
          <table:table-cell table:style-name="ce49" table:number-columns-repeated="1018"/>
        </table:table-row>
        <table:table-row table:style-name="ro2">
          <table:table-cell table:style-name="ce22" office:value-type="string" calcext:value-type="string">
            <text:p>CHAD</text:p>
          </table:table-cell>
          <table:table-cell table:style-name="ce32" office:value-type="string" calcext:value-type="string">
            <text:p>CFA Franc BEAC</text:p>
          </table:table-cell>
          <table:table-cell table:style-name="ce40" office:value-type="string" calcext:value-type="string">
            <text:p>XAF</text:p>
          </table:table-cell>
          <table:table-cell table:style-name="ce40" office:value-type="string" calcext:value-type="string">
            <text:p>950</text:p>
          </table:table-cell>
          <table:table-cell table:style-name="ce40" office:value-type="string" calcext:value-type="string">
            <text:p>0</text:p>
          </table:table-cell>
          <table:table-cell table:style-name="ce32"/>
          <table:table-cell table:style-name="ce49" table:number-columns-repeated="1018"/>
        </table:table-row>
        <table:table-row table:style-name="ro2">
          <table:table-cell table:style-name="ce22" office:value-type="string" calcext:value-type="string">
            <text:p>CHILE</text:p>
          </table:table-cell>
          <table:table-cell table:style-name="ce32" office:value-type="string" calcext:value-type="string">
            <text:p>Chilean Peso</text:p>
          </table:table-cell>
          <table:table-cell table:style-name="ce40" office:value-type="string" calcext:value-type="string">
            <text:p>CLP</text:p>
          </table:table-cell>
          <table:table-cell table:style-name="ce40" office:value-type="string" calcext:value-type="string">
            <text:p>152</text:p>
          </table:table-cell>
          <table:table-cell table:style-name="ce40" office:value-type="string" calcext:value-type="string">
            <text:p>0</text:p>
          </table:table-cell>
          <table:table-cell table:style-name="ce32"/>
          <table:table-cell table:style-name="ce49" table:number-columns-repeated="1018"/>
        </table:table-row>
        <table:table-row table:style-name="ro2">
          <table:table-cell table:style-name="ce22" office:value-type="string" calcext:value-type="string">
            <text:p>CHILE</text:p>
          </table:table-cell>
          <table:table-cell table:style-name="ce32" office:value-type="string" calcext:value-type="string">
            <text:p>Unidad de Fomento</text:p>
          </table:table-cell>
          <table:table-cell table:style-name="ce40" office:value-type="string" calcext:value-type="string">
            <text:p>CLF</text:p>
          </table:table-cell>
          <table:table-cell table:style-name="ce40" office:value-type="string" calcext:value-type="string">
            <text:p>990</text:p>
          </table:table-cell>
          <table:table-cell table:style-name="ce40" office:value-type="string" calcext:value-type="string">
            <text:p>4</text:p>
          </table:table-cell>
          <table:table-cell table:style-name="ce32" table:formula="of:=TRUE()" office:value-type="float" office:value="1" calcext:value-type="float">
            <text:p>1</text:p>
          </table:table-cell>
          <table:table-cell table:style-name="ce49" table:number-columns-repeated="1018"/>
        </table:table-row>
        <table:table-row table:style-name="ro2">
          <table:table-cell table:style-name="ce22" office:value-type="string" calcext:value-type="string">
            <text:p>CHINA</text:p>
          </table:table-cell>
          <table:table-cell table:style-name="ce32" office:value-type="string" calcext:value-type="string">
            <text:p>Yuan Renminbi</text:p>
          </table:table-cell>
          <table:table-cell table:style-name="ce40" office:value-type="string" calcext:value-type="string">
            <text:p>CNY</text:p>
          </table:table-cell>
          <table:table-cell table:style-name="ce40" office:value-type="string" calcext:value-type="string">
            <text:p>156</text:p>
          </table:table-cell>
          <table:table-cell table:style-name="ce40" office:value-type="string" calcext:value-type="string">
            <text:p>2</text:p>
          </table:table-cell>
          <table:table-cell table:style-name="ce32"/>
          <table:table-cell table:style-name="ce49" table:number-columns-repeated="1018"/>
        </table:table-row>
        <table:table-row table:style-name="ro2">
          <table:table-cell table:style-name="ce22" office:value-type="string" calcext:value-type="string">
            <text:p>CHRISTMAS ISLAND</text:p>
          </table:table-cell>
          <table:table-cell table:style-name="ce32" office:value-type="string" calcext:value-type="string">
            <text:p>Australian Dollar</text:p>
          </table:table-cell>
          <table:table-cell table:style-name="ce40" office:value-type="string" calcext:value-type="string">
            <text:p>AUD</text:p>
          </table:table-cell>
          <table:table-cell table:style-name="ce40" office:value-type="string" calcext:value-type="string">
            <text:p>036</text:p>
          </table:table-cell>
          <table:table-cell table:style-name="ce40" office:value-type="string" calcext:value-type="string">
            <text:p>2</text:p>
          </table:table-cell>
          <table:table-cell table:style-name="ce32"/>
          <table:table-cell table:style-name="ce49" table:number-columns-repeated="1018"/>
        </table:table-row>
        <table:table-row table:style-name="ro2">
          <table:table-cell table:style-name="ce22" office:value-type="string" calcext:value-type="string">
            <text:p>COCOS (KEELING) ISLANDS (THE)</text:p>
          </table:table-cell>
          <table:table-cell table:style-name="ce32" office:value-type="string" calcext:value-type="string">
            <text:p>Australian Dollar</text:p>
          </table:table-cell>
          <table:table-cell table:style-name="ce40" office:value-type="string" calcext:value-type="string">
            <text:p>AUD</text:p>
          </table:table-cell>
          <table:table-cell table:style-name="ce40" office:value-type="string" calcext:value-type="string">
            <text:p>036</text:p>
          </table:table-cell>
          <table:table-cell table:style-name="ce40" office:value-type="string" calcext:value-type="string">
            <text:p>2</text:p>
          </table:table-cell>
          <table:table-cell table:style-name="ce32"/>
          <table:table-cell table:style-name="ce49" table:number-columns-repeated="1018"/>
        </table:table-row>
        <table:table-row table:style-name="ro2">
          <table:table-cell table:style-name="ce22" office:value-type="string" calcext:value-type="string">
            <text:p>COLOMBIA</text:p>
          </table:table-cell>
          <table:table-cell table:style-name="ce32" office:value-type="string" calcext:value-type="string">
            <text:p>Colombian Peso</text:p>
          </table:table-cell>
          <table:table-cell table:style-name="ce40" office:value-type="string" calcext:value-type="string">
            <text:p>COP</text:p>
          </table:table-cell>
          <table:table-cell table:style-name="ce40" office:value-type="string" calcext:value-type="string">
            <text:p>170</text:p>
          </table:table-cell>
          <table:table-cell table:style-name="ce40" office:value-type="string" calcext:value-type="string">
            <text:p>2</text:p>
          </table:table-cell>
          <table:table-cell table:style-name="ce32"/>
          <table:table-cell table:style-name="ce49" table:number-columns-repeated="1018"/>
        </table:table-row>
        <table:table-row table:style-name="ro2">
          <table:table-cell table:style-name="ce22" office:value-type="string" calcext:value-type="string">
            <text:p>COLOMBIA</text:p>
          </table:table-cell>
          <table:table-cell table:style-name="ce32" office:value-type="string" calcext:value-type="string">
            <text:p>Unidad de Valor Real</text:p>
          </table:table-cell>
          <table:table-cell table:style-name="ce40" office:value-type="string" calcext:value-type="string">
            <text:p>COU</text:p>
          </table:table-cell>
          <table:table-cell table:style-name="ce40" office:value-type="string" calcext:value-type="string">
            <text:p>970</text:p>
          </table:table-cell>
          <table:table-cell table:style-name="ce40" office:value-type="string" calcext:value-type="string">
            <text:p>2</text:p>
          </table:table-cell>
          <table:table-cell table:style-name="ce32" table:formula="of:=TRUE()" office:value-type="float" office:value="1" calcext:value-type="float">
            <text:p>1</text:p>
          </table:table-cell>
          <table:table-cell table:style-name="ce49" table:number-columns-repeated="1018"/>
        </table:table-row>
        <table:table-row table:style-name="ro2">
          <table:table-cell table:style-name="ce22" office:value-type="string" calcext:value-type="string">
            <text:p>COMOROS (THE)</text:p>
          </table:table-cell>
          <table:table-cell table:style-name="ce32" office:value-type="string" calcext:value-type="string">
            <text:p>Comorian Franc </text:p>
          </table:table-cell>
          <table:table-cell table:style-name="ce40" office:value-type="string" calcext:value-type="string">
            <text:p>KMF</text:p>
          </table:table-cell>
          <table:table-cell table:style-name="ce40" office:value-type="string" calcext:value-type="string">
            <text:p>174</text:p>
          </table:table-cell>
          <table:table-cell table:style-name="ce40" office:value-type="string" calcext:value-type="string">
            <text:p>0</text:p>
          </table:table-cell>
          <table:table-cell table:style-name="ce32"/>
          <table:table-cell table:style-name="ce49" table:number-columns-repeated="1018"/>
        </table:table-row>
        <table:table-row table:style-name="ro2">
          <table:table-cell table:style-name="ce22" office:value-type="string" calcext:value-type="string">
            <text:p>CONGO (THE DEMOCRATIC REPUBLIC OF THE)</text:p>
          </table:table-cell>
          <table:table-cell table:style-name="ce32" office:value-type="string" calcext:value-type="string">
            <text:p>Congolese Franc</text:p>
          </table:table-cell>
          <table:table-cell table:style-name="ce40" office:value-type="string" calcext:value-type="string">
            <text:p>CDF</text:p>
          </table:table-cell>
          <table:table-cell table:style-name="ce40" office:value-type="string" calcext:value-type="string">
            <text:p>976</text:p>
          </table:table-cell>
          <table:table-cell table:style-name="ce40" office:value-type="string" calcext:value-type="string">
            <text:p>2</text:p>
          </table:table-cell>
          <table:table-cell table:style-name="ce32"/>
          <table:table-cell table:style-name="ce49" table:number-columns-repeated="1018"/>
        </table:table-row>
        <table:table-row table:style-name="ro6">
          <table:table-cell table:style-name="ce22" office:value-type="string" calcext:value-type="string">
            <text:p>CONGO (THE)</text:p>
          </table:table-cell>
          <table:table-cell table:style-name="ce32" office:value-type="string" calcext:value-type="string">
            <text:p>CFA Franc BEAC</text:p>
          </table:table-cell>
          <table:table-cell table:style-name="ce40" office:value-type="string" calcext:value-type="string">
            <text:p>XAF</text:p>
          </table:table-cell>
          <table:table-cell table:style-name="ce40" office:value-type="string" calcext:value-type="string">
            <text:p>950</text:p>
          </table:table-cell>
          <table:table-cell table:style-name="ce40" office:value-type="string" calcext:value-type="string">
            <text:p>0</text:p>
          </table:table-cell>
          <table:table-cell table:style-name="ce32"/>
          <table:table-cell table:style-name="ce49" table:number-columns-repeated="1018"/>
        </table:table-row>
        <table:table-row table:style-name="ro2">
          <table:table-cell table:style-name="ce22" office:value-type="string" calcext:value-type="string">
            <text:p>COOK ISLANDS (THE)</text:p>
          </table:table-cell>
          <table:table-cell table:style-name="ce32" office:value-type="string" calcext:value-type="string">
            <text:p>New Zealand Dollar</text:p>
          </table:table-cell>
          <table:table-cell table:style-name="ce40" office:value-type="string" calcext:value-type="string">
            <text:p>NZD</text:p>
          </table:table-cell>
          <table:table-cell table:style-name="ce40" office:value-type="string" calcext:value-type="string">
            <text:p>554</text:p>
          </table:table-cell>
          <table:table-cell table:style-name="ce40" office:value-type="string" calcext:value-type="string">
            <text:p>2</text:p>
          </table:table-cell>
          <table:table-cell table:style-name="ce32"/>
          <table:table-cell table:style-name="ce49" table:number-columns-repeated="1018"/>
        </table:table-row>
        <table:table-row table:style-name="ro2">
          <table:table-cell table:style-name="ce22" office:value-type="string" calcext:value-type="string">
            <text:p>COSTA RICA</text:p>
          </table:table-cell>
          <table:table-cell table:style-name="ce32" office:value-type="string" calcext:value-type="string">
            <text:p>Costa Rican Colon</text:p>
          </table:table-cell>
          <table:table-cell table:style-name="ce40" office:value-type="string" calcext:value-type="string">
            <text:p>CRC</text:p>
          </table:table-cell>
          <table:table-cell table:style-name="ce40" office:value-type="string" calcext:value-type="string">
            <text:p>188</text:p>
          </table:table-cell>
          <table:table-cell table:style-name="ce40" office:value-type="string" calcext:value-type="string">
            <text:p>2</text:p>
          </table:table-cell>
          <table:table-cell table:style-name="ce32"/>
          <table:table-cell table:style-name="ce49" table:number-columns-repeated="1018"/>
        </table:table-row>
        <table:table-row table:style-name="ro2">
          <table:table-cell table:style-name="ce22" office:value-type="string" calcext:value-type="string">
            <text:p>CÔTE D'IVOIRE</text:p>
          </table:table-cell>
          <table:table-cell table:style-name="ce32" office:value-type="string" calcext:value-type="string">
            <text:p>CFA Franc BCEAO</text:p>
          </table:table-cell>
          <table:table-cell table:style-name="ce40" office:value-type="string" calcext:value-type="string">
            <text:p>XOF</text:p>
          </table:table-cell>
          <table:table-cell table:style-name="ce40" office:value-type="string" calcext:value-type="string">
            <text:p>952</text:p>
          </table:table-cell>
          <table:table-cell table:style-name="ce40" office:value-type="string" calcext:value-type="string">
            <text:p>0</text:p>
          </table:table-cell>
          <table:table-cell table:style-name="ce32"/>
          <table:table-cell table:style-name="ce49" table:number-columns-repeated="1018"/>
        </table:table-row>
        <table:table-row table:style-name="ro4">
          <table:table-cell table:style-name="ce22" office:value-type="string" calcext:value-type="string">
            <text:p>CROATIA</text:p>
          </table:table-cell>
          <table:table-cell table:style-name="ce32" office:value-type="string" calcext:value-type="string">
            <text:p>Kuna</text:p>
          </table:table-cell>
          <table:table-cell table:style-name="ce40" office:value-type="string" calcext:value-type="string">
            <text:p>HRK</text:p>
          </table:table-cell>
          <table:table-cell table:style-name="ce40" office:value-type="string" calcext:value-type="string">
            <text:p>191</text:p>
          </table:table-cell>
          <table:table-cell table:style-name="ce40" office:value-type="string" calcext:value-type="string">
            <text:p>2</text:p>
          </table:table-cell>
          <table:table-cell table:style-name="ce32"/>
          <table:table-cell table:style-name="ce49" table:number-columns-repeated="1018"/>
        </table:table-row>
        <table:table-row table:style-name="ro4">
          <table:table-cell table:style-name="ce22" office:value-type="string" calcext:value-type="string">
            <text:p>CUBA</text:p>
          </table:table-cell>
          <table:table-cell table:style-name="ce32" office:value-type="string" calcext:value-type="string">
            <text:p>Cuban Peso</text:p>
          </table:table-cell>
          <table:table-cell table:style-name="ce40" office:value-type="string" calcext:value-type="string">
            <text:p>CUP</text:p>
          </table:table-cell>
          <table:table-cell table:style-name="ce40" office:value-type="string" calcext:value-type="string">
            <text:p>192</text:p>
          </table:table-cell>
          <table:table-cell table:style-name="ce40" office:value-type="string" calcext:value-type="string">
            <text:p>2</text:p>
          </table:table-cell>
          <table:table-cell table:style-name="ce32"/>
          <table:table-cell table:style-name="ce49" table:number-columns-repeated="1018"/>
        </table:table-row>
        <table:table-row table:style-name="ro4">
          <table:table-cell table:style-name="ce22" office:value-type="string" calcext:value-type="string">
            <text:p>CUBA</text:p>
          </table:table-cell>
          <table:table-cell table:style-name="ce32" office:value-type="string" calcext:value-type="string">
            <text:p>Peso Convertible</text:p>
          </table:table-cell>
          <table:table-cell table:style-name="ce40" office:value-type="string" calcext:value-type="string">
            <text:p>CUC</text:p>
          </table:table-cell>
          <table:table-cell table:style-name="ce40" office:value-type="string" calcext:value-type="string">
            <text:p>931</text:p>
          </table:table-cell>
          <table:table-cell table:style-name="ce40" office:value-type="string" calcext:value-type="string">
            <text:p>2</text:p>
          </table:table-cell>
          <table:table-cell table:style-name="ce32"/>
          <table:table-cell table:style-name="ce49" table:number-columns-repeated="1018"/>
        </table:table-row>
        <table:table-row table:style-name="ro4">
          <table:table-cell table:style-name="ce22" office:value-type="string" calcext:value-type="string">
            <text:p>CURAÇAO</text:p>
          </table:table-cell>
          <table:table-cell table:style-name="ce32" office:value-type="string" calcext:value-type="string">
            <text:p>Netherlands Antillean Guilder</text:p>
          </table:table-cell>
          <table:table-cell table:style-name="ce40" office:value-type="string" calcext:value-type="string">
            <text:p>ANG</text:p>
          </table:table-cell>
          <table:table-cell table:style-name="ce40" office:value-type="string" calcext:value-type="string">
            <text:p>532</text:p>
          </table:table-cell>
          <table:table-cell table:style-name="ce40" office:value-type="string" calcext:value-type="string">
            <text:p>2</text:p>
          </table:table-cell>
          <table:table-cell table:style-name="ce32"/>
          <table:table-cell table:style-name="ce49" table:number-columns-repeated="1018"/>
        </table:table-row>
        <table:table-row table:style-name="ro2">
          <table:table-cell table:style-name="ce22" office:value-type="string" calcext:value-type="string">
            <text:p>CYPRUS</text:p>
          </table:table-cell>
          <table:table-cell table:style-name="ce32" office:value-type="string" calcext:value-type="string">
            <text:p>Euro</text:p>
          </table:table-cell>
          <table:table-cell table:style-name="ce40" office:value-type="string" calcext:value-type="string">
            <text:p>EUR</text:p>
          </table:table-cell>
          <table:table-cell table:style-name="ce40" office:value-type="string" calcext:value-type="string">
            <text:p>978</text:p>
          </table:table-cell>
          <table:table-cell table:style-name="ce40" office:value-type="string" calcext:value-type="string">
            <text:p>2</text:p>
          </table:table-cell>
          <table:table-cell table:style-name="ce32"/>
          <table:table-cell table:style-name="ce49" table:number-columns-repeated="1018"/>
        </table:table-row>
        <table:table-row table:style-name="ro2">
          <table:table-cell table:style-name="ce22" office:value-type="string" calcext:value-type="string">
            <text:p>CZECHIA</text:p>
          </table:table-cell>
          <table:table-cell table:style-name="ce32" office:value-type="string" calcext:value-type="string">
            <text:p>Czech Koruna</text:p>
          </table:table-cell>
          <table:table-cell table:style-name="ce40" office:value-type="string" calcext:value-type="string">
            <text:p>CZK</text:p>
          </table:table-cell>
          <table:table-cell table:style-name="ce40" office:value-type="string" calcext:value-type="string">
            <text:p>203</text:p>
          </table:table-cell>
          <table:table-cell table:style-name="ce40" office:value-type="string" calcext:value-type="string">
            <text:p>2</text:p>
          </table:table-cell>
          <table:table-cell table:style-name="ce32"/>
          <table:table-cell table:style-name="ce49" table:number-columns-repeated="1018"/>
        </table:table-row>
        <table:table-row table:style-name="ro2">
          <table:table-cell table:style-name="ce22" office:value-type="string" calcext:value-type="string">
            <text:p>DENMARK</text:p>
          </table:table-cell>
          <table:table-cell table:style-name="ce32" office:value-type="string" calcext:value-type="string">
            <text:p>Danish Krone</text:p>
          </table:table-cell>
          <table:table-cell table:style-name="ce40" office:value-type="string" calcext:value-type="string">
            <text:p>DKK</text:p>
          </table:table-cell>
          <table:table-cell table:style-name="ce40" office:value-type="string" calcext:value-type="string">
            <text:p>208</text:p>
          </table:table-cell>
          <table:table-cell table:style-name="ce40" office:value-type="string" calcext:value-type="string">
            <text:p>2</text:p>
          </table:table-cell>
          <table:table-cell table:style-name="ce32"/>
          <table:table-cell table:style-name="ce49" table:number-columns-repeated="1018"/>
        </table:table-row>
        <table:table-row table:style-name="ro2">
          <table:table-cell table:style-name="ce22" office:value-type="string" calcext:value-type="string">
            <text:p>DJIBOUTI</text:p>
          </table:table-cell>
          <table:table-cell table:style-name="ce32" office:value-type="string" calcext:value-type="string">
            <text:p>Djibouti Franc</text:p>
          </table:table-cell>
          <table:table-cell table:style-name="ce40" office:value-type="string" calcext:value-type="string">
            <text:p>DJF</text:p>
          </table:table-cell>
          <table:table-cell table:style-name="ce40" office:value-type="string" calcext:value-type="string">
            <text:p>262</text:p>
          </table:table-cell>
          <table:table-cell table:style-name="ce40" office:value-type="string" calcext:value-type="string">
            <text:p>0</text:p>
          </table:table-cell>
          <table:table-cell table:style-name="ce32"/>
          <table:table-cell table:style-name="ce49" table:number-columns-repeated="1018"/>
        </table:table-row>
        <table:table-row table:style-name="ro2">
          <table:table-cell table:style-name="ce22" office:value-type="string" calcext:value-type="string">
            <text:p>DOMINICA</text:p>
          </table:table-cell>
          <table:table-cell table:style-name="ce32" office:value-type="string" calcext:value-type="string">
            <text:p>East Caribbean Dollar</text:p>
          </table:table-cell>
          <table:table-cell table:style-name="ce40" office:value-type="string" calcext:value-type="string">
            <text:p>XCD</text:p>
          </table:table-cell>
          <table:table-cell table:style-name="ce40" office:value-type="string" calcext:value-type="string">
            <text:p>951</text:p>
          </table:table-cell>
          <table:table-cell table:style-name="ce40" office:value-type="string" calcext:value-type="string">
            <text:p>2</text:p>
          </table:table-cell>
          <table:table-cell table:style-name="ce32"/>
          <table:table-cell table:style-name="ce49" table:number-columns-repeated="1018"/>
        </table:table-row>
        <table:table-row table:style-name="ro2">
          <table:table-cell table:style-name="ce22" office:value-type="string" calcext:value-type="string">
            <text:p>DOMINICAN REPUBLIC (THE)</text:p>
          </table:table-cell>
          <table:table-cell table:style-name="ce32" office:value-type="string" calcext:value-type="string">
            <text:p>Dominican Peso</text:p>
          </table:table-cell>
          <table:table-cell table:style-name="ce40" office:value-type="string" calcext:value-type="string">
            <text:p>DOP</text:p>
          </table:table-cell>
          <table:table-cell table:style-name="ce40" office:value-type="string" calcext:value-type="string">
            <text:p>214</text:p>
          </table:table-cell>
          <table:table-cell table:style-name="ce40" office:value-type="string" calcext:value-type="string">
            <text:p>2</text:p>
          </table:table-cell>
          <table:table-cell table:style-name="ce32"/>
          <table:table-cell table:style-name="ce49" table:number-columns-repeated="1018"/>
        </table:table-row>
        <table:table-row table:style-name="ro2">
          <table:table-cell table:style-name="ce22" office:value-type="string" calcext:value-type="string">
            <text:p>ECUADOR</text:p>
          </table:table-cell>
          <table:table-cell table:style-name="ce32" office:value-type="string" calcext:value-type="string">
            <text:p>US Dollar</text:p>
          </table:table-cell>
          <table:table-cell table:style-name="ce40" office:value-type="string" calcext:value-type="string">
            <text:p>USD</text:p>
          </table:table-cell>
          <table:table-cell table:style-name="ce40" office:value-type="string" calcext:value-type="string">
            <text:p>840</text:p>
          </table:table-cell>
          <table:table-cell table:style-name="ce40" office:value-type="string" calcext:value-type="string">
            <text:p>2</text:p>
          </table:table-cell>
          <table:table-cell table:style-name="ce32"/>
          <table:table-cell table:style-name="ce49" table:number-columns-repeated="1018"/>
        </table:table-row>
        <table:table-row table:style-name="ro2">
          <table:table-cell table:style-name="ce22" office:value-type="string" calcext:value-type="string">
            <text:p>EGYPT</text:p>
          </table:table-cell>
          <table:table-cell table:style-name="ce32" office:value-type="string" calcext:value-type="string">
            <text:p>Egyptian Pound</text:p>
          </table:table-cell>
          <table:table-cell table:style-name="ce40" office:value-type="string" calcext:value-type="string">
            <text:p>EGP</text:p>
          </table:table-cell>
          <table:table-cell table:style-name="ce40" office:value-type="string" calcext:value-type="string">
            <text:p>818</text:p>
          </table:table-cell>
          <table:table-cell table:style-name="ce40" office:value-type="string" calcext:value-type="string">
            <text:p>2</text:p>
          </table:table-cell>
          <table:table-cell table:style-name="ce32"/>
          <table:table-cell table:style-name="ce49" table:number-columns-repeated="1018"/>
        </table:table-row>
        <table:table-row table:style-name="ro2">
          <table:table-cell table:style-name="ce22" office:value-type="string" calcext:value-type="string">
            <text:p>EL SALVADOR</text:p>
          </table:table-cell>
          <table:table-cell table:style-name="ce32" office:value-type="string" calcext:value-type="string">
            <text:p>El Salvador Colon</text:p>
          </table:table-cell>
          <table:table-cell table:style-name="ce40" office:value-type="string" calcext:value-type="string">
            <text:p>SVC</text:p>
          </table:table-cell>
          <table:table-cell table:style-name="ce40" office:value-type="string" calcext:value-type="string">
            <text:p>222</text:p>
          </table:table-cell>
          <table:table-cell table:style-name="ce40" office:value-type="string" calcext:value-type="string">
            <text:p>2</text:p>
          </table:table-cell>
          <table:table-cell table:style-name="ce32"/>
          <table:table-cell table:style-name="ce49" table:number-columns-repeated="1018"/>
        </table:table-row>
        <table:table-row table:style-name="ro2">
          <table:table-cell table:style-name="ce22" office:value-type="string" calcext:value-type="string">
            <text:p>EL SALVADOR</text:p>
          </table:table-cell>
          <table:table-cell table:style-name="ce32" office:value-type="string" calcext:value-type="string">
            <text:p>US Dollar</text:p>
          </table:table-cell>
          <table:table-cell table:style-name="ce40" office:value-type="string" calcext:value-type="string">
            <text:p>USD</text:p>
          </table:table-cell>
          <table:table-cell table:style-name="ce40" office:value-type="string" calcext:value-type="string">
            <text:p>840</text:p>
          </table:table-cell>
          <table:table-cell table:style-name="ce40" office:value-type="string" calcext:value-type="string">
            <text:p>2</text:p>
          </table:table-cell>
          <table:table-cell table:style-name="ce32"/>
          <table:table-cell table:style-name="ce49" table:number-columns-repeated="1018"/>
        </table:table-row>
        <table:table-row table:style-name="ro2">
          <table:table-cell table:style-name="ce23" office:value-type="string" calcext:value-type="string">
            <text:p>EQUATORIAL GUINEA</text:p>
          </table:table-cell>
          <table:table-cell table:style-name="ce23" office:value-type="string" calcext:value-type="string">
            <text:p>CFA Franc BEAC</text:p>
          </table:table-cell>
          <table:table-cell table:style-name="ce41" office:value-type="string" calcext:value-type="string">
            <text:p>XAF</text:p>
          </table:table-cell>
          <table:table-cell table:style-name="ce41" office:value-type="string" calcext:value-type="string">
            <text:p>950</text:p>
          </table:table-cell>
          <table:table-cell table:style-name="ce41" office:value-type="string" calcext:value-type="string">
            <text:p>0</text:p>
          </table:table-cell>
          <table:table-cell table:style-name="ce32"/>
          <table:table-cell table:style-name="ce49" table:number-columns-repeated="1018"/>
        </table:table-row>
        <table:table-row table:style-name="ro7">
          <table:table-cell table:style-name="ce22" office:value-type="string" calcext:value-type="string">
            <text:p>ERITREA</text:p>
          </table:table-cell>
          <table:table-cell table:style-name="ce32" office:value-type="string" calcext:value-type="string">
            <text:p>Nakfa</text:p>
          </table:table-cell>
          <table:table-cell table:style-name="ce40" office:value-type="string" calcext:value-type="string">
            <text:p>ERN</text:p>
          </table:table-cell>
          <table:table-cell table:style-name="ce40" office:value-type="string" calcext:value-type="string">
            <text:p>232</text:p>
          </table:table-cell>
          <table:table-cell table:style-name="ce40" office:value-type="string" calcext:value-type="string">
            <text:p>2</text:p>
          </table:table-cell>
          <table:table-cell table:style-name="ce32"/>
          <table:table-cell table:style-name="ce49" table:number-columns-repeated="1018"/>
        </table:table-row>
        <table:table-row table:style-name="ro2">
          <table:table-cell table:style-name="ce22" office:value-type="string" calcext:value-type="string">
            <text:p>ESTONIA</text:p>
          </table:table-cell>
          <table:table-cell table:style-name="ce32" office:value-type="string" calcext:value-type="string">
            <text:p>Euro</text:p>
          </table:table-cell>
          <table:table-cell table:style-name="ce40" office:value-type="string" calcext:value-type="string">
            <text:p>EUR</text:p>
          </table:table-cell>
          <table:table-cell table:style-name="ce40" office:value-type="string" calcext:value-type="string">
            <text:p>978</text:p>
          </table:table-cell>
          <table:table-cell table:style-name="ce40" office:value-type="string" calcext:value-type="string">
            <text:p>2</text:p>
          </table:table-cell>
          <table:table-cell table:style-name="ce32"/>
          <table:table-cell table:style-name="ce49" table:number-columns-repeated="1018"/>
        </table:table-row>
        <table:table-row table:style-name="ro2">
          <table:table-cell table:style-name="ce22" office:value-type="string" calcext:value-type="string">
            <text:p>ESWATINI</text:p>
          </table:table-cell>
          <table:table-cell table:style-name="ce32" office:value-type="string" calcext:value-type="string">
            <text:p>Lilangeni</text:p>
          </table:table-cell>
          <table:table-cell table:style-name="ce40" office:value-type="string" calcext:value-type="string">
            <text:p>SZL</text:p>
          </table:table-cell>
          <table:table-cell table:style-name="ce40" office:value-type="string" calcext:value-type="string">
            <text:p>748</text:p>
          </table:table-cell>
          <table:table-cell table:style-name="ce40" office:value-type="string" calcext:value-type="string">
            <text:p>2</text:p>
          </table:table-cell>
          <table:table-cell table:style-name="ce32"/>
          <table:table-cell table:style-name="ce49" table:number-columns-repeated="1018"/>
        </table:table-row>
        <table:table-row table:style-name="ro2">
          <table:table-cell table:style-name="ce22" office:value-type="string" calcext:value-type="string">
            <text:p>ETHIOPIA</text:p>
          </table:table-cell>
          <table:table-cell table:style-name="ce32" office:value-type="string" calcext:value-type="string">
            <text:p>Ethiopian Birr</text:p>
          </table:table-cell>
          <table:table-cell table:style-name="ce40" office:value-type="string" calcext:value-type="string">
            <text:p>ETB</text:p>
          </table:table-cell>
          <table:table-cell table:style-name="ce40" office:value-type="string" calcext:value-type="string">
            <text:p>230</text:p>
          </table:table-cell>
          <table:table-cell table:style-name="ce40" office:value-type="string" calcext:value-type="string">
            <text:p>2</text:p>
          </table:table-cell>
          <table:table-cell table:style-name="ce32"/>
          <table:table-cell table:style-name="ce49" table:number-columns-repeated="1018"/>
        </table:table-row>
        <table:table-row table:style-name="ro2">
          <table:table-cell table:style-name="ce22" office:value-type="string" calcext:value-type="string">
            <text:p>EUROPEAN UNION</text:p>
          </table:table-cell>
          <table:table-cell table:style-name="ce32" office:value-type="string" calcext:value-type="string">
            <text:p>Euro</text:p>
          </table:table-cell>
          <table:table-cell table:style-name="ce40" office:value-type="string" calcext:value-type="string">
            <text:p>EUR</text:p>
          </table:table-cell>
          <table:table-cell table:style-name="ce40" office:value-type="string" calcext:value-type="string">
            <text:p>978</text:p>
          </table:table-cell>
          <table:table-cell table:style-name="ce40" office:value-type="string" calcext:value-type="string">
            <text:p>2</text:p>
          </table:table-cell>
          <table:table-cell table:style-name="ce32"/>
          <table:table-cell table:style-name="ce49" table:number-columns-repeated="1018"/>
        </table:table-row>
        <table:table-row table:style-name="ro2">
          <table:table-cell table:style-name="ce22" office:value-type="string" calcext:value-type="string">
            <text:p>FALKLAND ISLANDS (THE) [MALVINAS]</text:p>
          </table:table-cell>
          <table:table-cell table:style-name="ce32" office:value-type="string" calcext:value-type="string">
            <text:p>Falkland Islands Pound</text:p>
          </table:table-cell>
          <table:table-cell table:style-name="ce40" office:value-type="string" calcext:value-type="string">
            <text:p>FKP</text:p>
          </table:table-cell>
          <table:table-cell table:style-name="ce40" office:value-type="string" calcext:value-type="string">
            <text:p>238</text:p>
          </table:table-cell>
          <table:table-cell table:style-name="ce40" office:value-type="string" calcext:value-type="string">
            <text:p>2</text:p>
          </table:table-cell>
          <table:table-cell table:style-name="ce32"/>
          <table:table-cell table:style-name="ce49" table:number-columns-repeated="1018"/>
        </table:table-row>
        <table:table-row table:style-name="ro2">
          <table:table-cell table:style-name="ce22" office:value-type="string" calcext:value-type="string">
            <text:p>FAROE ISLANDS (THE)</text:p>
          </table:table-cell>
          <table:table-cell table:style-name="ce32" office:value-type="string" calcext:value-type="string">
            <text:p>Danish Krone</text:p>
          </table:table-cell>
          <table:table-cell table:style-name="ce40" office:value-type="string" calcext:value-type="string">
            <text:p>DKK</text:p>
          </table:table-cell>
          <table:table-cell table:style-name="ce40" office:value-type="string" calcext:value-type="string">
            <text:p>208</text:p>
          </table:table-cell>
          <table:table-cell table:style-name="ce40" office:value-type="string" calcext:value-type="string">
            <text:p>2</text:p>
          </table:table-cell>
          <table:table-cell table:style-name="ce32"/>
          <table:table-cell table:style-name="ce49" table:number-columns-repeated="1018"/>
        </table:table-row>
        <table:table-row table:style-name="ro2">
          <table:table-cell table:style-name="ce22" office:value-type="string" calcext:value-type="string">
            <text:p>FIJI</text:p>
          </table:table-cell>
          <table:table-cell table:style-name="ce32" office:value-type="string" calcext:value-type="string">
            <text:p>Fiji Dollar</text:p>
          </table:table-cell>
          <table:table-cell table:style-name="ce40" office:value-type="string" calcext:value-type="string">
            <text:p>FJD</text:p>
          </table:table-cell>
          <table:table-cell table:style-name="ce40" office:value-type="string" calcext:value-type="string">
            <text:p>242</text:p>
          </table:table-cell>
          <table:table-cell table:style-name="ce40" office:value-type="string" calcext:value-type="string">
            <text:p>2</text:p>
          </table:table-cell>
          <table:table-cell table:style-name="ce32"/>
          <table:table-cell table:style-name="ce49" table:number-columns-repeated="1018"/>
        </table:table-row>
        <table:table-row table:style-name="ro2">
          <table:table-cell table:style-name="ce22" office:value-type="string" calcext:value-type="string">
            <text:p>FINLAND</text:p>
          </table:table-cell>
          <table:table-cell table:style-name="ce32" office:value-type="string" calcext:value-type="string">
            <text:p>Euro</text:p>
          </table:table-cell>
          <table:table-cell table:style-name="ce40" office:value-type="string" calcext:value-type="string">
            <text:p>EUR</text:p>
          </table:table-cell>
          <table:table-cell table:style-name="ce40" office:value-type="string" calcext:value-type="string">
            <text:p>978</text:p>
          </table:table-cell>
          <table:table-cell table:style-name="ce40" office:value-type="string" calcext:value-type="string">
            <text:p>2</text:p>
          </table:table-cell>
          <table:table-cell table:style-name="ce32"/>
          <table:table-cell table:style-name="ce49" table:number-columns-repeated="1018"/>
        </table:table-row>
        <table:table-row table:style-name="ro2">
          <table:table-cell table:style-name="ce22" office:value-type="string" calcext:value-type="string">
            <text:p>FRANCE</text:p>
          </table:table-cell>
          <table:table-cell table:style-name="ce32" office:value-type="string" calcext:value-type="string">
            <text:p>Euro</text:p>
          </table:table-cell>
          <table:table-cell table:style-name="ce40" office:value-type="string" calcext:value-type="string">
            <text:p>EUR</text:p>
          </table:table-cell>
          <table:table-cell table:style-name="ce40" office:value-type="string" calcext:value-type="string">
            <text:p>978</text:p>
          </table:table-cell>
          <table:table-cell table:style-name="ce40" office:value-type="string" calcext:value-type="string">
            <text:p>2</text:p>
          </table:table-cell>
          <table:table-cell table:style-name="ce32"/>
          <table:table-cell table:style-name="ce49" table:number-columns-repeated="1018"/>
        </table:table-row>
        <table:table-row table:style-name="ro2">
          <table:table-cell table:style-name="ce22" office:value-type="string" calcext:value-type="string">
            <text:p>FRENCH GUIANA</text:p>
          </table:table-cell>
          <table:table-cell table:style-name="ce32" office:value-type="string" calcext:value-type="string">
            <text:p>Euro</text:p>
          </table:table-cell>
          <table:table-cell table:style-name="ce40" office:value-type="string" calcext:value-type="string">
            <text:p>EUR</text:p>
          </table:table-cell>
          <table:table-cell table:style-name="ce40" office:value-type="string" calcext:value-type="string">
            <text:p>978</text:p>
          </table:table-cell>
          <table:table-cell table:style-name="ce40" office:value-type="string" calcext:value-type="string">
            <text:p>2</text:p>
          </table:table-cell>
          <table:table-cell table:style-name="ce32"/>
          <table:table-cell table:style-name="ce49" table:number-columns-repeated="1018"/>
        </table:table-row>
        <table:table-row table:style-name="ro2">
          <table:table-cell table:style-name="ce22" office:value-type="string" calcext:value-type="string">
            <text:p>FRENCH POLYNESIA</text:p>
          </table:table-cell>
          <table:table-cell table:style-name="ce32" office:value-type="string" calcext:value-type="string">
            <text:p>CFP Franc</text:p>
          </table:table-cell>
          <table:table-cell table:style-name="ce40" office:value-type="string" calcext:value-type="string">
            <text:p>XPF</text:p>
          </table:table-cell>
          <table:table-cell table:style-name="ce40" office:value-type="string" calcext:value-type="string">
            <text:p>953</text:p>
          </table:table-cell>
          <table:table-cell table:style-name="ce40" office:value-type="string" calcext:value-type="string">
            <text:p>0</text:p>
          </table:table-cell>
          <table:table-cell table:style-name="ce32"/>
          <table:table-cell table:style-name="ce49" table:number-columns-repeated="1018"/>
        </table:table-row>
        <table:table-row table:style-name="ro2">
          <table:table-cell table:style-name="ce22" office:value-type="string" calcext:value-type="string">
            <text:p>FRENCH SOUTHERN TERRITORIES (THE)</text:p>
          </table:table-cell>
          <table:table-cell table:style-name="ce32" office:value-type="string" calcext:value-type="string">
            <text:p>Euro</text:p>
          </table:table-cell>
          <table:table-cell table:style-name="ce40" office:value-type="string" calcext:value-type="string">
            <text:p>EUR</text:p>
          </table:table-cell>
          <table:table-cell table:style-name="ce40" office:value-type="string" calcext:value-type="string">
            <text:p>978</text:p>
          </table:table-cell>
          <table:table-cell table:style-name="ce40" office:value-type="string" calcext:value-type="string">
            <text:p>2</text:p>
          </table:table-cell>
          <table:table-cell table:style-name="ce32"/>
          <table:table-cell table:style-name="ce49" table:number-columns-repeated="1018"/>
        </table:table-row>
        <table:table-row table:style-name="ro2">
          <table:table-cell table:style-name="ce22" office:value-type="string" calcext:value-type="string">
            <text:p>GABON</text:p>
          </table:table-cell>
          <table:table-cell table:style-name="ce32" office:value-type="string" calcext:value-type="string">
            <text:p>CFA Franc BEAC</text:p>
          </table:table-cell>
          <table:table-cell table:style-name="ce40" office:value-type="string" calcext:value-type="string">
            <text:p>XAF</text:p>
          </table:table-cell>
          <table:table-cell table:style-name="ce40" office:value-type="string" calcext:value-type="string">
            <text:p>950</text:p>
          </table:table-cell>
          <table:table-cell table:style-name="ce40" office:value-type="string" calcext:value-type="string">
            <text:p>0</text:p>
          </table:table-cell>
          <table:table-cell table:style-name="ce32"/>
          <table:table-cell table:style-name="ce49" table:number-columns-repeated="1018"/>
        </table:table-row>
        <table:table-row table:style-name="ro2">
          <table:table-cell table:style-name="ce22" office:value-type="string" calcext:value-type="string">
            <text:p>GAMBIA (THE)</text:p>
          </table:table-cell>
          <table:table-cell table:style-name="ce32" office:value-type="string" calcext:value-type="string">
            <text:p>Dalasi</text:p>
          </table:table-cell>
          <table:table-cell table:style-name="ce40" office:value-type="string" calcext:value-type="string">
            <text:p>GMD</text:p>
          </table:table-cell>
          <table:table-cell table:style-name="ce40" office:value-type="string" calcext:value-type="string">
            <text:p>270</text:p>
          </table:table-cell>
          <table:table-cell table:style-name="ce40" office:value-type="string" calcext:value-type="string">
            <text:p>2</text:p>
          </table:table-cell>
          <table:table-cell table:style-name="ce32"/>
          <table:table-cell table:style-name="ce49" table:number-columns-repeated="1018"/>
        </table:table-row>
        <table:table-row table:style-name="ro2">
          <table:table-cell table:style-name="ce22" office:value-type="string" calcext:value-type="string">
            <text:p>GEORGIA</text:p>
          </table:table-cell>
          <table:table-cell table:style-name="ce32" office:value-type="string" calcext:value-type="string">
            <text:p>Lari</text:p>
          </table:table-cell>
          <table:table-cell table:style-name="ce40" office:value-type="string" calcext:value-type="string">
            <text:p>GEL</text:p>
          </table:table-cell>
          <table:table-cell table:style-name="ce40" office:value-type="string" calcext:value-type="string">
            <text:p>981</text:p>
          </table:table-cell>
          <table:table-cell table:style-name="ce40" office:value-type="string" calcext:value-type="string">
            <text:p>2</text:p>
          </table:table-cell>
          <table:table-cell table:style-name="ce32"/>
          <table:table-cell table:style-name="ce49" table:number-columns-repeated="1018"/>
        </table:table-row>
        <table:table-row table:style-name="ro2">
          <table:table-cell table:style-name="ce22" office:value-type="string" calcext:value-type="string">
            <text:p>GERMANY</text:p>
          </table:table-cell>
          <table:table-cell table:style-name="ce32" office:value-type="string" calcext:value-type="string">
            <text:p>Euro</text:p>
          </table:table-cell>
          <table:table-cell table:style-name="ce40" office:value-type="string" calcext:value-type="string">
            <text:p>EUR</text:p>
          </table:table-cell>
          <table:table-cell table:style-name="ce40" office:value-type="string" calcext:value-type="string">
            <text:p>978</text:p>
          </table:table-cell>
          <table:table-cell table:style-name="ce40" office:value-type="string" calcext:value-type="string">
            <text:p>2</text:p>
          </table:table-cell>
          <table:table-cell table:style-name="ce32"/>
          <table:table-cell table:style-name="ce49" table:number-columns-repeated="1018"/>
        </table:table-row>
        <table:table-row table:style-name="ro2">
          <table:table-cell table:style-name="ce22" office:value-type="string" calcext:value-type="string">
            <text:p>GHANA</text:p>
          </table:table-cell>
          <table:table-cell table:style-name="ce32" office:value-type="string" calcext:value-type="string">
            <text:p>Ghana Cedi</text:p>
          </table:table-cell>
          <table:table-cell table:style-name="ce40" office:value-type="string" calcext:value-type="string">
            <text:p>GHS</text:p>
          </table:table-cell>
          <table:table-cell table:style-name="ce40" office:value-type="string" calcext:value-type="string">
            <text:p>936</text:p>
          </table:table-cell>
          <table:table-cell table:style-name="ce40" office:value-type="string" calcext:value-type="string">
            <text:p>2</text:p>
          </table:table-cell>
          <table:table-cell table:style-name="ce32"/>
          <table:table-cell table:style-name="ce49" table:number-columns-repeated="1018"/>
        </table:table-row>
        <table:table-row table:style-name="ro2">
          <table:table-cell table:style-name="ce22" office:value-type="string" calcext:value-type="string">
            <text:p>GIBRALTAR</text:p>
          </table:table-cell>
          <table:table-cell table:style-name="ce32" office:value-type="string" calcext:value-type="string">
            <text:p>Gibraltar Pound</text:p>
          </table:table-cell>
          <table:table-cell table:style-name="ce40" office:value-type="string" calcext:value-type="string">
            <text:p>GIP</text:p>
          </table:table-cell>
          <table:table-cell table:style-name="ce40" office:value-type="string" calcext:value-type="string">
            <text:p>292</text:p>
          </table:table-cell>
          <table:table-cell table:style-name="ce40" office:value-type="string" calcext:value-type="string">
            <text:p>2</text:p>
          </table:table-cell>
          <table:table-cell table:style-name="ce32"/>
          <table:table-cell table:style-name="ce49" table:number-columns-repeated="1018"/>
        </table:table-row>
        <table:table-row table:style-name="ro2">
          <table:table-cell table:style-name="ce22" office:value-type="string" calcext:value-type="string">
            <text:p>GREECE</text:p>
          </table:table-cell>
          <table:table-cell table:style-name="ce32" office:value-type="string" calcext:value-type="string">
            <text:p>Euro</text:p>
          </table:table-cell>
          <table:table-cell table:style-name="ce40" office:value-type="string" calcext:value-type="string">
            <text:p>EUR</text:p>
          </table:table-cell>
          <table:table-cell table:style-name="ce40" office:value-type="string" calcext:value-type="string">
            <text:p>978</text:p>
          </table:table-cell>
          <table:table-cell table:style-name="ce40" office:value-type="string" calcext:value-type="string">
            <text:p>2</text:p>
          </table:table-cell>
          <table:table-cell table:style-name="ce32"/>
          <table:table-cell table:style-name="ce49" table:number-columns-repeated="1018"/>
        </table:table-row>
        <table:table-row table:style-name="ro2">
          <table:table-cell table:style-name="ce22" office:value-type="string" calcext:value-type="string">
            <text:p>GREENLAND</text:p>
          </table:table-cell>
          <table:table-cell table:style-name="ce32" office:value-type="string" calcext:value-type="string">
            <text:p>Danish Krone</text:p>
          </table:table-cell>
          <table:table-cell table:style-name="ce40" office:value-type="string" calcext:value-type="string">
            <text:p>DKK</text:p>
          </table:table-cell>
          <table:table-cell table:style-name="ce40" office:value-type="string" calcext:value-type="string">
            <text:p>208</text:p>
          </table:table-cell>
          <table:table-cell table:style-name="ce40" office:value-type="string" calcext:value-type="string">
            <text:p>2</text:p>
          </table:table-cell>
          <table:table-cell table:style-name="ce32"/>
          <table:table-cell table:style-name="ce49" table:number-columns-repeated="1018"/>
        </table:table-row>
        <table:table-row table:style-name="ro2">
          <table:table-cell table:style-name="ce22" office:value-type="string" calcext:value-type="string">
            <text:p>GRENADA</text:p>
          </table:table-cell>
          <table:table-cell table:style-name="ce32" office:value-type="string" calcext:value-type="string">
            <text:p>East Caribbean Dollar</text:p>
          </table:table-cell>
          <table:table-cell table:style-name="ce40" office:value-type="string" calcext:value-type="string">
            <text:p>XCD</text:p>
          </table:table-cell>
          <table:table-cell table:style-name="ce40" office:value-type="string" calcext:value-type="string">
            <text:p>951</text:p>
          </table:table-cell>
          <table:table-cell table:style-name="ce40" office:value-type="string" calcext:value-type="string">
            <text:p>2</text:p>
          </table:table-cell>
          <table:table-cell table:style-name="ce32"/>
          <table:table-cell table:style-name="ce49" table:number-columns-repeated="1018"/>
        </table:table-row>
        <table:table-row table:style-name="ro2">
          <table:table-cell table:style-name="ce22" office:value-type="string" calcext:value-type="string">
            <text:p>GUADELOUPE</text:p>
          </table:table-cell>
          <table:table-cell table:style-name="ce32" office:value-type="string" calcext:value-type="string">
            <text:p>Euro</text:p>
          </table:table-cell>
          <table:table-cell table:style-name="ce40" office:value-type="string" calcext:value-type="string">
            <text:p>EUR</text:p>
          </table:table-cell>
          <table:table-cell table:style-name="ce40" office:value-type="string" calcext:value-type="string">
            <text:p>978</text:p>
          </table:table-cell>
          <table:table-cell table:style-name="ce40" office:value-type="string" calcext:value-type="string">
            <text:p>2</text:p>
          </table:table-cell>
          <table:table-cell table:style-name="ce32"/>
          <table:table-cell table:style-name="ce49" table:number-columns-repeated="1018"/>
        </table:table-row>
        <table:table-row table:style-name="ro2">
          <table:table-cell table:style-name="ce22" office:value-type="string" calcext:value-type="string">
            <text:p>GUAM</text:p>
          </table:table-cell>
          <table:table-cell table:style-name="ce32" office:value-type="string" calcext:value-type="string">
            <text:p>US Dollar</text:p>
          </table:table-cell>
          <table:table-cell table:style-name="ce40" office:value-type="string" calcext:value-type="string">
            <text:p>USD</text:p>
          </table:table-cell>
          <table:table-cell table:style-name="ce40" office:value-type="string" calcext:value-type="string">
            <text:p>840</text:p>
          </table:table-cell>
          <table:table-cell table:style-name="ce40" office:value-type="string" calcext:value-type="string">
            <text:p>2</text:p>
          </table:table-cell>
          <table:table-cell table:style-name="ce32"/>
          <table:table-cell table:style-name="ce49" table:number-columns-repeated="1018"/>
        </table:table-row>
        <table:table-row table:style-name="ro2">
          <table:table-cell table:style-name="ce22" office:value-type="string" calcext:value-type="string">
            <text:p>GUATEMALA</text:p>
          </table:table-cell>
          <table:table-cell table:style-name="ce32" office:value-type="string" calcext:value-type="string">
            <text:p>Quetzal</text:p>
          </table:table-cell>
          <table:table-cell table:style-name="ce40" office:value-type="string" calcext:value-type="string">
            <text:p>GTQ</text:p>
          </table:table-cell>
          <table:table-cell table:style-name="ce40" office:value-type="string" calcext:value-type="string">
            <text:p>320</text:p>
          </table:table-cell>
          <table:table-cell table:style-name="ce40" office:value-type="string" calcext:value-type="string">
            <text:p>2</text:p>
          </table:table-cell>
          <table:table-cell table:style-name="ce32"/>
          <table:table-cell table:style-name="ce49" table:number-columns-repeated="1018"/>
        </table:table-row>
        <table:table-row table:style-name="ro2">
          <table:table-cell table:style-name="ce22" office:value-type="string" calcext:value-type="string">
            <text:p>GUERNSEY</text:p>
          </table:table-cell>
          <table:table-cell table:style-name="ce32" office:value-type="string" calcext:value-type="string">
            <text:p>Pound Sterling</text:p>
          </table:table-cell>
          <table:table-cell table:style-name="ce40" office:value-type="string" calcext:value-type="string">
            <text:p>GBP</text:p>
          </table:table-cell>
          <table:table-cell table:style-name="ce40" office:value-type="string" calcext:value-type="string">
            <text:p>826</text:p>
          </table:table-cell>
          <table:table-cell table:style-name="ce40" office:value-type="string" calcext:value-type="string">
            <text:p>2</text:p>
          </table:table-cell>
          <table:table-cell table:style-name="ce32"/>
          <table:table-cell table:style-name="ce49" table:number-columns-repeated="1018"/>
        </table:table-row>
        <table:table-row table:style-name="ro4">
          <table:table-cell table:style-name="ce22" office:value-type="string" calcext:value-type="string">
            <text:p>GUINEA</text:p>
          </table:table-cell>
          <table:table-cell table:style-name="ce32" office:value-type="string" calcext:value-type="string">
            <text:p>Guinean Franc</text:p>
          </table:table-cell>
          <table:table-cell table:style-name="ce40" office:value-type="string" calcext:value-type="string">
            <text:p>GNF</text:p>
          </table:table-cell>
          <table:table-cell table:style-name="ce40" office:value-type="string" calcext:value-type="string">
            <text:p>324</text:p>
          </table:table-cell>
          <table:table-cell table:style-name="ce40" office:value-type="string" calcext:value-type="string">
            <text:p>0</text:p>
          </table:table-cell>
          <table:table-cell table:style-name="ce32"/>
          <table:table-cell table:style-name="ce49" table:number-columns-repeated="1018"/>
        </table:table-row>
        <table:table-row table:style-name="ro2">
          <table:table-cell table:style-name="ce22" office:value-type="string" calcext:value-type="string">
            <text:p>GUINEA-BISSAU</text:p>
          </table:table-cell>
          <table:table-cell table:style-name="ce32" office:value-type="string" calcext:value-type="string">
            <text:p>CFA Franc BCEAO</text:p>
          </table:table-cell>
          <table:table-cell table:style-name="ce40" office:value-type="string" calcext:value-type="string">
            <text:p>XOF</text:p>
          </table:table-cell>
          <table:table-cell table:style-name="ce40" office:value-type="string" calcext:value-type="string">
            <text:p>952</text:p>
          </table:table-cell>
          <table:table-cell table:style-name="ce40" office:value-type="string" calcext:value-type="string">
            <text:p>0</text:p>
          </table:table-cell>
          <table:table-cell table:style-name="ce32"/>
          <table:table-cell table:style-name="ce49" table:number-columns-repeated="1018"/>
        </table:table-row>
        <table:table-row table:style-name="ro2">
          <table:table-cell table:style-name="ce22" office:value-type="string" calcext:value-type="string">
            <text:p>GUYANA</text:p>
          </table:table-cell>
          <table:table-cell table:style-name="ce32" office:value-type="string" calcext:value-type="string">
            <text:p>Guyana Dollar</text:p>
          </table:table-cell>
          <table:table-cell table:style-name="ce40" office:value-type="string" calcext:value-type="string">
            <text:p>GYD</text:p>
          </table:table-cell>
          <table:table-cell table:style-name="ce40" office:value-type="string" calcext:value-type="string">
            <text:p>328</text:p>
          </table:table-cell>
          <table:table-cell table:style-name="ce40" office:value-type="string" calcext:value-type="string">
            <text:p>2</text:p>
          </table:table-cell>
          <table:table-cell table:style-name="ce32"/>
          <table:table-cell table:style-name="ce49" table:number-columns-repeated="1018"/>
        </table:table-row>
        <table:table-row table:style-name="ro2">
          <table:table-cell table:style-name="ce22" office:value-type="string" calcext:value-type="string">
            <text:p>HAITI</text:p>
          </table:table-cell>
          <table:table-cell table:style-name="ce32" office:value-type="string" calcext:value-type="string">
            <text:p>Gourde</text:p>
          </table:table-cell>
          <table:table-cell table:style-name="ce40" office:value-type="string" calcext:value-type="string">
            <text:p>HTG</text:p>
          </table:table-cell>
          <table:table-cell table:style-name="ce40" office:value-type="string" calcext:value-type="string">
            <text:p>332</text:p>
          </table:table-cell>
          <table:table-cell table:style-name="ce40" office:value-type="string" calcext:value-type="string">
            <text:p>2</text:p>
          </table:table-cell>
          <table:table-cell table:style-name="ce32"/>
          <table:table-cell table:style-name="ce49" table:number-columns-repeated="1018"/>
        </table:table-row>
        <table:table-row table:style-name="ro2">
          <table:table-cell table:style-name="ce22" office:value-type="string" calcext:value-type="string">
            <text:p>HAITI</text:p>
          </table:table-cell>
          <table:table-cell table:style-name="ce32" office:value-type="string" calcext:value-type="string">
            <text:p>US Dollar</text:p>
          </table:table-cell>
          <table:table-cell table:style-name="ce40" office:value-type="string" calcext:value-type="string">
            <text:p>USD</text:p>
          </table:table-cell>
          <table:table-cell table:style-name="ce40" office:value-type="string" calcext:value-type="string">
            <text:p>840</text:p>
          </table:table-cell>
          <table:table-cell table:style-name="ce40" office:value-type="string" calcext:value-type="string">
            <text:p>2</text:p>
          </table:table-cell>
          <table:table-cell table:style-name="ce32"/>
          <table:table-cell table:style-name="ce49" table:number-columns-repeated="1018"/>
        </table:table-row>
        <table:table-row table:style-name="ro2">
          <table:table-cell table:style-name="ce22" office:value-type="string" calcext:value-type="string">
            <text:p>HEARD ISLAND AND McDONALD ISLANDS</text:p>
          </table:table-cell>
          <table:table-cell table:style-name="ce32" office:value-type="string" calcext:value-type="string">
            <text:p>Australian Dollar</text:p>
          </table:table-cell>
          <table:table-cell table:style-name="ce40" office:value-type="string" calcext:value-type="string">
            <text:p>AUD</text:p>
          </table:table-cell>
          <table:table-cell table:style-name="ce40" office:value-type="string" calcext:value-type="string">
            <text:p>036</text:p>
          </table:table-cell>
          <table:table-cell table:style-name="ce40" office:value-type="string" calcext:value-type="string">
            <text:p>2</text:p>
          </table:table-cell>
          <table:table-cell table:style-name="ce32"/>
          <table:table-cell table:style-name="ce49" table:number-columns-repeated="1018"/>
        </table:table-row>
        <table:table-row table:style-name="ro2">
          <table:table-cell table:style-name="ce22" office:value-type="string" calcext:value-type="string">
            <text:p>HOLY SEE (THE)</text:p>
          </table:table-cell>
          <table:table-cell table:style-name="ce32" office:value-type="string" calcext:value-type="string">
            <text:p>Euro</text:p>
          </table:table-cell>
          <table:table-cell table:style-name="ce40" office:value-type="string" calcext:value-type="string">
            <text:p>EUR</text:p>
          </table:table-cell>
          <table:table-cell table:style-name="ce40" office:value-type="string" calcext:value-type="string">
            <text:p>978</text:p>
          </table:table-cell>
          <table:table-cell table:style-name="ce40" office:value-type="string" calcext:value-type="string">
            <text:p>2</text:p>
          </table:table-cell>
          <table:table-cell table:style-name="ce32"/>
          <table:table-cell table:style-name="ce49" table:number-columns-repeated="1018"/>
        </table:table-row>
        <table:table-row table:style-name="ro2">
          <table:table-cell table:style-name="ce22" office:value-type="string" calcext:value-type="string">
            <text:p>HONDURAS</text:p>
          </table:table-cell>
          <table:table-cell table:style-name="ce32" office:value-type="string" calcext:value-type="string">
            <text:p>Lempira</text:p>
          </table:table-cell>
          <table:table-cell table:style-name="ce40" office:value-type="string" calcext:value-type="string">
            <text:p>HNL</text:p>
          </table:table-cell>
          <table:table-cell table:style-name="ce40" office:value-type="string" calcext:value-type="string">
            <text:p>340</text:p>
          </table:table-cell>
          <table:table-cell table:style-name="ce40" office:value-type="string" calcext:value-type="string">
            <text:p>2</text:p>
          </table:table-cell>
          <table:table-cell table:style-name="ce32"/>
          <table:table-cell table:style-name="ce49" table:number-columns-repeated="1018"/>
        </table:table-row>
        <table:table-row table:style-name="ro4">
          <table:table-cell table:style-name="ce22" office:value-type="string" calcext:value-type="string">
            <text:p>HONG KONG</text:p>
          </table:table-cell>
          <table:table-cell table:style-name="ce32" office:value-type="string" calcext:value-type="string">
            <text:p>Hong Kong Dollar</text:p>
          </table:table-cell>
          <table:table-cell table:style-name="ce40" office:value-type="string" calcext:value-type="string">
            <text:p>HKD</text:p>
          </table:table-cell>
          <table:table-cell table:style-name="ce40" office:value-type="string" calcext:value-type="string">
            <text:p>344</text:p>
          </table:table-cell>
          <table:table-cell table:style-name="ce40" office:value-type="string" calcext:value-type="string">
            <text:p>2</text:p>
          </table:table-cell>
          <table:table-cell table:style-name="ce32"/>
          <table:table-cell table:style-name="ce49" table:number-columns-repeated="1018"/>
        </table:table-row>
        <table:table-row table:style-name="ro4">
          <table:table-cell table:style-name="ce22" office:value-type="string" calcext:value-type="string">
            <text:p>HUNGARY</text:p>
          </table:table-cell>
          <table:table-cell table:style-name="ce32" office:value-type="string" calcext:value-type="string">
            <text:p>Forint</text:p>
          </table:table-cell>
          <table:table-cell table:style-name="ce40" office:value-type="string" calcext:value-type="string">
            <text:p>HUF</text:p>
          </table:table-cell>
          <table:table-cell table:style-name="ce40" office:value-type="string" calcext:value-type="string">
            <text:p>348</text:p>
          </table:table-cell>
          <table:table-cell table:style-name="ce40" office:value-type="string" calcext:value-type="string">
            <text:p>2</text:p>
          </table:table-cell>
          <table:table-cell table:style-name="ce32"/>
          <table:table-cell table:style-name="ce49" table:number-columns-repeated="1018"/>
        </table:table-row>
        <table:table-row table:style-name="ro2">
          <table:table-cell table:style-name="ce22" office:value-type="string" calcext:value-type="string">
            <text:p>ICELAND</text:p>
          </table:table-cell>
          <table:table-cell table:style-name="ce32" office:value-type="string" calcext:value-type="string">
            <text:p>Iceland Krona</text:p>
          </table:table-cell>
          <table:table-cell table:style-name="ce40" office:value-type="string" calcext:value-type="string">
            <text:p>ISK</text:p>
          </table:table-cell>
          <table:table-cell table:style-name="ce40" office:value-type="string" calcext:value-type="string">
            <text:p>352</text:p>
          </table:table-cell>
          <table:table-cell table:style-name="ce40" office:value-type="string" calcext:value-type="string">
            <text:p>0</text:p>
          </table:table-cell>
          <table:table-cell table:style-name="ce32"/>
          <table:table-cell table:style-name="ce49" table:number-columns-repeated="1018"/>
        </table:table-row>
        <table:table-row table:style-name="ro2">
          <table:table-cell table:style-name="ce22" office:value-type="string" calcext:value-type="string">
            <text:p>INDIA</text:p>
          </table:table-cell>
          <table:table-cell table:style-name="ce32" office:value-type="string" calcext:value-type="string">
            <text:p>Indian Rupee</text:p>
          </table:table-cell>
          <table:table-cell table:style-name="ce40" office:value-type="string" calcext:value-type="string">
            <text:p>INR</text:p>
          </table:table-cell>
          <table:table-cell table:style-name="ce40" office:value-type="string" calcext:value-type="string">
            <text:p>356</text:p>
          </table:table-cell>
          <table:table-cell table:style-name="ce40" office:value-type="string" calcext:value-type="string">
            <text:p>2</text:p>
          </table:table-cell>
          <table:table-cell table:style-name="ce32"/>
          <table:table-cell table:style-name="ce49" table:number-columns-repeated="1018"/>
        </table:table-row>
        <table:table-row table:style-name="ro2">
          <table:table-cell table:style-name="ce22" office:value-type="string" calcext:value-type="string">
            <text:p>INDONESIA</text:p>
          </table:table-cell>
          <table:table-cell table:style-name="ce32" office:value-type="string" calcext:value-type="string">
            <text:p>Rupiah</text:p>
          </table:table-cell>
          <table:table-cell table:style-name="ce40" office:value-type="string" calcext:value-type="string">
            <text:p>IDR</text:p>
          </table:table-cell>
          <table:table-cell table:style-name="ce40" office:value-type="string" calcext:value-type="string">
            <text:p>360</text:p>
          </table:table-cell>
          <table:table-cell table:style-name="ce40" office:value-type="string" calcext:value-type="string">
            <text:p>2</text:p>
          </table:table-cell>
          <table:table-cell table:style-name="ce32"/>
          <table:table-cell table:style-name="ce49" table:number-columns-repeated="1018"/>
        </table:table-row>
        <table:table-row table:style-name="ro2">
          <table:table-cell table:style-name="ce22" office:value-type="string" calcext:value-type="string">
            <text:p>INTERNATIONAL MONETARY FUND (IMF) </text:p>
          </table:table-cell>
          <table:table-cell table:style-name="ce32" office:value-type="string" calcext:value-type="string">
            <text:p>SDR (Special Drawing Right)</text:p>
          </table:table-cell>
          <table:table-cell table:style-name="ce40" office:value-type="string" calcext:value-type="string">
            <text:p>XDR</text:p>
          </table:table-cell>
          <table:table-cell table:style-name="ce40" office:value-type="string" calcext:value-type="string">
            <text:p>960</text:p>
          </table:table-cell>
          <table:table-cell table:style-name="ce40" office:value-type="string" calcext:value-type="string">
            <text:p>N.A.</text:p>
          </table:table-cell>
          <table:table-cell table:style-name="ce32"/>
          <table:table-cell table:style-name="ce49" table:number-columns-repeated="1018"/>
        </table:table-row>
        <table:table-row table:style-name="ro2">
          <table:table-cell table:style-name="ce22" office:value-type="string" calcext:value-type="string">
            <text:p>IRAN (ISLAMIC REPUBLIC OF)</text:p>
          </table:table-cell>
          <table:table-cell table:style-name="ce32" office:value-type="string" calcext:value-type="string">
            <text:p>Iranian Rial</text:p>
          </table:table-cell>
          <table:table-cell table:style-name="ce40" office:value-type="string" calcext:value-type="string">
            <text:p>IRR</text:p>
          </table:table-cell>
          <table:table-cell table:style-name="ce40" office:value-type="string" calcext:value-type="string">
            <text:p>364</text:p>
          </table:table-cell>
          <table:table-cell table:style-name="ce40" office:value-type="string" calcext:value-type="string">
            <text:p>2</text:p>
          </table:table-cell>
          <table:table-cell table:style-name="ce32"/>
          <table:table-cell table:style-name="ce49" table:number-columns-repeated="1018"/>
        </table:table-row>
        <table:table-row table:style-name="ro2">
          <table:table-cell table:style-name="ce22" office:value-type="string" calcext:value-type="string">
            <text:p>IRAQ</text:p>
          </table:table-cell>
          <table:table-cell table:style-name="ce32" office:value-type="string" calcext:value-type="string">
            <text:p>Iraqi Dinar</text:p>
          </table:table-cell>
          <table:table-cell table:style-name="ce40" office:value-type="string" calcext:value-type="string">
            <text:p>IQD</text:p>
          </table:table-cell>
          <table:table-cell table:style-name="ce40" office:value-type="string" calcext:value-type="string">
            <text:p>368</text:p>
          </table:table-cell>
          <table:table-cell table:style-name="ce40" office:value-type="string" calcext:value-type="string">
            <text:p>3</text:p>
          </table:table-cell>
          <table:table-cell table:style-name="ce32"/>
          <table:table-cell table:style-name="ce49" table:number-columns-repeated="1018"/>
        </table:table-row>
        <table:table-row table:style-name="ro2">
          <table:table-cell table:style-name="ce22" office:value-type="string" calcext:value-type="string">
            <text:p>IRELAND</text:p>
          </table:table-cell>
          <table:table-cell table:style-name="ce32" office:value-type="string" calcext:value-type="string">
            <text:p>Euro</text:p>
          </table:table-cell>
          <table:table-cell table:style-name="ce40" office:value-type="string" calcext:value-type="string">
            <text:p>EUR</text:p>
          </table:table-cell>
          <table:table-cell table:style-name="ce40" office:value-type="string" calcext:value-type="string">
            <text:p>978</text:p>
          </table:table-cell>
          <table:table-cell table:style-name="ce40" office:value-type="string" calcext:value-type="string">
            <text:p>2</text:p>
          </table:table-cell>
          <table:table-cell table:style-name="ce32"/>
          <table:table-cell table:style-name="ce49" table:number-columns-repeated="1018"/>
        </table:table-row>
        <table:table-row table:style-name="ro2">
          <table:table-cell table:style-name="ce22" office:value-type="string" calcext:value-type="string">
            <text:p>ISLE OF MAN</text:p>
          </table:table-cell>
          <table:table-cell table:style-name="ce32" office:value-type="string" calcext:value-type="string">
            <text:p>Pound Sterling</text:p>
          </table:table-cell>
          <table:table-cell table:style-name="ce40" office:value-type="string" calcext:value-type="string">
            <text:p>GBP</text:p>
          </table:table-cell>
          <table:table-cell table:style-name="ce40" office:value-type="string" calcext:value-type="string">
            <text:p>826</text:p>
          </table:table-cell>
          <table:table-cell table:style-name="ce40" office:value-type="string" calcext:value-type="string">
            <text:p>2</text:p>
          </table:table-cell>
          <table:table-cell table:style-name="ce32"/>
          <table:table-cell table:style-name="ce49" table:number-columns-repeated="1018"/>
        </table:table-row>
        <table:table-row table:style-name="ro2">
          <table:table-cell table:style-name="ce22" office:value-type="string" calcext:value-type="string">
            <text:p>ISRAEL</text:p>
          </table:table-cell>
          <table:table-cell table:style-name="ce32" office:value-type="string" calcext:value-type="string">
            <text:p>New Israeli Sheqel</text:p>
          </table:table-cell>
          <table:table-cell table:style-name="ce40" office:value-type="string" calcext:value-type="string">
            <text:p>ILS</text:p>
          </table:table-cell>
          <table:table-cell table:style-name="ce40" office:value-type="string" calcext:value-type="string">
            <text:p>376</text:p>
          </table:table-cell>
          <table:table-cell table:style-name="ce40" office:value-type="string" calcext:value-type="string">
            <text:p>2</text:p>
          </table:table-cell>
          <table:table-cell table:style-name="ce32"/>
          <table:table-cell table:style-name="ce49" table:number-columns-repeated="1018"/>
        </table:table-row>
        <table:table-row table:style-name="ro2">
          <table:table-cell table:style-name="ce22" office:value-type="string" calcext:value-type="string">
            <text:p>ITALY</text:p>
          </table:table-cell>
          <table:table-cell table:style-name="ce32" office:value-type="string" calcext:value-type="string">
            <text:p>Euro</text:p>
          </table:table-cell>
          <table:table-cell table:style-name="ce40" office:value-type="string" calcext:value-type="string">
            <text:p>EUR</text:p>
          </table:table-cell>
          <table:table-cell table:style-name="ce40" office:value-type="string" calcext:value-type="string">
            <text:p>978</text:p>
          </table:table-cell>
          <table:table-cell table:style-name="ce40" office:value-type="string" calcext:value-type="string">
            <text:p>2</text:p>
          </table:table-cell>
          <table:table-cell table:style-name="ce32"/>
          <table:table-cell table:style-name="ce49" table:number-columns-repeated="1018"/>
        </table:table-row>
        <table:table-row table:style-name="ro2">
          <table:table-cell table:style-name="ce22" office:value-type="string" calcext:value-type="string">
            <text:p>JAMAICA</text:p>
          </table:table-cell>
          <table:table-cell table:style-name="ce32" office:value-type="string" calcext:value-type="string">
            <text:p>Jamaican Dollar</text:p>
          </table:table-cell>
          <table:table-cell table:style-name="ce40" office:value-type="string" calcext:value-type="string">
            <text:p>JMD</text:p>
          </table:table-cell>
          <table:table-cell table:style-name="ce40" office:value-type="string" calcext:value-type="string">
            <text:p>388</text:p>
          </table:table-cell>
          <table:table-cell table:style-name="ce40" office:value-type="string" calcext:value-type="string">
            <text:p>2</text:p>
          </table:table-cell>
          <table:table-cell table:style-name="ce32"/>
          <table:table-cell table:style-name="ce49" table:number-columns-repeated="1018"/>
        </table:table-row>
        <table:table-row table:style-name="ro2">
          <table:table-cell table:style-name="ce22" office:value-type="string" calcext:value-type="string">
            <text:p>JAPAN</text:p>
          </table:table-cell>
          <table:table-cell table:style-name="ce32" office:value-type="string" calcext:value-type="string">
            <text:p>Yen</text:p>
          </table:table-cell>
          <table:table-cell table:style-name="ce40" office:value-type="string" calcext:value-type="string">
            <text:p>JPY</text:p>
          </table:table-cell>
          <table:table-cell table:style-name="ce40" office:value-type="string" calcext:value-type="string">
            <text:p>392</text:p>
          </table:table-cell>
          <table:table-cell table:style-name="ce40" office:value-type="string" calcext:value-type="string">
            <text:p>0</text:p>
          </table:table-cell>
          <table:table-cell table:style-name="ce32"/>
          <table:table-cell table:style-name="ce49" table:number-columns-repeated="1018"/>
        </table:table-row>
        <table:table-row table:style-name="ro2">
          <table:table-cell table:style-name="ce22" office:value-type="string" calcext:value-type="string">
            <text:p>JERSEY</text:p>
          </table:table-cell>
          <table:table-cell table:style-name="ce32" office:value-type="string" calcext:value-type="string">
            <text:p>Pound Sterling</text:p>
          </table:table-cell>
          <table:table-cell table:style-name="ce40" office:value-type="string" calcext:value-type="string">
            <text:p>GBP</text:p>
          </table:table-cell>
          <table:table-cell table:style-name="ce40" office:value-type="string" calcext:value-type="string">
            <text:p>826</text:p>
          </table:table-cell>
          <table:table-cell table:style-name="ce40" office:value-type="string" calcext:value-type="string">
            <text:p>2</text:p>
          </table:table-cell>
          <table:table-cell table:style-name="ce32"/>
          <table:table-cell table:style-name="ce49" table:number-columns-repeated="1018"/>
        </table:table-row>
        <table:table-row table:style-name="ro2">
          <table:table-cell table:style-name="ce22" office:value-type="string" calcext:value-type="string">
            <text:p>JORDAN</text:p>
          </table:table-cell>
          <table:table-cell table:style-name="ce32" office:value-type="string" calcext:value-type="string">
            <text:p>Jordanian Dinar</text:p>
          </table:table-cell>
          <table:table-cell table:style-name="ce40" office:value-type="string" calcext:value-type="string">
            <text:p>JOD</text:p>
          </table:table-cell>
          <table:table-cell table:style-name="ce40" office:value-type="string" calcext:value-type="string">
            <text:p>400</text:p>
          </table:table-cell>
          <table:table-cell table:style-name="ce40" office:value-type="string" calcext:value-type="string">
            <text:p>3</text:p>
          </table:table-cell>
          <table:table-cell table:style-name="ce32"/>
          <table:table-cell table:style-name="ce49" table:number-columns-repeated="1018"/>
        </table:table-row>
        <table:table-row table:style-name="ro2">
          <table:table-cell table:style-name="ce22" office:value-type="string" calcext:value-type="string">
            <text:p>KAZAKHSTAN</text:p>
          </table:table-cell>
          <table:table-cell table:style-name="ce32" office:value-type="string" calcext:value-type="string">
            <text:p>Tenge</text:p>
          </table:table-cell>
          <table:table-cell table:style-name="ce40" office:value-type="string" calcext:value-type="string">
            <text:p>KZT</text:p>
          </table:table-cell>
          <table:table-cell table:style-name="ce40" office:value-type="string" calcext:value-type="string">
            <text:p>398</text:p>
          </table:table-cell>
          <table:table-cell table:style-name="ce40" office:value-type="string" calcext:value-type="string">
            <text:p>2</text:p>
          </table:table-cell>
          <table:table-cell table:style-name="ce32"/>
          <table:table-cell table:style-name="ce49" table:number-columns-repeated="1018"/>
        </table:table-row>
        <table:table-row table:style-name="ro2">
          <table:table-cell table:style-name="ce22" office:value-type="string" calcext:value-type="string">
            <text:p>KENYA</text:p>
          </table:table-cell>
          <table:table-cell table:style-name="ce32" office:value-type="string" calcext:value-type="string">
            <text:p>Kenyan Shilling</text:p>
          </table:table-cell>
          <table:table-cell table:style-name="ce40" office:value-type="string" calcext:value-type="string">
            <text:p>KES</text:p>
          </table:table-cell>
          <table:table-cell table:style-name="ce40" office:value-type="string" calcext:value-type="string">
            <text:p>404</text:p>
          </table:table-cell>
          <table:table-cell table:style-name="ce40" office:value-type="string" calcext:value-type="string">
            <text:p>2</text:p>
          </table:table-cell>
          <table:table-cell table:style-name="ce32"/>
          <table:table-cell table:style-name="ce49" table:number-columns-repeated="1018"/>
        </table:table-row>
        <table:table-row table:style-name="ro2">
          <table:table-cell table:style-name="ce22" office:value-type="string" calcext:value-type="string">
            <text:p>KIRIBATI</text:p>
          </table:table-cell>
          <table:table-cell table:style-name="ce32" office:value-type="string" calcext:value-type="string">
            <text:p>Australian Dollar</text:p>
          </table:table-cell>
          <table:table-cell table:style-name="ce40" office:value-type="string" calcext:value-type="string">
            <text:p>AUD</text:p>
          </table:table-cell>
          <table:table-cell table:style-name="ce40" office:value-type="string" calcext:value-type="string">
            <text:p>036</text:p>
          </table:table-cell>
          <table:table-cell table:style-name="ce40" office:value-type="string" calcext:value-type="string">
            <text:p>2</text:p>
          </table:table-cell>
          <table:table-cell table:style-name="ce32"/>
          <table:table-cell table:style-name="ce49" table:number-columns-repeated="1018"/>
        </table:table-row>
        <table:table-row table:style-name="ro2">
          <table:table-cell table:style-name="ce22" office:value-type="string" calcext:value-type="string">
            <text:p>KOREA (THE DEMOCRATIC PEOPLE’S REPUBLIC OF)</text:p>
          </table:table-cell>
          <table:table-cell table:style-name="ce32" office:value-type="string" calcext:value-type="string">
            <text:p>North Korean Won</text:p>
          </table:table-cell>
          <table:table-cell table:style-name="ce40" office:value-type="string" calcext:value-type="string">
            <text:p>KPW</text:p>
          </table:table-cell>
          <table:table-cell table:style-name="ce40" office:value-type="string" calcext:value-type="string">
            <text:p>408</text:p>
          </table:table-cell>
          <table:table-cell table:style-name="ce40" office:value-type="string" calcext:value-type="string">
            <text:p>2</text:p>
          </table:table-cell>
          <table:table-cell table:style-name="ce32"/>
          <table:table-cell table:style-name="ce49" table:number-columns-repeated="1018"/>
        </table:table-row>
        <table:table-row table:style-name="ro2">
          <table:table-cell table:style-name="ce22" office:value-type="string" calcext:value-type="string">
            <text:p>KOREA (THE REPUBLIC OF)</text:p>
          </table:table-cell>
          <table:table-cell table:style-name="ce32" office:value-type="string" calcext:value-type="string">
            <text:p>Won</text:p>
          </table:table-cell>
          <table:table-cell table:style-name="ce40" office:value-type="string" calcext:value-type="string">
            <text:p>KRW</text:p>
          </table:table-cell>
          <table:table-cell table:style-name="ce40" office:value-type="string" calcext:value-type="string">
            <text:p>410</text:p>
          </table:table-cell>
          <table:table-cell table:style-name="ce40" office:value-type="string" calcext:value-type="string">
            <text:p>0</text:p>
          </table:table-cell>
          <table:table-cell table:style-name="ce32"/>
          <table:table-cell table:style-name="ce49" table:number-columns-repeated="1018"/>
        </table:table-row>
        <table:table-row table:style-name="ro2">
          <table:table-cell table:style-name="ce22" office:value-type="string" calcext:value-type="string">
            <text:p>KUWAIT</text:p>
          </table:table-cell>
          <table:table-cell table:style-name="ce32" office:value-type="string" calcext:value-type="string">
            <text:p>Kuwaiti Dinar</text:p>
          </table:table-cell>
          <table:table-cell table:style-name="ce40" office:value-type="string" calcext:value-type="string">
            <text:p>KWD</text:p>
          </table:table-cell>
          <table:table-cell table:style-name="ce40" office:value-type="string" calcext:value-type="string">
            <text:p>414</text:p>
          </table:table-cell>
          <table:table-cell table:style-name="ce40" office:value-type="string" calcext:value-type="string">
            <text:p>3</text:p>
          </table:table-cell>
          <table:table-cell table:style-name="ce32"/>
          <table:table-cell table:style-name="ce49" table:number-columns-repeated="1018"/>
        </table:table-row>
        <table:table-row table:style-name="ro2">
          <table:table-cell table:style-name="ce22" office:value-type="string" calcext:value-type="string">
            <text:p>KYRGYZSTAN</text:p>
          </table:table-cell>
          <table:table-cell table:style-name="ce32" office:value-type="string" calcext:value-type="string">
            <text:p>Som</text:p>
          </table:table-cell>
          <table:table-cell table:style-name="ce40" office:value-type="string" calcext:value-type="string">
            <text:p>KGS</text:p>
          </table:table-cell>
          <table:table-cell table:style-name="ce40" office:value-type="string" calcext:value-type="string">
            <text:p>417</text:p>
          </table:table-cell>
          <table:table-cell table:style-name="ce40" office:value-type="string" calcext:value-type="string">
            <text:p>2</text:p>
          </table:table-cell>
          <table:table-cell table:style-name="ce32"/>
          <table:table-cell table:style-name="ce49" table:number-columns-repeated="1018"/>
        </table:table-row>
        <table:table-row table:style-name="ro2">
          <table:table-cell table:style-name="ce22" office:value-type="string" calcext:value-type="string">
            <text:p>LAO PEOPLE’S DEMOCRATIC REPUBLIC (THE)</text:p>
          </table:table-cell>
          <table:table-cell table:style-name="ce32" office:value-type="string" calcext:value-type="string">
            <text:p>Lao Kip</text:p>
          </table:table-cell>
          <table:table-cell table:style-name="ce40" office:value-type="string" calcext:value-type="string">
            <text:p>LAK</text:p>
          </table:table-cell>
          <table:table-cell table:style-name="ce40" office:value-type="string" calcext:value-type="string">
            <text:p>418</text:p>
          </table:table-cell>
          <table:table-cell table:style-name="ce40" office:value-type="string" calcext:value-type="string">
            <text:p>2</text:p>
          </table:table-cell>
          <table:table-cell table:style-name="ce32"/>
          <table:table-cell table:style-name="ce49" table:number-columns-repeated="1018"/>
        </table:table-row>
        <table:table-row table:style-name="ro2">
          <table:table-cell table:style-name="ce22" office:value-type="string" calcext:value-type="string">
            <text:p>LATVIA</text:p>
          </table:table-cell>
          <table:table-cell table:style-name="ce32" office:value-type="string" calcext:value-type="string">
            <text:p>Euro</text:p>
          </table:table-cell>
          <table:table-cell table:style-name="ce40" office:value-type="string" calcext:value-type="string">
            <text:p>EUR</text:p>
          </table:table-cell>
          <table:table-cell table:style-name="ce40" office:value-type="string" calcext:value-type="string">
            <text:p>978</text:p>
          </table:table-cell>
          <table:table-cell table:style-name="ce40" office:value-type="string" calcext:value-type="string">
            <text:p>2</text:p>
          </table:table-cell>
          <table:table-cell table:style-name="ce32"/>
          <table:table-cell table:style-name="ce49" table:number-columns-repeated="1018"/>
        </table:table-row>
        <table:table-row table:style-name="ro2">
          <table:table-cell table:style-name="ce22" office:value-type="string" calcext:value-type="string">
            <text:p>LEBANON</text:p>
          </table:table-cell>
          <table:table-cell table:style-name="ce32" office:value-type="string" calcext:value-type="string">
            <text:p>Lebanese Pound</text:p>
          </table:table-cell>
          <table:table-cell table:style-name="ce40" office:value-type="string" calcext:value-type="string">
            <text:p>LBP</text:p>
          </table:table-cell>
          <table:table-cell table:style-name="ce40" office:value-type="string" calcext:value-type="string">
            <text:p>422</text:p>
          </table:table-cell>
          <table:table-cell table:style-name="ce40" office:value-type="string" calcext:value-type="string">
            <text:p>2</text:p>
          </table:table-cell>
          <table:table-cell table:style-name="ce32"/>
          <table:table-cell table:style-name="ce49" table:number-columns-repeated="1018"/>
        </table:table-row>
        <table:table-row table:style-name="ro2">
          <table:table-cell table:style-name="ce22" office:value-type="string" calcext:value-type="string">
            <text:p>LESOTHO</text:p>
          </table:table-cell>
          <table:table-cell table:style-name="ce32" office:value-type="string" calcext:value-type="string">
            <text:p>Loti</text:p>
          </table:table-cell>
          <table:table-cell table:style-name="ce40" office:value-type="string" calcext:value-type="string">
            <text:p>LSL</text:p>
          </table:table-cell>
          <table:table-cell table:style-name="ce40" office:value-type="string" calcext:value-type="string">
            <text:p>426</text:p>
          </table:table-cell>
          <table:table-cell table:style-name="ce40" office:value-type="string" calcext:value-type="string">
            <text:p>2</text:p>
          </table:table-cell>
          <table:table-cell table:style-name="ce32"/>
          <table:table-cell table:style-name="ce49" table:number-columns-repeated="1018"/>
        </table:table-row>
        <table:table-row table:style-name="ro4">
          <table:table-cell table:style-name="ce22" office:value-type="string" calcext:value-type="string">
            <text:p>LESOTHO</text:p>
          </table:table-cell>
          <table:table-cell table:style-name="ce32" office:value-type="string" calcext:value-type="string">
            <text:p>Rand</text:p>
          </table:table-cell>
          <table:table-cell table:style-name="ce40" office:value-type="string" calcext:value-type="string">
            <text:p>ZAR</text:p>
          </table:table-cell>
          <table:table-cell table:style-name="ce40" office:value-type="string" calcext:value-type="string">
            <text:p>710</text:p>
          </table:table-cell>
          <table:table-cell table:style-name="ce40" office:value-type="string" calcext:value-type="string">
            <text:p>2</text:p>
          </table:table-cell>
          <table:table-cell table:style-name="ce32"/>
          <table:table-cell table:style-name="ce49" table:number-columns-repeated="1018"/>
        </table:table-row>
        <table:table-row table:style-name="ro2">
          <table:table-cell table:style-name="ce22" office:value-type="string" calcext:value-type="string">
            <text:p>LIBERIA</text:p>
          </table:table-cell>
          <table:table-cell table:style-name="ce32" office:value-type="string" calcext:value-type="string">
            <text:p>Liberian Dollar</text:p>
          </table:table-cell>
          <table:table-cell table:style-name="ce40" office:value-type="string" calcext:value-type="string">
            <text:p>LRD</text:p>
          </table:table-cell>
          <table:table-cell table:style-name="ce40" office:value-type="string" calcext:value-type="string">
            <text:p>430</text:p>
          </table:table-cell>
          <table:table-cell table:style-name="ce40" office:value-type="string" calcext:value-type="string">
            <text:p>2</text:p>
          </table:table-cell>
          <table:table-cell table:style-name="ce32"/>
          <table:table-cell table:style-name="ce49" table:number-columns-repeated="1018"/>
        </table:table-row>
        <table:table-row table:style-name="ro4">
          <table:table-cell table:style-name="ce22" office:value-type="string" calcext:value-type="string">
            <text:p>LIBYA</text:p>
          </table:table-cell>
          <table:table-cell table:style-name="ce32" office:value-type="string" calcext:value-type="string">
            <text:p>Libyan Dinar</text:p>
          </table:table-cell>
          <table:table-cell table:style-name="ce40" office:value-type="string" calcext:value-type="string">
            <text:p>LYD</text:p>
          </table:table-cell>
          <table:table-cell table:style-name="ce40" office:value-type="string" calcext:value-type="string">
            <text:p>434</text:p>
          </table:table-cell>
          <table:table-cell table:style-name="ce40" office:value-type="string" calcext:value-type="string">
            <text:p>3</text:p>
          </table:table-cell>
          <table:table-cell table:style-name="ce32"/>
          <table:table-cell table:style-name="ce49" table:number-columns-repeated="1018"/>
        </table:table-row>
        <table:table-row table:style-name="ro2">
          <table:table-cell table:style-name="ce22" office:value-type="string" calcext:value-type="string">
            <text:p>LIECHTENSTEIN</text:p>
          </table:table-cell>
          <table:table-cell table:style-name="ce32" office:value-type="string" calcext:value-type="string">
            <text:p>Swiss Franc</text:p>
          </table:table-cell>
          <table:table-cell table:style-name="ce40" office:value-type="string" calcext:value-type="string">
            <text:p>CHF</text:p>
          </table:table-cell>
          <table:table-cell table:style-name="ce40" office:value-type="string" calcext:value-type="string">
            <text:p>756</text:p>
          </table:table-cell>
          <table:table-cell table:style-name="ce40" office:value-type="string" calcext:value-type="string">
            <text:p>2</text:p>
          </table:table-cell>
          <table:table-cell table:style-name="ce32"/>
          <table:table-cell table:style-name="ce49" table:number-columns-repeated="1018"/>
        </table:table-row>
        <table:table-row table:style-name="ro2">
          <table:table-cell table:style-name="ce22" office:value-type="string" calcext:value-type="string">
            <text:p>LITHUANIA</text:p>
          </table:table-cell>
          <table:table-cell table:style-name="ce32" office:value-type="string" calcext:value-type="string">
            <text:p>Euro</text:p>
          </table:table-cell>
          <table:table-cell table:style-name="ce40" office:value-type="string" calcext:value-type="string">
            <text:p>EUR</text:p>
          </table:table-cell>
          <table:table-cell table:style-name="ce40" office:value-type="string" calcext:value-type="string">
            <text:p>978</text:p>
          </table:table-cell>
          <table:table-cell table:style-name="ce40" office:value-type="string" calcext:value-type="string">
            <text:p>2</text:p>
          </table:table-cell>
          <table:table-cell table:style-name="ce32"/>
          <table:table-cell table:style-name="ce49" table:number-columns-repeated="1018"/>
        </table:table-row>
        <table:table-row table:style-name="ro2">
          <table:table-cell table:style-name="ce22" office:value-type="string" calcext:value-type="string">
            <text:p>LUXEMBOURG</text:p>
          </table:table-cell>
          <table:table-cell table:style-name="ce32" office:value-type="string" calcext:value-type="string">
            <text:p>Euro</text:p>
          </table:table-cell>
          <table:table-cell table:style-name="ce40" office:value-type="string" calcext:value-type="string">
            <text:p>EUR</text:p>
          </table:table-cell>
          <table:table-cell table:style-name="ce40" office:value-type="string" calcext:value-type="string">
            <text:p>978</text:p>
          </table:table-cell>
          <table:table-cell table:style-name="ce40" office:value-type="string" calcext:value-type="string">
            <text:p>2</text:p>
          </table:table-cell>
          <table:table-cell table:style-name="ce32"/>
          <table:table-cell table:style-name="ce49" table:number-columns-repeated="1018"/>
        </table:table-row>
        <table:table-row table:style-name="ro2">
          <table:table-cell table:style-name="ce22" office:value-type="string" calcext:value-type="string">
            <text:p>MACAO</text:p>
          </table:table-cell>
          <table:table-cell table:style-name="ce32" office:value-type="string" calcext:value-type="string">
            <text:p>Pataca</text:p>
          </table:table-cell>
          <table:table-cell table:style-name="ce40" office:value-type="string" calcext:value-type="string">
            <text:p>MOP</text:p>
          </table:table-cell>
          <table:table-cell table:style-name="ce40" office:value-type="string" calcext:value-type="string">
            <text:p>446</text:p>
          </table:table-cell>
          <table:table-cell table:style-name="ce40" office:value-type="string" calcext:value-type="string">
            <text:p>2</text:p>
          </table:table-cell>
          <table:table-cell table:style-name="ce32"/>
          <table:table-cell table:style-name="ce49" table:number-columns-repeated="1018"/>
        </table:table-row>
        <table:table-row table:style-name="ro2">
          <table:table-cell table:style-name="ce24" office:value-type="string" calcext:value-type="string">
            <text:p>MACEDONIA (THE FORMER YUGOSLAV REPUBLIC OF)</text:p>
          </table:table-cell>
          <table:table-cell table:style-name="ce32" office:value-type="string" calcext:value-type="string">
            <text:p>Denar</text:p>
          </table:table-cell>
          <table:table-cell table:style-name="ce40" office:value-type="string" calcext:value-type="string">
            <text:p>MKD</text:p>
          </table:table-cell>
          <table:table-cell table:style-name="ce40" office:value-type="string" calcext:value-type="string">
            <text:p>807</text:p>
          </table:table-cell>
          <table:table-cell table:style-name="ce40" office:value-type="string" calcext:value-type="string">
            <text:p>2</text:p>
          </table:table-cell>
          <table:table-cell table:style-name="ce32"/>
          <table:table-cell table:style-name="ce49" table:number-columns-repeated="1018"/>
        </table:table-row>
        <table:table-row table:style-name="ro2">
          <table:table-cell table:style-name="ce22" office:value-type="string" calcext:value-type="string">
            <text:p>MADAGASCAR</text:p>
          </table:table-cell>
          <table:table-cell table:style-name="ce32" office:value-type="string" calcext:value-type="string">
            <text:p>Malagasy Ariary</text:p>
          </table:table-cell>
          <table:table-cell table:style-name="ce40" office:value-type="string" calcext:value-type="string">
            <text:p>MGA</text:p>
          </table:table-cell>
          <table:table-cell table:style-name="ce40" office:value-type="string" calcext:value-type="string">
            <text:p>969</text:p>
          </table:table-cell>
          <table:table-cell table:style-name="ce40" office:value-type="string" calcext:value-type="string">
            <text:p>2</text:p>
          </table:table-cell>
          <table:table-cell table:style-name="ce32"/>
          <table:table-cell table:style-name="ce49" table:number-columns-repeated="1018"/>
        </table:table-row>
        <table:table-row table:style-name="ro2">
          <table:table-cell table:style-name="ce22" office:value-type="string" calcext:value-type="string">
            <text:p>MALAWI</text:p>
          </table:table-cell>
          <table:table-cell table:style-name="ce32" office:value-type="string" calcext:value-type="string">
            <text:p>Malawi Kwacha</text:p>
          </table:table-cell>
          <table:table-cell table:style-name="ce40" office:value-type="string" calcext:value-type="string">
            <text:p>MWK</text:p>
          </table:table-cell>
          <table:table-cell table:style-name="ce40" office:value-type="string" calcext:value-type="string">
            <text:p>454</text:p>
          </table:table-cell>
          <table:table-cell table:style-name="ce40" office:value-type="string" calcext:value-type="string">
            <text:p>2</text:p>
          </table:table-cell>
          <table:table-cell table:style-name="ce32"/>
          <table:table-cell table:style-name="ce49" table:number-columns-repeated="1018"/>
        </table:table-row>
        <table:table-row table:style-name="ro2">
          <table:table-cell table:style-name="ce22" office:value-type="string" calcext:value-type="string">
            <text:p>MALAYSIA</text:p>
          </table:table-cell>
          <table:table-cell table:style-name="ce32" office:value-type="string" calcext:value-type="string">
            <text:p>Malaysian Ringgit</text:p>
          </table:table-cell>
          <table:table-cell table:style-name="ce40" office:value-type="string" calcext:value-type="string">
            <text:p>MYR</text:p>
          </table:table-cell>
          <table:table-cell table:style-name="ce40" office:value-type="string" calcext:value-type="string">
            <text:p>458</text:p>
          </table:table-cell>
          <table:table-cell table:style-name="ce40" office:value-type="string" calcext:value-type="string">
            <text:p>2</text:p>
          </table:table-cell>
          <table:table-cell table:style-name="ce32"/>
          <table:table-cell table:style-name="ce49" table:number-columns-repeated="1018"/>
        </table:table-row>
        <table:table-row table:style-name="ro4">
          <table:table-cell table:style-name="ce22" office:value-type="string" calcext:value-type="string">
            <text:p>MALDIVES</text:p>
          </table:table-cell>
          <table:table-cell table:style-name="ce32" office:value-type="string" calcext:value-type="string">
            <text:p>Rufiyaa</text:p>
          </table:table-cell>
          <table:table-cell table:style-name="ce40" office:value-type="string" calcext:value-type="string">
            <text:p>MVR</text:p>
          </table:table-cell>
          <table:table-cell table:style-name="ce40" office:value-type="string" calcext:value-type="string">
            <text:p>462</text:p>
          </table:table-cell>
          <table:table-cell table:style-name="ce40" office:value-type="string" calcext:value-type="string">
            <text:p>2</text:p>
          </table:table-cell>
          <table:table-cell table:style-name="ce32"/>
          <table:table-cell table:style-name="ce49" table:number-columns-repeated="1018"/>
        </table:table-row>
        <table:table-row table:style-name="ro2">
          <table:table-cell table:style-name="ce22" office:value-type="string" calcext:value-type="string">
            <text:p>MALI</text:p>
          </table:table-cell>
          <table:table-cell table:style-name="ce32" office:value-type="string" calcext:value-type="string">
            <text:p>CFA Franc BCEAO</text:p>
          </table:table-cell>
          <table:table-cell table:style-name="ce40" office:value-type="string" calcext:value-type="string">
            <text:p>XOF</text:p>
          </table:table-cell>
          <table:table-cell table:style-name="ce40" office:value-type="string" calcext:value-type="string">
            <text:p>952</text:p>
          </table:table-cell>
          <table:table-cell table:style-name="ce40" office:value-type="string" calcext:value-type="string">
            <text:p>0</text:p>
          </table:table-cell>
          <table:table-cell table:style-name="ce32"/>
          <table:table-cell table:style-name="ce49" table:number-columns-repeated="1018"/>
        </table:table-row>
        <table:table-row table:style-name="ro2">
          <table:table-cell table:style-name="ce22" office:value-type="string" calcext:value-type="string">
            <text:p>MALTA</text:p>
          </table:table-cell>
          <table:table-cell table:style-name="ce32" office:value-type="string" calcext:value-type="string">
            <text:p>Euro</text:p>
          </table:table-cell>
          <table:table-cell table:style-name="ce40" office:value-type="string" calcext:value-type="string">
            <text:p>EUR</text:p>
          </table:table-cell>
          <table:table-cell table:style-name="ce40" office:value-type="string" calcext:value-type="string">
            <text:p>978</text:p>
          </table:table-cell>
          <table:table-cell table:style-name="ce40" office:value-type="string" calcext:value-type="string">
            <text:p>2</text:p>
          </table:table-cell>
          <table:table-cell table:style-name="ce32"/>
          <table:table-cell table:style-name="ce49" table:number-columns-repeated="1018"/>
        </table:table-row>
        <table:table-row table:style-name="ro2">
          <table:table-cell table:style-name="ce22" office:value-type="string" calcext:value-type="string">
            <text:p>MARSHALL ISLANDS (THE)</text:p>
          </table:table-cell>
          <table:table-cell table:style-name="ce32" office:value-type="string" calcext:value-type="string">
            <text:p>US Dollar</text:p>
          </table:table-cell>
          <table:table-cell table:style-name="ce40" office:value-type="string" calcext:value-type="string">
            <text:p>USD</text:p>
          </table:table-cell>
          <table:table-cell table:style-name="ce40" office:value-type="string" calcext:value-type="string">
            <text:p>840</text:p>
          </table:table-cell>
          <table:table-cell table:style-name="ce40" office:value-type="string" calcext:value-type="string">
            <text:p>2</text:p>
          </table:table-cell>
          <table:table-cell table:style-name="ce32"/>
          <table:table-cell table:style-name="ce49" table:number-columns-repeated="1018"/>
        </table:table-row>
        <table:table-row table:style-name="ro2">
          <table:table-cell table:style-name="ce22" office:value-type="string" calcext:value-type="string">
            <text:p>MARTINIQUE</text:p>
          </table:table-cell>
          <table:table-cell table:style-name="ce32" office:value-type="string" calcext:value-type="string">
            <text:p>Euro</text:p>
          </table:table-cell>
          <table:table-cell table:style-name="ce40" office:value-type="string" calcext:value-type="string">
            <text:p>EUR</text:p>
          </table:table-cell>
          <table:table-cell table:style-name="ce40" office:value-type="string" calcext:value-type="string">
            <text:p>978</text:p>
          </table:table-cell>
          <table:table-cell table:style-name="ce40" office:value-type="string" calcext:value-type="string">
            <text:p>2</text:p>
          </table:table-cell>
          <table:table-cell table:style-name="ce32"/>
          <table:table-cell table:style-name="ce49" table:number-columns-repeated="1018"/>
        </table:table-row>
        <table:table-row table:style-name="ro2">
          <table:table-cell table:style-name="ce22" office:value-type="string" calcext:value-type="string">
            <text:p>MAURITANIA</text:p>
          </table:table-cell>
          <table:table-cell table:style-name="ce32" office:value-type="string" calcext:value-type="string">
            <text:p>Ouguiya</text:p>
          </table:table-cell>
          <table:table-cell table:style-name="ce40" office:value-type="string" calcext:value-type="string">
            <text:p>MRU</text:p>
          </table:table-cell>
          <table:table-cell table:style-name="ce40" office:value-type="string" calcext:value-type="string">
            <text:p>929</text:p>
          </table:table-cell>
          <table:table-cell table:style-name="ce40" office:value-type="string" calcext:value-type="string">
            <text:p>2</text:p>
          </table:table-cell>
          <table:table-cell table:style-name="ce32"/>
          <table:table-cell table:style-name="ce49" table:number-columns-repeated="1018"/>
        </table:table-row>
        <table:table-row table:style-name="ro2">
          <table:table-cell table:style-name="ce22" office:value-type="string" calcext:value-type="string">
            <text:p>MAURITIUS</text:p>
          </table:table-cell>
          <table:table-cell table:style-name="ce32" office:value-type="string" calcext:value-type="string">
            <text:p>Mauritius Rupee</text:p>
          </table:table-cell>
          <table:table-cell table:style-name="ce40" office:value-type="string" calcext:value-type="string">
            <text:p>MUR</text:p>
          </table:table-cell>
          <table:table-cell table:style-name="ce40" office:value-type="string" calcext:value-type="string">
            <text:p>480</text:p>
          </table:table-cell>
          <table:table-cell table:style-name="ce40" office:value-type="string" calcext:value-type="string">
            <text:p>2</text:p>
          </table:table-cell>
          <table:table-cell table:style-name="ce32"/>
          <table:table-cell table:style-name="ce49" table:number-columns-repeated="1018"/>
        </table:table-row>
        <table:table-row table:style-name="ro8">
          <table:table-cell table:style-name="ce22" office:value-type="string" calcext:value-type="string">
            <text:p>MAYOTTE</text:p>
          </table:table-cell>
          <table:table-cell table:style-name="ce32" office:value-type="string" calcext:value-type="string">
            <text:p>Euro</text:p>
          </table:table-cell>
          <table:table-cell table:style-name="ce40" office:value-type="string" calcext:value-type="string">
            <text:p>EUR</text:p>
          </table:table-cell>
          <table:table-cell table:style-name="ce40" office:value-type="string" calcext:value-type="string">
            <text:p>978</text:p>
          </table:table-cell>
          <table:table-cell table:style-name="ce40" office:value-type="string" calcext:value-type="string">
            <text:p>2</text:p>
          </table:table-cell>
          <table:table-cell table:style-name="ce32"/>
          <table:table-cell table:style-name="ce49" table:number-columns-repeated="1018"/>
        </table:table-row>
        <table:table-row table:style-name="ro2">
          <table:table-cell table:style-name="ce22" office:value-type="string" calcext:value-type="string">
            <text:p>MEMBER COUNTRIES OF THE AFRICAN DEVELOPMENT BANK GROUP</text:p>
          </table:table-cell>
          <table:table-cell table:style-name="ce32" office:value-type="string" calcext:value-type="string">
            <text:p>ADB Unit of Account</text:p>
          </table:table-cell>
          <table:table-cell table:style-name="ce40" office:value-type="string" calcext:value-type="string">
            <text:p>XUA</text:p>
          </table:table-cell>
          <table:table-cell table:style-name="ce40" office:value-type="string" calcext:value-type="string">
            <text:p>965</text:p>
          </table:table-cell>
          <table:table-cell table:style-name="ce40" office:value-type="string" calcext:value-type="string">
            <text:p>N.A.</text:p>
          </table:table-cell>
          <table:table-cell table:style-name="ce32"/>
          <table:table-cell table:style-name="ce49" table:number-columns-repeated="1018"/>
        </table:table-row>
        <table:table-row table:style-name="ro4">
          <table:table-cell table:style-name="ce22" office:value-type="string" calcext:value-type="string">
            <text:p>MEXICO</text:p>
          </table:table-cell>
          <table:table-cell table:style-name="ce32" office:value-type="string" calcext:value-type="string">
            <text:p>Mexican Peso</text:p>
          </table:table-cell>
          <table:table-cell table:style-name="ce40" office:value-type="string" calcext:value-type="string">
            <text:p>MXN</text:p>
          </table:table-cell>
          <table:table-cell table:style-name="ce40" office:value-type="string" calcext:value-type="string">
            <text:p>484</text:p>
          </table:table-cell>
          <table:table-cell table:style-name="ce40" office:value-type="string" calcext:value-type="string">
            <text:p>2</text:p>
          </table:table-cell>
          <table:table-cell table:style-name="ce32"/>
          <table:table-cell table:style-name="ce49" table:number-columns-repeated="1018"/>
        </table:table-row>
        <table:table-row table:style-name="ro2">
          <table:table-cell table:style-name="ce22" office:value-type="string" calcext:value-type="string">
            <text:p>MEXICO</text:p>
          </table:table-cell>
          <table:table-cell table:style-name="ce32" office:value-type="string" calcext:value-type="string">
            <text:p>Mexican Unidad de Inversion (UDI)</text:p>
          </table:table-cell>
          <table:table-cell table:style-name="ce40" office:value-type="string" calcext:value-type="string">
            <text:p>MXV</text:p>
          </table:table-cell>
          <table:table-cell table:style-name="ce40" office:value-type="string" calcext:value-type="string">
            <text:p>979</text:p>
          </table:table-cell>
          <table:table-cell table:style-name="ce40" office:value-type="string" calcext:value-type="string">
            <text:p>2</text:p>
          </table:table-cell>
          <table:table-cell table:style-name="ce32" table:formula="of:=TRUE()" office:value-type="float" office:value="1" calcext:value-type="float">
            <text:p>1</text:p>
          </table:table-cell>
          <table:table-cell table:style-name="ce49" table:number-columns-repeated="1018"/>
        </table:table-row>
        <table:table-row table:style-name="ro2">
          <table:table-cell table:style-name="ce22" office:value-type="string" calcext:value-type="string">
            <text:p>MICRONESIA (FEDERATED STATES OF)</text:p>
          </table:table-cell>
          <table:table-cell table:style-name="ce32" office:value-type="string" calcext:value-type="string">
            <text:p>US Dollar</text:p>
          </table:table-cell>
          <table:table-cell table:style-name="ce40" office:value-type="string" calcext:value-type="string">
            <text:p>USD</text:p>
          </table:table-cell>
          <table:table-cell table:style-name="ce40" office:value-type="string" calcext:value-type="string">
            <text:p>840</text:p>
          </table:table-cell>
          <table:table-cell table:style-name="ce40" office:value-type="string" calcext:value-type="string">
            <text:p>2</text:p>
          </table:table-cell>
          <table:table-cell table:style-name="ce32"/>
          <table:table-cell table:style-name="ce49" table:number-columns-repeated="1018"/>
        </table:table-row>
        <table:table-row table:style-name="ro2">
          <table:table-cell table:style-name="ce22" office:value-type="string" calcext:value-type="string">
            <text:p>MOLDOVA (THE REPUBLIC OF)</text:p>
          </table:table-cell>
          <table:table-cell table:style-name="ce32" office:value-type="string" calcext:value-type="string">
            <text:p>Moldovan Leu</text:p>
          </table:table-cell>
          <table:table-cell table:style-name="ce40" office:value-type="string" calcext:value-type="string">
            <text:p>MDL</text:p>
          </table:table-cell>
          <table:table-cell table:style-name="ce40" office:value-type="string" calcext:value-type="string">
            <text:p>498</text:p>
          </table:table-cell>
          <table:table-cell table:style-name="ce40" office:value-type="string" calcext:value-type="string">
            <text:p>2</text:p>
          </table:table-cell>
          <table:table-cell table:style-name="ce32"/>
          <table:table-cell table:style-name="ce49" table:number-columns-repeated="1018"/>
        </table:table-row>
        <table:table-row table:style-name="ro2">
          <table:table-cell table:style-name="ce22" office:value-type="string" calcext:value-type="string">
            <text:p>MONACO</text:p>
          </table:table-cell>
          <table:table-cell table:style-name="ce32" office:value-type="string" calcext:value-type="string">
            <text:p>Euro</text:p>
          </table:table-cell>
          <table:table-cell table:style-name="ce40" office:value-type="string" calcext:value-type="string">
            <text:p>EUR</text:p>
          </table:table-cell>
          <table:table-cell table:style-name="ce40" office:value-type="string" calcext:value-type="string">
            <text:p>978</text:p>
          </table:table-cell>
          <table:table-cell table:style-name="ce40" office:value-type="string" calcext:value-type="string">
            <text:p>2</text:p>
          </table:table-cell>
          <table:table-cell table:style-name="ce32"/>
          <table:table-cell table:style-name="ce49" table:number-columns-repeated="1018"/>
        </table:table-row>
        <table:table-row table:style-name="ro2">
          <table:table-cell table:style-name="ce22" office:value-type="string" calcext:value-type="string">
            <text:p>MONGOLIA</text:p>
          </table:table-cell>
          <table:table-cell table:style-name="ce32" office:value-type="string" calcext:value-type="string">
            <text:p>Tugrik</text:p>
          </table:table-cell>
          <table:table-cell table:style-name="ce40" office:value-type="string" calcext:value-type="string">
            <text:p>MNT</text:p>
          </table:table-cell>
          <table:table-cell table:style-name="ce40" office:value-type="string" calcext:value-type="string">
            <text:p>496</text:p>
          </table:table-cell>
          <table:table-cell table:style-name="ce40" office:value-type="string" calcext:value-type="string">
            <text:p>2</text:p>
          </table:table-cell>
          <table:table-cell table:style-name="ce32"/>
          <table:table-cell table:style-name="ce49" table:number-columns-repeated="1018"/>
        </table:table-row>
        <table:table-row table:style-name="ro2">
          <table:table-cell table:style-name="ce22" office:value-type="string" calcext:value-type="string">
            <text:p>MONTENEGRO</text:p>
          </table:table-cell>
          <table:table-cell table:style-name="ce32" office:value-type="string" calcext:value-type="string">
            <text:p>Euro</text:p>
          </table:table-cell>
          <table:table-cell table:style-name="ce40" office:value-type="string" calcext:value-type="string">
            <text:p>EUR</text:p>
          </table:table-cell>
          <table:table-cell table:style-name="ce40" office:value-type="string" calcext:value-type="string">
            <text:p>978</text:p>
          </table:table-cell>
          <table:table-cell table:style-name="ce40" office:value-type="string" calcext:value-type="string">
            <text:p>2</text:p>
          </table:table-cell>
          <table:table-cell table:style-name="ce32"/>
          <table:table-cell table:style-name="ce49" table:number-columns-repeated="1018"/>
        </table:table-row>
        <table:table-row table:style-name="ro2">
          <table:table-cell table:style-name="ce22" office:value-type="string" calcext:value-type="string">
            <text:p>MONTSERRAT</text:p>
          </table:table-cell>
          <table:table-cell table:style-name="ce32" office:value-type="string" calcext:value-type="string">
            <text:p>East Caribbean Dollar</text:p>
          </table:table-cell>
          <table:table-cell table:style-name="ce40" office:value-type="string" calcext:value-type="string">
            <text:p>XCD</text:p>
          </table:table-cell>
          <table:table-cell table:style-name="ce40" office:value-type="string" calcext:value-type="string">
            <text:p>951</text:p>
          </table:table-cell>
          <table:table-cell table:style-name="ce40" office:value-type="string" calcext:value-type="string">
            <text:p>2</text:p>
          </table:table-cell>
          <table:table-cell table:style-name="ce32"/>
          <table:table-cell table:style-name="ce49" table:number-columns-repeated="1018"/>
        </table:table-row>
        <table:table-row table:style-name="ro2">
          <table:table-cell table:style-name="ce22" office:value-type="string" calcext:value-type="string">
            <text:p>MOROCCO</text:p>
          </table:table-cell>
          <table:table-cell table:style-name="ce32" office:value-type="string" calcext:value-type="string">
            <text:p>Moroccan Dirham</text:p>
          </table:table-cell>
          <table:table-cell table:style-name="ce40" office:value-type="string" calcext:value-type="string">
            <text:p>MAD</text:p>
          </table:table-cell>
          <table:table-cell table:style-name="ce40" office:value-type="string" calcext:value-type="string">
            <text:p>504</text:p>
          </table:table-cell>
          <table:table-cell table:style-name="ce40" office:value-type="string" calcext:value-type="string">
            <text:p>2</text:p>
          </table:table-cell>
          <table:table-cell table:style-name="ce32"/>
          <table:table-cell table:style-name="ce49" table:number-columns-repeated="1018"/>
        </table:table-row>
        <table:table-row table:style-name="ro2">
          <table:table-cell table:style-name="ce22" office:value-type="string" calcext:value-type="string">
            <text:p>MOZAMBIQUE</text:p>
          </table:table-cell>
          <table:table-cell table:style-name="ce32" office:value-type="string" calcext:value-type="string">
            <text:p>Mozambique Metical</text:p>
          </table:table-cell>
          <table:table-cell table:style-name="ce40" office:value-type="string" calcext:value-type="string">
            <text:p>MZN</text:p>
          </table:table-cell>
          <table:table-cell table:style-name="ce40" office:value-type="string" calcext:value-type="string">
            <text:p>943</text:p>
          </table:table-cell>
          <table:table-cell table:style-name="ce40" office:value-type="string" calcext:value-type="string">
            <text:p>2</text:p>
          </table:table-cell>
          <table:table-cell table:style-name="ce32"/>
          <table:table-cell table:style-name="ce49" table:number-columns-repeated="1018"/>
        </table:table-row>
        <table:table-row table:style-name="ro2">
          <table:table-cell table:style-name="ce22" office:value-type="string" calcext:value-type="string">
            <text:p>MYANMAR</text:p>
          </table:table-cell>
          <table:table-cell table:style-name="ce32" office:value-type="string" calcext:value-type="string">
            <text:p>Kyat</text:p>
          </table:table-cell>
          <table:table-cell table:style-name="ce40" office:value-type="string" calcext:value-type="string">
            <text:p>MMK</text:p>
          </table:table-cell>
          <table:table-cell table:style-name="ce40" office:value-type="string" calcext:value-type="string">
            <text:p>104</text:p>
          </table:table-cell>
          <table:table-cell table:style-name="ce40" office:value-type="string" calcext:value-type="string">
            <text:p>2</text:p>
          </table:table-cell>
          <table:table-cell table:style-name="ce32"/>
          <table:table-cell table:style-name="ce49" table:number-columns-repeated="1018"/>
        </table:table-row>
        <table:table-row table:style-name="ro2">
          <table:table-cell table:style-name="ce22" office:value-type="string" calcext:value-type="string">
            <text:p>NAMIBIA</text:p>
          </table:table-cell>
          <table:table-cell table:style-name="ce32" office:value-type="string" calcext:value-type="string">
            <text:p>Namibia Dollar</text:p>
          </table:table-cell>
          <table:table-cell table:style-name="ce40" office:value-type="string" calcext:value-type="string">
            <text:p>NAD</text:p>
          </table:table-cell>
          <table:table-cell table:style-name="ce40" office:value-type="string" calcext:value-type="string">
            <text:p>516</text:p>
          </table:table-cell>
          <table:table-cell table:style-name="ce40" office:value-type="string" calcext:value-type="string">
            <text:p>2</text:p>
          </table:table-cell>
          <table:table-cell table:style-name="ce32"/>
          <table:table-cell table:style-name="ce49" table:number-columns-repeated="1018"/>
        </table:table-row>
        <table:table-row table:style-name="ro2">
          <table:table-cell table:style-name="ce22" office:value-type="string" calcext:value-type="string">
            <text:p>NAMIBIA</text:p>
          </table:table-cell>
          <table:table-cell table:style-name="ce32" office:value-type="string" calcext:value-type="string">
            <text:p>Rand</text:p>
          </table:table-cell>
          <table:table-cell table:style-name="ce40" office:value-type="string" calcext:value-type="string">
            <text:p>ZAR</text:p>
          </table:table-cell>
          <table:table-cell table:style-name="ce40" office:value-type="string" calcext:value-type="string">
            <text:p>710</text:p>
          </table:table-cell>
          <table:table-cell table:style-name="ce40" office:value-type="string" calcext:value-type="string">
            <text:p>2</text:p>
          </table:table-cell>
          <table:table-cell table:style-name="ce32"/>
          <table:table-cell table:style-name="ce49" table:number-columns-repeated="1018"/>
        </table:table-row>
        <table:table-row table:style-name="ro2">
          <table:table-cell table:style-name="ce22" office:value-type="string" calcext:value-type="string">
            <text:p>NAURU</text:p>
          </table:table-cell>
          <table:table-cell table:style-name="ce32" office:value-type="string" calcext:value-type="string">
            <text:p>Australian Dollar</text:p>
          </table:table-cell>
          <table:table-cell table:style-name="ce40" office:value-type="string" calcext:value-type="string">
            <text:p>AUD</text:p>
          </table:table-cell>
          <table:table-cell table:style-name="ce40" office:value-type="string" calcext:value-type="string">
            <text:p>036</text:p>
          </table:table-cell>
          <table:table-cell table:style-name="ce40" office:value-type="string" calcext:value-type="string">
            <text:p>2</text:p>
          </table:table-cell>
          <table:table-cell table:style-name="ce32"/>
          <table:table-cell table:style-name="ce49" table:number-columns-repeated="1018"/>
        </table:table-row>
        <table:table-row table:style-name="ro2">
          <table:table-cell table:style-name="ce22" office:value-type="string" calcext:value-type="string">
            <text:p>NEPAL</text:p>
          </table:table-cell>
          <table:table-cell table:style-name="ce32" office:value-type="string" calcext:value-type="string">
            <text:p>Nepalese Rupee</text:p>
          </table:table-cell>
          <table:table-cell table:style-name="ce40" office:value-type="string" calcext:value-type="string">
            <text:p>NPR</text:p>
          </table:table-cell>
          <table:table-cell table:style-name="ce40" office:value-type="string" calcext:value-type="string">
            <text:p>524</text:p>
          </table:table-cell>
          <table:table-cell table:style-name="ce40" office:value-type="string" calcext:value-type="string">
            <text:p>2</text:p>
          </table:table-cell>
          <table:table-cell table:style-name="ce32"/>
          <table:table-cell table:style-name="ce49" table:number-columns-repeated="1018"/>
        </table:table-row>
        <table:table-row table:style-name="ro2">
          <table:table-cell table:style-name="ce22" office:value-type="string" calcext:value-type="string">
            <text:p>NETHERLANDS (THE)</text:p>
          </table:table-cell>
          <table:table-cell table:style-name="ce32" office:value-type="string" calcext:value-type="string">
            <text:p>Euro</text:p>
          </table:table-cell>
          <table:table-cell table:style-name="ce40" office:value-type="string" calcext:value-type="string">
            <text:p>EUR</text:p>
          </table:table-cell>
          <table:table-cell table:style-name="ce40" office:value-type="string" calcext:value-type="string">
            <text:p>978</text:p>
          </table:table-cell>
          <table:table-cell table:style-name="ce40" office:value-type="string" calcext:value-type="string">
            <text:p>2</text:p>
          </table:table-cell>
          <table:table-cell table:style-name="ce32"/>
          <table:table-cell table:style-name="ce49" table:number-columns-repeated="1018"/>
        </table:table-row>
        <table:table-row table:style-name="ro2">
          <table:table-cell table:style-name="ce22" office:value-type="string" calcext:value-type="string">
            <text:p>NEW CALEDONIA</text:p>
          </table:table-cell>
          <table:table-cell table:style-name="ce32" office:value-type="string" calcext:value-type="string">
            <text:p>CFP Franc</text:p>
          </table:table-cell>
          <table:table-cell table:style-name="ce40" office:value-type="string" calcext:value-type="string">
            <text:p>XPF</text:p>
          </table:table-cell>
          <table:table-cell table:style-name="ce40" office:value-type="string" calcext:value-type="string">
            <text:p>953</text:p>
          </table:table-cell>
          <table:table-cell table:style-name="ce40" office:value-type="string" calcext:value-type="string">
            <text:p>0</text:p>
          </table:table-cell>
          <table:table-cell table:style-name="ce32"/>
          <table:table-cell table:style-name="ce49" table:number-columns-repeated="1018"/>
        </table:table-row>
        <table:table-row table:style-name="ro2">
          <table:table-cell table:style-name="ce22" office:value-type="string" calcext:value-type="string">
            <text:p>NEW ZEALAND</text:p>
          </table:table-cell>
          <table:table-cell table:style-name="ce32" office:value-type="string" calcext:value-type="string">
            <text:p>New Zealand Dollar</text:p>
          </table:table-cell>
          <table:table-cell table:style-name="ce40" office:value-type="string" calcext:value-type="string">
            <text:p>NZD</text:p>
          </table:table-cell>
          <table:table-cell table:style-name="ce40" office:value-type="string" calcext:value-type="string">
            <text:p>554</text:p>
          </table:table-cell>
          <table:table-cell table:style-name="ce40" office:value-type="string" calcext:value-type="string">
            <text:p>2</text:p>
          </table:table-cell>
          <table:table-cell table:style-name="ce32"/>
          <table:table-cell table:style-name="ce49" table:number-columns-repeated="1018"/>
        </table:table-row>
        <table:table-row table:style-name="ro4">
          <table:table-cell table:style-name="ce22" office:value-type="string" calcext:value-type="string">
            <text:p>NICARAGUA</text:p>
          </table:table-cell>
          <table:table-cell table:style-name="ce32" office:value-type="string" calcext:value-type="string">
            <text:p>Cordoba Oro</text:p>
          </table:table-cell>
          <table:table-cell table:style-name="ce40" office:value-type="string" calcext:value-type="string">
            <text:p>NIO</text:p>
          </table:table-cell>
          <table:table-cell table:style-name="ce40" office:value-type="string" calcext:value-type="string">
            <text:p>558</text:p>
          </table:table-cell>
          <table:table-cell table:style-name="ce40" office:value-type="string" calcext:value-type="string">
            <text:p>2</text:p>
          </table:table-cell>
          <table:table-cell table:style-name="ce32"/>
          <table:table-cell table:style-name="ce49" table:number-columns-repeated="1018"/>
        </table:table-row>
        <table:table-row table:style-name="ro2">
          <table:table-cell table:style-name="ce22" office:value-type="string" calcext:value-type="string">
            <text:p>NIGER (THE)</text:p>
          </table:table-cell>
          <table:table-cell table:style-name="ce32" office:value-type="string" calcext:value-type="string">
            <text:p>CFA Franc BCEAO</text:p>
          </table:table-cell>
          <table:table-cell table:style-name="ce40" office:value-type="string" calcext:value-type="string">
            <text:p>XOF</text:p>
          </table:table-cell>
          <table:table-cell table:style-name="ce40" office:value-type="string" calcext:value-type="string">
            <text:p>952</text:p>
          </table:table-cell>
          <table:table-cell table:style-name="ce40" office:value-type="string" calcext:value-type="string">
            <text:p>0</text:p>
          </table:table-cell>
          <table:table-cell table:style-name="ce32"/>
          <table:table-cell table:style-name="ce49" table:number-columns-repeated="1018"/>
        </table:table-row>
        <table:table-row table:style-name="ro2">
          <table:table-cell table:style-name="ce22" office:value-type="string" calcext:value-type="string">
            <text:p>NIGERIA</text:p>
          </table:table-cell>
          <table:table-cell table:style-name="ce32" office:value-type="string" calcext:value-type="string">
            <text:p>Naira</text:p>
          </table:table-cell>
          <table:table-cell table:style-name="ce40" office:value-type="string" calcext:value-type="string">
            <text:p>NGN</text:p>
          </table:table-cell>
          <table:table-cell table:style-name="ce40" office:value-type="string" calcext:value-type="string">
            <text:p>566</text:p>
          </table:table-cell>
          <table:table-cell table:style-name="ce40" office:value-type="string" calcext:value-type="string">
            <text:p>2</text:p>
          </table:table-cell>
          <table:table-cell table:style-name="ce32"/>
          <table:table-cell table:style-name="ce49" table:number-columns-repeated="1018"/>
        </table:table-row>
        <table:table-row table:style-name="ro2">
          <table:table-cell table:style-name="ce22" office:value-type="string" calcext:value-type="string">
            <text:p>NIUE</text:p>
          </table:table-cell>
          <table:table-cell table:style-name="ce32" office:value-type="string" calcext:value-type="string">
            <text:p>New Zealand Dollar</text:p>
          </table:table-cell>
          <table:table-cell table:style-name="ce40" office:value-type="string" calcext:value-type="string">
            <text:p>NZD</text:p>
          </table:table-cell>
          <table:table-cell table:style-name="ce40" office:value-type="string" calcext:value-type="string">
            <text:p>554</text:p>
          </table:table-cell>
          <table:table-cell table:style-name="ce40" office:value-type="string" calcext:value-type="string">
            <text:p>2</text:p>
          </table:table-cell>
          <table:table-cell table:style-name="ce32"/>
          <table:table-cell table:style-name="ce49" table:number-columns-repeated="1018"/>
        </table:table-row>
        <table:table-row table:style-name="ro2">
          <table:table-cell table:style-name="ce22" office:value-type="string" calcext:value-type="string">
            <text:p>NORFOLK ISLAND</text:p>
          </table:table-cell>
          <table:table-cell table:style-name="ce32" office:value-type="string" calcext:value-type="string">
            <text:p>Australian Dollar</text:p>
          </table:table-cell>
          <table:table-cell table:style-name="ce40" office:value-type="string" calcext:value-type="string">
            <text:p>AUD</text:p>
          </table:table-cell>
          <table:table-cell table:style-name="ce40" office:value-type="string" calcext:value-type="string">
            <text:p>036</text:p>
          </table:table-cell>
          <table:table-cell table:style-name="ce40" office:value-type="string" calcext:value-type="string">
            <text:p>2</text:p>
          </table:table-cell>
          <table:table-cell table:style-name="ce32"/>
          <table:table-cell table:style-name="ce49" table:number-columns-repeated="1018"/>
        </table:table-row>
        <table:table-row table:style-name="ro2">
          <table:table-cell table:style-name="ce22" office:value-type="string" calcext:value-type="string">
            <text:p>NORTHERN MARIANA ISLANDS (THE)</text:p>
          </table:table-cell>
          <table:table-cell table:style-name="ce32" office:value-type="string" calcext:value-type="string">
            <text:p>US Dollar</text:p>
          </table:table-cell>
          <table:table-cell table:style-name="ce40" office:value-type="string" calcext:value-type="string">
            <text:p>USD</text:p>
          </table:table-cell>
          <table:table-cell table:style-name="ce40" office:value-type="string" calcext:value-type="string">
            <text:p>840</text:p>
          </table:table-cell>
          <table:table-cell table:style-name="ce40" office:value-type="string" calcext:value-type="string">
            <text:p>2</text:p>
          </table:table-cell>
          <table:table-cell table:style-name="ce32"/>
          <table:table-cell table:style-name="ce49" table:number-columns-repeated="1018"/>
        </table:table-row>
        <table:table-row table:style-name="ro2">
          <table:table-cell table:style-name="ce22" office:value-type="string" calcext:value-type="string">
            <text:p>NORWAY</text:p>
          </table:table-cell>
          <table:table-cell table:style-name="ce32" office:value-type="string" calcext:value-type="string">
            <text:p>Norwegian Krone</text:p>
          </table:table-cell>
          <table:table-cell table:style-name="ce40" office:value-type="string" calcext:value-type="string">
            <text:p>NOK</text:p>
          </table:table-cell>
          <table:table-cell table:style-name="ce40" office:value-type="string" calcext:value-type="string">
            <text:p>578</text:p>
          </table:table-cell>
          <table:table-cell table:style-name="ce40" office:value-type="string" calcext:value-type="string">
            <text:p>2</text:p>
          </table:table-cell>
          <table:table-cell table:style-name="ce32"/>
          <table:table-cell table:style-name="ce49" table:number-columns-repeated="1018"/>
        </table:table-row>
        <table:table-row table:style-name="ro2">
          <table:table-cell table:style-name="ce22" office:value-type="string" calcext:value-type="string">
            <text:p>OMAN</text:p>
          </table:table-cell>
          <table:table-cell table:style-name="ce32" office:value-type="string" calcext:value-type="string">
            <text:p>Rial Omani</text:p>
          </table:table-cell>
          <table:table-cell table:style-name="ce40" office:value-type="string" calcext:value-type="string">
            <text:p>OMR</text:p>
          </table:table-cell>
          <table:table-cell table:style-name="ce40" office:value-type="string" calcext:value-type="string">
            <text:p>512</text:p>
          </table:table-cell>
          <table:table-cell table:style-name="ce40" office:value-type="string" calcext:value-type="string">
            <text:p>3</text:p>
          </table:table-cell>
          <table:table-cell table:style-name="ce32"/>
          <table:table-cell table:style-name="ce49" table:number-columns-repeated="1018"/>
        </table:table-row>
        <table:table-row table:style-name="ro2">
          <table:table-cell table:style-name="ce22" office:value-type="string" calcext:value-type="string">
            <text:p>PAKISTAN</text:p>
          </table:table-cell>
          <table:table-cell table:style-name="ce32" office:value-type="string" calcext:value-type="string">
            <text:p>Pakistan Rupee</text:p>
          </table:table-cell>
          <table:table-cell table:style-name="ce40" office:value-type="string" calcext:value-type="string">
            <text:p>PKR</text:p>
          </table:table-cell>
          <table:table-cell table:style-name="ce40" office:value-type="string" calcext:value-type="string">
            <text:p>586</text:p>
          </table:table-cell>
          <table:table-cell table:style-name="ce40" office:value-type="string" calcext:value-type="string">
            <text:p>2</text:p>
          </table:table-cell>
          <table:table-cell table:style-name="ce32"/>
          <table:table-cell table:style-name="ce49" table:number-columns-repeated="1018"/>
        </table:table-row>
        <table:table-row table:style-name="ro2">
          <table:table-cell table:style-name="ce22" office:value-type="string" calcext:value-type="string">
            <text:p>PALAU</text:p>
          </table:table-cell>
          <table:table-cell table:style-name="ce32" office:value-type="string" calcext:value-type="string">
            <text:p>US Dollar</text:p>
          </table:table-cell>
          <table:table-cell table:style-name="ce40" office:value-type="string" calcext:value-type="string">
            <text:p>USD</text:p>
          </table:table-cell>
          <table:table-cell table:style-name="ce40" office:value-type="string" calcext:value-type="string">
            <text:p>840</text:p>
          </table:table-cell>
          <table:table-cell table:style-name="ce40" office:value-type="string" calcext:value-type="string">
            <text:p>2</text:p>
          </table:table-cell>
          <table:table-cell table:style-name="ce32"/>
          <table:table-cell table:style-name="ce49" table:number-columns-repeated="1018"/>
        </table:table-row>
        <table:table-row table:style-name="ro2">
          <table:table-cell table:style-name="ce22" office:value-type="string" calcext:value-type="string">
            <text:p>PALESTINE, STATE OF</text:p>
          </table:table-cell>
          <table:table-cell table:style-name="ce32" office:value-type="string" calcext:value-type="string">
            <text:p>No universal currency</text:p>
          </table:table-cell>
          <table:table-cell table:style-name="ce40" table:number-columns-repeated="3"/>
          <table:table-cell table:style-name="ce32"/>
          <table:table-cell table:style-name="ce49" table:number-columns-repeated="1018"/>
        </table:table-row>
        <table:table-row table:style-name="ro2">
          <table:table-cell table:style-name="ce22" office:value-type="string" calcext:value-type="string">
            <text:p>PANAMA</text:p>
          </table:table-cell>
          <table:table-cell table:style-name="ce32" office:value-type="string" calcext:value-type="string">
            <text:p>Balboa</text:p>
          </table:table-cell>
          <table:table-cell table:style-name="ce40" office:value-type="string" calcext:value-type="string">
            <text:p>PAB</text:p>
          </table:table-cell>
          <table:table-cell table:style-name="ce40" office:value-type="string" calcext:value-type="string">
            <text:p>590</text:p>
          </table:table-cell>
          <table:table-cell table:style-name="ce40" office:value-type="string" calcext:value-type="string">
            <text:p>2</text:p>
          </table:table-cell>
          <table:table-cell table:style-name="ce32"/>
          <table:table-cell table:style-name="ce49" table:number-columns-repeated="1018"/>
        </table:table-row>
        <table:table-row table:style-name="ro2">
          <table:table-cell table:style-name="ce22" office:value-type="string" calcext:value-type="string">
            <text:p>PANAMA</text:p>
          </table:table-cell>
          <table:table-cell table:style-name="ce32" office:value-type="string" calcext:value-type="string">
            <text:p>US Dollar</text:p>
          </table:table-cell>
          <table:table-cell table:style-name="ce40" office:value-type="string" calcext:value-type="string">
            <text:p>USD</text:p>
          </table:table-cell>
          <table:table-cell table:style-name="ce40" office:value-type="string" calcext:value-type="string">
            <text:p>840</text:p>
          </table:table-cell>
          <table:table-cell table:style-name="ce40" office:value-type="string" calcext:value-type="string">
            <text:p>2</text:p>
          </table:table-cell>
          <table:table-cell table:style-name="ce32"/>
          <table:table-cell table:style-name="ce49" table:number-columns-repeated="1018"/>
        </table:table-row>
        <table:table-row table:style-name="ro2">
          <table:table-cell table:style-name="ce22" office:value-type="string" calcext:value-type="string">
            <text:p>PAPUA NEW GUINEA</text:p>
          </table:table-cell>
          <table:table-cell table:style-name="ce32" office:value-type="string" calcext:value-type="string">
            <text:p>Kina</text:p>
          </table:table-cell>
          <table:table-cell table:style-name="ce40" office:value-type="string" calcext:value-type="string">
            <text:p>PGK</text:p>
          </table:table-cell>
          <table:table-cell table:style-name="ce40" office:value-type="string" calcext:value-type="string">
            <text:p>598</text:p>
          </table:table-cell>
          <table:table-cell table:style-name="ce40" office:value-type="string" calcext:value-type="string">
            <text:p>2</text:p>
          </table:table-cell>
          <table:table-cell table:style-name="ce32"/>
          <table:table-cell table:style-name="ce49" table:number-columns-repeated="1018"/>
        </table:table-row>
        <table:table-row table:style-name="ro2">
          <table:table-cell table:style-name="ce22" office:value-type="string" calcext:value-type="string">
            <text:p>PARAGUAY</text:p>
          </table:table-cell>
          <table:table-cell table:style-name="ce32" office:value-type="string" calcext:value-type="string">
            <text:p>Guarani</text:p>
          </table:table-cell>
          <table:table-cell table:style-name="ce40" office:value-type="string" calcext:value-type="string">
            <text:p>PYG</text:p>
          </table:table-cell>
          <table:table-cell table:style-name="ce40" office:value-type="string" calcext:value-type="string">
            <text:p>600</text:p>
          </table:table-cell>
          <table:table-cell table:style-name="ce40" office:value-type="string" calcext:value-type="string">
            <text:p>0</text:p>
          </table:table-cell>
          <table:table-cell table:style-name="ce32"/>
          <table:table-cell table:style-name="ce49" table:number-columns-repeated="1018"/>
        </table:table-row>
        <table:table-row table:style-name="ro2">
          <table:table-cell table:style-name="ce22" office:value-type="string" calcext:value-type="string">
            <text:p>PERU</text:p>
          </table:table-cell>
          <table:table-cell table:style-name="ce32" office:value-type="string" calcext:value-type="string">
            <text:p>Sol</text:p>
          </table:table-cell>
          <table:table-cell table:style-name="ce40" office:value-type="string" calcext:value-type="string">
            <text:p>PEN</text:p>
          </table:table-cell>
          <table:table-cell table:style-name="ce40" office:value-type="string" calcext:value-type="string">
            <text:p>604</text:p>
          </table:table-cell>
          <table:table-cell table:style-name="ce40" office:value-type="string" calcext:value-type="string">
            <text:p>2</text:p>
          </table:table-cell>
          <table:table-cell table:style-name="ce32"/>
          <table:table-cell table:style-name="ce49" table:number-columns-repeated="1018"/>
        </table:table-row>
        <table:table-row table:style-name="ro2">
          <table:table-cell table:style-name="ce22" office:value-type="string" calcext:value-type="string">
            <text:p>PHILIPPINES (THE)</text:p>
          </table:table-cell>
          <table:table-cell table:style-name="ce32" office:value-type="string" calcext:value-type="string">
            <text:p>Philippine Peso</text:p>
          </table:table-cell>
          <table:table-cell table:style-name="ce40" office:value-type="string" calcext:value-type="string">
            <text:p>PHP</text:p>
          </table:table-cell>
          <table:table-cell table:style-name="ce40" office:value-type="string" calcext:value-type="string">
            <text:p>608</text:p>
          </table:table-cell>
          <table:table-cell table:style-name="ce40" office:value-type="string" calcext:value-type="string">
            <text:p>2</text:p>
          </table:table-cell>
          <table:table-cell table:style-name="ce32"/>
          <table:table-cell table:style-name="ce49" table:number-columns-repeated="1018"/>
        </table:table-row>
        <table:table-row table:style-name="ro4">
          <table:table-cell table:style-name="ce22" office:value-type="string" calcext:value-type="string">
            <text:p>PITCAIRN</text:p>
          </table:table-cell>
          <table:table-cell table:style-name="ce32" office:value-type="string" calcext:value-type="string">
            <text:p>New Zealand Dollar</text:p>
          </table:table-cell>
          <table:table-cell table:style-name="ce40" office:value-type="string" calcext:value-type="string">
            <text:p>NZD</text:p>
          </table:table-cell>
          <table:table-cell table:style-name="ce40" office:value-type="string" calcext:value-type="string">
            <text:p>554</text:p>
          </table:table-cell>
          <table:table-cell table:style-name="ce40" office:value-type="string" calcext:value-type="string">
            <text:p>2</text:p>
          </table:table-cell>
          <table:table-cell table:style-name="ce32"/>
          <table:table-cell table:style-name="ce49" table:number-columns-repeated="1018"/>
        </table:table-row>
        <table:table-row table:style-name="ro2">
          <table:table-cell table:style-name="ce22" office:value-type="string" calcext:value-type="string">
            <text:p>POLAND</text:p>
          </table:table-cell>
          <table:table-cell table:style-name="ce32" office:value-type="string" calcext:value-type="string">
            <text:p>Zloty</text:p>
          </table:table-cell>
          <table:table-cell table:style-name="ce40" office:value-type="string" calcext:value-type="string">
            <text:p>PLN</text:p>
          </table:table-cell>
          <table:table-cell table:style-name="ce40" office:value-type="string" calcext:value-type="string">
            <text:p>985</text:p>
          </table:table-cell>
          <table:table-cell table:style-name="ce40" office:value-type="string" calcext:value-type="string">
            <text:p>2</text:p>
          </table:table-cell>
          <table:table-cell table:style-name="ce32"/>
          <table:table-cell table:style-name="ce49" table:number-columns-repeated="1018"/>
        </table:table-row>
        <table:table-row table:style-name="ro4">
          <table:table-cell table:style-name="ce22" office:value-type="string" calcext:value-type="string">
            <text:p>PORTUGAL</text:p>
          </table:table-cell>
          <table:table-cell table:style-name="ce32" office:value-type="string" calcext:value-type="string">
            <text:p>Euro</text:p>
          </table:table-cell>
          <table:table-cell table:style-name="ce40" office:value-type="string" calcext:value-type="string">
            <text:p>EUR</text:p>
          </table:table-cell>
          <table:table-cell table:style-name="ce40" office:value-type="string" calcext:value-type="string">
            <text:p>978</text:p>
          </table:table-cell>
          <table:table-cell table:style-name="ce40" office:value-type="string" calcext:value-type="string">
            <text:p>2</text:p>
          </table:table-cell>
          <table:table-cell table:style-name="ce32"/>
          <table:table-cell table:style-name="ce49" table:number-columns-repeated="1018"/>
        </table:table-row>
        <table:table-row table:style-name="ro2">
          <table:table-cell table:style-name="ce22" office:value-type="string" calcext:value-type="string">
            <text:p>PUERTO RICO</text:p>
          </table:table-cell>
          <table:table-cell table:style-name="ce32" office:value-type="string" calcext:value-type="string">
            <text:p>US Dollar</text:p>
          </table:table-cell>
          <table:table-cell table:style-name="ce40" office:value-type="string" calcext:value-type="string">
            <text:p>USD</text:p>
          </table:table-cell>
          <table:table-cell table:style-name="ce40" office:value-type="string" calcext:value-type="string">
            <text:p>840</text:p>
          </table:table-cell>
          <table:table-cell table:style-name="ce40" office:value-type="string" calcext:value-type="string">
            <text:p>2</text:p>
          </table:table-cell>
          <table:table-cell table:style-name="ce32"/>
          <table:table-cell table:style-name="ce49" table:number-columns-repeated="1018"/>
        </table:table-row>
        <table:table-row table:style-name="ro4">
          <table:table-cell table:style-name="ce22" office:value-type="string" calcext:value-type="string">
            <text:p>QATAR</text:p>
          </table:table-cell>
          <table:table-cell table:style-name="ce32" office:value-type="string" calcext:value-type="string">
            <text:p>Qatari Rial</text:p>
          </table:table-cell>
          <table:table-cell table:style-name="ce40" office:value-type="string" calcext:value-type="string">
            <text:p>QAR</text:p>
          </table:table-cell>
          <table:table-cell table:style-name="ce40" office:value-type="string" calcext:value-type="string">
            <text:p>634</text:p>
          </table:table-cell>
          <table:table-cell table:style-name="ce40" office:value-type="string" calcext:value-type="string">
            <text:p>2</text:p>
          </table:table-cell>
          <table:table-cell table:style-name="ce32"/>
          <table:table-cell table:style-name="ce49" table:number-columns-repeated="1018"/>
        </table:table-row>
        <table:table-row table:style-name="ro4">
          <table:table-cell table:style-name="ce22" office:value-type="string" calcext:value-type="string">
            <text:p>RÉUNION</text:p>
          </table:table-cell>
          <table:table-cell table:style-name="ce32" office:value-type="string" calcext:value-type="string">
            <text:p>Euro</text:p>
          </table:table-cell>
          <table:table-cell table:style-name="ce40" office:value-type="string" calcext:value-type="string">
            <text:p>EUR</text:p>
          </table:table-cell>
          <table:table-cell table:style-name="ce40" office:value-type="string" calcext:value-type="string">
            <text:p>978</text:p>
          </table:table-cell>
          <table:table-cell table:style-name="ce40" office:value-type="string" calcext:value-type="string">
            <text:p>2</text:p>
          </table:table-cell>
          <table:table-cell table:style-name="ce32"/>
          <table:table-cell table:style-name="ce49" table:number-columns-repeated="1018"/>
        </table:table-row>
        <table:table-row table:style-name="ro2">
          <table:table-cell table:style-name="ce22" office:value-type="string" calcext:value-type="string">
            <text:p>ROMANIA</text:p>
          </table:table-cell>
          <table:table-cell table:style-name="ce32" office:value-type="string" calcext:value-type="string">
            <text:p>Romanian Leu</text:p>
          </table:table-cell>
          <table:table-cell table:style-name="ce40" office:value-type="string" calcext:value-type="string">
            <text:p>RON</text:p>
          </table:table-cell>
          <table:table-cell table:style-name="ce40" office:value-type="string" calcext:value-type="string">
            <text:p>946</text:p>
          </table:table-cell>
          <table:table-cell table:style-name="ce40" office:value-type="string" calcext:value-type="string">
            <text:p>2</text:p>
          </table:table-cell>
          <table:table-cell table:style-name="ce32"/>
          <table:table-cell table:style-name="ce49" table:number-columns-repeated="1018"/>
        </table:table-row>
        <table:table-row table:style-name="ro4">
          <table:table-cell table:style-name="ce22" office:value-type="string" calcext:value-type="string">
            <text:p>RUSSIAN FEDERATION (THE)</text:p>
          </table:table-cell>
          <table:table-cell table:style-name="ce32" office:value-type="string" calcext:value-type="string">
            <text:p>Russian Ruble</text:p>
          </table:table-cell>
          <table:table-cell table:style-name="ce40" office:value-type="string" calcext:value-type="string">
            <text:p>RUB</text:p>
          </table:table-cell>
          <table:table-cell table:style-name="ce40" office:value-type="string" calcext:value-type="string">
            <text:p>643</text:p>
          </table:table-cell>
          <table:table-cell table:style-name="ce40" office:value-type="string" calcext:value-type="string">
            <text:p>2</text:p>
          </table:table-cell>
          <table:table-cell table:style-name="ce32"/>
          <table:table-cell table:style-name="ce49" table:number-columns-repeated="1018"/>
        </table:table-row>
        <table:table-row table:style-name="ro2">
          <table:table-cell table:style-name="ce22" office:value-type="string" calcext:value-type="string">
            <text:p>RWANDA</text:p>
          </table:table-cell>
          <table:table-cell table:style-name="ce32" office:value-type="string" calcext:value-type="string">
            <text:p>Rwanda Franc</text:p>
          </table:table-cell>
          <table:table-cell table:style-name="ce40" office:value-type="string" calcext:value-type="string">
            <text:p>RWF</text:p>
          </table:table-cell>
          <table:table-cell table:style-name="ce40" office:value-type="string" calcext:value-type="string">
            <text:p>646</text:p>
          </table:table-cell>
          <table:table-cell table:style-name="ce40" office:value-type="string" calcext:value-type="string">
            <text:p>0</text:p>
          </table:table-cell>
          <table:table-cell table:style-name="ce32"/>
          <table:table-cell table:style-name="ce49" table:number-columns-repeated="1018"/>
        </table:table-row>
        <table:table-row table:style-name="ro9">
          <table:table-cell table:style-name="ce22" office:value-type="string" calcext:value-type="string">
            <text:p>SAINT BARTHÉLEMY</text:p>
          </table:table-cell>
          <table:table-cell table:style-name="ce32" office:value-type="string" calcext:value-type="string">
            <text:p>Euro</text:p>
          </table:table-cell>
          <table:table-cell table:style-name="ce40" office:value-type="string" calcext:value-type="string">
            <text:p>EUR</text:p>
          </table:table-cell>
          <table:table-cell table:style-name="ce40" office:value-type="string" calcext:value-type="string">
            <text:p>978</text:p>
          </table:table-cell>
          <table:table-cell table:style-name="ce40" office:value-type="string" calcext:value-type="string">
            <text:p>2</text:p>
          </table:table-cell>
          <table:table-cell table:style-name="ce32"/>
          <table:table-cell table:style-name="ce49" table:number-columns-repeated="1018"/>
        </table:table-row>
        <table:table-row table:style-name="ro2">
          <table:table-cell table:style-name="ce25" office:value-type="string" calcext:value-type="string">
            <text:p>SAINT HELENA, ASCENSION AND TRISTAN DA CUNHA</text:p>
          </table:table-cell>
          <table:table-cell table:style-name="ce33" office:value-type="string" calcext:value-type="string">
            <text:p>Saint Helena Pound</text:p>
          </table:table-cell>
          <table:table-cell table:style-name="ce42" office:value-type="string" calcext:value-type="string">
            <text:p>SHP</text:p>
          </table:table-cell>
          <table:table-cell table:style-name="ce42" office:value-type="string" calcext:value-type="string">
            <text:p>654</text:p>
          </table:table-cell>
          <table:table-cell table:style-name="ce42" office:value-type="string" calcext:value-type="string">
            <text:p>2</text:p>
          </table:table-cell>
          <table:table-cell table:style-name="ce32"/>
          <table:table-cell table:style-name="ce49" table:number-columns-repeated="1018"/>
        </table:table-row>
        <table:table-row table:style-name="ro2">
          <table:table-cell table:style-name="ce22" office:value-type="string" calcext:value-type="string">
            <text:p>SAINT KITTS AND NEVIS</text:p>
          </table:table-cell>
          <table:table-cell table:style-name="ce32" office:value-type="string" calcext:value-type="string">
            <text:p>East Caribbean Dollar</text:p>
          </table:table-cell>
          <table:table-cell table:style-name="ce40" office:value-type="string" calcext:value-type="string">
            <text:p>XCD</text:p>
          </table:table-cell>
          <table:table-cell table:style-name="ce40" office:value-type="string" calcext:value-type="string">
            <text:p>951</text:p>
          </table:table-cell>
          <table:table-cell table:style-name="ce40" office:value-type="string" calcext:value-type="string">
            <text:p>2</text:p>
          </table:table-cell>
          <table:table-cell table:style-name="ce32"/>
          <table:table-cell table:style-name="ce49" table:number-columns-repeated="1018"/>
        </table:table-row>
        <table:table-row table:style-name="ro4">
          <table:table-cell table:style-name="ce22" office:value-type="string" calcext:value-type="string">
            <text:p>SAINT LUCIA</text:p>
          </table:table-cell>
          <table:table-cell table:style-name="ce32" office:value-type="string" calcext:value-type="string">
            <text:p>East Caribbean Dollar</text:p>
          </table:table-cell>
          <table:table-cell table:style-name="ce40" office:value-type="string" calcext:value-type="string">
            <text:p>XCD</text:p>
          </table:table-cell>
          <table:table-cell table:style-name="ce40" office:value-type="string" calcext:value-type="string">
            <text:p>951</text:p>
          </table:table-cell>
          <table:table-cell table:style-name="ce40" office:value-type="string" calcext:value-type="string">
            <text:p>2</text:p>
          </table:table-cell>
          <table:table-cell table:style-name="ce32"/>
          <table:table-cell table:style-name="ce49" table:number-columns-repeated="1018"/>
        </table:table-row>
        <table:table-row table:style-name="ro2">
          <table:table-cell table:style-name="ce22" office:value-type="string" calcext:value-type="string">
            <text:p>SAINT MARTIN (FRENCH PART)</text:p>
          </table:table-cell>
          <table:table-cell table:style-name="ce32" office:value-type="string" calcext:value-type="string">
            <text:p>Euro</text:p>
          </table:table-cell>
          <table:table-cell table:style-name="ce40" office:value-type="string" calcext:value-type="string">
            <text:p>EUR</text:p>
          </table:table-cell>
          <table:table-cell table:style-name="ce40" office:value-type="string" calcext:value-type="string">
            <text:p>978</text:p>
          </table:table-cell>
          <table:table-cell table:style-name="ce40" office:value-type="string" calcext:value-type="string">
            <text:p>2</text:p>
          </table:table-cell>
          <table:table-cell table:style-name="ce32"/>
          <table:table-cell table:style-name="ce49" table:number-columns-repeated="1018"/>
        </table:table-row>
        <table:table-row table:style-name="ro4">
          <table:table-cell table:style-name="ce22" office:value-type="string" calcext:value-type="string">
            <text:p>SAINT PIERRE AND MIQUELON</text:p>
          </table:table-cell>
          <table:table-cell table:style-name="ce32" office:value-type="string" calcext:value-type="string">
            <text:p>Euro</text:p>
          </table:table-cell>
          <table:table-cell table:style-name="ce40" office:value-type="string" calcext:value-type="string">
            <text:p>EUR</text:p>
          </table:table-cell>
          <table:table-cell table:style-name="ce40" office:value-type="string" calcext:value-type="string">
            <text:p>978</text:p>
          </table:table-cell>
          <table:table-cell table:style-name="ce40" office:value-type="string" calcext:value-type="string">
            <text:p>2</text:p>
          </table:table-cell>
          <table:table-cell table:style-name="ce32"/>
          <table:table-cell table:style-name="ce49" table:number-columns-repeated="1018"/>
        </table:table-row>
        <table:table-row table:style-name="ro2">
          <table:table-cell table:style-name="ce22" office:value-type="string" calcext:value-type="string">
            <text:p>SAINT VINCENT AND THE GRENADINES</text:p>
          </table:table-cell>
          <table:table-cell table:style-name="ce32" office:value-type="string" calcext:value-type="string">
            <text:p>East Caribbean Dollar</text:p>
          </table:table-cell>
          <table:table-cell table:style-name="ce40" office:value-type="string" calcext:value-type="string">
            <text:p>XCD</text:p>
          </table:table-cell>
          <table:table-cell table:style-name="ce40" office:value-type="string" calcext:value-type="string">
            <text:p>951</text:p>
          </table:table-cell>
          <table:table-cell table:style-name="ce40" office:value-type="string" calcext:value-type="string">
            <text:p>2</text:p>
          </table:table-cell>
          <table:table-cell table:style-name="ce32"/>
          <table:table-cell table:style-name="ce49" table:number-columns-repeated="1018"/>
        </table:table-row>
        <table:table-row table:style-name="ro4">
          <table:table-cell table:style-name="ce22" office:value-type="string" calcext:value-type="string">
            <text:p>SAMOA</text:p>
          </table:table-cell>
          <table:table-cell table:style-name="ce32" office:value-type="string" calcext:value-type="string">
            <text:p>Tala</text:p>
          </table:table-cell>
          <table:table-cell table:style-name="ce40" office:value-type="string" calcext:value-type="string">
            <text:p>WST</text:p>
          </table:table-cell>
          <table:table-cell table:style-name="ce40" office:value-type="string" calcext:value-type="string">
            <text:p>882</text:p>
          </table:table-cell>
          <table:table-cell table:style-name="ce40" office:value-type="string" calcext:value-type="string">
            <text:p>2</text:p>
          </table:table-cell>
          <table:table-cell table:style-name="ce32"/>
          <table:table-cell table:style-name="ce49" table:number-columns-repeated="1018"/>
        </table:table-row>
        <table:table-row table:style-name="ro2">
          <table:table-cell table:style-name="ce22" office:value-type="string" calcext:value-type="string">
            <text:p>SAN MARINO</text:p>
          </table:table-cell>
          <table:table-cell table:style-name="ce32" office:value-type="string" calcext:value-type="string">
            <text:p>Euro</text:p>
          </table:table-cell>
          <table:table-cell table:style-name="ce40" office:value-type="string" calcext:value-type="string">
            <text:p>EUR</text:p>
          </table:table-cell>
          <table:table-cell table:style-name="ce40" office:value-type="string" calcext:value-type="string">
            <text:p>978</text:p>
          </table:table-cell>
          <table:table-cell table:style-name="ce40" office:value-type="string" calcext:value-type="string">
            <text:p>2</text:p>
          </table:table-cell>
          <table:table-cell table:style-name="ce32"/>
          <table:table-cell table:style-name="ce49" table:number-columns-repeated="1018"/>
        </table:table-row>
        <table:table-row table:style-name="ro2">
          <table:table-cell table:style-name="ce22" office:value-type="string" calcext:value-type="string">
            <text:p>SAO TOME AND PRINCIPE</text:p>
          </table:table-cell>
          <table:table-cell table:style-name="ce32" office:value-type="string" calcext:value-type="string">
            <text:p>Dobra</text:p>
          </table:table-cell>
          <table:table-cell table:style-name="ce40" office:value-type="string" calcext:value-type="string">
            <text:p>STN</text:p>
          </table:table-cell>
          <table:table-cell table:style-name="ce40" office:value-type="string" calcext:value-type="string">
            <text:p>930</text:p>
          </table:table-cell>
          <table:table-cell table:style-name="ce40" office:value-type="string" calcext:value-type="string">
            <text:p>2</text:p>
          </table:table-cell>
          <table:table-cell table:style-name="ce32"/>
          <table:table-cell table:style-name="ce49" table:number-columns-repeated="1018"/>
        </table:table-row>
        <table:table-row table:style-name="ro4">
          <table:table-cell table:style-name="ce22" office:value-type="string" calcext:value-type="string">
            <text:p>SAUDI ARABIA</text:p>
          </table:table-cell>
          <table:table-cell table:style-name="ce32" office:value-type="string" calcext:value-type="string">
            <text:p>Saudi Riyal</text:p>
          </table:table-cell>
          <table:table-cell table:style-name="ce40" office:value-type="string" calcext:value-type="string">
            <text:p>SAR</text:p>
          </table:table-cell>
          <table:table-cell table:style-name="ce40" office:value-type="string" calcext:value-type="string">
            <text:p>682</text:p>
          </table:table-cell>
          <table:table-cell table:style-name="ce40" office:value-type="string" calcext:value-type="string">
            <text:p>2</text:p>
          </table:table-cell>
          <table:table-cell table:style-name="ce32"/>
          <table:table-cell table:style-name="ce49" table:number-columns-repeated="1018"/>
        </table:table-row>
        <table:table-row table:style-name="ro4">
          <table:table-cell table:style-name="ce22" office:value-type="string" calcext:value-type="string">
            <text:p>SENEGAL</text:p>
          </table:table-cell>
          <table:table-cell table:style-name="ce32" office:value-type="string" calcext:value-type="string">
            <text:p>CFA Franc BCEAO</text:p>
          </table:table-cell>
          <table:table-cell table:style-name="ce40" office:value-type="string" calcext:value-type="string">
            <text:p>XOF</text:p>
          </table:table-cell>
          <table:table-cell table:style-name="ce40" office:value-type="string" calcext:value-type="string">
            <text:p>952</text:p>
          </table:table-cell>
          <table:table-cell table:style-name="ce40" office:value-type="string" calcext:value-type="string">
            <text:p>0</text:p>
          </table:table-cell>
          <table:table-cell table:style-name="ce32"/>
          <table:table-cell table:style-name="ce49" table:number-columns-repeated="1018"/>
        </table:table-row>
        <table:table-row table:style-name="ro4">
          <table:table-cell table:style-name="ce22" office:value-type="string" calcext:value-type="string">
            <text:p>SERBIA</text:p>
          </table:table-cell>
          <table:table-cell table:style-name="ce32" office:value-type="string" calcext:value-type="string">
            <text:p>Serbian Dinar</text:p>
          </table:table-cell>
          <table:table-cell table:style-name="ce40" office:value-type="string" calcext:value-type="string">
            <text:p>RSD</text:p>
          </table:table-cell>
          <table:table-cell table:style-name="ce40" office:value-type="string" calcext:value-type="string">
            <text:p>941</text:p>
          </table:table-cell>
          <table:table-cell table:style-name="ce40" office:value-type="string" calcext:value-type="string">
            <text:p>2</text:p>
          </table:table-cell>
          <table:table-cell table:style-name="ce32"/>
          <table:table-cell table:style-name="ce49" table:number-columns-repeated="1018"/>
        </table:table-row>
        <table:table-row table:style-name="ro2">
          <table:table-cell table:style-name="ce22" office:value-type="string" calcext:value-type="string">
            <text:p>SEYCHELLES</text:p>
          </table:table-cell>
          <table:table-cell table:style-name="ce32" office:value-type="string" calcext:value-type="string">
            <text:p>Seychelles Rupee</text:p>
          </table:table-cell>
          <table:table-cell table:style-name="ce40" office:value-type="string" calcext:value-type="string">
            <text:p>SCR</text:p>
          </table:table-cell>
          <table:table-cell table:style-name="ce40" office:value-type="string" calcext:value-type="string">
            <text:p>690</text:p>
          </table:table-cell>
          <table:table-cell table:style-name="ce40" office:value-type="string" calcext:value-type="string">
            <text:p>2</text:p>
          </table:table-cell>
          <table:table-cell table:style-name="ce32"/>
          <table:table-cell table:style-name="ce49" table:number-columns-repeated="1018"/>
        </table:table-row>
        <table:table-row table:style-name="ro2">
          <table:table-cell table:style-name="ce22" office:value-type="string" calcext:value-type="string">
            <text:p>SIERRA LEONE</text:p>
          </table:table-cell>
          <table:table-cell table:style-name="ce32" office:value-type="string" calcext:value-type="string">
            <text:p>Leone</text:p>
          </table:table-cell>
          <table:table-cell table:style-name="ce40" office:value-type="string" calcext:value-type="string">
            <text:p>SLL</text:p>
          </table:table-cell>
          <table:table-cell table:style-name="ce40" office:value-type="string" calcext:value-type="string">
            <text:p>694</text:p>
          </table:table-cell>
          <table:table-cell table:style-name="ce40" office:value-type="string" calcext:value-type="string">
            <text:p>2</text:p>
          </table:table-cell>
          <table:table-cell table:style-name="ce32"/>
          <table:table-cell table:style-name="ce49" table:number-columns-repeated="1018"/>
        </table:table-row>
        <table:table-row table:style-name="ro4">
          <table:table-cell table:style-name="ce22" office:value-type="string" calcext:value-type="string">
            <text:p>SINGAPORE</text:p>
          </table:table-cell>
          <table:table-cell table:style-name="ce32" office:value-type="string" calcext:value-type="string">
            <text:p>Singapore Dollar</text:p>
          </table:table-cell>
          <table:table-cell table:style-name="ce40" office:value-type="string" calcext:value-type="string">
            <text:p>SGD</text:p>
          </table:table-cell>
          <table:table-cell table:style-name="ce40" office:value-type="string" calcext:value-type="string">
            <text:p>702</text:p>
          </table:table-cell>
          <table:table-cell table:style-name="ce40" office:value-type="string" calcext:value-type="string">
            <text:p>2</text:p>
          </table:table-cell>
          <table:table-cell table:style-name="ce32"/>
          <table:table-cell table:style-name="ce49" table:number-columns-repeated="1018"/>
        </table:table-row>
        <table:table-row table:style-name="ro4">
          <table:table-cell table:style-name="ce22" office:value-type="string" calcext:value-type="string">
            <text:p>SINT MAARTEN (DUTCH PART)</text:p>
          </table:table-cell>
          <table:table-cell table:style-name="ce32" office:value-type="string" calcext:value-type="string">
            <text:p>Netherlands Antillean Guilder</text:p>
          </table:table-cell>
          <table:table-cell table:style-name="ce40" office:value-type="string" calcext:value-type="string">
            <text:p>ANG</text:p>
          </table:table-cell>
          <table:table-cell table:style-name="ce40" office:value-type="string" calcext:value-type="string">
            <text:p>532</text:p>
          </table:table-cell>
          <table:table-cell table:style-name="ce40" office:value-type="string" calcext:value-type="string">
            <text:p>2</text:p>
          </table:table-cell>
          <table:table-cell table:style-name="ce32"/>
          <table:table-cell table:style-name="ce49" table:number-columns-repeated="1018"/>
        </table:table-row>
        <table:table-row table:style-name="ro4">
          <table:table-cell table:style-name="ce22" office:value-type="string" calcext:value-type="string">
            <text:p>SISTEMA UNITARIO DE COMPENSACION REGIONAL DE PAGOS "SUCRE"</text:p>
          </table:table-cell>
          <table:table-cell table:style-name="ce32" office:value-type="string" calcext:value-type="string">
            <text:p>Sucre</text:p>
          </table:table-cell>
          <table:table-cell table:style-name="ce40" office:value-type="string" calcext:value-type="string">
            <text:p>XSU</text:p>
          </table:table-cell>
          <table:table-cell table:style-name="ce40" office:value-type="string" calcext:value-type="string">
            <text:p>994</text:p>
          </table:table-cell>
          <table:table-cell table:style-name="ce40" office:value-type="string" calcext:value-type="string">
            <text:p>N.A.</text:p>
          </table:table-cell>
          <table:table-cell table:style-name="ce32"/>
          <table:table-cell table:style-name="ce49" table:number-columns-repeated="1018"/>
        </table:table-row>
        <table:table-row table:style-name="ro4">
          <table:table-cell table:style-name="ce22" office:value-type="string" calcext:value-type="string">
            <text:p>SLOVAKIA</text:p>
          </table:table-cell>
          <table:table-cell table:style-name="ce32" office:value-type="string" calcext:value-type="string">
            <text:p>Euro</text:p>
          </table:table-cell>
          <table:table-cell table:style-name="ce40" office:value-type="string" calcext:value-type="string">
            <text:p>EUR</text:p>
          </table:table-cell>
          <table:table-cell table:style-name="ce40" office:value-type="string" calcext:value-type="string">
            <text:p>978</text:p>
          </table:table-cell>
          <table:table-cell table:style-name="ce40" office:value-type="string" calcext:value-type="string">
            <text:p>2</text:p>
          </table:table-cell>
          <table:table-cell table:style-name="ce32"/>
          <table:table-cell table:style-name="ce49" table:number-columns-repeated="1018"/>
        </table:table-row>
        <table:table-row table:style-name="ro4">
          <table:table-cell table:style-name="ce22" office:value-type="string" calcext:value-type="string">
            <text:p>SLOVENIA</text:p>
          </table:table-cell>
          <table:table-cell table:style-name="ce32" office:value-type="string" calcext:value-type="string">
            <text:p>Euro</text:p>
          </table:table-cell>
          <table:table-cell table:style-name="ce40" office:value-type="string" calcext:value-type="string">
            <text:p>EUR</text:p>
          </table:table-cell>
          <table:table-cell table:style-name="ce40" office:value-type="string" calcext:value-type="string">
            <text:p>978</text:p>
          </table:table-cell>
          <table:table-cell table:style-name="ce40" office:value-type="string" calcext:value-type="string">
            <text:p>2</text:p>
          </table:table-cell>
          <table:table-cell table:style-name="ce32"/>
          <table:table-cell table:style-name="ce49" table:number-columns-repeated="1018"/>
        </table:table-row>
        <table:table-row table:style-name="ro4">
          <table:table-cell table:style-name="ce22" office:value-type="string" calcext:value-type="string">
            <text:p>SOLOMON ISLANDS</text:p>
          </table:table-cell>
          <table:table-cell table:style-name="ce32" office:value-type="string" calcext:value-type="string">
            <text:p>Solomon Islands Dollar</text:p>
          </table:table-cell>
          <table:table-cell table:style-name="ce40" office:value-type="string" calcext:value-type="string">
            <text:p>SBD</text:p>
          </table:table-cell>
          <table:table-cell table:style-name="ce40" office:value-type="string" calcext:value-type="string">
            <text:p>090</text:p>
          </table:table-cell>
          <table:table-cell table:style-name="ce40" office:value-type="string" calcext:value-type="string">
            <text:p>2</text:p>
          </table:table-cell>
          <table:table-cell table:style-name="ce32"/>
          <table:table-cell table:style-name="ce49" table:number-columns-repeated="1018"/>
        </table:table-row>
        <table:table-row table:style-name="ro4">
          <table:table-cell table:style-name="ce22" office:value-type="string" calcext:value-type="string">
            <text:p>SOMALIA</text:p>
          </table:table-cell>
          <table:table-cell table:style-name="ce32" office:value-type="string" calcext:value-type="string">
            <text:p>Somali Shilling</text:p>
          </table:table-cell>
          <table:table-cell table:style-name="ce40" office:value-type="string" calcext:value-type="string">
            <text:p>SOS</text:p>
          </table:table-cell>
          <table:table-cell table:style-name="ce40" office:value-type="string" calcext:value-type="string">
            <text:p>706</text:p>
          </table:table-cell>
          <table:table-cell table:style-name="ce40" office:value-type="string" calcext:value-type="string">
            <text:p>2</text:p>
          </table:table-cell>
          <table:table-cell table:style-name="ce32"/>
          <table:table-cell table:style-name="ce49" table:number-columns-repeated="1018"/>
        </table:table-row>
        <table:table-row table:style-name="ro6">
          <table:table-cell table:style-name="ce22" office:value-type="string" calcext:value-type="string">
            <text:p>SOUTH AFRICA</text:p>
          </table:table-cell>
          <table:table-cell table:style-name="ce32" office:value-type="string" calcext:value-type="string">
            <text:p>Rand</text:p>
          </table:table-cell>
          <table:table-cell table:style-name="ce40" office:value-type="string" calcext:value-type="string">
            <text:p>ZAR</text:p>
          </table:table-cell>
          <table:table-cell table:style-name="ce40" office:value-type="string" calcext:value-type="string">
            <text:p>710</text:p>
          </table:table-cell>
          <table:table-cell table:style-name="ce40" office:value-type="string" calcext:value-type="string">
            <text:p>2</text:p>
          </table:table-cell>
          <table:table-cell table:style-name="ce32"/>
          <table:table-cell table:style-name="ce49" table:number-columns-repeated="1018"/>
        </table:table-row>
        <table:table-row table:style-name="ro4">
          <table:table-cell table:style-name="ce22" office:value-type="string" calcext:value-type="string">
            <text:p>SOUTH GEORGIA AND THE SOUTH SANDWICH ISLANDS</text:p>
          </table:table-cell>
          <table:table-cell table:style-name="ce32" office:value-type="string" calcext:value-type="string">
            <text:p>No universal currency</text:p>
          </table:table-cell>
          <table:table-cell table:style-name="ce40" table:number-columns-repeated="3"/>
          <table:table-cell table:style-name="ce32"/>
          <table:table-cell table:style-name="ce49" table:number-columns-repeated="1018"/>
        </table:table-row>
        <table:table-row table:style-name="ro4">
          <table:table-cell table:style-name="ce22" office:value-type="string" calcext:value-type="string">
            <text:p>SOUTH SUDAN</text:p>
          </table:table-cell>
          <table:table-cell table:style-name="ce32" office:value-type="string" calcext:value-type="string">
            <text:p>South Sudanese Pound</text:p>
          </table:table-cell>
          <table:table-cell table:style-name="ce40" office:value-type="string" calcext:value-type="string">
            <text:p>SSP</text:p>
          </table:table-cell>
          <table:table-cell table:style-name="ce40" office:value-type="string" calcext:value-type="string">
            <text:p>728</text:p>
          </table:table-cell>
          <table:table-cell table:style-name="ce40" office:value-type="string" calcext:value-type="string">
            <text:p>2</text:p>
          </table:table-cell>
          <table:table-cell table:style-name="ce32"/>
          <table:table-cell table:style-name="ce49" table:number-columns-repeated="1018"/>
        </table:table-row>
        <table:table-row table:style-name="ro4">
          <table:table-cell table:style-name="ce22" office:value-type="string" calcext:value-type="string">
            <text:p>SPAIN</text:p>
          </table:table-cell>
          <table:table-cell table:style-name="ce32" office:value-type="string" calcext:value-type="string">
            <text:p>Euro</text:p>
          </table:table-cell>
          <table:table-cell table:style-name="ce40" office:value-type="string" calcext:value-type="string">
            <text:p>EUR</text:p>
          </table:table-cell>
          <table:table-cell table:style-name="ce40" office:value-type="string" calcext:value-type="string">
            <text:p>978</text:p>
          </table:table-cell>
          <table:table-cell table:style-name="ce40" office:value-type="string" calcext:value-type="string">
            <text:p>2</text:p>
          </table:table-cell>
          <table:table-cell table:style-name="ce32"/>
          <table:table-cell table:style-name="ce49" table:number-columns-repeated="1018"/>
        </table:table-row>
        <table:table-row table:style-name="ro4">
          <table:table-cell table:style-name="ce22" office:value-type="string" calcext:value-type="string">
            <text:p>SRI LANKA</text:p>
          </table:table-cell>
          <table:table-cell table:style-name="ce32" office:value-type="string" calcext:value-type="string">
            <text:p>Sri Lanka Rupee</text:p>
          </table:table-cell>
          <table:table-cell table:style-name="ce40" office:value-type="string" calcext:value-type="string">
            <text:p>LKR</text:p>
          </table:table-cell>
          <table:table-cell table:style-name="ce40" office:value-type="string" calcext:value-type="string">
            <text:p>144</text:p>
          </table:table-cell>
          <table:table-cell table:style-name="ce40" office:value-type="string" calcext:value-type="string">
            <text:p>2</text:p>
          </table:table-cell>
          <table:table-cell table:style-name="ce32"/>
          <table:table-cell table:style-name="ce49" table:number-columns-repeated="1018"/>
        </table:table-row>
        <table:table-row table:style-name="ro4">
          <table:table-cell table:style-name="ce22" office:value-type="string" calcext:value-type="string">
            <text:p>SUDAN (THE)</text:p>
          </table:table-cell>
          <table:table-cell table:style-name="ce32" office:value-type="string" calcext:value-type="string">
            <text:p>Sudanese Pound</text:p>
          </table:table-cell>
          <table:table-cell table:style-name="ce40" office:value-type="string" calcext:value-type="string">
            <text:p>SDG</text:p>
          </table:table-cell>
          <table:table-cell table:style-name="ce40" office:value-type="string" calcext:value-type="string">
            <text:p>938</text:p>
          </table:table-cell>
          <table:table-cell table:style-name="ce40" office:value-type="string" calcext:value-type="string">
            <text:p>2</text:p>
          </table:table-cell>
          <table:table-cell table:style-name="ce32"/>
          <table:table-cell table:style-name="ce49" table:number-columns-repeated="1018"/>
        </table:table-row>
        <table:table-row table:style-name="ro4">
          <table:table-cell table:style-name="ce22" office:value-type="string" calcext:value-type="string">
            <text:p>SURINAME</text:p>
          </table:table-cell>
          <table:table-cell table:style-name="ce32" office:value-type="string" calcext:value-type="string">
            <text:p>Surinam Dollar</text:p>
          </table:table-cell>
          <table:table-cell table:style-name="ce40" office:value-type="string" calcext:value-type="string">
            <text:p>SRD</text:p>
          </table:table-cell>
          <table:table-cell table:style-name="ce40" office:value-type="string" calcext:value-type="string">
            <text:p>968</text:p>
          </table:table-cell>
          <table:table-cell table:style-name="ce40" office:value-type="string" calcext:value-type="string">
            <text:p>2</text:p>
          </table:table-cell>
          <table:table-cell table:style-name="ce32"/>
          <table:table-cell table:style-name="ce49" table:number-columns-repeated="1018"/>
        </table:table-row>
        <table:table-row table:style-name="ro4">
          <table:table-cell table:style-name="ce22" office:value-type="string" calcext:value-type="string">
            <text:p>SVALBARD AND JAN MAYEN</text:p>
          </table:table-cell>
          <table:table-cell table:style-name="ce32" office:value-type="string" calcext:value-type="string">
            <text:p>Norwegian Krone</text:p>
          </table:table-cell>
          <table:table-cell table:style-name="ce40" office:value-type="string" calcext:value-type="string">
            <text:p>NOK</text:p>
          </table:table-cell>
          <table:table-cell table:style-name="ce40" office:value-type="string" calcext:value-type="string">
            <text:p>578</text:p>
          </table:table-cell>
          <table:table-cell table:style-name="ce40" office:value-type="string" calcext:value-type="string">
            <text:p>2</text:p>
          </table:table-cell>
          <table:table-cell table:style-name="ce32"/>
          <table:table-cell table:style-name="ce49" table:number-columns-repeated="1018"/>
        </table:table-row>
        <table:table-row table:style-name="ro4">
          <table:table-cell table:style-name="ce22" office:value-type="string" calcext:value-type="string">
            <text:p>SWEDEN</text:p>
          </table:table-cell>
          <table:table-cell table:style-name="ce32" office:value-type="string" calcext:value-type="string">
            <text:p>Swedish Krona</text:p>
          </table:table-cell>
          <table:table-cell table:style-name="ce40" office:value-type="string" calcext:value-type="string">
            <text:p>SEK</text:p>
          </table:table-cell>
          <table:table-cell table:style-name="ce40" office:value-type="string" calcext:value-type="string">
            <text:p>752</text:p>
          </table:table-cell>
          <table:table-cell table:style-name="ce40" office:value-type="string" calcext:value-type="string">
            <text:p>2</text:p>
          </table:table-cell>
          <table:table-cell table:style-name="ce32"/>
          <table:table-cell table:style-name="ce49" table:number-columns-repeated="1018"/>
        </table:table-row>
        <table:table-row table:style-name="ro2">
          <table:table-cell table:style-name="ce22" office:value-type="string" calcext:value-type="string">
            <text:p>SWITZERLAND</text:p>
          </table:table-cell>
          <table:table-cell table:style-name="ce32" office:value-type="string" calcext:value-type="string">
            <text:p>Swiss Franc</text:p>
          </table:table-cell>
          <table:table-cell table:style-name="ce40" office:value-type="string" calcext:value-type="string">
            <text:p>CHF</text:p>
          </table:table-cell>
          <table:table-cell table:style-name="ce40" office:value-type="string" calcext:value-type="string">
            <text:p>756</text:p>
          </table:table-cell>
          <table:table-cell table:style-name="ce40" office:value-type="string" calcext:value-type="string">
            <text:p>2</text:p>
          </table:table-cell>
          <table:table-cell table:style-name="ce32"/>
          <table:table-cell table:style-name="ce49" table:number-columns-repeated="1018"/>
        </table:table-row>
        <table:table-row table:style-name="ro4">
          <table:table-cell table:style-name="ce22" office:value-type="string" calcext:value-type="string">
            <text:p>SWITZERLAND</text:p>
          </table:table-cell>
          <table:table-cell table:style-name="ce32" office:value-type="string" calcext:value-type="string">
            <text:p>WIR Euro</text:p>
          </table:table-cell>
          <table:table-cell table:style-name="ce40" office:value-type="string" calcext:value-type="string">
            <text:p>CHE</text:p>
          </table:table-cell>
          <table:table-cell table:style-name="ce40" office:value-type="string" calcext:value-type="string">
            <text:p>947</text:p>
          </table:table-cell>
          <table:table-cell table:style-name="ce40" office:value-type="string" calcext:value-type="string">
            <text:p>2</text:p>
          </table:table-cell>
          <table:table-cell table:style-name="ce32" table:formula="of:=TRUE()" office:value-type="float" office:value="1" calcext:value-type="float">
            <text:p>1</text:p>
          </table:table-cell>
          <table:table-cell table:style-name="ce49" table:number-columns-repeated="1018"/>
        </table:table-row>
        <table:table-row table:style-name="ro2">
          <table:table-cell table:style-name="ce22" office:value-type="string" calcext:value-type="string">
            <text:p>SWITZERLAND</text:p>
          </table:table-cell>
          <table:table-cell table:style-name="ce32" office:value-type="string" calcext:value-type="string">
            <text:p>WIR Franc</text:p>
          </table:table-cell>
          <table:table-cell table:style-name="ce40" office:value-type="string" calcext:value-type="string">
            <text:p>CHW</text:p>
          </table:table-cell>
          <table:table-cell table:style-name="ce40" office:value-type="string" calcext:value-type="string">
            <text:p>948</text:p>
          </table:table-cell>
          <table:table-cell table:style-name="ce40" office:value-type="string" calcext:value-type="string">
            <text:p>2</text:p>
          </table:table-cell>
          <table:table-cell table:style-name="ce32" table:formula="of:=TRUE()" office:value-type="float" office:value="1" calcext:value-type="float">
            <text:p>1</text:p>
          </table:table-cell>
          <table:table-cell table:style-name="ce49" table:number-columns-repeated="1018"/>
        </table:table-row>
        <table:table-row table:style-name="ro4">
          <table:table-cell table:style-name="ce22" office:value-type="string" calcext:value-type="string">
            <text:p>SYRIAN ARAB REPUBLIC</text:p>
          </table:table-cell>
          <table:table-cell table:style-name="ce32" office:value-type="string" calcext:value-type="string">
            <text:p>Syrian Pound</text:p>
          </table:table-cell>
          <table:table-cell table:style-name="ce40" office:value-type="string" calcext:value-type="string">
            <text:p>SYP</text:p>
          </table:table-cell>
          <table:table-cell table:style-name="ce40" office:value-type="string" calcext:value-type="string">
            <text:p>760</text:p>
          </table:table-cell>
          <table:table-cell table:style-name="ce40" office:value-type="string" calcext:value-type="string">
            <text:p>2</text:p>
          </table:table-cell>
          <table:table-cell table:style-name="ce32"/>
          <table:table-cell table:style-name="ce49" table:number-columns-repeated="1018"/>
        </table:table-row>
        <table:table-row table:style-name="ro4">
          <table:table-cell table:style-name="ce22" office:value-type="string" calcext:value-type="string">
            <text:p>TAIWAN (PROVINCE OF CHINA)</text:p>
          </table:table-cell>
          <table:table-cell table:style-name="ce32" office:value-type="string" calcext:value-type="string">
            <text:p>New Taiwan Dollar</text:p>
          </table:table-cell>
          <table:table-cell table:style-name="ce40" office:value-type="string" calcext:value-type="string">
            <text:p>TWD</text:p>
          </table:table-cell>
          <table:table-cell table:style-name="ce40" office:value-type="string" calcext:value-type="string">
            <text:p>901</text:p>
          </table:table-cell>
          <table:table-cell table:style-name="ce40" office:value-type="string" calcext:value-type="string">
            <text:p>2</text:p>
          </table:table-cell>
          <table:table-cell table:style-name="ce32"/>
          <table:table-cell table:style-name="ce49" table:number-columns-repeated="1018"/>
        </table:table-row>
        <table:table-row table:style-name="ro4">
          <table:table-cell table:style-name="ce22" office:value-type="string" calcext:value-type="string">
            <text:p>TAJIKISTAN</text:p>
          </table:table-cell>
          <table:table-cell table:style-name="ce32" office:value-type="string" calcext:value-type="string">
            <text:p>Somoni</text:p>
          </table:table-cell>
          <table:table-cell table:style-name="ce40" office:value-type="string" calcext:value-type="string">
            <text:p>TJS</text:p>
          </table:table-cell>
          <table:table-cell table:style-name="ce40" office:value-type="string" calcext:value-type="string">
            <text:p>972</text:p>
          </table:table-cell>
          <table:table-cell table:style-name="ce40" office:value-type="string" calcext:value-type="string">
            <text:p>2</text:p>
          </table:table-cell>
          <table:table-cell table:style-name="ce32"/>
          <table:table-cell table:style-name="ce49" table:number-columns-repeated="1018"/>
        </table:table-row>
        <table:table-row table:style-name="ro4">
          <table:table-cell table:style-name="ce22" office:value-type="string" calcext:value-type="string">
            <text:p>TANZANIA, UNITED REPUBLIC OF</text:p>
          </table:table-cell>
          <table:table-cell table:style-name="ce32" office:value-type="string" calcext:value-type="string">
            <text:p>Tanzanian Shilling</text:p>
          </table:table-cell>
          <table:table-cell table:style-name="ce40" office:value-type="string" calcext:value-type="string">
            <text:p>TZS</text:p>
          </table:table-cell>
          <table:table-cell table:style-name="ce40" office:value-type="string" calcext:value-type="string">
            <text:p>834</text:p>
          </table:table-cell>
          <table:table-cell table:style-name="ce40" office:value-type="string" calcext:value-type="string">
            <text:p>2</text:p>
          </table:table-cell>
          <table:table-cell table:style-name="ce32"/>
          <table:table-cell table:style-name="ce49" table:number-columns-repeated="1018"/>
        </table:table-row>
        <table:table-row table:style-name="ro4">
          <table:table-cell table:style-name="ce22" office:value-type="string" calcext:value-type="string">
            <text:p>THAILAND</text:p>
          </table:table-cell>
          <table:table-cell table:style-name="ce32" office:value-type="string" calcext:value-type="string">
            <text:p>Baht</text:p>
          </table:table-cell>
          <table:table-cell table:style-name="ce40" office:value-type="string" calcext:value-type="string">
            <text:p>THB</text:p>
          </table:table-cell>
          <table:table-cell table:style-name="ce40" office:value-type="string" calcext:value-type="string">
            <text:p>764</text:p>
          </table:table-cell>
          <table:table-cell table:style-name="ce40" office:value-type="string" calcext:value-type="string">
            <text:p>2</text:p>
          </table:table-cell>
          <table:table-cell table:style-name="ce32"/>
          <table:table-cell table:style-name="ce49" table:number-columns-repeated="1018"/>
        </table:table-row>
        <table:table-row table:style-name="ro4">
          <table:table-cell table:style-name="ce22" office:value-type="string" calcext:value-type="string">
            <text:p>TIMOR-LESTE</text:p>
          </table:table-cell>
          <table:table-cell table:style-name="ce32" office:value-type="string" calcext:value-type="string">
            <text:p>US Dollar</text:p>
          </table:table-cell>
          <table:table-cell table:style-name="ce40" office:value-type="string" calcext:value-type="string">
            <text:p>USD</text:p>
          </table:table-cell>
          <table:table-cell table:style-name="ce40" office:value-type="string" calcext:value-type="string">
            <text:p>840</text:p>
          </table:table-cell>
          <table:table-cell table:style-name="ce40" office:value-type="string" calcext:value-type="string">
            <text:p>2</text:p>
          </table:table-cell>
          <table:table-cell table:style-name="ce32"/>
          <table:table-cell table:style-name="ce49" table:number-columns-repeated="1018"/>
        </table:table-row>
        <table:table-row table:style-name="ro4">
          <table:table-cell table:style-name="ce22" office:value-type="string" calcext:value-type="string">
            <text:p>TOGO</text:p>
          </table:table-cell>
          <table:table-cell table:style-name="ce32" office:value-type="string" calcext:value-type="string">
            <text:p>CFA Franc BCEAO</text:p>
          </table:table-cell>
          <table:table-cell table:style-name="ce40" office:value-type="string" calcext:value-type="string">
            <text:p>XOF</text:p>
          </table:table-cell>
          <table:table-cell table:style-name="ce40" office:value-type="string" calcext:value-type="string">
            <text:p>952</text:p>
          </table:table-cell>
          <table:table-cell table:style-name="ce40" office:value-type="string" calcext:value-type="string">
            <text:p>0</text:p>
          </table:table-cell>
          <table:table-cell table:style-name="ce32"/>
          <table:table-cell table:style-name="ce49" table:number-columns-repeated="1018"/>
        </table:table-row>
        <table:table-row table:style-name="ro4">
          <table:table-cell table:style-name="ce22" office:value-type="string" calcext:value-type="string">
            <text:p>TOKELAU</text:p>
          </table:table-cell>
          <table:table-cell table:style-name="ce32" office:value-type="string" calcext:value-type="string">
            <text:p>New Zealand Dollar</text:p>
          </table:table-cell>
          <table:table-cell table:style-name="ce40" office:value-type="string" calcext:value-type="string">
            <text:p>NZD</text:p>
          </table:table-cell>
          <table:table-cell table:style-name="ce40" office:value-type="string" calcext:value-type="string">
            <text:p>554</text:p>
          </table:table-cell>
          <table:table-cell table:style-name="ce40" office:value-type="string" calcext:value-type="string">
            <text:p>2</text:p>
          </table:table-cell>
          <table:table-cell table:style-name="ce32"/>
          <table:table-cell table:style-name="ce49" table:number-columns-repeated="1018"/>
        </table:table-row>
        <table:table-row table:style-name="ro4">
          <table:table-cell table:style-name="ce22" office:value-type="string" calcext:value-type="string">
            <text:p>TONGA</text:p>
          </table:table-cell>
          <table:table-cell table:style-name="ce32" office:value-type="string" calcext:value-type="string">
            <text:p>Pa’anga</text:p>
          </table:table-cell>
          <table:table-cell table:style-name="ce40" office:value-type="string" calcext:value-type="string">
            <text:p>TOP</text:p>
          </table:table-cell>
          <table:table-cell table:style-name="ce40" office:value-type="string" calcext:value-type="string">
            <text:p>776</text:p>
          </table:table-cell>
          <table:table-cell table:style-name="ce40" office:value-type="string" calcext:value-type="string">
            <text:p>2</text:p>
          </table:table-cell>
          <table:table-cell table:style-name="ce32"/>
          <table:table-cell table:style-name="ce49" table:number-columns-repeated="1018"/>
        </table:table-row>
        <table:table-row table:style-name="ro4">
          <table:table-cell table:style-name="ce22" office:value-type="string" calcext:value-type="string">
            <text:p>TRINIDAD AND TOBAGO</text:p>
          </table:table-cell>
          <table:table-cell table:style-name="ce32" office:value-type="string" calcext:value-type="string">
            <text:p>Trinidad and Tobago Dollar</text:p>
          </table:table-cell>
          <table:table-cell table:style-name="ce40" office:value-type="string" calcext:value-type="string">
            <text:p>TTD</text:p>
          </table:table-cell>
          <table:table-cell table:style-name="ce40" office:value-type="string" calcext:value-type="string">
            <text:p>780</text:p>
          </table:table-cell>
          <table:table-cell table:style-name="ce40" office:value-type="string" calcext:value-type="string">
            <text:p>2</text:p>
          </table:table-cell>
          <table:table-cell table:style-name="ce32"/>
          <table:table-cell table:style-name="ce49" table:number-columns-repeated="1018"/>
        </table:table-row>
        <table:table-row table:style-name="ro4">
          <table:table-cell table:style-name="ce22" office:value-type="string" calcext:value-type="string">
            <text:p>TUNISIA</text:p>
          </table:table-cell>
          <table:table-cell table:style-name="ce32" office:value-type="string" calcext:value-type="string">
            <text:p>Tunisian Dinar</text:p>
          </table:table-cell>
          <table:table-cell table:style-name="ce40" office:value-type="string" calcext:value-type="string">
            <text:p>TND</text:p>
          </table:table-cell>
          <table:table-cell table:style-name="ce40" office:value-type="string" calcext:value-type="string">
            <text:p>788</text:p>
          </table:table-cell>
          <table:table-cell table:style-name="ce40" office:value-type="string" calcext:value-type="string">
            <text:p>3</text:p>
          </table:table-cell>
          <table:table-cell table:style-name="ce32"/>
          <table:table-cell table:style-name="ce49" table:number-columns-repeated="1018"/>
        </table:table-row>
        <table:table-row table:style-name="ro4">
          <table:table-cell table:style-name="ce22" office:value-type="string" calcext:value-type="string">
            <text:p>TURKEY</text:p>
          </table:table-cell>
          <table:table-cell table:style-name="ce32" office:value-type="string" calcext:value-type="string">
            <text:p>Turkish Lira</text:p>
          </table:table-cell>
          <table:table-cell table:style-name="ce40" office:value-type="string" calcext:value-type="string">
            <text:p>TRY</text:p>
          </table:table-cell>
          <table:table-cell table:style-name="ce40" office:value-type="string" calcext:value-type="string">
            <text:p>949</text:p>
          </table:table-cell>
          <table:table-cell table:style-name="ce40" office:value-type="string" calcext:value-type="string">
            <text:p>2</text:p>
          </table:table-cell>
          <table:table-cell table:style-name="ce32"/>
          <table:table-cell table:style-name="ce49" table:number-columns-repeated="1018"/>
        </table:table-row>
        <table:table-row table:style-name="ro4">
          <table:table-cell table:style-name="ce22" office:value-type="string" calcext:value-type="string">
            <text:p>TURKMENISTAN</text:p>
          </table:table-cell>
          <table:table-cell table:style-name="ce32" office:value-type="string" calcext:value-type="string">
            <text:p>Turkmenistan New Manat</text:p>
          </table:table-cell>
          <table:table-cell table:style-name="ce40" office:value-type="string" calcext:value-type="string">
            <text:p>TMT</text:p>
          </table:table-cell>
          <table:table-cell table:style-name="ce40" office:value-type="string" calcext:value-type="string">
            <text:p>934</text:p>
          </table:table-cell>
          <table:table-cell table:style-name="ce40" office:value-type="string" calcext:value-type="string">
            <text:p>2</text:p>
          </table:table-cell>
          <table:table-cell table:style-name="ce32"/>
          <table:table-cell table:style-name="ce49" table:number-columns-repeated="1018"/>
        </table:table-row>
        <table:table-row table:style-name="ro4">
          <table:table-cell table:style-name="ce22" office:value-type="string" calcext:value-type="string">
            <text:p>TURKS AND CAICOS ISLANDS (THE)</text:p>
          </table:table-cell>
          <table:table-cell table:style-name="ce32" office:value-type="string" calcext:value-type="string">
            <text:p>US Dollar</text:p>
          </table:table-cell>
          <table:table-cell table:style-name="ce40" office:value-type="string" calcext:value-type="string">
            <text:p>USD</text:p>
          </table:table-cell>
          <table:table-cell table:style-name="ce40" office:value-type="string" calcext:value-type="string">
            <text:p>840</text:p>
          </table:table-cell>
          <table:table-cell table:style-name="ce40" office:value-type="string" calcext:value-type="string">
            <text:p>2</text:p>
          </table:table-cell>
          <table:table-cell table:style-name="ce32"/>
          <table:table-cell table:style-name="ce49" table:number-columns-repeated="1018"/>
        </table:table-row>
        <table:table-row table:style-name="ro4">
          <table:table-cell table:style-name="ce22" office:value-type="string" calcext:value-type="string">
            <text:p>TUVALU</text:p>
          </table:table-cell>
          <table:table-cell table:style-name="ce32" office:value-type="string" calcext:value-type="string">
            <text:p>Australian Dollar</text:p>
          </table:table-cell>
          <table:table-cell table:style-name="ce40" office:value-type="string" calcext:value-type="string">
            <text:p>AUD</text:p>
          </table:table-cell>
          <table:table-cell table:style-name="ce40" office:value-type="string" calcext:value-type="string">
            <text:p>036</text:p>
          </table:table-cell>
          <table:table-cell table:style-name="ce40" office:value-type="string" calcext:value-type="string">
            <text:p>2</text:p>
          </table:table-cell>
          <table:table-cell table:style-name="ce32"/>
          <table:table-cell table:style-name="ce49" table:number-columns-repeated="1018"/>
        </table:table-row>
        <table:table-row table:style-name="ro4">
          <table:table-cell table:style-name="ce22" office:value-type="string" calcext:value-type="string">
            <text:p>UGANDA</text:p>
          </table:table-cell>
          <table:table-cell table:style-name="ce32" office:value-type="string" calcext:value-type="string">
            <text:p>Uganda Shilling</text:p>
          </table:table-cell>
          <table:table-cell table:style-name="ce40" office:value-type="string" calcext:value-type="string">
            <text:p>UGX</text:p>
          </table:table-cell>
          <table:table-cell table:style-name="ce40" office:value-type="string" calcext:value-type="string">
            <text:p>800</text:p>
          </table:table-cell>
          <table:table-cell table:style-name="ce40" office:value-type="string" calcext:value-type="string">
            <text:p>0</text:p>
          </table:table-cell>
          <table:table-cell table:style-name="ce32"/>
          <table:table-cell table:style-name="ce49" table:number-columns-repeated="1018"/>
        </table:table-row>
        <table:table-row table:style-name="ro4">
          <table:table-cell table:style-name="ce22" office:value-type="string" calcext:value-type="string">
            <text:p>UKRAINE</text:p>
          </table:table-cell>
          <table:table-cell table:style-name="ce32" office:value-type="string" calcext:value-type="string">
            <text:p>Hryvnia</text:p>
          </table:table-cell>
          <table:table-cell table:style-name="ce40" office:value-type="string" calcext:value-type="string">
            <text:p>UAH</text:p>
          </table:table-cell>
          <table:table-cell table:style-name="ce40" office:value-type="string" calcext:value-type="string">
            <text:p>980</text:p>
          </table:table-cell>
          <table:table-cell table:style-name="ce40" office:value-type="string" calcext:value-type="string">
            <text:p>2</text:p>
          </table:table-cell>
          <table:table-cell table:style-name="ce32"/>
          <table:table-cell table:style-name="ce49" table:number-columns-repeated="1018"/>
        </table:table-row>
        <table:table-row table:style-name="ro4">
          <table:table-cell table:style-name="ce22" office:value-type="string" calcext:value-type="string">
            <text:p>UNITED ARAB EMIRATES (THE)</text:p>
          </table:table-cell>
          <table:table-cell table:style-name="ce32" office:value-type="string" calcext:value-type="string">
            <text:p>UAE Dirham</text:p>
          </table:table-cell>
          <table:table-cell table:style-name="ce40" office:value-type="string" calcext:value-type="string">
            <text:p>AED</text:p>
          </table:table-cell>
          <table:table-cell table:style-name="ce40" office:value-type="string" calcext:value-type="string">
            <text:p>784</text:p>
          </table:table-cell>
          <table:table-cell table:style-name="ce40" office:value-type="string" calcext:value-type="string">
            <text:p>2</text:p>
          </table:table-cell>
          <table:table-cell table:style-name="ce32"/>
          <table:table-cell table:style-name="ce49" table:number-columns-repeated="1018"/>
        </table:table-row>
        <table:table-row table:style-name="ro3">
          <table:table-cell table:style-name="ce22" office:value-type="string" calcext:value-type="string">
            <text:p>UNITED KINGDOM OF GREAT BRITAIN AND NORTHERN IRELAND (THE)</text:p>
          </table:table-cell>
          <table:table-cell table:style-name="ce32" office:value-type="string" calcext:value-type="string">
            <text:p>Pound Sterling</text:p>
          </table:table-cell>
          <table:table-cell table:style-name="ce40" office:value-type="string" calcext:value-type="string">
            <text:p>GBP</text:p>
          </table:table-cell>
          <table:table-cell table:style-name="ce40" office:value-type="string" calcext:value-type="string">
            <text:p>826</text:p>
          </table:table-cell>
          <table:table-cell table:style-name="ce40" office:value-type="string" calcext:value-type="string">
            <text:p>2</text:p>
          </table:table-cell>
          <table:table-cell table:style-name="ce32"/>
          <table:table-cell table:style-name="ce49" table:number-columns-repeated="1018"/>
        </table:table-row>
        <table:table-row table:style-name="ro4">
          <table:table-cell table:style-name="ce22" office:value-type="string" calcext:value-type="string">
            <text:p>UNITED STATES MINOR OUTLYING ISLANDS (THE)</text:p>
          </table:table-cell>
          <table:table-cell table:style-name="ce32" office:value-type="string" calcext:value-type="string">
            <text:p>US Dollar</text:p>
          </table:table-cell>
          <table:table-cell table:style-name="ce40" office:value-type="string" calcext:value-type="string">
            <text:p>USD</text:p>
          </table:table-cell>
          <table:table-cell table:style-name="ce40" office:value-type="string" calcext:value-type="string">
            <text:p>840</text:p>
          </table:table-cell>
          <table:table-cell table:style-name="ce40" office:value-type="string" calcext:value-type="string">
            <text:p>2</text:p>
          </table:table-cell>
          <table:table-cell table:style-name="ce32"/>
          <table:table-cell table:style-name="ce49" table:number-columns-repeated="1018"/>
        </table:table-row>
        <table:table-row table:style-name="ro2">
          <table:table-cell table:style-name="ce22" office:value-type="string" calcext:value-type="string">
            <text:p>UNITED STATES OF AMERICA (THE)</text:p>
          </table:table-cell>
          <table:table-cell table:style-name="ce32" office:value-type="string" calcext:value-type="string">
            <text:p>US Dollar</text:p>
          </table:table-cell>
          <table:table-cell table:style-name="ce40" office:value-type="string" calcext:value-type="string">
            <text:p>USD</text:p>
          </table:table-cell>
          <table:table-cell table:style-name="ce40" office:value-type="string" calcext:value-type="string">
            <text:p>840</text:p>
          </table:table-cell>
          <table:table-cell table:style-name="ce40" office:value-type="string" calcext:value-type="string">
            <text:p>2</text:p>
          </table:table-cell>
          <table:table-cell table:style-name="ce32"/>
          <table:table-cell table:style-name="ce49" table:number-columns-repeated="1018"/>
        </table:table-row>
        <table:table-row table:style-name="ro2">
          <table:table-cell table:style-name="ce22" office:value-type="string" calcext:value-type="string">
            <text:p>UNITED STATES OF AMERICA (THE)</text:p>
          </table:table-cell>
          <table:table-cell table:style-name="ce32" office:value-type="string" calcext:value-type="string">
            <text:p>US Dollar (Next day)</text:p>
          </table:table-cell>
          <table:table-cell table:style-name="ce40" office:value-type="string" calcext:value-type="string">
            <text:p>USN</text:p>
          </table:table-cell>
          <table:table-cell table:style-name="ce40" office:value-type="string" calcext:value-type="string">
            <text:p>997</text:p>
          </table:table-cell>
          <table:table-cell table:style-name="ce40" office:value-type="string" calcext:value-type="string">
            <text:p>2</text:p>
          </table:table-cell>
          <table:table-cell table:style-name="ce32" table:formula="of:=TRUE()" office:value-type="float" office:value="1" calcext:value-type="float">
            <text:p>1</text:p>
          </table:table-cell>
          <table:table-cell table:style-name="ce49" table:number-columns-repeated="1018"/>
        </table:table-row>
        <table:table-row table:style-name="ro2">
          <table:table-cell table:style-name="ce22" office:value-type="string" calcext:value-type="string">
            <text:p>URUGUAY</text:p>
          </table:table-cell>
          <table:table-cell table:style-name="ce32" office:value-type="string" calcext:value-type="string">
            <text:p>Peso Uruguayo</text:p>
          </table:table-cell>
          <table:table-cell table:style-name="ce40" office:value-type="string" calcext:value-type="string">
            <text:p>UYU</text:p>
          </table:table-cell>
          <table:table-cell table:style-name="ce40" office:value-type="string" calcext:value-type="string">
            <text:p>858</text:p>
          </table:table-cell>
          <table:table-cell table:style-name="ce40" office:value-type="string" calcext:value-type="string">
            <text:p>2</text:p>
          </table:table-cell>
          <table:table-cell table:style-name="ce32"/>
          <table:table-cell table:style-name="ce49" table:number-columns-repeated="1018"/>
        </table:table-row>
        <table:table-row table:style-name="ro4">
          <table:table-cell table:style-name="ce22" office:value-type="string" calcext:value-type="string">
            <text:p>URUGUAY</text:p>
          </table:table-cell>
          <table:table-cell table:style-name="ce32" office:value-type="string" calcext:value-type="string">
            <text:p>Uruguay Peso en Unidades Indexadas (UI)</text:p>
          </table:table-cell>
          <table:table-cell table:style-name="ce40" office:value-type="string" calcext:value-type="string">
            <text:p>UYI</text:p>
          </table:table-cell>
          <table:table-cell table:style-name="ce40" office:value-type="string" calcext:value-type="string">
            <text:p>940</text:p>
          </table:table-cell>
          <table:table-cell table:style-name="ce40" office:value-type="string" calcext:value-type="string">
            <text:p>0</text:p>
          </table:table-cell>
          <table:table-cell table:style-name="ce32" table:formula="of:=TRUE()" office:value-type="float" office:value="1" calcext:value-type="float">
            <text:p>1</text:p>
          </table:table-cell>
          <table:table-cell table:style-name="ce49" table:number-columns-repeated="1018"/>
        </table:table-row>
        <table:table-row table:style-name="ro4">
          <table:table-cell table:style-name="ce22" office:value-type="string" calcext:value-type="string">
            <text:p>URUGUAY</text:p>
          </table:table-cell>
          <table:table-cell table:style-name="ce32" office:value-type="string" calcext:value-type="string">
            <text:p>Unidad Previsional</text:p>
          </table:table-cell>
          <table:table-cell table:style-name="ce40" office:value-type="string" calcext:value-type="string">
            <text:p>UYW</text:p>
          </table:table-cell>
          <table:table-cell table:style-name="ce40" office:value-type="string" calcext:value-type="string">
            <text:p>927</text:p>
          </table:table-cell>
          <table:table-cell table:style-name="ce41" office:value-type="string" calcext:value-type="string">
            <text:p>4</text:p>
          </table:table-cell>
          <table:table-cell table:style-name="ce23"/>
          <table:table-cell table:style-name="ce49" table:number-columns-repeated="1018"/>
        </table:table-row>
        <table:table-row table:style-name="ro4">
          <table:table-cell table:style-name="ce22" office:value-type="string" calcext:value-type="string">
            <text:p>UZBEKISTAN</text:p>
          </table:table-cell>
          <table:table-cell table:style-name="ce32" office:value-type="string" calcext:value-type="string">
            <text:p>Uzbekistan Sum</text:p>
          </table:table-cell>
          <table:table-cell table:style-name="ce40" office:value-type="string" calcext:value-type="string">
            <text:p>UZS</text:p>
          </table:table-cell>
          <table:table-cell table:style-name="ce40" office:value-type="string" calcext:value-type="string">
            <text:p>860</text:p>
          </table:table-cell>
          <table:table-cell table:style-name="ce40" office:value-type="string" calcext:value-type="string">
            <text:p>2</text:p>
          </table:table-cell>
          <table:table-cell table:style-name="ce32"/>
          <table:table-cell table:style-name="ce49" table:number-columns-repeated="1018"/>
        </table:table-row>
        <table:table-row table:style-name="ro4">
          <table:table-cell table:style-name="ce22" office:value-type="string" calcext:value-type="string">
            <text:p>VANUATU</text:p>
          </table:table-cell>
          <table:table-cell table:style-name="ce32" office:value-type="string" calcext:value-type="string">
            <text:p>Vatu</text:p>
          </table:table-cell>
          <table:table-cell table:style-name="ce40" office:value-type="string" calcext:value-type="string">
            <text:p>VUV</text:p>
          </table:table-cell>
          <table:table-cell table:style-name="ce40" office:value-type="string" calcext:value-type="string">
            <text:p>548</text:p>
          </table:table-cell>
          <table:table-cell table:style-name="ce40" office:value-type="string" calcext:value-type="string">
            <text:p>0</text:p>
          </table:table-cell>
          <table:table-cell table:style-name="ce32"/>
          <table:table-cell table:style-name="ce49" table:number-columns-repeated="1018"/>
        </table:table-row>
        <table:table-row table:style-name="ro4">
          <table:table-cell table:style-name="ce22" office:value-type="string" calcext:value-type="string">
            <text:p>VENEZUELA (BOLIVARIAN REPUBLIC OF)</text:p>
          </table:table-cell>
          <table:table-cell table:style-name="ce32" office:value-type="string" calcext:value-type="string">
            <text:p>Bolívar Soberano</text:p>
          </table:table-cell>
          <table:table-cell table:style-name="ce40" office:value-type="string" calcext:value-type="string">
            <text:p>VES</text:p>
          </table:table-cell>
          <table:table-cell table:style-name="ce40" office:value-type="string" calcext:value-type="string">
            <text:p>928</text:p>
          </table:table-cell>
          <table:table-cell table:style-name="ce40" office:value-type="string" calcext:value-type="string">
            <text:p>2</text:p>
          </table:table-cell>
          <table:table-cell table:style-name="ce32"/>
          <table:table-cell table:style-name="ce49" table:number-columns-repeated="1018"/>
        </table:table-row>
        <table:table-row table:style-name="ro4">
          <table:table-cell table:style-name="ce22" office:value-type="string" calcext:value-type="string">
            <text:p>VIET NAM</text:p>
          </table:table-cell>
          <table:table-cell table:style-name="ce32" office:value-type="string" calcext:value-type="string">
            <text:p>Dong</text:p>
          </table:table-cell>
          <table:table-cell table:style-name="ce40" office:value-type="string" calcext:value-type="string">
            <text:p>VND</text:p>
          </table:table-cell>
          <table:table-cell table:style-name="ce40" office:value-type="string" calcext:value-type="string">
            <text:p>704</text:p>
          </table:table-cell>
          <table:table-cell table:style-name="ce40" office:value-type="string" calcext:value-type="string">
            <text:p>0</text:p>
          </table:table-cell>
          <table:table-cell table:style-name="ce32"/>
          <table:table-cell table:style-name="ce49" table:number-columns-repeated="1018"/>
        </table:table-row>
        <table:table-row table:style-name="ro4">
          <table:table-cell table:style-name="ce26" office:value-type="string" calcext:value-type="string">
            <text:p>VIRGIN ISLANDS (BRITISH)</text:p>
          </table:table-cell>
          <table:table-cell table:style-name="ce34" office:value-type="string" calcext:value-type="string">
            <text:p>US Dollar</text:p>
          </table:table-cell>
          <table:table-cell table:style-name="ce43" office:value-type="string" calcext:value-type="string">
            <text:p>USD</text:p>
          </table:table-cell>
          <table:table-cell table:style-name="ce43" office:value-type="string" calcext:value-type="string">
            <text:p>840</text:p>
          </table:table-cell>
          <table:table-cell table:style-name="ce43" office:value-type="string" calcext:value-type="string">
            <text:p>2</text:p>
          </table:table-cell>
          <table:table-cell table:style-name="ce32"/>
          <table:table-cell table:style-name="ce49" table:number-columns-repeated="1018"/>
        </table:table-row>
        <table:table-row table:style-name="ro7">
          <table:table-cell table:style-name="ce27" office:value-type="string" calcext:value-type="string">
            <text:p>VIRGIN ISLANDS (U.S.)</text:p>
          </table:table-cell>
          <table:table-cell table:style-name="ce35" office:value-type="string" calcext:value-type="string">
            <text:p>US Dollar</text:p>
          </table:table-cell>
          <table:table-cell table:style-name="ce44" office:value-type="string" calcext:value-type="string">
            <text:p>USD</text:p>
          </table:table-cell>
          <table:table-cell table:style-name="ce44" office:value-type="string" calcext:value-type="string">
            <text:p>840</text:p>
          </table:table-cell>
          <table:table-cell table:style-name="ce44" office:value-type="string" calcext:value-type="string">
            <text:p>2</text:p>
          </table:table-cell>
          <table:table-cell table:style-name="ce32"/>
          <table:table-cell table:style-name="ce51" table:number-columns-repeated="1018"/>
        </table:table-row>
        <table:table-row table:style-name="ro7">
          <table:table-cell table:style-name="ce27" office:value-type="string" calcext:value-type="string">
            <text:p>WALLIS AND FUTUNA</text:p>
          </table:table-cell>
          <table:table-cell table:style-name="ce35" office:value-type="string" calcext:value-type="string">
            <text:p>CFP Franc</text:p>
          </table:table-cell>
          <table:table-cell table:style-name="ce44" office:value-type="string" calcext:value-type="string">
            <text:p>XPF</text:p>
          </table:table-cell>
          <table:table-cell table:style-name="ce44" office:value-type="string" calcext:value-type="string">
            <text:p>953</text:p>
          </table:table-cell>
          <table:table-cell table:style-name="ce44" office:value-type="string" calcext:value-type="string">
            <text:p>0</text:p>
          </table:table-cell>
          <table:table-cell table:style-name="ce32"/>
          <table:table-cell table:style-name="ce51" table:number-columns-repeated="1018"/>
        </table:table-row>
        <table:table-row table:style-name="ro7">
          <table:table-cell table:style-name="ce28" office:value-type="string" calcext:value-type="string">
            <text:p>WESTERN SAHARA</text:p>
          </table:table-cell>
          <table:table-cell table:style-name="ce23" office:value-type="string" calcext:value-type="string">
            <text:p>Moroccan Dirham</text:p>
          </table:table-cell>
          <table:table-cell table:style-name="ce41" office:value-type="string" calcext:value-type="string">
            <text:p>MAD</text:p>
          </table:table-cell>
          <table:table-cell table:style-name="ce41" office:value-type="string" calcext:value-type="string">
            <text:p>504</text:p>
          </table:table-cell>
          <table:table-cell table:style-name="ce41" office:value-type="string" calcext:value-type="string">
            <text:p>2</text:p>
          </table:table-cell>
          <table:table-cell table:style-name="ce32"/>
          <table:table-cell table:style-name="ce51" table:number-columns-repeated="1018"/>
        </table:table-row>
        <table:table-row table:style-name="ro7">
          <table:table-cell table:style-name="ce28" office:value-type="string" calcext:value-type="string">
            <text:p>YEMEN</text:p>
          </table:table-cell>
          <table:table-cell table:style-name="ce23" office:value-type="string" calcext:value-type="string">
            <text:p>Yemeni Rial</text:p>
          </table:table-cell>
          <table:table-cell table:style-name="ce41" office:value-type="string" calcext:value-type="string">
            <text:p>YER</text:p>
          </table:table-cell>
          <table:table-cell table:style-name="ce41" office:value-type="string" calcext:value-type="string">
            <text:p>886</text:p>
          </table:table-cell>
          <table:table-cell table:style-name="ce41" office:value-type="string" calcext:value-type="string">
            <text:p>2</text:p>
          </table:table-cell>
          <table:table-cell table:style-name="ce32"/>
          <table:table-cell table:style-name="ce51" table:number-columns-repeated="1018"/>
        </table:table-row>
        <table:table-row table:style-name="ro2">
          <table:table-cell table:style-name="ce22" office:value-type="string" calcext:value-type="string">
            <text:p>ZAMBIA</text:p>
          </table:table-cell>
          <table:table-cell table:style-name="ce32" office:value-type="string" calcext:value-type="string">
            <text:p>Zambian Kwacha</text:p>
          </table:table-cell>
          <table:table-cell table:style-name="ce40" office:value-type="string" calcext:value-type="string">
            <text:p>ZMW</text:p>
          </table:table-cell>
          <table:table-cell table:style-name="ce40" office:value-type="string" calcext:value-type="string">
            <text:p>967</text:p>
          </table:table-cell>
          <table:table-cell table:style-name="ce40" office:value-type="string" calcext:value-type="string">
            <text:p>2</text:p>
          </table:table-cell>
          <table:table-cell table:style-name="ce32"/>
          <table:table-cell table:style-name="ce49" table:number-columns-repeated="1018"/>
        </table:table-row>
        <table:table-row table:style-name="ro2">
          <table:table-cell table:style-name="ce22" office:value-type="string" calcext:value-type="string">
            <text:p>ZIMBABWE</text:p>
          </table:table-cell>
          <table:table-cell table:style-name="ce32" office:value-type="string" calcext:value-type="string">
            <text:p>Zimbabwe Dollar</text:p>
          </table:table-cell>
          <table:table-cell table:style-name="ce40" office:value-type="string" calcext:value-type="string">
            <text:p>ZWL</text:p>
          </table:table-cell>
          <table:table-cell table:style-name="ce40" office:value-type="string" calcext:value-type="string">
            <text:p>932</text:p>
          </table:table-cell>
          <table:table-cell table:style-name="ce40" office:value-type="string" calcext:value-type="string">
            <text:p>2</text:p>
          </table:table-cell>
          <table:table-cell table:style-name="ce32"/>
          <table:table-cell table:style-name="ce49" table:number-columns-repeated="1018"/>
        </table:table-row>
        <table:table-row table:style-name="ro4">
          <table:table-cell table:style-name="ce22" office:value-type="string" calcext:value-type="string">
            <text:p>ZZ01_Bond Markets Unit European_EURCO</text:p>
          </table:table-cell>
          <table:table-cell table:style-name="ce32" office:value-type="string" calcext:value-type="string">
            <text:p>Bond Markets Unit European Composite Unit (EURCO)</text:p>
          </table:table-cell>
          <table:table-cell table:style-name="ce40" office:value-type="string" calcext:value-type="string">
            <text:p>XBA</text:p>
          </table:table-cell>
          <table:table-cell table:style-name="ce40" office:value-type="string" calcext:value-type="string">
            <text:p>955</text:p>
          </table:table-cell>
          <table:table-cell table:style-name="ce40" office:value-type="string" calcext:value-type="string">
            <text:p>N.A.</text:p>
          </table:table-cell>
          <table:table-cell table:style-name="ce32"/>
          <table:table-cell table:style-name="ce49" table:number-columns-repeated="1018"/>
        </table:table-row>
        <table:table-row table:style-name="ro2">
          <table:table-cell table:style-name="ce22" office:value-type="string" calcext:value-type="string">
            <text:p>ZZ02_Bond Markets Unit European_EMU-6</text:p>
          </table:table-cell>
          <table:table-cell table:style-name="ce32" office:value-type="string" calcext:value-type="string">
            <text:p>Bond Markets Unit European Monetary Unit (E.M.U.-6)</text:p>
          </table:table-cell>
          <table:table-cell table:style-name="ce40" office:value-type="string" calcext:value-type="string">
            <text:p>XBB</text:p>
          </table:table-cell>
          <table:table-cell table:style-name="ce40" office:value-type="string" calcext:value-type="string">
            <text:p>956</text:p>
          </table:table-cell>
          <table:table-cell table:style-name="ce40" office:value-type="string" calcext:value-type="string">
            <text:p>N.A.</text:p>
          </table:table-cell>
          <table:table-cell table:style-name="ce32"/>
          <table:table-cell table:style-name="ce49" table:number-columns-repeated="1018"/>
        </table:table-row>
        <table:table-row table:style-name="ro2">
          <table:table-cell table:style-name="ce22" office:value-type="string" calcext:value-type="string">
            <text:p>ZZ03_Bond Markets Unit European_EUA-9</text:p>
          </table:table-cell>
          <table:table-cell table:style-name="ce32" office:value-type="string" calcext:value-type="string">
            <text:p>Bond Markets Unit European Unit of Account 9 (E.U.A.-9)</text:p>
          </table:table-cell>
          <table:table-cell table:style-name="ce40" office:value-type="string" calcext:value-type="string">
            <text:p>XBC</text:p>
          </table:table-cell>
          <table:table-cell table:style-name="ce40" office:value-type="string" calcext:value-type="string">
            <text:p>957</text:p>
          </table:table-cell>
          <table:table-cell table:style-name="ce40" office:value-type="string" calcext:value-type="string">
            <text:p>N.A.</text:p>
          </table:table-cell>
          <table:table-cell table:style-name="ce32"/>
          <table:table-cell table:style-name="ce49" table:number-columns-repeated="1018"/>
        </table:table-row>
        <table:table-row table:style-name="ro2">
          <table:table-cell table:style-name="ce22" office:value-type="string" calcext:value-type="string">
            <text:p>ZZ04_Bond Markets Unit European_EUA-17</text:p>
          </table:table-cell>
          <table:table-cell table:style-name="ce32" office:value-type="string" calcext:value-type="string">
            <text:p>Bond Markets Unit European Unit of Account 17 (E.U.A.-17)</text:p>
          </table:table-cell>
          <table:table-cell table:style-name="ce40" office:value-type="string" calcext:value-type="string">
            <text:p>XBD</text:p>
          </table:table-cell>
          <table:table-cell table:style-name="ce40" office:value-type="string" calcext:value-type="string">
            <text:p>958</text:p>
          </table:table-cell>
          <table:table-cell table:style-name="ce40" office:value-type="string" calcext:value-type="string">
            <text:p>N.A.</text:p>
          </table:table-cell>
          <table:table-cell table:style-name="ce32"/>
          <table:table-cell table:style-name="ce49" table:number-columns-repeated="1018"/>
        </table:table-row>
        <table:table-row table:style-name="ro2">
          <table:table-cell table:style-name="ce22" office:value-type="string" calcext:value-type="string">
            <text:p>ZZ06_Testing_Code</text:p>
          </table:table-cell>
          <table:table-cell table:style-name="ce32" office:value-type="string" calcext:value-type="string">
            <text:p>Codes specifically reserved for testing purposes</text:p>
          </table:table-cell>
          <table:table-cell table:style-name="ce40" office:value-type="string" calcext:value-type="string">
            <text:p>XTS</text:p>
          </table:table-cell>
          <table:table-cell table:style-name="ce40" office:value-type="string" calcext:value-type="string">
            <text:p>963</text:p>
          </table:table-cell>
          <table:table-cell table:style-name="ce40" office:value-type="string" calcext:value-type="string">
            <text:p>N.A.</text:p>
          </table:table-cell>
          <table:table-cell table:style-name="ce32"/>
          <table:table-cell table:style-name="ce49" table:number-columns-repeated="1018"/>
        </table:table-row>
        <table:table-row table:style-name="ro2">
          <table:table-cell table:style-name="ce22" office:value-type="string" calcext:value-type="string">
            <text:p>ZZ07_No_Currency</text:p>
          </table:table-cell>
          <table:table-cell table:style-name="ce32" office:value-type="string" calcext:value-type="string">
            <text:p>The codes assigned for transactions where no currency is involved</text:p>
          </table:table-cell>
          <table:table-cell table:style-name="ce40" office:value-type="string" calcext:value-type="string">
            <text:p>XXX</text:p>
          </table:table-cell>
          <table:table-cell table:style-name="ce40" office:value-type="string" calcext:value-type="string">
            <text:p>999</text:p>
          </table:table-cell>
          <table:table-cell table:style-name="ce40" office:value-type="string" calcext:value-type="string">
            <text:p>N.A.</text:p>
          </table:table-cell>
          <table:table-cell table:style-name="ce32"/>
          <table:table-cell table:style-name="ce49" table:number-columns-repeated="1018"/>
        </table:table-row>
        <table:table-row table:style-name="ro2">
          <table:table-cell table:style-name="ce22" office:value-type="string" calcext:value-type="string">
            <text:p>ZZ08_Gold</text:p>
          </table:table-cell>
          <table:table-cell table:style-name="ce32" office:value-type="string" calcext:value-type="string">
            <text:p>Gold</text:p>
          </table:table-cell>
          <table:table-cell table:style-name="ce40" office:value-type="string" calcext:value-type="string">
            <text:p>XAU</text:p>
          </table:table-cell>
          <table:table-cell table:style-name="ce40" office:value-type="string" calcext:value-type="string">
            <text:p>959</text:p>
          </table:table-cell>
          <table:table-cell table:style-name="ce40" office:value-type="string" calcext:value-type="string">
            <text:p>N.A.</text:p>
          </table:table-cell>
          <table:table-cell table:style-name="ce32"/>
          <table:table-cell table:style-name="ce49" table:number-columns-repeated="1018"/>
        </table:table-row>
        <table:table-row table:style-name="ro4">
          <table:table-cell table:style-name="ce22" office:value-type="string" calcext:value-type="string">
            <text:p>ZZ09_Palladium</text:p>
          </table:table-cell>
          <table:table-cell table:style-name="ce32" office:value-type="string" calcext:value-type="string">
            <text:p>Palladium</text:p>
          </table:table-cell>
          <table:table-cell table:style-name="ce40" office:value-type="string" calcext:value-type="string">
            <text:p>XPD</text:p>
          </table:table-cell>
          <table:table-cell table:style-name="ce40" office:value-type="string" calcext:value-type="string">
            <text:p>964</text:p>
          </table:table-cell>
          <table:table-cell table:style-name="ce40" office:value-type="string" calcext:value-type="string">
            <text:p>N.A.</text:p>
          </table:table-cell>
          <table:table-cell table:style-name="ce32"/>
          <table:table-cell table:style-name="ce49" table:number-columns-repeated="1018"/>
        </table:table-row>
        <table:table-row table:style-name="ro2">
          <table:table-cell table:style-name="ce22" office:value-type="string" calcext:value-type="string">
            <text:p>ZZ10_Platinum</text:p>
          </table:table-cell>
          <table:table-cell table:style-name="ce32" office:value-type="string" calcext:value-type="string">
            <text:p>Platinum</text:p>
          </table:table-cell>
          <table:table-cell table:style-name="ce40" office:value-type="string" calcext:value-type="string">
            <text:p>XPT</text:p>
          </table:table-cell>
          <table:table-cell table:style-name="ce40" office:value-type="string" calcext:value-type="string">
            <text:p>962</text:p>
          </table:table-cell>
          <table:table-cell table:style-name="ce40" office:value-type="string" calcext:value-type="string">
            <text:p>N.A.</text:p>
          </table:table-cell>
          <table:table-cell table:style-name="ce32"/>
          <table:table-cell table:style-name="ce49" table:number-columns-repeated="1018"/>
        </table:table-row>
        <table:table-row table:style-name="ro2">
          <table:table-cell table:style-name="ce22" office:value-type="string" calcext:value-type="string">
            <text:p>ZZ11_Silver</text:p>
          </table:table-cell>
          <table:table-cell table:style-name="ce32" office:value-type="string" calcext:value-type="string">
            <text:p>Silver</text:p>
          </table:table-cell>
          <table:table-cell table:style-name="ce40" office:value-type="string" calcext:value-type="string">
            <text:p>XAG</text:p>
          </table:table-cell>
          <table:table-cell table:style-name="ce40" office:value-type="string" calcext:value-type="string">
            <text:p>961</text:p>
          </table:table-cell>
          <table:table-cell table:style-name="ce40" office:value-type="string" calcext:value-type="string">
            <text:p>N.A.</text:p>
          </table:table-cell>
          <table:table-cell table:style-name="ce32"/>
          <table:table-cell table:style-name="ce49" table:number-columns-repeated="1018"/>
        </table:table-row>
        <table:table-row table:style-name="ro10">
          <table:table-cell table:style-name="ce29" table:number-columns-spanned="5" table:number-rows-spanned="1"/>
          <table:covered-table-cell table:number-columns-repeated="4" table:style-name="ce36"/>
          <table:table-cell table:number-columns-repeated="1019"/>
        </table:table-row>
        <table:table-row table:style-name="ro2">
          <table:table-cell table:style-name="ce29" table:number-columns-spanned="5" table:number-rows-spanned="1"/>
          <table:covered-table-cell table:number-columns-repeated="4" table:style-name="ce36"/>
          <table:table-cell table:number-columns-repeated="1019"/>
        </table:table-row>
        <table:table-row table:style-name="ro2">
          <table:table-cell table:style-name="ce29" table:number-columns-spanned="5" table:number-rows-spanned="1"/>
          <table:covered-table-cell table:number-columns-repeated="4" table:style-name="ce36"/>
          <table:table-cell table:number-columns-repeated="1019"/>
        </table:table-row>
        <table:table-row table:style-name="ro11">
          <table:table-cell table:style-name="ce29" table:number-columns-spanned="5" table:number-rows-spanned="1"/>
          <table:covered-table-cell table:number-columns-repeated="4" table:style-name="ce36"/>
          <table:table-cell table:style-name="ce49" table:number-columns-repeated="1019"/>
        </table:table-row>
        <table:table-row table:style-name="ro12">
          <table:table-cell table:style-name="ce29" table:number-columns-spanned="5" table:number-rows-spanned="1"/>
          <table:covered-table-cell table:number-columns-repeated="4" table:style-name="ce36"/>
          <table:table-cell table:number-columns-repeated="1019"/>
        </table:table-row>
        <table:table-row table:style-name="ro13">
          <table:table-cell table:style-name="ce29" table:number-columns-spanned="5" table:number-rows-spanned="1"/>
          <table:covered-table-cell table:number-columns-repeated="4" table:style-name="ce36"/>
          <table:table-cell table:number-columns-repeated="1019"/>
        </table:table-row>
        <table:table-row table:style-name="ro14">
          <table:table-cell table:style-name="ce29" table:number-columns-spanned="5" table:number-rows-spanned="1"/>
          <table:covered-table-cell table:number-columns-repeated="4" table:style-name="ce36"/>
          <table:table-cell table:style-name="ce49" table:number-columns-repeated="1019"/>
        </table:table-row>
        <table:table-row table:style-name="ro2" table:number-rows-repeated="104828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/>
    <style:font-face style:name="Cambria" svg:font-family="Cambria" style:font-family-generic="swiss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number-style style:name="N14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8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48P2" style:volatile="true">
      <loext:text> </loext:text>
      <loext:fill-character> </loext:fill-character>
      <number:text>-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4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9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Fr.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 Fr.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Fr. 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Fr.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Fr.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Fr.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21P0" style:volatile="true">
      <number:number number:decimal-places="0" loext:min-decimal-places="0" number:min-integer-digits="1" number:grouping="true"/>
      <number:text> $</number:text>
    </number:number-style>
    <number:number-style style:name="N121">
      <number:text>-</number:text>
      <number:number number:decimal-places="0" loext:min-decimal-places="0" number:min-integer-digits="1" number:grouping="true"/>
      <number:text> $</number:text>
      <style:map style:condition="value()&gt;=0" style:apply-style-name="N121P0"/>
    </number:number-style>
    <number:number-style style:name="N122P0" style:volatile="true">
      <number:number number:decimal-places="0" loext:min-decimal-places="0" number:min-integer-digits="1" number:grouping="true"/>
      <number:text> $</number:text>
    </number:number-style>
    <number:number-style style:name="N122">
      <style:text-properties fo:color="#ff0000"/>
      <number:text>-</number:text>
      <number:number number:decimal-places="0" loext:min-decimal-places="0" number:min-integer-digits="1" number:grouping="true"/>
      <number:text> $</number:text>
      <style:map style:condition="value()&gt;=0" style:apply-style-name="N122P0"/>
    </number:number-style>
    <number:number-style style:name="N123P0" style:volatile="true">
      <number:number number:decimal-places="2" loext:min-decimal-places="2" number:min-integer-digits="1" number:grouping="true"/>
      <number:text> $</number:text>
    </number:number-style>
    <number:number-style style:name="N123">
      <number:text>-</number:text>
      <number:number number:decimal-places="2" loext:min-decimal-places="2" number:min-integer-digits="1" number:grouping="true"/>
      <number:text> $</number:text>
      <style:map style:condition="value()&gt;=0" style:apply-style-name="N123P0"/>
    </number:number-style>
    <number:number-style style:name="N124P0" style:volatile="true">
      <number:number number:decimal-places="2" loext:min-decimal-places="2" number:min-integer-digits="1" number:grouping="true"/>
      <number:text> $</number:text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number:text> $</number:text>
      <style:map style:condition="value()&gt;=0" style:apply-style-name="N124P0"/>
    </number:number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4P0" style:volatile="true">
      <number:number number:decimal-places="0" loext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2" loext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5P0"/>
    </number:number-style>
    <number:currency-style style:name="N136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currency-style>
    <number:currency-style style:name="N136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currency-style>
    <number:currency-style style:name="N136P2" style:volatile="true">
      <loext:text> </loext:text>
      <loext:fill-character> </loext:fill-character>
      <number:text>-    </number:text>
    </number:currency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7P0" style:volatile="true">
      <loext:text> </loext:text>
      <loext:fill-character> </loext:fill-character>
      <number:number number:decimal-places="0" loext:min-decimal-places="0" number:min-integer-digits="1" number:grouping="true"/>
      <number:text> $ </number:text>
    </number:number-style>
    <number:number-style style:name="N137P1" style:volatile="true">
      <loext:text>-</loext:text>
      <loext:fill-character> </loext:fill-character>
      <number:number number:decimal-places="0" loext:min-decimal-places="0" number:min-integer-digits="1" number:grouping="true"/>
      <number:text> $ </number:text>
    </number:number-style>
    <number:number-style style:name="N137P2" style:volatile="true">
      <loext:text> </loext:text>
      <loext:fill-character> </loext:fill-character>
      <number:text>- $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currency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currency-style>
    <number:currency-style style:name="N138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currency-style>
    <number:currency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currency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9P0" style:volatile="true">
      <loext:text> </loext:text>
      <loext:fill-character> </loext:fill-character>
      <number:number number:decimal-places="2" loext:min-decimal-places="2" number:min-integer-digits="1" number:grouping="true"/>
      <number:text> $ </number:text>
    </number:number-style>
    <number:number-style style:name="N139P1" style:volatile="true">
      <loext:text>-</loext:text>
      <loext:fill-character> </loext:fill-character>
      <number:number number:decimal-places="2" loext:min-decimal-places="2" number:min-integer-digits="1" number:grouping="true"/>
      <number:text> $ </number:text>
    </number:number-style>
    <number:number-style style:name="N139P2" style:volatile="true">
      <loext:text> </loext:text>
      <loext:fill-character> </loext:fill-character>
      <number:text>-</number:text>
      <number:number number:decimal-places="0" loext:min-decimal-places="0" number:min-integer-digits="0"/>
      <number:text> $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44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44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44P0"/>
    </number:currency-style>
    <number:currency-style style:name="N145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45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45P0"/>
    </number:currency-style>
    <number:currency-style style:name="N14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46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46P0"/>
    </number:currency-style>
    <number:currency-style style:name="N147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47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47P0"/>
    </number:currency-style>
    <number:date-style style:name="N152P0" style:volatile="true">
      <number:year number:style="long"/>
      <number:text>-</number:text>
      <number:month number:style="long"/>
      <number:text>-</number:text>
      <number:day number:style="long"/>
    </number:date-style>
    <number:text-style style:name="N152">
      <number:text-content/>
      <style:map style:condition="value()&lt;=1.79769313486232E+308" style:apply-style-name="N152P0"/>
    </number:text-style>
    <number:date-style style:name="N10121P0" style:volatile="true" number:language="en" number:country="US">
      <number:month number:style="long" number:textual="true"/>
      <number:text> </number:text>
      <number:day/>
      <number:text>, </number:text>
      <number:year number:style="long"/>
    </number:date-style>
    <number:text-style style:name="N10121" number:language="en" number:country="US">
      <number:text-content/>
      <style:map style:condition="value()&lt;=1.79769313486232E+308" style:apply-style-name="N10121P0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_32_0_20__25__20_-_20_Akzent1" style:display-name="20 % - Akzent1" style:family="table-cell" style:parent-style-name="Default">
      <style:table-cell-properties fo:background-color="#ccccff"/>
      <style:text-properties fo:color="#0000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32_0_20__25__20_-_20_Akzent2" style:display-name="20 % - Akzent2" style:family="table-cell" style:parent-style-name="Default">
      <style:table-cell-properties fo:background-color="#ff99cc"/>
      <style:text-properties fo:color="#0000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32_0_20__25__20_-_20_Akzent3" style:display-name="20 % - Akzent3" style:family="table-cell" style:parent-style-name="Default">
      <style:table-cell-properties fo:background-color="#ccffcc"/>
      <style:text-properties fo:color="#0000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32_0_20__25__20_-_20_Akzent4" style:display-name="20 % - Akzent4" style:family="table-cell" style:parent-style-name="Default">
      <style:table-cell-properties fo:background-color="#cc99ff"/>
      <style:text-properties fo:color="#0000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32_0_20__25__20_-_20_Akzent5" style:display-name="20 % - Akzent5" style:family="table-cell" style:parent-style-name="Default">
      <style:table-cell-properties fo:background-color="#ccffff"/>
      <style:text-properties fo:color="#0000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32_0_20__25__20_-_20_Akzent6" style:display-name="20 % - Akzent6" style:family="table-cell" style:parent-style-name="Default">
      <style:table-cell-properties fo:background-color="#ffcc99"/>
      <style:text-properties fo:color="#0000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34_0_20__25__20_-_20_Akzent1" style:display-name="40 % - Akzent1" style:family="table-cell" style:parent-style-name="Default">
      <style:table-cell-properties fo:background-color="#99ccff"/>
      <style:text-properties fo:color="#0000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34_0_20__25__20_-_20_Akzent2" style:display-name="40 % - Akzent2" style:family="table-cell" style:parent-style-name="Default">
      <style:table-cell-properties fo:background-color="#ff8080"/>
      <style:text-properties fo:color="#0000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34_0_20__25__20_-_20_Akzent3" style:display-name="40 % - Akzent3" style:family="table-cell" style:parent-style-name="Default">
      <style:table-cell-properties fo:background-color="#00ff00"/>
      <style:text-properties fo:color="#0000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34_0_20__25__20_-_20_Akzent4" style:display-name="40 % - Akzent4" style:family="table-cell" style:parent-style-name="Default">
      <style:table-cell-properties fo:background-color="#cc99ff"/>
      <style:text-properties fo:color="#0000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34_0_20__25__20_-_20_Akzent5" style:display-name="40 % - Akzent5" style:family="table-cell" style:parent-style-name="Default">
      <style:table-cell-properties fo:background-color="#99ccff"/>
      <style:text-properties fo:color="#0000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34_0_20__25__20_-_20_Akzent6" style:display-name="40 % - Akzent6" style:family="table-cell" style:parent-style-name="Default">
      <style:table-cell-properties fo:background-color="#ffcc00"/>
      <style:text-properties fo:color="#0000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36_0_20__25__20_-_20_Akzent1" style:display-name="60 % - Akzent1" style:family="table-cell" style:parent-style-name="Default">
      <style:table-cell-properties fo:background-color="#0066cc"/>
      <style:text-properties fo:color="#ffffff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36_0_20__25__20_-_20_Akzent2" style:display-name="60 % - Akzent2" style:family="table-cell" style:parent-style-name="Default">
      <style:table-cell-properties fo:background-color="#ff8080"/>
      <style:text-properties fo:color="#ffffff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36_0_20__25__20_-_20_Akzent3" style:display-name="60 % - Akzent3" style:family="table-cell" style:parent-style-name="Default">
      <style:table-cell-properties fo:background-color="#00ff00"/>
      <style:text-properties fo:color="#ffffff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36_0_20__25__20_-_20_Akzent4" style:display-name="60 % - Akzent4" style:family="table-cell" style:parent-style-name="Default">
      <style:table-cell-properties fo:background-color="#7f007f"/>
      <style:text-properties fo:color="#ffffff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36_0_20__25__20_-_20_Akzent5" style:display-name="60 % - Akzent5" style:family="table-cell" style:parent-style-name="Default">
      <style:table-cell-properties fo:background-color="#33cccc"/>
      <style:text-properties fo:color="#ffffff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36_0_20__25__20_-_20_Akzent6" style:display-name="60 % - Akzent6" style:family="table-cell" style:parent-style-name="Default">
      <style:table-cell-properties fo:background-color="#ff9900"/>
      <style:text-properties fo:color="#ffffff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Akzent1" style:family="table-cell" style:parent-style-name="Default">
      <style:table-cell-properties fo:background-color="#333399"/>
      <style:text-properties fo:color="#ffffff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Akzent2" style:family="table-cell" style:parent-style-name="Default">
      <style:table-cell-properties fo:background-color="#ff0000"/>
      <style:text-properties fo:color="#ffffff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Akzent3" style:family="table-cell" style:parent-style-name="Default">
      <style:table-cell-properties fo:background-color="#339966"/>
      <style:text-properties fo:color="#ffffff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Akzent4" style:family="table-cell" style:parent-style-name="Default">
      <style:table-cell-properties fo:background-color="#7f007f"/>
      <style:text-properties fo:color="#ffffff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Akzent5" style:family="table-cell" style:parent-style-name="Default">
      <style:table-cell-properties fo:background-color="#33cccc"/>
      <style:text-properties fo:color="#ffffff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Akzent6" style:family="table-cell" style:parent-style-name="Default">
      <style:table-cell-properties fo:background-color="#ff6600"/>
      <style:text-properties fo:color="#ffffff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Ausgabe" style:family="table-cell" style:parent-style-name="Default">
      <style:table-cell-properties fo:background-color="#c0c0c0" style:diagonal-bl-tr="none" style:diagonal-tl-br="none" fo:border="0.74pt solid #333333"/>
      <style:text-properties fo:color="#333333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Berechnung" style:family="table-cell" style:parent-style-name="Default">
      <style:table-cell-properties fo:background-color="#c0c0c0" style:diagonal-bl-tr="none" style:diagonal-tl-br="none" fo:border="0.74pt solid #7f7f7f"/>
      <style:text-properties fo:color="#ff99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Eingabe" style:family="table-cell" style:parent-style-name="Default">
      <style:table-cell-properties fo:background-color="#ffcc99" style:diagonal-bl-tr="none" style:diagonal-tl-br="none" fo:border="0.74pt solid #7f7f7f"/>
      <style:text-properties fo:color="#333399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rgebnis" style:family="table-cell" style:parent-style-name="Default">
      <style:table-cell-properties fo:border-bottom="1.76pt double-thin #333399" style:border-line-width-bottom="0.0071in 0.0102in 0.0071in" style:diagonal-bl-tr="none" style:diagonal-tl-br="none" fo:border-left="none" fo:border-right="none" fo:border-top="0.74pt solid #333399"/>
      <style:text-properties fo:color="#0000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Erklärender_20_Text" style:display-name="Erklärender Text" style:family="table-cell" style:parent-style-name="Default">
      <style:text-properties fo:color="#7f7f7f" style:text-outline="false" style:text-line-through-style="none" style:text-line-through-type="none" style:font-name="Arial" fo:font-family="Arial" style:font-family-generic="swiss" fo:font-size="10pt" fo:font-style="italic" fo:text-shadow="none" style:text-underline-style="none" fo:font-weight="normal" style:font-size-asian="10pt" style:font-style-asian="italic" style:font-weight-asian="normal" style:font-name-complex="Arial" style:font-family-complex="Arial" style:font-family-generic-complex="swiss" style:font-size-complex="10pt" style:font-style-complex="italic" style:font-weight-complex="normal"/>
    </style:style>
    <style:style style:name="Excel_20_Built-in_20_Comma" style:display-name="Excel Built-in Comma" style:family="table-cell" style:parent-style-name="Default" style:data-style-name="N149"/>
    <style:style style:name="Excel_20_Built-in_20_Comma_20__5b_0_5d_" style:display-name="Excel Built-in Comma [0]" style:family="table-cell" style:parent-style-name="Default" style:data-style-name="N148"/>
    <style:style style:name="Excel_20_Built-in_20_Currency" style:display-name="Excel Built-in Currency" style:family="table-cell" style:parent-style-name="Default" style:data-style-name="N151"/>
    <style:style style:name="Excel_20_Built-in_20_Currency_20__5b_0_5d_" style:display-name="Excel Built-in Currency [0]" style:family="table-cell" style:parent-style-name="Default" style:data-style-name="N150"/>
    <style:style style:name="Excel_20_Built-in_20_Followed_20_Hyperlink" style:display-name="Excel Built-in Followed Hyperlink" style:family="table-cell" style:parent-style-name="Default">
      <style:text-properties fo:color="#7f007f" style:text-outline="false" style:text-line-through-style="none" style:text-line-through-type="none" style:font-name="Arial" fo:font-family="Arial" style:font-family-generic="swis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text-line-through-type="none" style:font-name="Arial" fo:font-family="Arial" style:font-family-generic="swis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Neutral" style:display-name="Excel Built-in Neutral" style:family="table-cell" style:parent-style-name="Default">
      <style:table-cell-properties fo:background-color="#ffff99"/>
      <style:text-properties fo:color="#9933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Percent" style:display-name="Excel Built-in Percent" style:family="table-cell" style:parent-style-name="Default" style:data-style-name="N10"/>
    <style:style style:name="Gut" style:family="table-cell" style:parent-style-name="Default">
      <style:table-cell-properties fo:background-color="#ccffcc"/>
      <style:text-properties fo:color="#007f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tiz" style:family="table-cell" style:parent-style-name="Default">
      <style:table-cell-properties fo:background-color="#ffffcc" style:diagonal-bl-tr="none" style:diagonal-tl-br="none" fo:border="0.74pt solid #c0c0c0"/>
    </style:style>
    <style:style style:name="Schlecht" style:family="table-cell" style:parent-style-name="Default">
      <style:table-cell-properties fo:background-color="#ff99cc"/>
      <style:text-properties fo:color="#7f007f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Verknüpfte_20_Zelle" style:display-name="Verknüpfte Zelle" style:family="table-cell" style:parent-style-name="Default">
      <style:table-cell-properties fo:border-bottom="1.76pt double-thin #ff9900" style:border-line-width-bottom="0.0071in 0.0102in 0.0071in" style:diagonal-bl-tr="none" style:diagonal-tl-br="none" fo:border-left="none" fo:border-right="none" fo:border-top="none"/>
      <style:text-properties fo:color="#ff99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Warnender_20_Text" style:display-name="Warnender Text" style:family="table-cell" style:parent-style-name="Default">
      <style:text-properties fo:color="#ff00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Zelle_20_überprüfen" style:display-name="Zelle überprüfen" style:family="table-cell" style:parent-style-name="Default">
      <style:table-cell-properties fo:background-color="#999999" style:diagonal-bl-tr="none" style:diagonal-tl-br="none" fo:border="1.76pt double-thin #333333" style:border-line-width="0.0071in 0.0102in 0.0071in"/>
      <style:text-properties fo:color="#ffffff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Überschrift" style:family="table-cell" style:parent-style-name="Default">
      <style:text-properties fo:color="#003366" style:text-outline="false" style:text-line-through-style="none" style:text-line-through-type="none" style:font-name="Cambria" fo:font-family="Cambria" style:font-family-generic="swiss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Überschrift_20_1" style:display-name="Überschrift 1" style:family="table-cell" style:parent-style-name="Default">
      <style:table-cell-properties fo:border-bottom="2.49pt solid #333399" style:diagonal-bl-tr="none" style:diagonal-tl-br="none" fo:border-left="none" fo:border-right="none" fo:border-top="none"/>
      <style:text-properties fo:color="#003366" style:text-outline="false" style:text-line-through-style="none" style:text-line-through-type="none" style:font-name="Arial" fo:font-family="Arial" style:font-family-generic="swiss" fo:font-size="15pt" fo:font-style="normal" fo:text-shadow="none" style:text-underline-style="none" fo:font-weight="bold" style:font-size-asian="15pt" style:font-style-asian="normal" style:font-weight-asian="bold" style:font-name-complex="Arial" style:font-family-complex="Arial" style:font-family-generic-complex="swiss" style:font-size-complex="15pt" style:font-style-complex="normal" style:font-weight-complex="bold"/>
    </style:style>
    <style:style style:name="Überschrift_20_2" style:display-name="Überschrift 2" style:family="table-cell" style:parent-style-name="Default">
      <style:table-cell-properties fo:border-bottom="2.49pt solid #c0c0c0" style:diagonal-bl-tr="none" style:diagonal-tl-br="none" fo:border-left="none" fo:border-right="none" fo:border-top="none"/>
      <style:text-properties fo:color="#003366" style:text-outline="false" style:text-line-through-style="none" style:text-line-through-type="none" style:font-name="Arial" fo:font-family="Arial" style:font-family-generic="swiss" fo:font-size="13pt" fo:font-style="normal" fo:text-shadow="none" style:text-underline-style="none" fo:font-weight="bold" style:font-size-asian="13pt" style:font-style-asian="normal" style:font-weight-asian="bold" style:font-name-complex="Arial" style:font-family-complex="Arial" style:font-family-generic-complex="swiss" style:font-size-complex="13pt" style:font-style-complex="normal" style:font-weight-complex="bold"/>
    </style:style>
    <style:style style:name="Überschrift_20_3" style:display-name="Überschrift 3" style:family="table-cell" style:parent-style-name="Default">
      <style:table-cell-properties fo:border-bottom="1.76pt solid #0066cc" style:diagonal-bl-tr="none" style:diagonal-tl-br="none" fo:border-left="none" fo:border-right="none" fo:border-top="none"/>
      <style:text-properties fo:color="#003366" style:text-outline="false" style:text-line-through-style="none" style:text-line-through-type="none" style:font-name="Arial" fo:font-family="Arial" style:font-family-generic="swiss" fo:font-size="11pt" fo:font-style="normal" fo:text-shadow="none" style:text-underline-style="none" fo:font-weight="bold" style:font-size-asian="11pt" style:font-style-asian="normal" style:font-weight-asian="bold" style:font-name-complex="Arial" style:font-family-complex="Arial" style:font-family-generic-complex="swiss" style:font-size-complex="11pt" style:font-style-complex="normal" style:font-weight-complex="bold"/>
    </style:style>
    <style:style style:name="Überschrift_20_4" style:display-name="Überschrift 4" style:family="table-cell" style:parent-style-name="Default">
      <style:text-properties fo:color="#003366" style:text-outline="false" style:text-line-through-style="none" style:text-line-through-type="none" style:font-name="Arial" fo:font-family="Arial" style:font-family-generic="swiss" fo:font-size="11pt" fo:font-style="normal" fo:text-shadow="none" style:text-underline-style="none" fo:font-weight="bold" style:font-size-asian="11pt" style:font-style-asian="normal" style:font-weight-asian="bold" style:font-name-complex="Arial" style:font-family-complex="Arial" style:font-family-generic-complex="swiss" style:font-size-complex="11pt" style:font-style-complex="normal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4327in" fo:margin-bottom="0.2362in" fo:margin-left="0.4327in" fo:margin-right="0.2362in" style:print-page-order="ttb" style:first-page-number="continue" loext:scale-to-X="1" loext:scale-to-Y="5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3937in" fo:margin-left="0in" fo:margin-right="0in" fo:margin-top="0.2547in"/>
      </style:footer-style>
    </style:page-layout>
    <style:page-layout style:name="Mpm4">
      <style:page-layout-properties fo:page-width="8.5in" fo:page-height="11in" style:num-format="1" style:print-orientation="portrait" fo:margin-top="1in" fo:margin-bottom="1in" fo:margin-left="1in" fo:margin-right="1in" style:print-page-order="ltr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1" fo:font-size="1pt" fo:font-style="normal" fo:text-shadow="none" style:text-underline-style="none" fo:font-weight="normal" style:font-size-asian="1pt" style:font-style-asian="normal" style:font-weight-asian="normal" style:font-name-complex="Arial1" style:font-size-complex="1pt" style:font-style-complex="normal" style:font-weight-complex="normal"/>
    </style:style>
    <style:style style:name="MT2" style:family="text">
      <style:text-properties fo:color="#000000" style:text-outline="false" style:text-line-through-style="none" style:text-line-through-type="none" style:text-position="0% 100%" style:font-name="Calibri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MT3" style:family="text">
      <style:text-properties fo:color="#000000" style:text-outline="false" style:text-line-through-style="none" style:text-line-through-type="none" style:text-position="0% 100%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rocessed" style:display-name="PageStyle_Processed" style:page-layout-name="Mpm3">
      <style:header style:display="false"/>
      <style:header-left style:display="false"/>
      <style:footer>
        <style:region-left>
          <text:p><text:span text:style-name="MT1">#</text:span><text:span text:style-name="MT2">&amp;KC0C0C0Sensitivity: Internal</text:span></text:p>
        </style:region-left>
        <style:region-right>
          <text:p><text:span text:style-name="MT3"><text:page-number>1</text:page-number></text:span></text:p>
        </style:region-right>
      </style:footer>
      <style:footer-left style:display="false"/>
    </style:master-page>
    <style:master-page style:name="PageStyle_5f_Raw" style:display-name="PageStyle_Raw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SIX Interbank Clearing Ltd</meta:initial-creator>
    <meta:editing-cycles>3</meta:editing-cycles>
    <meta:creation-date>2020-07-24T00:19:47</meta:creation-date>
    <dc:date>2020-09-27T00:54:08.545278141</dc:date>
    <meta:editing-duration>PT2H20M59S</meta:editing-duration>
    <meta:generator>LibreOffice/6.4.5.2$Linux_X86_64 LibreOffice_project/40$Build-2</meta:generator>
    <meta:document-statistic meta:table-count="2" meta:cell-count="3030" meta:object-count="0"/>
  </office:meta>
</office:document-meta>
</file>